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02in"/>
    </style:style>
    <style:style style:name="co2"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7" table:default-cell-style-name="Default"/>
        <table:table-row table:style-name="ro1">
          <table:table-cell table:number-columns-repeated="7"/>
        </table:table-row>
        <table:table-row table:style-name="ro1">
          <table:table-cell office:value-type="string">
            <text:p>Original</text:p>
          </table:table-cell>
          <table:table-cell office:value-type="string">
            <text:p>Modified</text:p>
          </table:table-cell>
          <table:table-cell office:value-type="string">
            <text:p>Parse 1</text:p>
          </table:table-cell>
          <table:table-cell office:value-type="string">
            <text:p>Parse 2</text:p>
          </table:table-cell>
          <table:table-cell office:value-type="string">
            <text:p>Parse 3</text:p>
          </table:table-cell>
          <table:table-cell office:value-type="string">
            <text:p>Parse 4</text:p>
          </table:table-cell>
          <table:table-cell/>
        </table:table-row>
        <table:table-row table:style-name="ro1">
          <table:table-cell office:value-type="string">
            <text:p>located on the left side of the table</text:p>
          </table:table-cell>
          <table:table-cell office:value-type="string">
            <text:p><text:s/>on the lef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right corner of the table , back of all objects</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blue cylinder</text:p>
          </table:table-cell>
          <table:table-cell office:value-type="string">
            <text:p>'RelationLandmarkPhrase\n <text:s/>Relation "near"\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office:value-type="string">
            <text:p>near the short edge of the table and is touching a yellow ball</text:p>
          </table:table-cell>
          <table:table-cell office:value-type="string">
            <text:p>near the edge of the table and a yellow ball</text:p>
          </table:table-cell>
          <table:table-cell office:value-type="string">
            <text:p>'RelationLandmarkPhrase\n <text:s/>Relation "near"\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left side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left sid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side of the table, near an orange cylinder</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ar"\n <text:s/>ReferringExpression\n <text:s text:c="3"/>Article "an"\n <text:s text:c="3"/>AdjectiveNounPhrase\n <text:s text:c="5"/>AdjectivePhrase\n <text:s text:c="7"/>Adjective "orange"\n <text:s text:c="5"/>Noun "cylinder"\n'</text:p>
          </table:table-cell>
          <table:table-cell table:number-columns-repeated="3" office:value-type="string">
            <text:p><text:s/></text:p>
          </table:table-cell>
        </table:table-row>
        <table:table-row table:style-name="ro1">
          <table:table-cell office:value-type="string">
            <text:p>located at the far end of the table very near the edge, closer to the right side. <text:s/>it is to the right of the yellow cube, and directly above and to the right of the second largest purple cube</text:p>
          </table:table-cell>
          <table:table-cell office:value-type="string">
            <text:p><text:s/>at the far end of the table near the edge, closer to the right side. to the right of the yellow cube, and above and to the right of the second largest purple cub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ar"\n <text:s text:c="13"/>ReferringExpression\n <text:s text:c="15"/>Article "the"\n <text:s text:c="15"/>NounPhrase\n <text:s text:c="17"/>Noun "edge"\n'</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yellow"\n <text:s text:c="5"/>Noun "cube"\n'</text:p>
          </table:table-cell>
          <table:table-cell table:number-columns-repeated="3" office:value-type="string">
            <text:p><text:s/></text:p>
          </table:table-cell>
        </table:table-row>
        <table:table-row table:style-name="ro1">
          <table:table-cell table:number-columns-repeated="2" office:value-type="string">
            <text:p>in the top left corner behind a purple cube</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top"\n <text:s text:c="9"/>OrientationAdjective\n <text:s text:c="11"/>Direction "left"\n <text:s text:c="7"/>Noun "corner"\n <text:s text:c="5"/>RelationLandmarkPhrase\n <text:s text:c="7"/>Relation "behind"\n <text:s text:c="7"/>ReferringExpression\n <text:s text:c="9"/>Article "a"\n <text:s text:c="9"/>AdjectiveNounPhrase\n <text:s text:c="11"/>AdjectivePhrase\n <text:s text:c="13"/>Adjective "purple"\n <text:s text:c="11"/>Noun "cube"\n'</text:p>
          </table:table-cell>
          <table:table-cell table:number-columns-repeated="4" office:value-type="string">
            <text:p><text:s/></text:p>
          </table:table-cell>
        </table:table-row>
        <table:table-row table:style-name="ro1">
          <table:table-cell office:value-type="string">
            <text:p>near the back left corner of the table, up right from the small purple rectangular prism and down left from the small green cube</text:p>
          </table:table-cell>
          <table:table-cell office:value-type="string">
            <text:p>near the back left corner of the table, up right from the purple rectangular prism and down left from the green cub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far end, right center area of the table</text:p>
          </table:table-cell>
          <table:table-cell office:value-type="string">
            <text:p>'RelationLandmarkPhrase\n <text:s/>OnRelation "on"\n <text:s/>ReferringExpression\n <text:s text:c="3"/>Article "the"\n <text:s text:c="3"/>AdjectiveNounPhrase\n <text:s text:c="5"/>AdjectivePhrase\n <text:s text:c="7"/>OrientationAdjective\n <text:s text:c="9"/>Direction "far"\n <text:s text:c="5"/>Noun "end"\n'</text:p>
          </table:table-cell>
          <table:table-cell table:number-columns-repeated="4" office:value-type="string">
            <text:p><text:s/></text:p>
          </table:table-cell>
        </table:table-row>
        <table:table-row table:style-name="ro1">
          <table:table-cell office:value-type="string">
            <text:p>placed behind the purple rectangle</text:p>
          </table:table-cell>
          <table:table-cell office:value-type="string">
            <text:p><text:s/>behind the purple rectangle</text:p>
          </table:table-cell>
          <table:table-cell office:value-type="string">
            <text:p>'RelationLandmarkPhrase\n <text:s/>Relation "behind"\n <text:s/>ReferringExpression\n <text:s text:c="3"/>Article "the"\n <text:s text:c="3"/>AdjectiveNounPhrase\n <text:s text:c="5"/>AdjectivePhrase\n <text:s text:c="7"/>Adjective "purple"\n <text:s text:c="5"/>Noun "rectangle"\n'</text:p>
          </table:table-cell>
          <table:table-cell table:number-columns-repeated="4" office:value-type="string">
            <text:p><text:s/></text:p>
          </table:table-cell>
        </table:table-row>
        <table:table-row table:style-name="ro1">
          <table:table-cell office:value-type="string">
            <text:p>and it is placed at the corner of the table</text:p>
          </table:table-cell>
          <table:table-cell office:value-type="string">
            <text:p>and at the corner of the table</text:p>
          </table:table-cell>
          <table:table-cell office:value-type="string">
            <text:p>'RelationLandmarkPhrase\n <text:s/>Relation "at"\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top left corner of the tabl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top"\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the object the furthest on the left side of the table, and is nearly at the end of the table</text:p>
          </table:table-cell>
          <table:table-cell office:value-type="string">
            <text:p>the object the furthest on the left side of the table, and 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right of the green box</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office:value-type="string">
            <text:p>located close to the far right corner of the table and the nearest item close by is a yellow rectangular block shape</text:p>
          </table:table-cell>
          <table:table-cell office:value-type="string">
            <text:p><text:s/>close to the far right corner of the table and the nearest item close by a yellow rectangular block shape</text:p>
          </table:table-cell>
          <table:table-cell office:value-type="string">
            <text:p>'RelationLandmarkPhrase\n <text:s/>Relation "close to"\n <text:s/>ExtrinsicReferringExpression\n <text:s text:c="3"/>Article "the"\n <text:s text:c="3"/>RelationNounPhrase\n <text:s text:c="5"/>AdjectiveNounPhrase\n <text:s text:c="7"/>TwoAdjectivePhrase\n <text:s text:c="9"/>OrientationAdjective\n <text:s text:c="11"/>Direction "far"\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to the right of a purple cub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rientationRelation\n <text:s text:c="15"/>DestinationTag "to"\n <text:s text:c="15"/>Article "the"\n <text:s text:c="15"/>Direction "right"\n <text:s text:c="15"/>BelongingTag "of"\n <text:s text:c="13"/>ReferringExpression\n <text:s text:c="15"/>Article "a"\n <text:s text:c="15"/>AdjectiveNounPhrase\n <text:s text:c="17"/>AdjectivePhrase\n <text:s text:c="19"/>Adjective "purple"\n <text:s text:c="17"/>Noun "cube"\n'</text:p>
          </table:table-cell>
          <table:table-cell table:number-columns-repeated="4" office:value-type="string">
            <text:p><text:s/></text:p>
          </table:table-cell>
        </table:table-row>
        <table:table-row table:style-name="ro1">
          <table:table-cell table:number-columns-repeated="2" office:value-type="string">
            <text:p>behind the purple object</text:p>
          </table:table-cell>
          <table:table-cell office:value-type="string">
            <text:p>'RelationLandmarkPhrase\n <text:s/>Relation "behind"\n <text:s/>ReferringExpression\n <text:s text:c="3"/>Article "the"\n <text:s text:c="3"/>AdjectiveNounPhrase\n <text:s text:c="5"/>AdjectivePhrase\n <text:s text:c="7"/>Adjective "purple"\n <text:s text:c="5"/>Noun "object"\n'</text:p>
          </table:table-cell>
          <table:table-cell table:number-columns-repeated="4" office:value-type="string">
            <text:p><text:s/></text:p>
          </table:table-cell>
        </table:table-row>
        <table:table-row table:style-name="ro1">
          <table:table-cell table:number-columns-repeated="2" office:value-type="string">
            <text:p>on the left side of the middl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office:value-type="string">
            <text:p>in theleft corner of the table</text:p>
          </table:table-cell>
          <table:table-cell office:value-type="string">
            <text:p>in theleft corner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near to the violet ball</text:p>
          </table:table-cell>
          <table:table-cell office:value-type="string">
            <text:p><text:s/>near to the violet ball</text:p>
          </table:table-cell>
          <table:table-cell office:value-type="string">
            <text:p>'RelationLandmarkPhrase\n <text:s/>DistanceRelation\n <text:s text:c="3"/>MeasurePhrase\n <text:s text:c="5"/>DistanceMeasure "near to"\n <text:s/>ReferringExpression\n <text:s text:c="3"/>Article "the"\n <text:s text:c="3"/>AdjectiveNounPhrase\n <text:s text:c="5"/>AdjectivePhrase\n <text:s text:c="7"/>Adjective "violet"\n <text:s text:c="5"/>Noun "ball"\n'</text:p>
          </table:table-cell>
          <table:table-cell table:number-columns-repeated="4" office:value-type="string">
            <text:p><text:s/></text:p>
          </table:table-cell>
        </table:table-row>
        <table:table-row table:style-name="ro1">
          <table:table-cell table:number-columns-repeated="2" office:value-type="string">
            <text:p>in the middle of the table but to the right</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between the yellow squares and next to the orange cylinder</text:p>
          </table:table-cell>
          <table:table-cell office:value-type="string">
            <text:p>'RelationLandmarkPhrase\n <text:s/>Relation "next to"\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at the far end of the table</text:p>
          </table:table-cell>
          <table:table-cell office:value-type="string">
            <text:p><text:s/>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on the table near the back left corner is</text:p>
          </table:table-cell>
          <table:table-cell office:value-type="string">
            <text:p>on the table near the back left corner </text:p>
          </table:table-cell>
          <table:table-cell office:value-type="string">
            <text:p>'RelationLandmarkPhrase\n <text:s/>OnRelation "on"\n <text:s/>ExtrinsicReferringExpression\n <text:s text:c="3"/>Article "the"\n <text:s text:c="3"/>RelationNounPhrase\n <text:s text:c="5"/>NounPhrase\n <text:s text:c="7"/>Noun "table"\n <text:s text:c="5"/>RelationLandmarkPhrase\n <text:s text:c="7"/>Relation "near"\n <text:s text:c="7"/>ReferringExpression\n <text:s text:c="9"/>Article "the"\n <text:s text:c="9"/>AdjectiveNounPhrase\n <text:s text:c="11"/>TwoAdjectivePhrase\n <text:s text:c="13"/>OrientationAdjective\n <text:s text:c="15"/>Direction "back"\n <text:s text:c="13"/>OrientationAdjective\n <text:s text:c="15"/>Direction "left"\n <text:s text:c="11"/>Noun "corner"\n'</text:p>
          </table:table-cell>
          <table:table-cell table:number-columns-repeated="4" office:value-type="string">
            <text:p><text:s/></text:p>
          </table:table-cell>
        </table:table-row>
        <table:table-row table:style-name="ro1">
          <table:table-cell table:number-columns-repeated="2" office:value-type="string">
            <text:p>at the far end of the table, behind the other objects</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sitting near the middle of the back edge of the table, near a blue box</text:p>
          </table:table-cell>
          <table:table-cell office:value-type="string">
            <text:p><text:s/>near the middle of the back edge of the table, near a blue box</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AdjectiveNounPhrase\n <text:s text:c="13"/>AdjectivePhrase\n <text:s text:c="15"/>OrientationAdjective\n <text:s text:c="17"/>Direction "back"\n <text:s text:c="13"/>Noun "edge"\n <text:s text:c="11"/>RelationLandmarkPhrase\n <text:s text:c="13"/>PartOfRelation\n <text:s text:c="15"/>BelongingTag "of"\n <text:s text:c="13"/>ReferringExpression\n <text:s text:c="15"/>Article "the"\n <text:s text:c="15"/>NounPhrase\n <text:s text:c="17"/>Noun "table"\n'</text:p>
          </table:table-cell>
          <table:table-cell office:value-type="string">
            <text:p>'RelationLandmarkPhrase\n <text:s/>Relation "near"\n <text:s/>ReferringExpression\n <text:s text:c="3"/>Article "a"\n <text:s text:c="3"/>AdjectiveNounPhrase\n <text:s text:c="5"/>AdjectivePhrase\n <text:s text:c="7"/>Adjective "blue"\n <text:s text:c="5"/>Noun "box"\n'</text:p>
          </table:table-cell>
          <table:table-cell table:number-columns-repeated="3" office:value-type="string">
            <text:p><text:s/></text:p>
          </table:table-cell>
        </table:table-row>
        <table:table-row table:style-name="ro1">
          <table:table-cell table:number-columns-repeated="2" office:value-type="string">
            <text:p>in the far middle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far"\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lmost at the top edge of the table, towards the left side of the table</text:p>
          </table:table-cell>
          <table:table-cell office:value-type="string">
            <text:p><text:s/>at the top edge of the table, towards the left side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top"\n <text:s text:c="7"/>Noun "edg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towards"\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office:value-type="string">
            <text:p>just near to the cuboid</text:p>
          </table:table-cell>
          <table:table-cell office:value-type="string">
            <text:p><text:s/>near to the cuboid</text:p>
          </table:table-cell>
          <table:table-cell office:value-type="string">
            <text:p>'RelationLandmarkPhrase\n <text:s/>DistanceRelation\n <text:s text:c="3"/>MeasurePhrase\n <text:s text:c="5"/>DistanceMeasure "near to"\n <text:s/>ReferringExpression\n <text:s text:c="3"/>Article "the"\n <text:s text:c="3"/>NounPhrase\n <text:s text:c="5"/>Noun "cuboid"\n'</text:p>
          </table:table-cell>
          <table:table-cell table:number-columns-repeated="4" office:value-type="string">
            <text:p><text:s/></text:p>
          </table:table-cell>
        </table:table-row>
        <table:table-row table:style-name="ro1">
          <table:table-cell table:number-columns-repeated="2" office:value-type="string">
            <text:p>led hand side of table in front of and to the left of the red ball</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office:value-type="string">
            <text:p>at the left corner of the table. it is previous one figure</text:p>
          </table:table-cell>
          <table:table-cell office:value-type="string">
            <text:p>at the left corner of the table. previous one figur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closest to us and about in the middle and to the right some, standing off by itself</text:p>
          </table:table-cell>
          <table:table-cell office:value-type="string">
            <text:p>closest to us and in the middle and to the right some, off by itself</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in the middle of the table on the left sid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nRelation "on"\n <text:s text:c="13"/>ReferringExpression\n <text:s text:c="15"/>Article "the"\n <text:s text:c="15"/>AdjectiveNounPhrase\n <text:s text:c="17"/>AdjectivePhrase\n <text:s text:c="19"/>OrientationAdjective\n <text:s text:c="21"/>Direction "left"\n <text:s text:c="17"/>Noun "side"\n'</text:p>
          </table:table-cell>
          <table:table-cell table:number-columns-repeated="4" office:value-type="string">
            <text:p><text:s/></text:p>
          </table:table-cell>
        </table:table-row>
        <table:table-row table:style-name="ro1">
          <table:table-cell table:number-columns-repeated="2" office:value-type="string">
            <text:p>on the back end of the table, towards the midd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back"\n <text:s text:c="7"/>Noun "end"\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towards"\n <text:s/>ReferringExpression\n <text:s text:c="3"/>Article "the"\n <text:s text:c="3"/>NounPhrase\n <text:s text:c="5"/>Noun "middle"\n'</text:p>
          </table:table-cell>
          <table:table-cell table:number-columns-repeated="3"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front of a green square and behind a red ball</text:p>
          </table:table-cell>
          <table:table-cell office:value-type="string">
            <text:p>'RelationLandmarkPhrase\n <text:s/>Relation "in front of"\n <text:s/>ReferringExpression\n <text:s text:c="3"/>Article "a"\n <text:s text:c="3"/>AdjectiveNounPhrase\n <text:s text:c="5"/>AdjectivePhrase\n <text:s text:c="7"/>Adjective "green"\n <text:s text:c="5"/>Noun "square"\n'</text:p>
          </table:table-cell>
          <table:table-cell office:value-type="string">
            <text:p>'RelationLandmarkPhrase\n <text:s/>Relation "behind"\n <text:s/>ReferringExpression\n <text:s text:c="3"/>Article "a"\n <text:s text:c="3"/>AdjectiveNounPhrase\n <text:s text:c="5"/>AdjectivePhrase\n <text:s text:c="7"/>Adjective "red"\n <text:s text:c="5"/>Noun "ball"\n'</text:p>
          </table:table-cell>
          <table:table-cell table:number-columns-repeated="3" office:value-type="string">
            <text:p><text:s/></text:p>
          </table:table-cell>
        </table:table-row>
        <table:table-row table:style-name="ro1">
          <table:table-cell table:number-columns-repeated="2" office:value-type="string">
            <text:p>to the right of the blue cylinder and behind the orange cub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blue"\n <text:s text:c="5"/>Noun "cylinder"\n'</text:p>
          </table:table-cell>
          <table:table-cell office:value-type="string">
            <text:p>'RelationLandmarkPhrase\n <text:s/>Relation "behind"\n <text:s/>ReferringExpression\n <text:s text:c="3"/>Article "the"\n <text:s text:c="3"/>AdjectiveNounPhrase\n <text:s text:c="5"/>AdjectivePhrase\n <text:s text:c="7"/>Adjective "orange"\n <text:s text:c="5"/>Noun "cube"\n'</text:p>
          </table:table-cell>
          <table:table-cell table:number-columns-repeated="3" office:value-type="string">
            <text:p><text:s/></text:p>
          </table:table-cell>
        </table:table-row>
        <table:table-row table:style-name="ro1">
          <table:table-cell table:number-columns-repeated="2" office:value-type="string">
            <text:p>near the middle of the table, next to the red ball and behind the yellow rectang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xt to"\n <text:s/>ReferringExpression\n <text:s text:c="3"/>Article "the"\n <text:s text:c="3"/>AdjectiveNounPhrase\n <text:s text:c="5"/>AdjectivePhrase\n <text:s text:c="7"/>Adjective "red"\n <text:s text:c="5"/>Noun "ball"\n'</text:p>
          </table:table-cell>
          <table:table-cell office:value-type="string">
            <text:p>'RelationLandmarkPhrase\n <text:s/>Relation "behind"\n <text:s/>ReferringExpression\n <text:s text:c="3"/>Article "the"\n <text:s text:c="3"/>AdjectiveNounPhrase\n <text:s text:c="5"/>AdjectivePhrase\n <text:s text:c="7"/>Adjective "yellow"\n <text:s text:c="5"/>Noun "rectangle"\n'</text:p>
          </table:table-cell>
          <table:table-cell table:number-columns-repeated="2" office:value-type="string">
            <text:p><text:s/></text:p>
          </table:table-cell>
        </table:table-row>
        <table:table-row table:style-name="ro1">
          <table:table-cell table:number-columns-repeated="2" office:value-type="string">
            <text:p>near the right far side of the tabl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right"\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left side of the table, near the center</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edge of the table, not immediately near other objects, but next to a larger brown disk</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on the leftside of the table, very close to the edge</text:p>
          </table:table-cell>
          <table:table-cell office:value-type="string">
            <text:p>on the leftside of the table, close to the edg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close to"\n <text:s/>ReferringExpression\n <text:s text:c="3"/>Article "the"\n <text:s text:c="3"/>NounPhrase\n <text:s text:c="5"/>Noun "edge"\n'</text:p>
          </table:table-cell>
          <table:table-cell table:number-columns-repeated="3" office:value-type="string">
            <text:p><text:s/></text:p>
          </table:table-cell>
        </table:table-row>
        <table:table-row table:style-name="ro1">
          <table:table-cell table:number-columns-repeated="2" office:value-type="string">
            <text:p>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to the right of a small green rectangular prism, below a blue rectangular prism, and on a table</text:p>
          </table:table-cell>
          <table:table-cell office:value-type="string">
            <text:p>to the right of a green rectangular prism, below a blue rectangular prism, and on a table</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TwoAdjectivePhrase\n <text:s text:c="7"/>Adjective "green"\n <text:s text:c="7"/>Adjective "rectangular"\n <text:s text:c="5"/>Noun "prism"\n'</text:p>
          </table:table-cell>
          <table:table-cell office:value-type="string">
            <text:p>'RelationLandmarkPhrase\n <text:s/>OnRelation "on"\n <text:s/>ReferringExpression\n <text:s text:c="3"/>Article "a"\n <text:s text:c="3"/>NounPhrase\n <text:s text:c="5"/>Noun "table"\n'</text:p>
          </table:table-cell>
          <table:table-cell table:number-columns-repeated="3" office:value-type="string">
            <text:p><text:s/></text:p>
          </table:table-cell>
        </table:table-row>
        <table:table-row table:style-name="ro1">
          <table:table-cell table:number-columns-repeated="2" office:value-type="string">
            <text:p>behind and to the left of the orange rectangular prism</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TwoAdjectivePhrase\n <text:s text:c="7"/>Adjective "orange"\n <text:s text:c="7"/>Adjective "rectangular"\n <text:s text:c="5"/>Noun "prism"\n'</text:p>
          </table:table-cell>
          <table:table-cell table:number-columns-repeated="4" office:value-type="string">
            <text:p><text:s/></text:p>
          </table:table-cell>
        </table:table-row>
        <table:table-row table:style-name="ro1">
          <table:table-cell office:value-type="string">
            <text:p>placed to the left of the green object and placed close to the edge of the table</text:p>
          </table:table-cell>
          <table:table-cell office:value-type="string">
            <text:p><text:s/>to the left of the green object and close to the edge of the tab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object"\n'</text:p>
          </table:table-cell>
          <table:table-cell office:value-type="string">
            <text:p>'RelationLandmarkPhrase\n <text:s/>Relation "close to"\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t is at the far end of the table</text:p>
          </table:table-cell>
          <table:table-cell office:value-type="string">
            <text:p><text:s/>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top edg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top"\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at the middle of the end of the table</text:p>
          </table:table-cell>
          <table:table-cell office:value-type="string">
            <text:p><text:s/>at the middle of the end of the table</text:p>
          </table:table-cell>
          <table:table-cell office:value-type="string">
            <text:p>'RelationLandmarkPhrase\n <text:s/>Relation "at"\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end"\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below and to the right of the green cylinder, below and to the right of the green rectangular prism, below and to the right of the blue cylinder, way below and to the right of the orang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green"\n <text:s text:c="5"/>Noun "cylinder"\n'</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TwoAdjectivePhrase\n <text:s text:c="7"/>Adjective "green"\n <text:s text:c="7"/>Adjective "rectangular"\n <text:s text:c="5"/>Noun "prism"\n'</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blue"\n <text:s text:c="5"/>Noun "cylinder"\n'</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ylinder"\n'</text:p>
          </table:table-cell>
          <table:table-cell office:value-type="string">
            <text:p><text:s/></text:p>
          </table:table-cell>
        </table:table-row>
        <table:table-row table:style-name="ro1">
          <table:table-cell table:number-columns-repeated="2" office:value-type="string">
            <text:p>near the middle next to the orange cylinder</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Relation "next to"\n <text:s text:c="7"/>ReferringExpression\n <text:s text:c="9"/>Article "the"\n <text:s text:c="9"/>AdjectiveNounPhrase\n <text:s text:c="11"/>AdjectivePhrase\n <text:s text:c="13"/>Adjective "orange"\n <text:s text:c="11"/>Noun "cylinder"\n'</text:p>
          </table:table-cell>
          <table:table-cell table:number-columns-repeated="4" office:value-type="string">
            <text:p><text:s/></text:p>
          </table:table-cell>
        </table:table-row>
        <table:table-row table:style-name="ro1">
          <table:table-cell office:value-type="string">
            <text:p>placed at the right side of the blue object</text:p>
          </table:table-cell>
          <table:table-cell office:value-type="string">
            <text:p><text:s/>at the right side of the blue object</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AdjectiveNounPhrase\n <text:s text:c="11"/>AdjectivePhrase\n <text:s text:c="13"/>Adjective "blue"\n <text:s text:c="11"/>Noun "object"\n'</text:p>
          </table:table-cell>
          <table:table-cell table:number-columns-repeated="4" office:value-type="string">
            <text:p><text:s/></text:p>
          </table:table-cell>
        </table:table-row>
        <table:table-row table:style-name="ro1">
          <table:table-cell table:number-columns-repeated="2" office:value-type="string">
            <text:p>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wards the middle of the table</text:p>
          </table:table-cell>
          <table:table-cell office:value-type="string">
            <text:p>'RelationLandmarkPhrase\n <text:s/>Relation "towards"\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lmost in the middle of the table</text:p>
          </table:table-cell>
          <table:table-cell office:value-type="string">
            <text:p><text:s/>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behind all other objects, next to a small green cylinder and is located near the back left corner of the table</text:p>
          </table:table-cell>
          <table:table-cell office:value-type="string">
            <text:p>behind all other objects, next to a green cylinder and near the back left corner of the table</text:p>
          </table:table-cell>
          <table:table-cell office:value-type="string">
            <text:p>'RelationLandmarkPhrase\n <text:s/>Relation "next to"\n <text:s/>ReferringExpression\n <text:s text:c="3"/>Article "a"\n <text:s text:c="3"/>AdjectiveNounPhrase\n <text:s text:c="5"/>AdjectivePhrase\n <text:s text:c="7"/>Adjective "green"\n <text:s text:c="5"/>Noun "cylinder"\n'</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table:number-columns-repeated="2" office:value-type="string">
            <text:p>at the right side and in the middle of other objects</text:p>
          </table:table-cell>
          <table:table-cell office:value-type="string">
            <text:p>'RelationLandmarkPhrase\n <text:s/>Relation "at"\n <text:s/>ReferringExpression\n <text:s text:c="3"/>Article "the"\n <text:s text:c="3"/>AdjectiveNounPhrase\n <text:s text:c="5"/>AdjectivePhrase\n <text:s text:c="7"/>OrientationAdjective\n <text:s text:c="9"/>Direction "right"\n <text:s text:c="5"/>Noun "side"\n'</text:p>
          </table:table-cell>
          <table:table-cell table:number-columns-repeated="4" office:value-type="string">
            <text:p><text:s/></text:p>
          </table:table-cell>
        </table:table-row>
        <table:table-row table:style-name="ro1">
          <table:table-cell office:value-type="string">
            <text:p>placed near to the top left corner and it is placed after the green cylinder</text:p>
          </table:table-cell>
          <table:table-cell office:value-type="string">
            <text:p><text:s/>near to the top left corner and after the green cylinder</text:p>
          </table:table-cell>
          <table:table-cell office:value-type="string">
            <text:p>'RelationLandmarkPhrase\n <text:s/>DistanceRelation\n <text:s text:c="3"/>MeasurePhrase\n <text:s text:c="5"/>DistanceMeasure "near to"\n <text:s/>ReferringExpression\n <text:s text:c="3"/>Article "the"\n <text:s text:c="3"/>AdjectiveNounPhrase\n <text:s text:c="5"/>TwoAdjectivePhrase\n <text:s text:c="7"/>OrientationAdjective\n <text:s text:c="9"/>Direction "top"\n <text:s text:c="7"/>OrientationAdjective\n <text:s text:c="9"/>Direction "left"\n <text:s text:c="5"/>Noun "corner"\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front of the blue square at the end of the table</text:p>
          </table:table-cell>
          <table:table-cell office:value-type="string">
            <text:p>'RelationLandmarkPhrase\n <text:s/>Relation "in front of"\n <text:s/>ExtrinsicReferringExpression\n <text:s text:c="3"/>Article "the"\n <text:s text:c="3"/>RelationNounPhrase\n <text:s text:c="5"/>AdjectiveNounPhrase\n <text:s text:c="7"/>AdjectivePhrase\n <text:s text:c="9"/>Adjective "blue"\n <text:s text:c="7"/>Noun "square"\n <text:s text:c="5"/>RelationLandmarkPhrase\n <text:s text:c="7"/>Relation "at"\n <text:s text:c="7"/>ExtrinsicReferringExpression\n <text:s text:c="9"/>Article "the"\n <text:s text:c="9"/>RelationNounPhrase\n <text:s text:c="11"/>NounPhrase\n <text:s text:c="13"/>Noun "end"\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office:value-type="string">
            <text:p>behind the stout cylandar and in front of a purple rectangle</text:p>
          </table:table-cell>
          <table:table-cell office:value-type="string">
            <text:p>behind the stout cylandar and in front of a purple rectangle</text:p>
          </table:table-cell>
          <table:table-cell office:value-type="string">
            <text:p>'RelationLandmarkPhrase\n <text:s/>Relation "in front of"\n <text:s/>ReferringExpression\n <text:s text:c="3"/>Article "a"\n <text:s text:c="3"/>AdjectiveNounPhrase\n <text:s text:c="5"/>AdjectivePhrase\n <text:s text:c="7"/>Adjective "purple"\n <text:s text:c="5"/>Noun "rectangle"\n'</text:p>
          </table:table-cell>
          <table:table-cell table:number-columns-repeated="4" office:value-type="string">
            <text:p><text:s/></text:p>
          </table:table-cell>
        </table:table-row>
        <table:table-row table:style-name="ro1">
          <table:table-cell office:value-type="string">
            <text:p>directly next to a blue ball and is located in the center of the table</text:p>
          </table:table-cell>
          <table:table-cell office:value-type="string">
            <text:p><text:s/>next to a blue ball and in the center of the table</text:p>
          </table:table-cell>
          <table:table-cell office:value-type="string">
            <text:p>'RelationLandmarkPhrase\n <text:s/>Relation "next to"\n <text:s/>ReferringExpression\n <text:s text:c="3"/>Article "a"\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table:number-columns-repeated="2" office:value-type="string">
            <text:p>near the middle of the table, next to a blue cylinder</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xt to"\n <text:s/>ReferringExpression\n <text:s text:c="3"/>Article "a"\n <text:s text:c="3"/>AdjectiveNounPhrase\n <text:s text:c="5"/>AdjectivePhrase\n <text:s text:c="7"/>Adjective "blue"\n <text:s text:c="5"/>Noun "cylinder"\n'</text:p>
          </table:table-cell>
          <table:table-cell table:number-columns-repeated="3" office:value-type="string">
            <text:p><text:s/></text:p>
          </table:table-cell>
        </table:table-row>
        <table:table-row table:style-name="ro1">
          <table:table-cell table:number-columns-repeated="2" office:value-type="string">
            <text:p>next to the yellow ball, further away than all other objects</text:p>
          </table:table-cell>
          <table:table-cell office:value-type="string">
            <text:p>'RelationLandmarkPhrase\n <text:s/>Relation "next to"\n <text:s/>ReferringExpression\n <text:s text:c="3"/>Article "the"\n <text:s text:c="3"/>AdjectiveNounPhrase\n <text:s text:c="5"/>AdjectivePhrase\n <text:s text:c="7"/>Adjective "yellow"\n <text:s text:c="5"/>Noun "ball"\n'</text:p>
          </table:table-cell>
          <table:table-cell table:number-columns-repeated="4" office:value-type="string">
            <text:p><text:s/></text:p>
          </table:table-cell>
        </table:table-row>
        <table:table-row table:style-name="ro1">
          <table:table-cell table:number-columns-repeated="2" office:value-type="string">
            <text:p>near the corner of the table</text:p>
          </table:table-cell>
          <table:table-cell office:value-type="string">
            <text:p>'RelationLandmarkPhrase\n <text:s/>Relation "near"\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middle of the table</text:p>
          </table:table-cell>
          <table:table-cell office:value-type="string">
            <text:p>'RelationLandmarkPhrase\n <text:s/>Relation "at"\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back left corner, behind the others</text:p>
          </table:table-cell>
          <table:table-cell office:value-type="string">
            <text:p>'RelationLandmarkPhrase\n <text:s/>OnRelation "in"\n <text:s/>ReferringExpression\n <text:s text:c="3"/>Article "the"\n <text:s text:c="3"/>AdjectiveNounPhrase\n <text:s text:c="5"/>TwoAdjectivePhrase\n <text:s text:c="7"/>OrientationAdjective\n <text:s text:c="9"/>Direction "back"\n <text:s text:c="7"/>OrientationAdjective\n <text:s text:c="9"/>Direction "left"\n <text:s text:c="5"/>Noun "corner"\n'</text:p>
          </table:table-cell>
          <table:table-cell table:number-columns-repeated="4" office:value-type="string">
            <text:p><text:s/></text:p>
          </table:table-cell>
        </table:table-row>
        <table:table-row table:style-name="ro1">
          <table:table-cell table:number-columns-repeated="2" office:value-type="string">
            <text:p>on the far side of the table, behind all the other boxes</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lmost in the middle of the table</text:p>
          </table:table-cell>
          <table:table-cell office:value-type="string">
            <text:p><text:s/>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ar the far edge of the table and directly above an orange rectangular prism</text:p>
          </table:table-cell>
          <table:table-cell office:value-type="string">
            <text:p>near the far edge of the table and above an orange rectangular prism</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above"\n <text:s/>ReferringExpression\n <text:s text:c="3"/>Article "an"\n <text:s text:c="3"/>AdjectiveNounPhrase\n <text:s text:c="5"/>TwoAdjectivePhrase\n <text:s text:c="7"/>Adjective "orange"\n <text:s text:c="7"/>Adjective "rectangular"\n <text:s text:c="5"/>Noun "prism"\n'</text:p>
          </table:table-cell>
          <table:table-cell table:number-columns-repeated="3" office:value-type="string">
            <text:p><text:s/></text:p>
          </table:table-cell>
        </table:table-row>
        <table:table-row table:style-name="ro1">
          <table:table-cell table:number-columns-repeated="2" office:value-type="string">
            <text:p>on the back right side on the table</text:p>
          </table:table-cell>
          <table:table-cell office:value-type="string">
            <text:p>'RelationLandmarkPhrase\n <text:s/>OnRelation "on"\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side"\n <text:s text:c="5"/>RelationLandmarkPhrase\n <text:s text:c="7"/>OnRelation "on"\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ar the right edge of the table,between two others rectangular adn one blue ball and one brownish circle</text:p>
          </table:table-cell>
          <table:table-cell office:value-type="string">
            <text:p>near the right edge of the table,between two others rectangular adn one blue ball and one brownish circ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right"\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office:value-type="string">
            <text:p>on the near side of the table, kind of close to the edge, and a little bit right of the center line of the table</text:p>
          </table:table-cell>
          <table:table-cell office:value-type="string">
            <text:p>on the near side of the table, kind of close to the edge, and a bit right of the center lin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ne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blue circle on the table</text:p>
          </table:table-cell>
          <table:table-cell office:value-type="string">
            <text:p>'RelationLandmarkPhrase\n <text:s/>Relation "next to"\n <text:s/>ExtrinsicReferringExpression\n <text:s text:c="3"/>Article "the"\n <text:s text:c="3"/>RelationNounPhrase\n <text:s text:c="5"/>AdjectiveNounPhrase\n <text:s text:c="7"/>AdjectivePhrase\n <text:s text:c="9"/>Adjective "blue"\n <text:s text:c="7"/>Noun "circle"\n <text:s text:c="5"/>RelationLandmarkPhrase\n <text:s text:c="7"/>OnRelation "on"\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right of the green squar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green"\n <text:s text:c="5"/>Noun "square"\n'</text:p>
          </table:table-cell>
          <table:table-cell table:number-columns-repeated="4" office:value-type="string">
            <text:p><text:s/></text:p>
          </table:table-cell>
        </table:table-row>
        <table:table-row table:style-name="ro1">
          <table:table-cell table:number-columns-repeated="2" office:value-type="string">
            <text:p>next to the blue cube</text:p>
          </table:table-cell>
          <table:table-cell office:value-type="string">
            <text:p>'RelationLandmarkPhrase\n <text:s/>Relation "next to"\n <text:s/>ReferringExpression\n <text:s text:c="3"/>Article "the"\n <text:s text:c="3"/>AdjectiveNounPhrase\n <text:s text:c="5"/>AdjectivePhrase\n <text:s text:c="7"/>Adjective "blue"\n <text:s text:c="5"/>Noun "cube"\n'</text:p>
          </table:table-cell>
          <table:table-cell table:number-columns-repeated="4" office:value-type="string">
            <text:p><text:s/></text:p>
          </table:table-cell>
        </table:table-row>
        <table:table-row table:style-name="ro1">
          <table:table-cell table:number-columns-repeated="2" office:value-type="string">
            <text:p>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at the ne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ne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behind three purple cubes and in front of a small green cube</text:p>
          </table:table-cell>
          <table:table-cell office:value-type="string">
            <text:p>behind three purple cubes and in front of a green cube</text:p>
          </table:table-cell>
          <table:table-cell office:value-type="string">
            <text:p>'RelationLandmarkPhrase\n <text:s/>Relation "in front of"\n <text:s/>ReferringExpression\n <text:s text:c="3"/>Article "a"\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office:value-type="string">
            <text:p>placed near the small blue circle and also in the middle of the table</text:p>
          </table:table-cell>
          <table:table-cell office:value-type="string">
            <text:p><text:s/>near the blue circle and also in the middle of the table</text:p>
          </table:table-cell>
          <table:table-cell office:value-type="string">
            <text:p>'RelationLandmarkPhrase\n <text:s/>Relation "near"\n <text:s/>ReferringExpression\n <text:s text:c="3"/>Article "the"\n <text:s text:c="3"/>AdjectiveNounPhrase\n <text:s text:c="5"/>AdjectivePhrase\n <text:s text:c="7"/>Adjective "blue"\n <text:s text:c="5"/>Noun "circle"\n'</text:p>
          </table:table-cell>
          <table:table-cell table:number-columns-repeated="4" office:value-type="string">
            <text:p><text:s/></text:p>
          </table:table-cell>
        </table:table-row>
        <table:table-row table:style-name="ro1">
          <table:table-cell office:value-type="string">
            <text:p>next to a small yellow cylinder in the middle of a brown table</text:p>
          </table:table-cell>
          <table:table-cell office:value-type="string">
            <text:p>next to a yellow cylinder in the middle of a brown table</text:p>
          </table:table-cell>
          <table:table-cell office:value-type="string">
            <text:p>'RelationLandmarkPhrase\n <text:s/>Relation "next to"\n <text:s/>ExtrinsicReferringExpression\n <text:s text:c="3"/>Article "a"\n <text:s text:c="3"/>RelationNounPhrase\n <text:s text:c="5"/>AdjectiveNounPhrase\n <text:s text:c="7"/>AdjectivePhrase\n <text:s text:c="9"/>Adjective "yellow"\n <text:s text:c="7"/>Noun "cylinder"\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a"\n <text:s text:c="15"/>AdjectiveNounPhrase\n <text:s text:c="17"/>AdjectivePhrase\n <text:s text:c="19"/>Adjective "brown"\n <text:s text:c="17"/>Noun "table"\n'</text:p>
          </table:table-cell>
          <table:table-cell table:number-columns-repeated="4" office:value-type="string">
            <text:p><text:s/></text:p>
          </table:table-cell>
        </table:table-row>
        <table:table-row table:style-name="ro1">
          <table:table-cell office:value-type="string">
            <text:p>behind the large yellow rectangular prism, to the right of the orange cylinder, and in front of the medium yellow rectangular prism and the green rectangular prism</text:p>
          </table:table-cell>
          <table:table-cell office:value-type="string">
            <text:p>behind the yellow rectangular prism, to the right of the orange cylinder, and in front of the yellow rectangular prism and the green rectangular prism</text:p>
          </table:table-cell>
          <table:table-cell office:value-type="string">
            <text:p>'RelationLandmarkPhrase\n <text:s/>Relation "behind"\n <text:s/>ReferringExpression\n <text:s text:c="3"/>Article "the"\n <text:s text:c="3"/>AdjectiveNounPhrase\n <text:s text:c="5"/>TwoAdjectivePhrase\n <text:s text:c="7"/>Adjective "yellow"\n <text:s text:c="7"/>Adjective "rectangular"\n <text:s text:c="5"/>Noun "prism"\n'</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ylinder"\n'</text:p>
          </table:table-cell>
          <table:table-cell office:value-type="string">
            <text:p>'RelationLandmarkPhrase\n <text:s/>Relation "in front of"\n <text:s/>ReferringExpression\n <text:s text:c="3"/>Article "the"\n <text:s text:c="3"/>AdjectiveNounPhrase\n <text:s text:c="5"/>TwoAdjectivePhrase\n <text:s text:c="7"/>Adjective "yellow"\n <text:s text:c="7"/>Adjective "rectangular"\n <text:s text:c="5"/>Noun "prism"\n'</text:p>
          </table:table-cell>
          <table:table-cell table:number-columns-repeated="2" office:value-type="string">
            <text:p><text:s/></text:p>
          </table:table-cell>
        </table:table-row>
        <table:table-row table:style-name="ro1">
          <table:table-cell office:value-type="string">
            <text:p>in the middle of the table and is the second closest object</text:p>
          </table:table-cell>
          <table:table-cell office:value-type="string">
            <text:p>in the middle of the table and the second closest object</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green block and below the orange cylinder</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block"\n'</text:p>
          </table:table-cell>
          <table:table-cell table:number-columns-repeated="4" office:value-type="string">
            <text:p><text:s/></text:p>
          </table:table-cell>
        </table:table-row>
        <table:table-row table:style-name="ro1">
          <table:table-cell table:number-columns-repeated="2" office:value-type="string">
            <text:p>between the two yellow rectangles and to the right of the orang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office:value-type="string">
            <text:p>the closest cube to the middle of the table. it is below and slightly to the left of the yellow cube, and quite a ways down from the green cube at the top end of the table</text:p>
          </table:table-cell>
          <table:table-cell office:value-type="string">
            <text:p>the closest cube to the middle of the table. below and to the left of the yellow cube, and quite a ways down from the green cube at the top end of the tab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yellow"\n <text:s text:c="5"/>Noun "cube"\n'</text:p>
          </table:table-cell>
          <table:table-cell table:number-columns-repeated="4" office:value-type="string">
            <text:p><text:s/></text:p>
          </table:table-cell>
        </table:table-row>
        <table:table-row table:style-name="ro1">
          <table:table-cell office:value-type="string">
            <text:p>next to a blue cylinder, a little more than half way down the table</text:p>
          </table:table-cell>
          <table:table-cell office:value-type="string">
            <text:p>next to a blue cylinder, a more than half way down the table</text:p>
          </table:table-cell>
          <table:table-cell office:value-type="string">
            <text:p>'RelationLandmarkPhrase\n <text:s/>Relation "next to"\n <text:s/>ReferringExpression\n <text:s text:c="3"/>Article "a"\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to the left of the green prism, towards the end of the tab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prism"\n'</text:p>
          </table:table-cell>
          <table:table-cell office:value-type="string">
            <text:p>'RelationLandmarkPhrase\n <text:s/>Relation "towards"\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table:number-columns-repeated="2" office:value-type="string">
            <text:p>behind the blue ball and in front of the pink and purple rectangular boxes</text:p>
          </table:table-cell>
          <table:table-cell office:value-type="string">
            <text:p>'RelationLandmarkPhrase\n <text:s/>Relation "behind"\n <text:s/>ReferringExpression\n <text:s text:c="3"/>Article "the"\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table:number-columns-repeated="2" office:value-type="string">
            <text:p>towards the far side of the table</text:p>
          </table:table-cell>
          <table:table-cell office:value-type="string">
            <text:p>'RelationLandmarkPhrase\n <text:s/>Relation "towards"\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furthest back on the table, next to the yellow sphere</text:p>
          </table:table-cell>
          <table:table-cell office:value-type="string">
            <text:p>'RelationLandmarkPhrase\n <text:s/>Relation "next to"\n <text:s/>ReferringExpression\n <text:s text:c="3"/>Article "the"\n <text:s text:c="3"/>AdjectiveNounPhrase\n <text:s text:c="5"/>AdjectivePhrase\n <text:s text:c="7"/>Adjective "yellow"\n <text:s text:c="5"/>Noun "sphere"\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below the blue square box and above the violet sphere</text:p>
          </table:table-cell>
          <table:table-cell office:value-type="string">
            <text:p><text:s/>below the blue square box and above the violet sphere</text:p>
          </table:table-cell>
          <table:table-cell office:value-type="string">
            <text:p>'RelationLandmarkPhrase\n <text:s/>Relation "above"\n <text:s/>ReferringExpression\n <text:s text:c="3"/>Article "the"\n <text:s text:c="3"/>AdjectiveNounPhrase\n <text:s text:c="5"/>AdjectivePhrase\n <text:s text:c="7"/>Adjective "violet"\n <text:s text:c="5"/>Noun "sphere"\n'</text:p>
          </table:table-cell>
          <table:table-cell table:number-columns-repeated="4" office:value-type="string">
            <text:p><text:s/></text:p>
          </table:table-cell>
        </table:table-row>
        <table:table-row table:style-name="ro1">
          <table:table-cell table:number-columns-repeated="2" office:value-type="string">
            <text:p>toward the far left corner of the table, in front of the orange circle, next to the green rectangle</text:p>
          </table:table-cell>
          <table:table-cell office:value-type="string">
            <text:p>'RelationLandmarkPhrase\n <text:s/>Relation "in front of"\n <text:s/>ReferringExpression\n <text:s text:c="3"/>Article "the"\n <text:s text:c="3"/>AdjectiveNounPhrase\n <text:s text:c="5"/>AdjectivePhrase\n <text:s text:c="7"/>Adjective "orange"\n <text:s text:c="5"/>Noun "circle"\n'</text:p>
          </table:table-cell>
          <table:table-cell office:value-type="string">
            <text:p>'RelationLandmarkPhrase\n <text:s/>Relation "next to"\n <text:s/>ReferringExpression\n <text:s text:c="3"/>Article "the"\n <text:s text:c="3"/>AdjectiveNounPhrase\n <text:s text:c="5"/>AdjectivePhrase\n <text:s text:c="7"/>Adjective "green"\n <text:s text:c="5"/>Noun "rectangle"\n'</text:p>
          </table:table-cell>
          <table:table-cell table:number-columns-repeated="3" office:value-type="string">
            <text:p><text:s/></text:p>
          </table:table-cell>
        </table:table-row>
        <table:table-row table:style-name="ro1">
          <table:table-cell office:value-type="string">
            <text:p>on the back right side of the table, behide the blue small cylinder</text:p>
          </table:table-cell>
          <table:table-cell office:value-type="string">
            <text:p>on the back right side of the table, behide the blue cylinder</text:p>
          </table:table-cell>
          <table:table-cell office:value-type="string">
            <text:p>'RelationLandmarkPhrase\n <text:s/>OnRelation "on"\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directly next to the wide short cylinder</text:p>
          </table:table-cell>
          <table:table-cell office:value-type="string">
            <text:p><text:s/>next to the cylinder</text:p>
          </table:table-cell>
          <table:table-cell office:value-type="string">
            <text:p>'RelationLandmarkPhrase\n <text:s/>Relation "next to"\n <text:s/>ReferringExpression\n <text:s text:c="3"/>Article "the"\n <text:s text:c="3"/>NounPhrase\n <text:s text:c="5"/>Noun "cylinder"\n'</text:p>
          </table:table-cell>
          <table:table-cell table:number-columns-repeated="4" office:value-type="string">
            <text:p><text:s/></text:p>
          </table:table-cell>
        </table:table-row>
        <table:table-row table:style-name="ro1">
          <table:table-cell office:value-type="string">
            <text:p>towards the top left corner of the table, to the left of the small green cube and above the purple cubes</text:p>
          </table:table-cell>
          <table:table-cell office:value-type="string">
            <text:p>towards the top left corner of the table, to the left of the green cube and above the purple cubes</text:p>
          </table:table-cell>
          <table:table-cell office:value-type="string">
            <text:p>'RelationLandmarkPhrase\n <text:s/>Relation "towards"\n <text:s/>ExtrinsicReferringExpression\n <text:s text:c="3"/>Article "the"\n <text:s text:c="3"/>RelationNounPhrase\n <text:s text:c="5"/>AdjectiveNounPhrase\n <text:s text:c="7"/>TwoAdjectivePhrase\n <text:s text:c="9"/>OrientationAdjective\n <text:s text:c="11"/>Direction "top"\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cube"\n'</text:p>
          </table:table-cell>
          <table:table-cell table:number-columns-repeated="3"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sitting near the back left corner of the table, next to two purple boxes</text:p>
          </table:table-cell>
          <table:table-cell office:value-type="string">
            <text:p><text:s/>near the back left corner of the table, next to two purple boxes</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side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right of the tabl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on the right middl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sitting next to a square and the end of a table</text:p>
          </table:table-cell>
          <table:table-cell office:value-type="string">
            <text:p><text:s/>next to a square and the end of a table</text:p>
          </table:table-cell>
          <table:table-cell office:value-type="string">
            <text:p>'RelationLandmarkPhrase\n <text:s/>Relation "next to"\n <text:s/>ReferringExpression\n <text:s text:c="3"/>Article "a"\n <text:s text:c="3"/>NounPhrase\n <text:s text:c="5"/>Noun "square"\n'</text:p>
          </table:table-cell>
          <table:table-cell table:number-columns-repeated="4" office:value-type="string">
            <text:p><text:s/></text:p>
          </table:table-cell>
        </table:table-row>
        <table:table-row table:style-name="ro1">
          <table:table-cell table:number-columns-repeated="2" office:value-type="string">
            <text:p>at the front left side of the table</text:p>
          </table:table-cell>
          <table:table-cell office:value-type="string">
            <text:p>'RelationLandmarkPhrase\n <text:s/>Relation "at"\n <text:s/>ExtrinsicReferringExpression\n <text:s text:c="3"/>Article "the"\n <text:s text:c="3"/>RelationNounPhrase\n <text:s text:c="5"/>AdjectiveNounPhrase\n <text:s text:c="7"/>TwoAdjectivePhrase\n <text:s text:c="9"/>OrientationAdjective\n <text:s text:c="11"/>Direction "front"\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very middle of the table and it is near to the yellow cube</text:p>
          </table:table-cell>
          <table:table-cell office:value-type="string">
            <text:p><text:s/>middle of the table and near to the yellow cube</text:p>
          </table:table-cell>
          <table:table-cell office:value-type="string">
            <text:p>'RelationLandmarkPhrase\n <text:s/>DistanceRelation\n <text:s text:c="3"/>MeasurePhrase\n <text:s text:c="5"/>DistanceMeasure "near to"\n <text:s/>ReferringExpression\n <text:s text:c="3"/>Article "the"\n <text:s text:c="3"/>AdjectiveNounPhrase\n <text:s text:c="5"/>AdjectivePhrase\n <text:s text:c="7"/>Adjective "yellow"\n <text:s text:c="5"/>Noun "cube"\n'</text:p>
          </table:table-cell>
          <table:table-cell table:number-columns-repeated="4" office:value-type="string">
            <text:p><text:s/></text:p>
          </table:table-cell>
        </table:table-row>
        <table:table-row table:style-name="ro1">
          <table:table-cell office:value-type="string">
            <text:p>sitting next to the sphere</text:p>
          </table:table-cell>
          <table:table-cell office:value-type="string">
            <text:p><text:s/>next to the sphere</text:p>
          </table:table-cell>
          <table:table-cell office:value-type="string">
            <text:p>'RelationLandmarkPhrase\n <text:s/>Relation "next to"\n <text:s/>ReferringExpression\n <text:s text:c="3"/>Article "the"\n <text:s text:c="3"/>NounPhrase\n <text:s text:c="5"/>Noun "spher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close to the middle of the table</text:p>
          </table:table-cell>
          <table:table-cell office:value-type="string">
            <text:p>'RelationLandmarkPhrase\n <text:s/>Relation "close to"\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bout three quarters of the way down the table, near the left edge</text:p>
          </table:table-cell>
          <table:table-cell office:value-type="string">
            <text:p><text:s/>three quarters of the way down the table, near the left edge</text:p>
          </table:table-cell>
          <table:table-cell office:value-type="string">
            <text:p>'RelationLandmarkPhrase\n <text:s/>Relation "near"\n <text:s/>ReferringExpression\n <text:s text:c="3"/>Article "the"\n <text:s text:c="3"/>AdjectiveNounPhrase\n <text:s text:c="5"/>AdjectivePhrase\n <text:s text:c="7"/>OrientationAdjective\n <text:s text:c="9"/>Direction "left"\n <text:s text:c="5"/>Noun "edge"\n'</text:p>
          </table:table-cell>
          <table:table-cell table:number-columns-repeated="4" office:value-type="string">
            <text:p><text:s/></text:p>
          </table:table-cell>
        </table:table-row>
        <table:table-row table:style-name="ro1">
          <table:table-cell table:number-columns-repeated="2" office:value-type="string">
            <text:p>in the central upper part of the table, above the sphere</text:p>
          </table:table-cell>
          <table:table-cell office:value-type="string">
            <text:p>'RelationLandmarkPhrase\n <text:s/>Relation "above"\n <text:s/>ReferringExpression\n <text:s text:c="3"/>Article "the"\n <text:s text:c="3"/>NounPhrase\n <text:s text:c="5"/>Noun "sphere"\n'</text:p>
          </table:table-cell>
          <table:table-cell table:number-columns-repeated="4" office:value-type="string">
            <text:p><text:s/></text:p>
          </table:table-cell>
        </table:table-row>
        <table:table-row table:style-name="ro1">
          <table:table-cell table:number-columns-repeated="2" office:value-type="string">
            <text:p>in the middle of the table, between three of the other objects but far away from the green square in back</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back end of the table</text:p>
          </table:table-cell>
          <table:table-cell office:value-type="string">
            <text:p>'RelationLandmarkPhrase\n <text:s/>Relation "at"\n <text:s/>ExtrinsicReferringExpression\n <text:s text:c="3"/>Article "the"\n <text:s text:c="3"/>RelationNounPhrase\n <text:s text:c="5"/>AdjectiveNounPhrase\n <text:s text:c="7"/>TwoAdjectivePhrase\n <text:s text:c="9"/>OrientationAdjective\n <text:s text:c="11"/>Direction "far"\n <text:s text:c="9"/>OrientationAdjective\n <text:s text:c="11"/>Direction "back"\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 very nearly the blue cube like object and on the left far side of the table</text:p>
          </table:table-cell>
          <table:table-cell office:value-type="string">
            <text:p>place the blue cube like object and on the left far side of the table</text:p>
          </table:table-cell>
          <table:table-cell office:value-type="string">
            <text:p>'RelationLandmarkPhrase\n <text:s/>OnRelation "on"\n <text:s/>ExtrinsicReferringExpression\n <text:s text:c="3"/>Article "the"\n <text:s text:c="3"/>RelationNounPhrase\n <text:s text:c="5"/>AdjectiveNounPhrase\n <text:s text:c="7"/>TwoAdjectivePhrase\n <text:s text:c="9"/>OrientationAdjective\n <text:s text:c="11"/>Direction "left"\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blue sphere</text:p>
          </table:table-cell>
          <table:table-cell office:value-type="string">
            <text:p>'RelationLandmarkPhrase\n <text:s/>Relation "next to"\n <text:s/>ReferringExpression\n <text:s text:c="3"/>Article "the"\n <text:s text:c="3"/>AdjectiveNounPhrase\n <text:s text:c="5"/>AdjectivePhrase\n <text:s text:c="7"/>Adjective "blue"\n <text:s text:c="5"/>Noun "sphere"\n'</text:p>
          </table:table-cell>
          <table:table-cell table:number-columns-repeated="4" office:value-type="string">
            <text:p><text:s/></text:p>
          </table:table-cell>
        </table:table-row>
        <table:table-row table:style-name="ro1">
          <table:table-cell office:value-type="string">
            <text:p>right next to a large blue square. this ball is more to the right in the table, and closest to the far end, almost on the edge</text:p>
          </table:table-cell>
          <table:table-cell office:value-type="string">
            <text:p>right next to a blue square. this ball more to the right in the table, and closest to the far end, on the edge</text:p>
          </table:table-cell>
          <table:table-cell office:value-type="string">
            <text:p>'RelationLandmarkPhrase\n <text:s/>OnRelation "on"\n <text:s/>ReferringExpression\n <text:s text:c="3"/>Article "the"\n <text:s text:c="3"/>NounPhrase\n <text:s text:c="5"/>Noun "edge"\n'</text:p>
          </table:table-cell>
          <table:table-cell table:number-columns-repeated="4" office:value-type="string">
            <text:p><text:s/></text:p>
          </table:table-cell>
        </table:table-row>
        <table:table-row table:style-name="ro1">
          <table:table-cell table:number-columns-repeated="2" office:value-type="string">
            <text:p>on the back left side of the table</text:p>
          </table:table-cell>
          <table:table-cell office:value-type="string">
            <text:p>'RelationLandmarkPhrase\n <text:s/>OnRelation "on"\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end of the table near the edg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ar"\n <text:s text:c="13"/>ReferringExpression\n <text:s text:c="15"/>Article "the"\n <text:s text:c="15"/>NounPhrase\n <text:s text:c="17"/>Noun "edge"\n'</text:p>
          </table:table-cell>
          <table:table-cell table:number-columns-repeated="4" office:value-type="string">
            <text:p><text:s/></text:p>
          </table:table-cell>
        </table:table-row>
        <table:table-row table:style-name="ro1">
          <table:table-cell office:value-type="string">
            <text:p>placed near the big green square and also it is in the left corner of the table</text:p>
          </table:table-cell>
          <table:table-cell office:value-type="string">
            <text:p><text:s/>near the green square and also in the left corner of the table</text:p>
          </table:table-cell>
          <table:table-cell office:value-type="string">
            <text:p>'RelationLandmarkPhrase\n <text:s/>Relation "near"\n <text:s/>ReferringExpression\n <text:s text:c="3"/>Article "the"\n <text:s text:c="3"/>AdjectiveNounPhrase\n <text:s text:c="5"/>AdjectivePhrase\n <text:s text:c="7"/>Adjective "green"\n <text:s text:c="5"/>Noun "square"\n'</text:p>
          </table:table-cell>
          <table:table-cell table:number-columns-repeated="4" office:value-type="string">
            <text:p><text:s/></text:p>
          </table:table-cell>
        </table:table-row>
        <table:table-row table:style-name="ro1">
          <table:table-cell table:number-columns-repeated="2" office:value-type="string">
            <text:p>in the middle of the table, near the right side, below the pink rectang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ar"\n <text:s/>ReferringExpression\n <text:s text:c="3"/>Article "the"\n <text:s text:c="3"/>AdjectiveNounPhrase\n <text:s text:c="5"/>AdjectivePhrase\n <text:s text:c="7"/>OrientationAdjective\n <text:s text:c="9"/>Direction "right"\n <text:s text:c="5"/>Noun "side"\n'</text:p>
          </table:table-cell>
          <table:table-cell table:number-columns-repeated="3" office:value-type="string">
            <text:p><text:s/></text:p>
          </table:table-cell>
        </table:table-row>
        <table:table-row table:style-name="ro1">
          <table:table-cell table:number-columns-repeated="2" office:value-type="string">
            <text:p>in the side of the table</text:p>
          </table:table-cell>
          <table:table-cell office:value-type="string">
            <text:p>'RelationLandmarkPhrase\n <text:s/>OnRelation "in"\n <text:s/>ExtrinsicReferringExpression\n <text:s text:c="3"/>Article "the"\n <text:s text:c="3"/>RelationNounPhrase\n <text:s text:c="5"/>NounPhrase\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corner of the table</text:p>
          </table:table-cell>
          <table:table-cell office:value-type="string">
            <text:p>'RelationLandmarkPhrase\n <text:s/>Relation "near"\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sitting near the back left corner of a table</text:p>
          </table:table-cell>
          <table:table-cell office:value-type="string">
            <text:p><text:s/>near the back left corner of a tabl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a"\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a table next to a blue spher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a"\n <text:s text:c="9"/>RelationNounPhrase\n <text:s text:c="11"/>NounPhrase\n <text:s text:c="13"/>Noun "table"\n <text:s text:c="11"/>RelationLandmarkPhrase\n <text:s text:c="13"/>Relation "next to"\n <text:s text:c="13"/>ReferringExpression\n <text:s text:c="15"/>Article "a"\n <text:s text:c="15"/>AdjectiveNounPhrase\n <text:s text:c="17"/>AdjectivePhrase\n <text:s text:c="19"/>Adjective "blue"\n <text:s text:c="17"/>Noun "sphere"\n'</text:p>
          </table:table-cell>
          <table:table-cell table:number-columns-repeated="4" office:value-type="string">
            <text:p><text:s/></text:p>
          </table:table-cell>
        </table:table-row>
        <table:table-row table:style-name="ro1">
          <table:table-cell table:number-columns-repeated="2" office:value-type="string">
            <text:p>near the green cube</text:p>
          </table:table-cell>
          <table:table-cell office:value-type="string">
            <text:p>'RelationLandmarkPhrase\n <text:s/>Relation "near"\n <text:s/>ReferringExpression\n <text:s text:c="3"/>Article "the"\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office:value-type="string">
            <text:p>in the left side of the table, next to this object is an green rectangle</text:p>
          </table:table-cell>
          <table:table-cell office:value-type="string">
            <text:p>in the left side of the table, next to this object an green rectang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edge of the table</text:p>
          </table:table-cell>
          <table:table-cell office:value-type="string">
            <text:p>'RelationLandmarkPhrase\n <text:s/>Relation "at"\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far edge of the table on the left sid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nRelation "on"\n <text:s text:c="13"/>ReferringExpression\n <text:s text:c="15"/>Article "the"\n <text:s text:c="15"/>AdjectiveNounPhrase\n <text:s text:c="17"/>AdjectivePhrase\n <text:s text:c="19"/>OrientationAdjective\n <text:s text:c="21"/>Direction "left"\n <text:s text:c="17"/>Noun "side"\n'</text:p>
          </table:table-cell>
          <table:table-cell table:number-columns-repeated="4" office:value-type="string">
            <text:p><text:s/></text:p>
          </table:table-cell>
        </table:table-row>
        <table:table-row table:style-name="ro1">
          <table:table-cell office:value-type="string">
            <text:p>just behind the blue object</text:p>
          </table:table-cell>
          <table:table-cell office:value-type="string">
            <text:p><text:s/>behind the blue object</text:p>
          </table:table-cell>
          <table:table-cell office:value-type="string">
            <text:p>'RelationLandmarkPhrase\n <text:s/>Relation "behind"\n <text:s/>ReferringExpression\n <text:s text:c="3"/>Article "the"\n <text:s text:c="3"/>AdjectiveNounPhrase\n <text:s text:c="5"/>AdjectivePhrase\n <text:s text:c="7"/>Adjective "blue"\n <text:s text:c="5"/>Noun "object"\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directly adjacent to the left of a blue sphere and is in the middle of the table</text:p>
          </table:table-cell>
          <table:table-cell office:value-type="string">
            <text:p><text:s/>adjacent to the left of a blue sphere and 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end of the table, leaning against a blue cub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righ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front half of the table, more towards right</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front"\n <text:s text:c="7"/>Noun "half"\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yellow ball</text:p>
          </table:table-cell>
          <table:table-cell office:value-type="string">
            <text:p>'RelationLandmarkPhrase\n <text:s/>Relation "near"\n <text:s/>ReferringExpression\n <text:s text:c="3"/>Article "the"\n <text:s text:c="3"/>AdjectiveNounPhrase\n <text:s text:c="5"/>AdjectivePhrase\n <text:s text:c="7"/>Adjective "yellow"\n <text:s text:c="5"/>Noun "ball"\n'</text:p>
          </table:table-cell>
          <table:table-cell table:number-columns-repeated="4" office:value-type="string">
            <text:p><text:s/></text:p>
          </table:table-cell>
        </table:table-row>
        <table:table-row table:style-name="ro1">
          <table:table-cell table:number-columns-repeated="2" office:value-type="string">
            <text:p>near the back of the table, next to the purple sphere</text:p>
          </table:table-cell>
          <table:table-cell office:value-type="string">
            <text:p>'RelationLandmarkPhrase\n <text:s/>Relation "next to"\n <text:s/>ReferringExpression\n <text:s text:c="3"/>Article "the"\n <text:s text:c="3"/>AdjectiveNounPhrase\n <text:s text:c="5"/>AdjectivePhrase\n <text:s text:c="7"/>Adjective "purple"\n <text:s text:c="5"/>Noun "sphere"\n'</text:p>
          </table:table-cell>
          <table:table-cell table:number-columns-repeated="4" office:value-type="string">
            <text:p><text:s/></text:p>
          </table:table-cell>
        </table:table-row>
        <table:table-row table:style-name="ro1">
          <table:table-cell table:number-columns-repeated="2" office:value-type="string">
            <text:p>in the middle of the table near the red ball</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ar"\n <text:s text:c="13"/>ReferringExpression\n <text:s text:c="15"/>Article "the"\n <text:s text:c="15"/>AdjectiveNounPhrase\n <text:s text:c="17"/>AdjectivePhrase\n <text:s text:c="19"/>Adjective "red"\n <text:s text:c="17"/>Noun "ball"\n'</text:p>
          </table:table-cell>
          <table:table-cell table:number-columns-repeated="4" office:value-type="string">
            <text:p><text:s/></text:p>
          </table:table-cell>
        </table:table-row>
        <table:table-row table:style-name="ro1">
          <table:table-cell table:number-columns-repeated="2" office:value-type="string">
            <text:p>behind all of the purple boxes towards the back of the table, but in front of the green box</text:p>
          </table:table-cell>
          <table:table-cell office:value-type="string">
            <text:p>'RelationLandmarkPhrase\n <text:s/>Relation "in front of"\n <text:s/>ReferringExpression\n <text:s text:c="3"/>Article "the"\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office:value-type="string">
            <text:p>in the rear left of the table, to the left of the small purple ball</text:p>
          </table:table-cell>
          <table:table-cell office:value-type="string">
            <text:p>in the rear left of the table, to the left of the purple ball</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table:number-columns-repeated="2" office:value-type="string">
            <text:p>near the center of the table, in front of the green cube</text:p>
          </table:table-cell>
          <table:table-cell office:value-type="string">
            <text:p>'RelationLandmarkPhrase\n <text:s/>Relation "in front of"\n <text:s/>ReferringExpression\n <text:s text:c="3"/>Article "the"\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table:number-columns-repeated="2" office:value-type="string">
            <text:p>next to a blue square</text:p>
          </table:table-cell>
          <table:table-cell office:value-type="string">
            <text:p>'RelationLandmarkPhrase\n <text:s/>Relation "next to"\n <text:s/>ReferringExpression\n <text:s text:c="3"/>Article "a"\n <text:s text:c="3"/>AdjectiveNounPhrase\n <text:s text:c="5"/>AdjectivePhrase\n <text:s text:c="7"/>Adjective "blue"\n <text:s text:c="5"/>Noun "square"\n'</text:p>
          </table:table-cell>
          <table:table-cell table:number-columns-repeated="4" office:value-type="string">
            <text:p><text:s/></text:p>
          </table:table-cell>
        </table:table-row>
        <table:table-row table:style-name="ro1">
          <table:table-cell table:number-columns-repeated="2" office:value-type="string">
            <text:p>behind the red ball</text:p>
          </table:table-cell>
          <table:table-cell office:value-type="string">
            <text:p>'RelationLandmarkPhrase\n <text:s/>Relation "behind"\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office:value-type="string">
            <text:p>located at the far end of the table, adjacent to the smaller yellow rectangle</text:p>
          </table:table-cell>
          <table:table-cell office:value-type="string">
            <text:p><text:s/>at the far end of the table, adjacent to the smaller yellow rectang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lef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far end of the table, behind all the other objects</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middle of the table next to an orange cylinder</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an"\n <text:s text:c="15"/>AdjectiveNounPhrase\n <text:s text:c="17"/>AdjectivePhrase\n <text:s text:c="19"/>Adjective "orange"\n <text:s text:c="17"/>Noun "cylinder"\n'</text:p>
          </table:table-cell>
          <table:table-cell table:number-columns-repeated="4" office:value-type="string">
            <text:p><text:s/></text:p>
          </table:table-cell>
        </table:table-row>
        <table:table-row table:style-name="ro1">
          <table:table-cell table:number-columns-repeated="2" office:value-type="string">
            <text:p>towards the far end but away from the edge</text:p>
          </table:table-cell>
          <table:table-cell office:value-type="string">
            <text:p>'RelationLandmarkPhrase\n <text:s/>Relation "towards"\n <text:s/>ReferringExpression\n <text:s text:c="3"/>Article "the"\n <text:s text:c="3"/>AdjectiveNounPhrase\n <text:s text:c="5"/>AdjectivePhrase\n <text:s text:c="7"/>OrientationAdjective\n <text:s text:c="9"/>Direction "far"\n <text:s text:c="5"/>Noun "end"\n'</text:p>
          </table:table-cell>
          <table:table-cell office:value-type="string">
            <text:p>'RelationLandmarkPhrase\n <text:s/>Relation "away from"\n <text:s/>ReferringExpression\n <text:s text:c="3"/>Article "the"\n <text:s text:c="3"/>NounPhrase\n <text:s text:c="5"/>Noun "edge"\n'</text:p>
          </table:table-cell>
          <table:table-cell table:number-columns-repeated="3" office:value-type="string">
            <text:p><text:s/></text:p>
          </table:table-cell>
        </table:table-row>
        <table:table-row table:style-name="ro1">
          <table:table-cell table:number-columns-repeated="2" office:value-type="string">
            <text:p>above the orange circle and the red ball</text:p>
          </table:table-cell>
          <table:table-cell office:value-type="string">
            <text:p>'RelationLandmarkPhrase\n <text:s/>Relation "above"\n <text:s/>ReferringExpression\n <text:s text:c="3"/>Article "the"\n <text:s text:c="3"/>AdjectiveNounPhrase\n <text:s text:c="5"/>AdjectivePhrase\n <text:s text:c="7"/>Adjective "orange"\n <text:s text:c="5"/>Noun "circle"\n'</text:p>
          </table:table-cell>
          <table:table-cell table:number-columns-repeated="4" office:value-type="string">
            <text:p><text:s/></text:p>
          </table:table-cell>
        </table:table-row>
        <table:table-row table:style-name="ro1">
          <table:table-cell table:number-columns-repeated="2" office:value-type="string">
            <text:p>next to the red sphere</text:p>
          </table:table-cell>
          <table:table-cell office:value-type="string">
            <text:p>'RelationLandmarkPhrase\n <text:s/>Relation "next to"\n <text:s/>ReferringExpression\n <text:s text:c="3"/>Article "the"\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office:value-type="string">
            <text:p>placed near the front end of the table</text:p>
          </table:table-cell>
          <table:table-cell office:value-type="string">
            <text:p><text:s/>near the front end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ront"\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next to a blue spher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a"\n <text:s text:c="15"/>AdjectiveNounPhrase\n <text:s text:c="17"/>AdjectivePhrase\n <text:s text:c="19"/>Adjective "blue"\n <text:s text:c="17"/>Noun "sphere"\n'</text:p>
          </table:table-cell>
          <table:table-cell table:number-columns-repeated="4" office:value-type="string">
            <text:p><text:s/></text:p>
          </table:table-cell>
        </table:table-row>
        <table:table-row table:style-name="ro1">
          <table:table-cell office:value-type="string">
            <text:p>next to the small purple sphere</text:p>
          </table:table-cell>
          <table:table-cell office:value-type="string">
            <text:p>next to the purple sphere</text:p>
          </table:table-cell>
          <table:table-cell office:value-type="string">
            <text:p>'RelationLandmarkPhrase\n <text:s/>Relation "next to"\n <text:s/>ReferringExpression\n <text:s text:c="3"/>Article "the"\n <text:s text:c="3"/>AdjectiveNounPhrase\n <text:s text:c="5"/>AdjectivePhrase\n <text:s text:c="7"/>Adjective "purple"\n <text:s text:c="5"/>Noun "sphere"\n'</text:p>
          </table:table-cell>
          <table:table-cell table:number-columns-repeated="4" office:value-type="string">
            <text:p><text:s/></text:p>
          </table:table-cell>
        </table:table-row>
        <table:table-row table:style-name="ro1">
          <table:table-cell office:value-type="string">
            <text:p>near the back end of the table, pretty centered in that area though. it is directly next to a yellow, large ball. the rectangle is still bigger then it though. it looks to be right on the edge</text:p>
          </table:table-cell>
          <table:table-cell office:value-type="string">
            <text:p>near the back end of the table, pretty centered in that area though. next to a yellow, ball. the rectangle still bigger then though. to be right on the edg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back"\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left side of the table and close to <text:s/>yellow cub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green rectangle</text:p>
          </table:table-cell>
          <table:table-cell office:value-type="string">
            <text:p>'RelationLandmarkPhrase\n <text:s/>Relation "next to"\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office:value-type="string">
            <text:p>is near the top side of the table</text:p>
          </table:table-cell>
          <table:table-cell office:value-type="string">
            <text:p><text:s/>near the top sid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top"\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middle of the table ,at the far side of the table,near the blue circ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ar"\n <text:s/>ReferringExpression\n <text:s text:c="3"/>Article "the"\n <text:s text:c="3"/>AdjectiveNounPhrase\n <text:s text:c="5"/>AdjectivePhrase\n <text:s text:c="7"/>Adjective "blue"\n <text:s text:c="5"/>Noun "circle"\n'</text:p>
          </table:table-cell>
          <table:table-cell table:number-columns-repeated="2" office:value-type="string">
            <text:p><text:s/></text:p>
          </table:table-cell>
        </table:table-row>
        <table:table-row table:style-name="ro1">
          <table:table-cell office:value-type="string">
            <text:p>located behind a yellow sphere</text:p>
          </table:table-cell>
          <table:table-cell office:value-type="string">
            <text:p><text:s/>behind a yellow sphere</text:p>
          </table:table-cell>
          <table:table-cell office:value-type="string">
            <text:p>'RelationLandmarkPhrase\n <text:s/>Relation "behind"\n <text:s/>ReferringExpression\n <text:s text:c="3"/>Article "a"\n <text:s text:c="3"/>AdjectiveNounPhrase\n <text:s text:c="5"/>AdjectivePhrase\n <text:s text:c="7"/>Adjective "yellow"\n <text:s text:c="5"/>Noun "sphere"\n'</text:p>
          </table:table-cell>
          <table:table-cell table:number-columns-repeated="4" office:value-type="string">
            <text:p><text:s/></text:p>
          </table:table-cell>
        </table:table-row>
        <table:table-row table:style-name="ro1">
          <table:table-cell office:value-type="string">
            <text:p>placed in the corner of the table</text:p>
          </table:table-cell>
          <table:table-cell office:value-type="string">
            <text:p><text:s/>in the corner of the table</text:p>
          </table:table-cell>
          <table:table-cell office:value-type="string">
            <text:p>'RelationLandmarkPhrase\n <text:s/>OnRelation "in"\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lmost in the middle of the table, slightly to the right</text:p>
          </table:table-cell>
          <table:table-cell office:value-type="string">
            <text:p><text:s/>in the middle of the table, to the right</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green box</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table:number-columns-repeated="2" office:value-type="string">
            <text:p>on the left side of the table, in the midd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OnRelation "in"\n <text:s/>ReferringExpression\n <text:s text:c="3"/>Article "the"\n <text:s text:c="3"/>NounPhrase\n <text:s text:c="5"/>Noun "middle"\n'</text:p>
          </table:table-cell>
          <table:table-cell table:number-columns-repeated="3" office:value-type="string">
            <text:p><text:s/></text:p>
          </table:table-cell>
        </table:table-row>
        <table:table-row table:style-name="ro1">
          <table:table-cell table:number-columns-repeated="2" office:value-type="string">
            <text:p>at the edge of the table</text:p>
          </table:table-cell>
          <table:table-cell office:value-type="string">
            <text:p>'RelationLandmarkPhrase\n <text:s/>Relation "at"\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op of a table, next to an orange cylinder</text:p>
          </table:table-cell>
          <table:table-cell office:value-type="string">
            <text:p>'RelationLandmarkPhrase\n <text:s/>Relation "next to"\n <text:s/>ReferringExpression\n <text:s text:c="3"/>Article "an"\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end of the table to the left of a green block</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rientationRelation\n <text:s text:c="15"/>DestinationTag "to"\n <text:s text:c="15"/>Article "the"\n <text:s text:c="15"/>Direction "left"\n <text:s text:c="15"/>BelongingTag "of"\n <text:s text:c="13"/>ReferringExpression\n <text:s text:c="15"/>Article "a"\n <text:s text:c="15"/>AdjectiveNounPhrase\n <text:s text:c="17"/>AdjectivePhrase\n <text:s text:c="19"/>Adjective "green"\n <text:s text:c="17"/>Noun "block"\n'</text:p>
          </table:table-cell>
          <table:table-cell table:number-columns-repeated="4" office:value-type="string">
            <text:p><text:s/></text:p>
          </table:table-cell>
        </table:table-row>
        <table:table-row table:style-name="ro1">
          <table:table-cell office:value-type="string">
            <text:p>placed just to the right of the blue colored cylinder</text:p>
          </table:table-cell>
          <table:table-cell office:value-type="string">
            <text:p><text:s/>to the right of the blue colored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TwoAdjectivePhrase\n <text:s text:c="7"/>Adjective "blue"\n <text:s text:c="7"/>Adjective "colored"\n <text:s text:c="5"/>Noun "cylinder"\n'</text:p>
          </table:table-cell>
          <table:table-cell table:number-columns-repeated="4" office:value-type="string">
            <text:p><text:s/></text:p>
          </table:table-cell>
        </table:table-row>
        <table:table-row table:style-name="ro1">
          <table:table-cell table:number-columns-repeated="2" office:value-type="string">
            <text:p>in the center of the table, next to a blue ball</text:p>
          </table:table-cell>
          <table:table-cell office:value-type="string">
            <text:p>'RelationLandmarkPhrase\n <text:s/>Relation "next to"\n <text:s/>ReferringExpression\n <text:s text:c="3"/>Article "a"\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table:number-columns-repeated="2" office:value-type="string">
            <text:p>next to a green block, most of the way down the table</text:p>
          </table:table-cell>
          <table:table-cell office:value-type="string">
            <text:p>'RelationLandmarkPhrase\n <text:s/>Relation "next to"\n <text:s/>ReferringExpression\n <text:s text:c="3"/>Article "a"\n <text:s text:c="3"/>AdjectiveNounPhrase\n <text:s text:c="5"/>AdjectivePhrase\n <text:s text:c="7"/>Adjective "green"\n <text:s text:c="5"/>Noun "block"\n'</text:p>
          </table:table-cell>
          <table:table-cell table:number-columns-repeated="4" office:value-type="string">
            <text:p><text:s/></text:p>
          </table:table-cell>
        </table:table-row>
        <table:table-row table:style-name="ro1">
          <table:table-cell office:value-type="string">
            <text:p>at the far end of the table and slightly right of center</text:p>
          </table:table-cell>
          <table:table-cell office:value-type="string">
            <text:p>at the far end of the table and right of center</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to the left of the red ball</text:p>
          </table:table-cell>
          <table:table-cell office:value-type="string">
            <text:p><text:s/>to the left of the red ball</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table:number-columns-repeated="2" office:value-type="string">
            <text:p>on the left side of the table to the left of the green box</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rientationRelation\n <text:s text:c="15"/>DestinationTag "to"\n <text:s text:c="15"/>Article "the"\n <text:s text:c="15"/>Direction "left"\n <text:s text:c="15"/>BelongingTag "of"\n <text:s text:c="13"/>ReferringExpression\n <text:s text:c="15"/>Article "the"\n <text:s text:c="15"/>AdjectiveNounPhrase\n <text:s text:c="17"/>AdjectivePhrase\n <text:s text:c="19"/>Adjective "green"\n <text:s text:c="17"/>Noun "box"\n'</text:p>
          </table:table-cell>
          <table:table-cell table:number-columns-repeated="4" office:value-type="string">
            <text:p><text:s/></text:p>
          </table:table-cell>
        </table:table-row>
        <table:table-row table:style-name="ro1">
          <table:table-cell office:value-type="string">
            <text:p>farthest away from the viewpoint of the table, next to a large yellow ball</text:p>
          </table:table-cell>
          <table:table-cell office:value-type="string">
            <text:p>farthest away from the viewpoint of the table, next to a yellow ball</text:p>
          </table:table-cell>
          <table:table-cell office:value-type="string">
            <text:p>'RelationLandmarkPhrase\n <text:s/>Relation "next to"\n <text:s/>ReferringExpression\n <text:s text:c="3"/>Article "a"\n <text:s text:c="3"/>AdjectiveNounPhrase\n <text:s text:c="5"/>AdjectivePhrase\n <text:s text:c="7"/>Adjective "yellow"\n <text:s text:c="5"/>Noun "ball"\n'</text:p>
          </table:table-cell>
          <table:table-cell table:number-columns-repeated="4" office:value-type="string">
            <text:p><text:s/></text:p>
          </table:table-cell>
        </table:table-row>
        <table:table-row table:style-name="ro1">
          <table:table-cell table:number-columns-repeated="2" office:value-type="string">
            <text:p>close to the left edge of the table in the middle</text:p>
          </table:table-cell>
          <table:table-cell office:value-type="string">
            <text:p>'RelationLandmarkPhrase\n <text:s/>Relation "close to"\n <text:s/>ExtrinsicReferringExpression\n <text:s text:c="3"/>Article "the"\n <text:s text:c="3"/>RelationNounPhrase\n <text:s text:c="5"/>AdjectiveNounPhrase\n <text:s text:c="7"/>AdjectivePhrase\n <text:s text:c="9"/>OrientationAdjective\n <text:s text:c="11"/>Direction "left"\n <text:s text:c="7"/>Noun "edg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nRelation "in"\n <text:s text:c="13"/>ReferringExpression\n <text:s text:c="15"/>Article "the"\n <text:s text:c="15"/>NounPhrase\n <text:s text:c="17"/>Noun "middle"\n'</text:p>
          </table:table-cell>
          <table:table-cell table:number-columns-repeated="4" office:value-type="string">
            <text:p><text:s/></text:p>
          </table:table-cell>
        </table:table-row>
        <table:table-row table:style-name="ro1">
          <table:table-cell table:number-columns-repeated="2" office:value-type="string">
            <text:p>next to a green rectangle in the middle of the table</text:p>
          </table:table-cell>
          <table:table-cell office:value-type="string">
            <text:p>'RelationLandmarkPhrase\n <text:s/>Relation "next to"\n <text:s/>ExtrinsicReferringExpression\n <text:s text:c="3"/>Article "a"\n <text:s text:c="3"/>RelationNounPhrase\n <text:s text:c="5"/>AdjectiveNounPhrase\n <text:s text:c="7"/>AdjectivePhrase\n <text:s text:c="9"/>Adjective "green"\n <text:s text:c="7"/>Noun "rectangle"\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next to a blue ball</text:p>
          </table:table-cell>
          <table:table-cell office:value-type="string">
            <text:p>'RelationLandmarkPhrase\n <text:s/>Relation "next to"\n <text:s/>ReferringExpression\n <text:s text:c="3"/>Article "a"\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office:value-type="string">
            <text:p>in the middle of the table, just to the left of the blue ball</text:p>
          </table:table-cell>
          <table:table-cell office:value-type="string">
            <text:p>in the middle of the table, to the left of the blue ball</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blue"\n <text:s text:c="5"/>Noun "ball"\n'</text:p>
          </table:table-cell>
          <table:table-cell table:number-columns-repeated="3" office:value-type="string">
            <text:p><text:s/></text:p>
          </table:table-cell>
        </table:table-row>
        <table:table-row table:style-name="ro1">
          <table:table-cell office:value-type="string">
            <text:p>placed in the left corner of the table</text:p>
          </table:table-cell>
          <table:table-cell office:value-type="string">
            <text:p><text:s/>in the left corner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just behind the blue ball</text:p>
          </table:table-cell>
          <table:table-cell office:value-type="string">
            <text:p><text:s/>behind the blue ball</text:p>
          </table:table-cell>
          <table:table-cell office:value-type="string">
            <text:p>'RelationLandmarkPhrase\n <text:s/>Relation "behind"\n <text:s/>ReferringExpression\n <text:s text:c="3"/>Article "the"\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office:value-type="string">
            <text:p>it is in the right corner</text:p>
          </table:table-cell>
          <table:table-cell office:value-type="string">
            <text:p><text:s/>in the right corner</text:p>
          </table:table-cell>
          <table:table-cell office:value-type="string">
            <text:p>'RelationLandmarkPhrase\n <text:s/>OnRelation "in"\n <text:s/>ReferringExpression\n <text:s text:c="3"/>Article "the"\n <text:s text:c="3"/>AdjectiveNounPhrase\n <text:s text:c="5"/>AdjectivePhrase\n <text:s text:c="7"/>OrientationAdjective\n <text:s text:c="9"/>Direction "right"\n <text:s text:c="5"/>Noun "corner"\n'</text:p>
          </table:table-cell>
          <table:table-cell table:number-columns-repeated="4" office:value-type="string">
            <text:p><text:s/></text:p>
          </table:table-cell>
        </table:table-row>
        <table:table-row table:style-name="ro1">
          <table:table-cell table:number-columns-repeated="2" office:value-type="string">
            <text:p>in front of the table</text:p>
          </table:table-cell>
          <table:table-cell office:value-type="string">
            <text:p>'RelationLandmarkPhrase\n <text:s/>Relation "in front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office:value-type="string">
            <text:p>at the front left corner of the table and is at fortyfive degrees in relation to the edge of the table</text:p>
          </table:table-cell>
          <table:table-cell office:value-type="string">
            <text:p>at the front left corner of the table and at fortyfive degrees in relation to the edge of the table</text:p>
          </table:table-cell>
          <table:table-cell office:value-type="string">
            <text:p>'RelationLandmarkPhrase\n <text:s/>Relation "at"\n <text:s/>ExtrinsicReferringExpression\n <text:s text:c="3"/>Article "the"\n <text:s text:c="3"/>RelationNounPhrase\n <text:s text:c="5"/>AdjectiveNounPhrase\n <text:s text:c="7"/>TwoAdjectivePhrase\n <text:s text:c="9"/>OrientationAdjective\n <text:s text:c="11"/>Direction "front"\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red spher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at the edge of the table</text:p>
          </table:table-cell>
          <table:table-cell office:value-type="string">
            <text:p>'RelationLandmarkPhrase\n <text:s/>Relation "at"\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end of the table and in the midd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OnRelation "in"\n <text:s/>ReferringExpression\n <text:s text:c="3"/>Article "the"\n <text:s text:c="3"/>NounPhrase\n <text:s text:c="5"/>Noun "middle"\n'</text:p>
          </table:table-cell>
          <table:table-cell table:number-columns-repeated="3" office:value-type="string">
            <text:p><text:s/></text:p>
          </table:table-cell>
        </table:table-row>
        <table:table-row table:style-name="ro1">
          <table:table-cell table:number-columns-repeated="2" office:value-type="string">
            <text:p>next to the blue sphere in the middle of the table</text:p>
          </table:table-cell>
          <table:table-cell office:value-type="string">
            <text:p>'RelationLandmarkPhrase\n <text:s/>Relation "next to"\n <text:s/>ExtrinsicReferringExpression\n <text:s text:c="3"/>Article "the"\n <text:s text:c="3"/>RelationNounPhrase\n <text:s text:c="5"/>AdjectiveNounPhrase\n <text:s text:c="7"/>AdjectivePhrase\n <text:s text:c="9"/>Adjective "blue"\n <text:s text:c="7"/>Noun "sphere"\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office:value-type="string">
            <text:p>to the right of the orange cylinder and behind a large yellow box</text:p>
          </table:table-cell>
          <table:table-cell office:value-type="string">
            <text:p>to the right of the orange cylinder and behind a yellow box</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ylinder"\n'</text:p>
          </table:table-cell>
          <table:table-cell office:value-type="string">
            <text:p>'RelationLandmarkPhrase\n <text:s/>Relation "behind"\n <text:s/>ReferringExpression\n <text:s text:c="3"/>Article "a"\n <text:s text:c="3"/>AdjectiveNounPhrase\n <text:s text:c="5"/>AdjectivePhrase\n <text:s text:c="7"/>Adjective "yellow"\n <text:s text:c="5"/>Noun "box"\n'</text:p>
          </table:table-cell>
          <table:table-cell table:number-columns-repeated="3"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at the front side of the table</text:p>
          </table:table-cell>
          <table:table-cell office:value-type="string">
            <text:p><text:s/>at the front side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ron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end of the table behind the blue cub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behind"\n <text:s text:c="13"/>ReferringExpression\n <text:s text:c="15"/>Article "the"\n <text:s text:c="15"/>AdjectiveNounPhrase\n <text:s text:c="17"/>AdjectivePhrase\n <text:s text:c="19"/>Adjective "blue"\n <text:s text:c="17"/>Noun "cub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bout halfway up the table, on the left edge. directly to the left of the purple cube in the center of the table</text:p>
          </table:table-cell>
          <table:table-cell office:value-type="string">
            <text:p><text:s/>halfway up the table, on the left edge. to the left of the purple cube in the center of the table</text:p>
          </table:table-cell>
          <table:table-cell office:value-type="string">
            <text:p>'RelationLandmarkPhrase\n <text:s/>OnRelation "on"\n <text:s/>ReferringExpression\n <text:s text:c="3"/>Article "the"\n <text:s text:c="3"/>AdjectiveNounPhrase\n <text:s text:c="5"/>AdjectivePhrase\n <text:s text:c="7"/>OrientationAdjective\n <text:s text:c="9"/>Direction "left"\n <text:s text:c="5"/>Noun "edge"\n'</text:p>
          </table:table-cell>
          <table:table-cell table:number-columns-repeated="4"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at the corner of the table</text:p>
          </table:table-cell>
          <table:table-cell office:value-type="string">
            <text:p>'RelationLandmarkPhrase\n <text:s/>Relation "at"\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right of the blu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office:value-type="string">
            <text:p>in the middle of the table, next to a small purple sphere</text:p>
          </table:table-cell>
          <table:table-cell office:value-type="string">
            <text:p>in the middle of the table, next to a purple spher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xt to"\n <text:s/>ReferringExpression\n <text:s text:c="3"/>Article "a"\n <text:s text:c="3"/>AdjectiveNounPhrase\n <text:s text:c="5"/>AdjectivePhrase\n <text:s text:c="7"/>Adjective "purple"\n <text:s text:c="5"/>Noun "sphere"\n'</text:p>
          </table:table-cell>
          <table:table-cell table:number-columns-repeated="3" office:value-type="string">
            <text:p><text:s/></text:p>
          </table:table-cell>
        </table:table-row>
        <table:table-row table:style-name="ro1">
          <table:table-cell table:number-columns-repeated="2" office:value-type="string">
            <text:p>near the back left corner</text:p>
          </table:table-cell>
          <table:table-cell office:value-type="string">
            <text:p>'RelationLandmarkPhrase\n <text:s/>Relation "near"\n <text:s/>ReferringExpression\n <text:s text:c="3"/>Article "the"\n <text:s text:c="3"/>AdjectiveNounPhrase\n <text:s text:c="5"/>TwoAdjectivePhrase\n <text:s text:c="7"/>OrientationAdjective\n <text:s text:c="9"/>Direction "back"\n <text:s text:c="7"/>OrientationAdjective\n <text:s text:c="9"/>Direction "left"\n <text:s text:c="5"/>Noun "corner"\n'</text:p>
          </table:table-cell>
          <table:table-cell table:number-columns-repeated="4" office:value-type="string">
            <text:p><text:s/></text:p>
          </table:table-cell>
        </table:table-row>
        <table:table-row table:style-name="ro1">
          <table:table-cell office:value-type="string">
            <text:p>sitting close to the near side of the table, with a red sphere just beyond it</text:p>
          </table:table-cell>
          <table:table-cell office:value-type="string">
            <text:p><text:s/>close to the near side of the table, with a red sphere beyond </text:p>
          </table:table-cell>
          <table:table-cell office:value-type="string">
            <text:p>'RelationLandmarkPhrase\n <text:s/>Relation "close to"\n <text:s/>ExtrinsicReferringExpression\n <text:s text:c="3"/>Article "the"\n <text:s text:c="3"/>RelationNounPhrase\n <text:s text:c="5"/>AdjectiveNounPhrase\n <text:s text:c="7"/>AdjectivePhrase\n <text:s text:c="9"/>OrientationAdjective\n <text:s text:c="11"/>Direction "ne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orange rectangular prism</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TwoAdjectivePhrase\n <text:s text:c="7"/>Adjective "orange"\n <text:s text:c="7"/>Adjective "rectangular"\n <text:s text:c="5"/>Noun "prism"\n'</text:p>
          </table:table-cell>
          <table:table-cell table:number-columns-repeated="4" office:value-type="string">
            <text:p><text:s/></text:p>
          </table:table-cell>
        </table:table-row>
        <table:table-row table:style-name="ro1">
          <table:table-cell table:number-columns-repeated="2" office:value-type="string">
            <text:p>in front of the sphere near the middle of the table</text:p>
          </table:table-cell>
          <table:table-cell office:value-type="string">
            <text:p>'RelationLandmarkPhrase\n <text:s/>Relation "in front of"\n <text:s/>ExtrinsicReferringExpression\n <text:s text:c="3"/>Article "the"\n <text:s text:c="3"/>RelationNounPhrase\n <text:s text:c="5"/>NounPhrase\n <text:s text:c="7"/>Noun "sphere"\n <text:s text:c="5"/>RelationLandmarkPhrase\n <text:s text:c="7"/>Relation "near"\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office:value-type="string">
            <text:p>just to the right of the green rectangle</text:p>
          </table:table-cell>
          <table:table-cell office:value-type="string">
            <text:p><text:s/>to the right of the green rectangl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at the front side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ron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in the farthest third of the table. <text:s/>it is directly above and to the left of the red sphere, and above and to the right of the orange cylinder</text:p>
          </table:table-cell>
          <table:table-cell office:value-type="string">
            <text:p><text:s/>in the farthest third of the table. above and to the left of the red sphere, and above and to the right of the orange cylinder</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sphere"\n'</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ylinder"\n'</text:p>
          </table:table-cell>
          <table:table-cell table:number-columns-repeated="3" office:value-type="string">
            <text:p><text:s/></text:p>
          </table:table-cell>
        </table:table-row>
        <table:table-row table:style-name="ro1">
          <table:table-cell table:number-columns-repeated="2" office:value-type="string">
            <text:p>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at the side of the table</text:p>
          </table:table-cell>
          <table:table-cell office:value-type="string">
            <text:p>'RelationLandmarkPhrase\n <text:s/>Relation "at"\n <text:s/>ExtrinsicReferringExpression\n <text:s text:c="3"/>Article "the"\n <text:s text:c="3"/>RelationNounPhrase\n <text:s text:c="5"/>NounPhrase\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green cube and in front of the orange cylinder</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cube"\n'</text:p>
          </table:table-cell>
          <table:table-cell office:value-type="string">
            <text:p>'RelationLandmarkPhrase\n <text:s/>Relation "in front of"\n <text:s/>ReferringExpression\n <text:s text:c="3"/>Article "the"\n <text:s text:c="3"/>AdjectiveNounPhrase\n <text:s text:c="5"/>AdjectivePhrase\n <text:s text:c="7"/>Adjective "orange"\n <text:s text:c="5"/>Noun "cylinder"\n'</text:p>
          </table:table-cell>
          <table:table-cell table:number-columns-repeated="3" office:value-type="string">
            <text:p><text:s/></text:p>
          </table:table-cell>
        </table:table-row>
        <table:table-row table:style-name="ro1">
          <table:table-cell table:number-columns-repeated="2" office:value-type="string">
            <text:p>behind a purple ball and green cube</text:p>
          </table:table-cell>
          <table:table-cell office:value-type="string">
            <text:p>'RelationLandmarkPhrase\n <text:s/>Relation "behind"\n <text:s/>ReferringExpression\n <text:s text:c="3"/>Article "a"\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table:number-columns-repeated="2" office:value-type="string">
            <text:p>to the left of the red sphere behind the yellow rectangular block</text:p>
          </table:table-cell>
          <table:table-cell office:value-type="string">
            <text:p>'RelationLandmarkPhrase\n <text:s/>OrientationRelation\n <text:s text:c="3"/>DestinationTag "to"\n <text:s text:c="3"/>Article "the"\n <text:s text:c="3"/>Direction "left"\n <text:s text:c="3"/>BelongingTag "of"\n <text:s/>ExtrinsicReferringExpression\n <text:s text:c="3"/>Article "the"\n <text:s text:c="3"/>RelationNounPhrase\n <text:s text:c="5"/>AdjectiveNounPhrase\n <text:s text:c="7"/>AdjectivePhrase\n <text:s text:c="9"/>Adjective "red"\n <text:s text:c="7"/>Noun "sphere"\n <text:s text:c="5"/>RelationLandmarkPhrase\n <text:s text:c="7"/>Relation "behind"\n <text:s text:c="7"/>ReferringExpression\n <text:s text:c="9"/>Article "the"\n <text:s text:c="9"/>AdjectiveNounPhrase\n <text:s text:c="11"/>TwoAdjectivePhrase\n <text:s text:c="13"/>Adjective "yellow"\n <text:s text:c="13"/>Adjective "rectangular"\n <text:s text:c="11"/>Noun "block"\n'</text:p>
          </table:table-cell>
          <table:table-cell table:number-columns-repeated="4" office:value-type="string">
            <text:p><text:s/></text:p>
          </table:table-cell>
        </table:table-row>
        <table:table-row table:style-name="ro1">
          <table:table-cell office:value-type="string">
            <text:p>located in the middle of the table</text:p>
          </table:table-cell>
          <table:table-cell office:value-type="string">
            <text:p><text:s/>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far right corner of the table, to the right of the larger yellow cub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far"\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on the left side in the middle of the table</text:p>
          </table:table-cell>
          <table:table-cell office:value-type="string">
            <text:p><text:s/>on the left side in the middl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furthest towards the viewer on the table, in the middle and in front of the other four objects</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wards the far side of the table</text:p>
          </table:table-cell>
          <table:table-cell office:value-type="string">
            <text:p>'RelationLandmarkPhrase\n <text:s/>Relation "towards"\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at the far end of the table</text:p>
          </table:table-cell>
          <table:table-cell office:value-type="string">
            <text:p><text:s/>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orange cylinder and between the yellow blocks</text:p>
          </table:table-cell>
          <table:table-cell office:value-type="string">
            <text:p>'RelationLandmarkPhrase\n <text:s/>Relation "next to"\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near the side of the table</text:p>
          </table:table-cell>
          <table:table-cell office:value-type="string">
            <text:p><text:s/>near the side of the table</text:p>
          </table:table-cell>
          <table:table-cell office:value-type="string">
            <text:p>'RelationLandmarkPhrase\n <text:s/>Relation "near"\n <text:s/>ExtrinsicReferringExpression\n <text:s text:c="3"/>Article "the"\n <text:s text:c="3"/>RelationNounPhrase\n <text:s text:c="5"/>NounPhrase\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closest to our end of the table, towards the right half</text:p>
          </table:table-cell>
          <table:table-cell office:value-type="string">
            <text:p>'RelationLandmarkPhrase\n <text:s/>Relation "towards"\n <text:s/>ReferringExpression\n <text:s text:c="3"/>Article "the"\n <text:s text:c="3"/>AdjectiveNounPhrase\n <text:s text:c="5"/>AdjectivePhrase\n <text:s text:c="7"/>OrientationAdjective\n <text:s text:c="9"/>Direction "right"\n <text:s text:c="5"/>Noun "half"\n'</text:p>
          </table:table-cell>
          <table:table-cell table:number-columns-repeated="4" office:value-type="string">
            <text:p><text:s/></text:p>
          </table:table-cell>
        </table:table-row>
        <table:table-row table:style-name="ro1">
          <table:table-cell table:number-columns-repeated="2" office:value-type="string">
            <text:p>in the middle, by a blue ball</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near the far end of the table next to the blue cub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the"\n <text:s text:c="15"/>AdjectiveNounPhrase\n <text:s text:c="17"/>AdjectivePhrase\n <text:s text:c="19"/>Adjective "blue"\n <text:s text:c="17"/>Noun "cube"\n'</text:p>
          </table:table-cell>
          <table:table-cell table:number-columns-repeated="4" office:value-type="string">
            <text:p><text:s/></text:p>
          </table:table-cell>
        </table:table-row>
        <table:table-row table:style-name="ro1">
          <table:table-cell table:number-columns-repeated="2" office:value-type="string">
            <text:p>close to the yellow circle</text:p>
          </table:table-cell>
          <table:table-cell office:value-type="string">
            <text:p>'RelationLandmarkPhrase\n <text:s/>Relation "close to"\n <text:s/>ReferringExpression\n <text:s text:c="3"/>Article "the"\n <text:s text:c="3"/>AdjectiveNounPhrase\n <text:s text:c="5"/>AdjectivePhrase\n <text:s text:c="7"/>Adjective "yellow"\n <text:s text:c="5"/>Noun "circle"\n'</text:p>
          </table:table-cell>
          <table:table-cell table:number-columns-repeated="4" office:value-type="string">
            <text:p><text:s/></text:p>
          </table:table-cell>
        </table:table-row>
        <table:table-row table:style-name="ro1">
          <table:table-cell office:value-type="string">
            <text:p>placed at the backside of the table</text:p>
          </table:table-cell>
          <table:table-cell office:value-type="string">
            <text:p><text:s/>at the backside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back"\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far right corner</text:p>
          </table:table-cell>
          <table:table-cell office:value-type="string">
            <text:p>'RelationLandmarkPhrase\n <text:s/>OnRelation "in"\n <text:s/>ReferringExpression\n <text:s text:c="3"/>Article "the"\n <text:s text:c="3"/>AdjectiveNounPhrase\n <text:s text:c="5"/>TwoAdjectivePhrase\n <text:s text:c="7"/>OrientationAdjective\n <text:s text:c="9"/>Direction "far"\n <text:s text:c="7"/>OrientationAdjective\n <text:s text:c="9"/>Direction "right"\n <text:s text:c="5"/>Noun "corner"\n'</text:p>
          </table:table-cell>
          <table:table-cell table:number-columns-repeated="4" office:value-type="string">
            <text:p><text:s/></text:p>
          </table:table-cell>
        </table:table-row>
        <table:table-row table:style-name="ro1">
          <table:table-cell table:number-columns-repeated="2" office:value-type="string">
            <text:p>in front of the table</text:p>
          </table:table-cell>
          <table:table-cell office:value-type="string">
            <text:p>'RelationLandmarkPhrase\n <text:s/>Relation "in front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on the edge of the table</text:p>
          </table:table-cell>
          <table:table-cell office:value-type="string">
            <text:p>'RelationLandmarkPhrase\n <text:s/>OnRelation "on"\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near the back left corner of the tabl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the first object on the table. <text:s/>it is slightly in front of and slightly to the right of the orange cylinder</text:p>
          </table:table-cell>
          <table:table-cell office:value-type="string">
            <text:p>the first object on the table. in front of and to the right of the orang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near the far right corner</text:p>
          </table:table-cell>
          <table:table-cell office:value-type="string">
            <text:p>'RelationLandmarkPhrase\n <text:s/>Relation "near"\n <text:s/>ReferringExpression\n <text:s text:c="3"/>Article "the"\n <text:s text:c="3"/>AdjectiveNounPhrase\n <text:s text:c="5"/>TwoAdjectivePhrase\n <text:s text:c="7"/>OrientationAdjective\n <text:s text:c="9"/>Direction "far"\n <text:s text:c="7"/>OrientationAdjective\n <text:s text:c="9"/>Direction "right"\n <text:s text:c="5"/>Noun "corner"\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near the edge of the table</text:p>
          </table:table-cell>
          <table:table-cell office:value-type="string">
            <text:p><text:s/>near the edge of the table</text:p>
          </table:table-cell>
          <table:table-cell office:value-type="string">
            <text:p>'RelationLandmarkPhrase\n <text:s/>Relation "near"\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next to a green cub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a"\n <text:s text:c="15"/>AdjectiveNounPhrase\n <text:s text:c="17"/>AdjectivePhrase\n <text:s text:c="19"/>Adjective "green"\n <text:s text:c="17"/>Noun "cube"\n'</text:p>
          </table:table-cell>
          <table:table-cell table:number-columns-repeated="4" office:value-type="string">
            <text:p><text:s/></text:p>
          </table:table-cell>
        </table:table-row>
        <table:table-row table:style-name="ro1">
          <table:table-cell table:number-columns-repeated="2" office:value-type="string">
            <text:p>next to a blue block</text:p>
          </table:table-cell>
          <table:table-cell office:value-type="string">
            <text:p>'RelationLandmarkPhrase\n <text:s/>Relation "next to"\n <text:s/>ReferringExpression\n <text:s text:c="3"/>Article "a"\n <text:s text:c="3"/>AdjectiveNounPhrase\n <text:s text:c="5"/>AdjectivePhrase\n <text:s text:c="7"/>Adjective "blue"\n <text:s text:c="5"/>Noun "block"\n'</text:p>
          </table:table-cell>
          <table:table-cell table:number-columns-repeated="4" office:value-type="string">
            <text:p><text:s/></text:p>
          </table:table-cell>
        </table:table-row>
        <table:table-row table:style-name="ro1">
          <table:table-cell table:number-columns-repeated="2" office:value-type="string">
            <text:p>towards the far side of the table</text:p>
          </table:table-cell>
          <table:table-cell office:value-type="string">
            <text:p>'RelationLandmarkPhrase\n <text:s/>Relation "towards"\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o the right side of the table</text:p>
          </table:table-cell>
          <table:table-cell office:value-type="string">
            <text:p>'RelationLandmarkPhrase\n <text:s/>DistanceRelation\n <text:s text:c="3"/>MeasurePhrase\n <text:s text:c="5"/>DistanceMeasure "near to"\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blue cylinder</text:p>
          </table:table-cell>
          <table:table-cell office:value-type="string">
            <text:p>'RelationLandmarkPhrase\n <text:s/>Relation "next to"\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office:value-type="string">
            <text:p>located to the right of the blue circle</text:p>
          </table:table-cell>
          <table:table-cell office:value-type="string">
            <text:p><text:s/>to the right of the blue circl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blue"\n <text:s text:c="5"/>Noun "circle"\n'</text:p>
          </table:table-cell>
          <table:table-cell table:number-columns-repeated="4" office:value-type="string">
            <text:p><text:s/></text:p>
          </table:table-cell>
        </table:table-row>
        <table:table-row table:style-name="ro1">
          <table:table-cell table:number-columns-repeated="2" office:value-type="string">
            <text:p>in the middle of the table, behind a red spher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behind"\n <text:s/>ReferringExpression\n <text:s text:c="3"/>Article "a"\n <text:s text:c="3"/>AdjectiveNounPhrase\n <text:s text:c="5"/>AdjectivePhrase\n <text:s text:c="7"/>Adjective "red"\n <text:s text:c="5"/>Noun "sphere"\n'</text:p>
          </table:table-cell>
          <table:table-cell table:number-columns-repeated="3" office:value-type="string">
            <text:p><text:s/></text:p>
          </table:table-cell>
        </table:table-row>
        <table:table-row table:style-name="ro1">
          <table:table-cell table:number-columns-repeated="2" office:value-type="string">
            <text:p>towards the end of the table</text:p>
          </table:table-cell>
          <table:table-cell office:value-type="string">
            <text:p>'RelationLandmarkPhrase\n <text:s/>Relation "towards"\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center of the table, near the left edge, equidistant from the other purple blocks and the yellow block</text:p>
          </table:table-cell>
          <table:table-cell office:value-type="string">
            <text:p>'RelationLandmarkPhrase\n <text:s/>Relation "near"\n <text:s/>ReferringExpression\n <text:s text:c="3"/>Article "the"\n <text:s text:c="3"/>AdjectiveNounPhrase\n <text:s text:c="5"/>AdjectivePhrase\n <text:s text:c="7"/>OrientationAdjective\n <text:s text:c="9"/>Direction "left"\n <text:s text:c="5"/>Noun "edge"\n'</text:p>
          </table:table-cell>
          <table:table-cell table:number-columns-repeated="4" office:value-type="string">
            <text:p><text:s/></text:p>
          </table:table-cell>
        </table:table-row>
        <table:table-row table:style-name="ro1">
          <table:table-cell table:number-columns-repeated="2" office:value-type="string">
            <text:p>next to the purple ball, further away than the purple block</text:p>
          </table:table-cell>
          <table:table-cell office:value-type="string">
            <text:p>'RelationLandmarkPhrase\n <text:s/>Relation "next to"\n <text:s/>ReferringExpression\n <text:s text:c="3"/>Article "the"\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office:value-type="string">
            <text:p>below the green cube, to the bottom right of the yellow rectangular prism, to the right of the smaller rectangular prism, and above and to the right of the large purple cube</text:p>
          </table:table-cell>
          <table:table-cell office:value-type="string">
            <text:p>below the green cube, to the bottom right of the yellow rectangular prism, to the right of the smaller rectangular prism, and above and to the right of the purple cub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purple"\n <text:s text:c="5"/>Noun "cube"\n'</text:p>
          </table:table-cell>
          <table:table-cell table:number-columns-repeated="4" office:value-type="string">
            <text:p><text:s/></text:p>
          </table:table-cell>
        </table:table-row>
        <table:table-row table:style-name="ro1">
          <table:table-cell table:number-columns-repeated="2" office:value-type="string">
            <text:p>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between two yellow rectangles and next to an orange circle</text:p>
          </table:table-cell>
          <table:table-cell office:value-type="string">
            <text:p>'RelationLandmarkPhrase\n <text:s/>Relation "next to"\n <text:s/>ReferringExpression\n <text:s text:c="3"/>Article "an"\n <text:s text:c="3"/>AdjectiveNounPhrase\n <text:s text:c="5"/>AdjectivePhrase\n <text:s text:c="7"/>Adjective "orange"\n <text:s text:c="5"/>Noun "circle"\n'</text:p>
          </table:table-cell>
          <table:table-cell table:number-columns-repeated="4" office:value-type="string">
            <text:p><text:s/></text:p>
          </table:table-cell>
        </table:table-row>
        <table:table-row table:style-name="ro1">
          <table:table-cell office:value-type="string">
            <text:p>placed at the top right corner</text:p>
          </table:table-cell>
          <table:table-cell office:value-type="string">
            <text:p><text:s/>at the top right corner</text:p>
          </table:table-cell>
          <table:table-cell office:value-type="string">
            <text:p>'RelationLandmarkPhrase\n <text:s/>Relation "at"\n <text:s/>ReferringExpression\n <text:s text:c="3"/>Article "the"\n <text:s text:c="3"/>AdjectiveNounPhrase\n <text:s text:c="5"/>TwoAdjectivePhrase\n <text:s text:c="7"/>OrientationAdjective\n <text:s text:c="9"/>Direction "top"\n <text:s text:c="7"/>OrientationAdjective\n <text:s text:c="9"/>Direction "right"\n <text:s text:c="5"/>Noun "corner"\n'</text:p>
          </table:table-cell>
          <table:table-cell table:number-columns-repeated="4" office:value-type="string">
            <text:p><text:s/></text:p>
          </table:table-cell>
        </table:table-row>
        <table:table-row table:style-name="ro1">
          <table:table-cell table:number-columns-repeated="2" office:value-type="string">
            <text:p>near to the top left corner of the table</text:p>
          </table:table-cell>
          <table:table-cell office:value-type="string">
            <text:p>'RelationLandmarkPhrase\n <text:s/>DistanceRelation\n <text:s text:c="3"/>MeasurePhrase\n <text:s text:c="5"/>DistanceMeasure "near to"\n <text:s/>ExtrinsicReferringExpression\n <text:s text:c="3"/>Article "the"\n <text:s text:c="3"/>RelationNounPhrase\n <text:s text:c="5"/>AdjectiveNounPhrase\n <text:s text:c="7"/>TwoAdjectivePhrase\n <text:s text:c="9"/>OrientationAdjective\n <text:s text:c="11"/>Direction "top"\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behind all the other cubes and placed on the far end of the table</text:p>
          </table:table-cell>
          <table:table-cell office:value-type="string">
            <text:p>behind all the other cubes and on the far end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yellow circle</text:p>
          </table:table-cell>
          <table:table-cell office:value-type="string">
            <text:p>'RelationLandmarkPhrase\n <text:s/>Relation "next to"\n <text:s/>ReferringExpression\n <text:s text:c="3"/>Article "the"\n <text:s text:c="3"/>AdjectiveNounPhrase\n <text:s text:c="5"/>AdjectivePhrase\n <text:s text:c="7"/>Adjective "yellow"\n <text:s text:c="5"/>Noun "circle"\n'</text:p>
          </table:table-cell>
          <table:table-cell table:number-columns-repeated="4" office:value-type="string">
            <text:p><text:s/></text:p>
          </table:table-cell>
        </table:table-row>
        <table:table-row table:style-name="ro1">
          <table:table-cell table:number-columns-repeated="2" office:value-type="string">
            <text:p>near the left edge of the table, close to the yellow cub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left"\n <text:s text:c="7"/>Noun "edg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close to"\n <text:s/>ReferringExpression\n <text:s text:c="3"/>Article "the"\n <text:s text:c="3"/>AdjectiveNounPhrase\n <text:s text:c="5"/>AdjectivePhrase\n <text:s text:c="7"/>Adjective "yellow"\n <text:s text:c="5"/>Noun "cube"\n'</text:p>
          </table:table-cell>
          <table:table-cell table:number-columns-repeated="3" office:value-type="string">
            <text:p><text:s/></text:p>
          </table:table-cell>
        </table:table-row>
        <table:table-row table:style-name="ro1">
          <table:table-cell table:number-columns-repeated="2" office:value-type="string">
            <text:p>at the far end of the table and towards right</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right side</text:p>
          </table:table-cell>
          <table:table-cell office:value-type="string">
            <text:p>'RelationLandmarkPhrase\n <text:s/>OnRelation "on"\n <text:s/>ReferringExpression\n <text:s text:c="3"/>Article "the"\n <text:s text:c="3"/>AdjectiveNounPhrase\n <text:s text:c="5"/>AdjectivePhrase\n <text:s text:c="7"/>OrientationAdjective\n <text:s text:c="9"/>Direction "right"\n <text:s text:c="5"/>Noun "side"\n'</text:p>
          </table:table-cell>
          <table:table-cell table:number-columns-repeated="4" office:value-type="string">
            <text:p><text:s/></text:p>
          </table:table-cell>
        </table:table-row>
        <table:table-row table:style-name="ro1">
          <table:table-cell table:number-columns-repeated="2" office:value-type="string">
            <text:p>at the top right corner of the table, to the right of the the fat orange cylinder</text:p>
          </table:table-cell>
          <table:table-cell office:value-type="string">
            <text:p>'RelationLandmarkPhrase\n <text:s/>Relation "at"\n <text:s/>ExtrinsicReferringExpression\n <text:s text:c="3"/>Article "the"\n <text:s text:c="3"/>RelationNounPhrase\n <text:s text:c="5"/>AdjectiveNounPhrase\n <text:s text:c="7"/>TwoAdjectivePhrase\n <text:s text:c="9"/>OrientationAdjective\n <text:s text:c="11"/>Direction "top"\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corner of the table</text:p>
          </table:table-cell>
          <table:table-cell office:value-type="string">
            <text:p>'RelationLandmarkPhrase\n <text:s/>Relation "near"\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far right corner</text:p>
          </table:table-cell>
          <table:table-cell office:value-type="string">
            <text:p>'RelationLandmarkPhrase\n <text:s/>Relation "near"\n <text:s/>ReferringExpression\n <text:s text:c="3"/>Article "the"\n <text:s text:c="3"/>AdjectiveNounPhrase\n <text:s text:c="5"/>TwoAdjectivePhrase\n <text:s text:c="7"/>OrientationAdjective\n <text:s text:c="9"/>Direction "far"\n <text:s text:c="7"/>OrientationAdjective\n <text:s text:c="9"/>Direction "right"\n <text:s text:c="5"/>Noun "corner"\n'</text:p>
          </table:table-cell>
          <table:table-cell table:number-columns-repeated="4" office:value-type="string">
            <text:p><text:s/></text:p>
          </table:table-cell>
        </table:table-row>
        <table:table-row table:style-name="ro1">
          <table:table-cell table:number-columns-repeated="2" office:value-type="string">
            <text:p>next to the orange cylinder</text:p>
          </table:table-cell>
          <table:table-cell office:value-type="string">
            <text:p>'RelationLandmarkPhrase\n <text:s/>Relation "next to"\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office:value-type="string">
            <text:p>placed on the table</text:p>
          </table:table-cell>
          <table:table-cell office:value-type="string">
            <text:p><text:s/>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near the orange cylinder</text:p>
          </table:table-cell>
          <table:table-cell office:value-type="string">
            <text:p>'RelationLandmarkPhrase\n <text:s/>Relation "near"\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to the left of the green box</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office:value-type="string">
            <text:p>centered and slightly on the left side of the table</text:p>
          </table:table-cell>
          <table:table-cell office:value-type="string">
            <text:p>centered and on the lef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middle of the table</text:p>
          </table:table-cell>
          <table:table-cell office:value-type="string">
            <text:p>'RelationLandmarkPhrase\n <text:s/>Relation "at"\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 nearly another big violet cube like object and in the left far end of the table</text:p>
          </table:table-cell>
          <table:table-cell office:value-type="string">
            <text:p>place another violet cube like object and in the left far end of the table</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left"\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sitting on the far end of the table, very close to the edge and is just a bit to the right of the centre</text:p>
          </table:table-cell>
          <table:table-cell office:value-type="string">
            <text:p><text:s/>on the far end of the table, close to the edge and a bit to the right of the centr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close to"\n <text:s/>ReferringExpression\n <text:s text:c="3"/>Article "the"\n <text:s text:c="3"/>NounPhrase\n <text:s text:c="5"/>Noun "edge"\n'</text:p>
          </table:table-cell>
          <table:table-cell table:number-columns-repeated="3" office:value-type="string">
            <text:p><text:s/></text:p>
          </table:table-cell>
        </table:table-row>
        <table:table-row table:style-name="ro1">
          <table:table-cell table:number-columns-repeated="2" office:value-type="string">
            <text:p>on the lef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a blue rectangle and behind three other objects</text:p>
          </table:table-cell>
          <table:table-cell office:value-type="string">
            <text:p>'RelationLandmarkPhrase\n <text:s/>Relation "next to"\n <text:s/>ReferringExpression\n <text:s text:c="3"/>Article "a"\n <text:s text:c="3"/>AdjectiveNounPhrase\n <text:s text:c="5"/>AdjectivePhrase\n <text:s text:c="7"/>Adjective "blue"\n <text:s text:c="5"/>Noun "rectangle"\n'</text:p>
          </table:table-cell>
          <table:table-cell table:number-columns-repeated="4" office:value-type="string">
            <text:p><text:s/></text:p>
          </table:table-cell>
        </table:table-row>
        <table:table-row table:style-name="ro1">
          <table:table-cell office:value-type="string">
            <text:p>just to the left of the blue sphere, near the middle of the table</text:p>
          </table:table-cell>
          <table:table-cell office:value-type="string">
            <text:p><text:s/>to the left of the blue sphere, near the middle of the tab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blue"\n <text:s text:c="5"/>Noun "sphere"\n'</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office:value-type="string">
            <text:p>on the very top end of the table</text:p>
          </table:table-cell>
          <table:table-cell office:value-type="string">
            <text:p>on the top end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top"\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edge of the table</text:p>
          </table:table-cell>
          <table:table-cell office:value-type="string">
            <text:p>'RelationLandmarkPhrase\n <text:s/>Relation "at"\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at the middle of the table</text:p>
          </table:table-cell>
          <table:table-cell office:value-type="string">
            <text:p><text:s/>at the middle of the table</text:p>
          </table:table-cell>
          <table:table-cell office:value-type="string">
            <text:p>'RelationLandmarkPhrase\n <text:s/>Relation "at"\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right of the orange cylinder in the middle of the table</text:p>
          </table:table-cell>
          <table:table-cell office:value-type="string">
            <text:p>'RelationLandmarkPhrase\n <text:s/>OrientationRelation\n <text:s text:c="3"/>DestinationTag "to"\n <text:s text:c="3"/>Article "the"\n <text:s text:c="3"/>Direction "right"\n <text:s text:c="3"/>BelongingTag "of"\n <text:s/>ExtrinsicReferringExpression\n <text:s text:c="3"/>Article "the"\n <text:s text:c="3"/>RelationNounPhrase\n <text:s text:c="5"/>AdjectiveNounPhrase\n <text:s text:c="7"/>AdjectivePhrase\n <text:s text:c="9"/>Adjective "orange"\n <text:s text:c="7"/>Noun "cylinder"\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office:value-type="string">
            <text:p>next to the short orange cylinder, closest to the front of the table</text:p>
          </table:table-cell>
          <table:table-cell office:value-type="string">
            <text:p>next to the orange cylinder, closest to the front of the table</text:p>
          </table:table-cell>
          <table:table-cell office:value-type="string">
            <text:p>'RelationLandmarkPhrase\n <text:s/>Relation "next to"\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near a pink cuboid</text:p>
          </table:table-cell>
          <table:table-cell office:value-type="string">
            <text:p>'RelationLandmarkPhrase\n <text:s/>Relation "near"\n <text:s/>ReferringExpression\n <text:s text:c="3"/>Article "a"\n <text:s text:c="3"/>AdjectiveNounPhrase\n <text:s text:c="5"/>AdjectivePhrase\n <text:s text:c="7"/>Adjective "pink"\n <text:s text:c="5"/>Noun "cuboid"\n'</text:p>
          </table:table-cell>
          <table:table-cell table:number-columns-repeated="4" office:value-type="string">
            <text:p><text:s/></text:p>
          </table:table-cell>
        </table:table-row>
        <table:table-row table:style-name="ro1">
          <table:table-cell office:value-type="string">
            <text:p>located on the left side of a table and <text:s/>positioned in the lower corner edge</text:p>
          </table:table-cell>
          <table:table-cell office:value-type="string">
            <text:p><text:s/>on the left side of a table and in the lower corner edg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a"\n <text:s text:c="9"/>NounPhrase\n <text:s text:c="11"/>Noun "table"\n'</text:p>
          </table:table-cell>
          <table:table-cell table:number-columns-repeated="4" office:value-type="string">
            <text:p><text:s/></text:p>
          </table:table-cell>
        </table:table-row>
        <table:table-row table:style-name="ro1">
          <table:table-cell office:value-type="string">
            <text:p>placed on the right side of a blue rectangular block near the edge of the table</text:p>
          </table:table-cell>
          <table:table-cell office:value-type="string">
            <text:p><text:s/>on the right side of a blue rectangular block near the edg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ExtrinsicReferringExpression\n <text:s text:c="9"/>Article "a"\n <text:s text:c="9"/>RelationNounPhrase\n <text:s text:c="11"/>AdjectiveNounPhrase\n <text:s text:c="13"/>TwoAdjectivePhrase\n <text:s text:c="15"/>Adjective "blue"\n <text:s text:c="15"/>Adjective "rectangular"\n <text:s text:c="13"/>Noun "block"\n <text:s text:c="11"/>RelationLandmarkPhrase\n <text:s text:c="13"/>Relation "near"\n <text:s text:c="13"/>ExtrinsicReferringExpression\n <text:s text:c="15"/>Article "the"\n <text:s text:c="15"/>RelationNounPhrase\n <text:s text:c="17"/>NounPhrase\n <text:s text:c="19"/>Noun "edge"\n <text:s text:c="17"/>RelationLandmarkPhrase\n <text:s text:c="19"/>PartOfRelation\n <text:s text:c="21"/>BelongingTag "of"\n <text:s text:c="19"/>ReferringExpression\n <text:s text:c="21"/>Article "the"\n <text:s text:c="21"/>NounPhrase\n <text:s text:c="23"/>Noun "table"\n'</text:p>
          </table:table-cell>
          <table:table-cell table:number-columns-repeated="4" office:value-type="string">
            <text:p><text:s/></text:p>
          </table:table-cell>
        </table:table-row>
        <table:table-row table:style-name="ro1">
          <table:table-cell table:number-columns-repeated="2" office:value-type="string">
            <text:p>on the lef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far side of a table, to the right of a brown cylinder</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a"\n <text:s text:c="9"/>NounPhrase\n <text:s text:c="11"/>Noun "table"\n'</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AdjectivePhrase\n <text:s text:c="7"/>Adjective "brown"\n <text:s text:c="5"/>Noun "cylinder"\n'</text:p>
          </table:table-cell>
          <table:table-cell table:number-columns-repeated="3" office:value-type="string">
            <text:p><text:s/></text:p>
          </table:table-cell>
        </table:table-row>
        <table:table-row table:style-name="ro1">
          <table:table-cell table:number-columns-repeated="2" office:value-type="string">
            <text:p>in front of the other objects, 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green box</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table:number-columns-repeated="2" office:value-type="string">
            <text:p>near the far edge of the table in the left midd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nRelation "in"\n <text:s text:c="13"/>ReferringExpression\n <text:s text:c="15"/>Article "the"\n <text:s text:c="15"/>AdjectiveNounPhrase\n <text:s text:c="17"/>AdjectivePhrase\n <text:s text:c="19"/>OrientationAdjective\n <text:s text:c="21"/>Direction "left"\n <text:s text:c="17"/>Noun "middle"\n'</text:p>
          </table:table-cell>
          <table:table-cell table:number-columns-repeated="4" office:value-type="string">
            <text:p><text:s/></text:p>
          </table:table-cell>
        </table:table-row>
        <table:table-row table:style-name="ro1">
          <table:table-cell table:number-columns-repeated="2" office:value-type="string">
            <text:p>next to the blue ball</text:p>
          </table:table-cell>
          <table:table-cell office:value-type="string">
            <text:p>'RelationLandmarkPhrase\n <text:s/>Relation "next to"\n <text:s/>ReferringExpression\n <text:s text:c="3"/>Article "the"\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office:value-type="string">
            <text:p>directly in front of the tall purple object and is in the far right hand quadrant of the table</text:p>
          </table:table-cell>
          <table:table-cell office:value-type="string">
            <text:p><text:s/>in front of the purple object and in the far right hand quadrant of the table</text:p>
          </table:table-cell>
          <table:table-cell office:value-type="string">
            <text:p>'RelationLandmarkPhrase\n <text:s/>Relation "in front of"\n <text:s/>ReferringExpression\n <text:s text:c="3"/>Article "the"\n <text:s text:c="3"/>AdjectiveNounPhrase\n <text:s text:c="5"/>AdjectivePhrase\n <text:s text:c="7"/>Adjective "purple"\n <text:s text:c="5"/>Noun "object"\n'</text:p>
          </table:table-cell>
          <table:table-cell table:number-columns-repeated="4" office:value-type="string">
            <text:p><text:s/></text:p>
          </table:table-cell>
        </table:table-row>
        <table:table-row table:style-name="ro1">
          <table:table-cell table:number-columns-repeated="2" office:value-type="string">
            <text:p>near the middle of the table, to the right of a similar purple cub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t is at the end of the table,in the right corner</text:p>
          </table:table-cell>
          <table:table-cell office:value-type="string">
            <text:p><text:s/>at the end of the table,in the right corner</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OnRelation "in"\n <text:s/>ReferringExpression\n <text:s text:c="3"/>Article "the"\n <text:s text:c="3"/>AdjectiveNounPhrase\n <text:s text:c="5"/>AdjectivePhrase\n <text:s text:c="7"/>OrientationAdjective\n <text:s text:c="9"/>Direction "right"\n <text:s text:c="5"/>Noun "corner"\n'</text:p>
          </table:table-cell>
          <table:table-cell table:number-columns-repeated="3" office:value-type="string">
            <text:p><text:s/></text:p>
          </table:table-cell>
        </table:table-row>
        <table:table-row table:style-name="ro1">
          <table:table-cell office:value-type="string">
            <text:p>located on the left side of the table near the edge</text:p>
          </table:table-cell>
          <table:table-cell office:value-type="string">
            <text:p><text:s/>on the left side of the table near the edg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ar"\n <text:s text:c="13"/>ReferringExpression\n <text:s text:c="15"/>Article "the"\n <text:s text:c="15"/>NounPhrase\n <text:s text:c="17"/>Noun "edge"\n'</text:p>
          </table:table-cell>
          <table:table-cell table:number-columns-repeated="4" office:value-type="string">
            <text:p><text:s/></text:p>
          </table:table-cell>
        </table:table-row>
        <table:table-row table:style-name="ro1">
          <table:table-cell office:value-type="string">
            <text:p>on the left side of the table between the green rectangular cuboid and the brown cylinder. it is directly to the left of the green rectangular cuboid in the back left corner of the table</text:p>
          </table:table-cell>
          <table:table-cell office:value-type="string">
            <text:p>on the left side of the table between the green rectangular cuboid and the brown cylinder. to the left of the green rectangular cuboid in the back left corner of the table</text:p>
          </table:table-cell>
          <table:table-cell office:value-type="string">
            <text:p>'RelationLandmarkPhrase\n <text:s/>OrientationRelation\n <text:s text:c="3"/>DestinationTag "to"\n <text:s text:c="3"/>Article "the"\n <text:s text:c="3"/>Direction "left"\n <text:s text:c="3"/>BelongingTag "of"\n <text:s/>ExtrinsicReferringExpression\n <text:s text:c="3"/>Article "the"\n <text:s text:c="3"/>RelationNounPhrase\n <text:s text:c="5"/>AdjectiveNounPhrase\n <text:s text:c="7"/>TwoAdjectivePhrase\n <text:s text:c="9"/>Adjective "green"\n <text:s text:c="9"/>Adjective "rectangular"\n <text:s text:c="7"/>Noun "cuboid"\n <text:s text:c="5"/>RelationLandmarkPhrase\n <text:s text:c="7"/>OnRelation "in"\n <text:s text:c="7"/>ExtrinsicReferringExpression\n <text:s text:c="9"/>Article "the"\n <text:s text:c="9"/>RelationNounPhrase\n <text:s text:c="11"/>AdjectiveNounPhrase\n <text:s text:c="13"/>TwoAdjectivePhrase\n <text:s text:c="15"/>OrientationAdjective\n <text:s text:c="17"/>Direction "back"\n <text:s text:c="15"/>OrientationAdjective\n <text:s text:c="17"/>Direction "left"\n <text:s text:c="13"/>Noun "corner"\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to the right of the green box</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table:number-columns-repeated="2" office:value-type="string">
            <text:p>in the back right corner</text:p>
          </table:table-cell>
          <table:table-cell office:value-type="string">
            <text:p>'RelationLandmarkPhrase\n <text:s/>OnRelation "in"\n <text:s/>ReferringExpression\n <text:s text:c="3"/>Article "the"\n <text:s text:c="3"/>AdjectiveNounPhrase\n <text:s text:c="5"/>TwoAdjectivePhrase\n <text:s text:c="7"/>OrientationAdjective\n <text:s text:c="9"/>Direction "back"\n <text:s text:c="7"/>OrientationAdjective\n <text:s text:c="9"/>Direction "right"\n <text:s text:c="5"/>Noun "corner"\n'</text:p>
          </table:table-cell>
          <table:table-cell table:number-columns-repeated="4" office:value-type="string">
            <text:p><text:s/></text:p>
          </table:table-cell>
        </table:table-row>
        <table:table-row table:style-name="ro1">
          <table:table-cell office:value-type="string">
            <text:p>to the left of the only green cube on the table</text:p>
          </table:table-cell>
          <table:table-cell office:value-type="string">
            <text:p>to the left of the green cube on the table</text:p>
          </table:table-cell>
          <table:table-cell office:value-type="string">
            <text:p>'RelationLandmarkPhrase\n <text:s/>OrientationRelation\n <text:s text:c="3"/>DestinationTag "to"\n <text:s text:c="3"/>Article "the"\n <text:s text:c="3"/>Direction "left"\n <text:s text:c="3"/>BelongingTag "of"\n <text:s/>ExtrinsicReferringExpression\n <text:s text:c="3"/>Article "the"\n <text:s text:c="3"/>RelationNounPhrase\n <text:s text:c="5"/>AdjectiveNounPhrase\n <text:s text:c="7"/>AdjectivePhrase\n <text:s text:c="9"/>Adjective "green"\n <text:s text:c="7"/>Noun "cube"\n <text:s text:c="5"/>RelationLandmarkPhrase\n <text:s text:c="7"/>OnRelation "on"\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side of the table</text:p>
          </table:table-cell>
          <table:table-cell office:value-type="string">
            <text:p>'RelationLandmarkPhrase\n <text:s/>Relation "at"\n <text:s/>ExtrinsicReferringExpression\n <text:s text:c="3"/>Article "the"\n <text:s text:c="3"/>RelationNounPhrase\n <text:s text:c="5"/>NounPhrase\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t is on the left side of the table</text:p>
          </table:table-cell>
          <table:table-cell office:value-type="string">
            <text:p><text:s/>on the lef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end of the table</text:p>
          </table:table-cell>
          <table:table-cell office:value-type="string">
            <text:p>'RelationLandmarkPhrase\n <text:s/>Relation "near"\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yellow spher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yellow"\n <text:s text:c="5"/>Noun "sphere"\n'</text:p>
          </table:table-cell>
          <table:table-cell table:number-columns-repeated="4" office:value-type="string">
            <text:p><text:s/></text:p>
          </table:table-cell>
        </table:table-row>
        <table:table-row table:style-name="ro1">
          <table:table-cell table:number-columns-repeated="2" office:value-type="string">
            <text:p>next to a blue sphere in the middle of the table</text:p>
          </table:table-cell>
          <table:table-cell office:value-type="string">
            <text:p>'RelationLandmarkPhrase\n <text:s/>Relation "next to"\n <text:s/>ExtrinsicReferringExpression\n <text:s text:c="3"/>Article "a"\n <text:s text:c="3"/>RelationNounPhrase\n <text:s text:c="5"/>AdjectiveNounPhrase\n <text:s text:c="7"/>AdjectivePhrase\n <text:s text:c="9"/>Adjective "blue"\n <text:s text:c="7"/>Noun "sphere"\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office:value-type="string">
            <text:p>in the back center, slightly right, next to a blue box</text:p>
          </table:table-cell>
          <table:table-cell office:value-type="string">
            <text:p>in the back center, right, next to a blue box</text:p>
          </table:table-cell>
          <table:table-cell office:value-type="string">
            <text:p>'RelationLandmarkPhrase\n <text:s/>Relation "next to"\n <text:s/>ReferringExpression\n <text:s text:c="3"/>Article "a"\n <text:s text:c="3"/>AdjectiveNounPhrase\n <text:s text:c="5"/>AdjectivePhrase\n <text:s text:c="7"/>Adjective "blue"\n <text:s text:c="5"/>Noun "box"\n'</text:p>
          </table:table-cell>
          <table:table-cell table:number-columns-repeated="4" office:value-type="string">
            <text:p><text:s/></text:p>
          </table:table-cell>
        </table:table-row>
        <table:table-row table:style-name="ro1">
          <table:table-cell table:number-columns-repeated="2" office:value-type="string">
            <text:p>near the left edge of the table, next to yellow cub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left"\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near the left edg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ar"\n <text:s/>ReferringExpression\n <text:s text:c="3"/>Article "the"\n <text:s text:c="3"/>AdjectiveNounPhrase\n <text:s text:c="5"/>AdjectivePhrase\n <text:s text:c="7"/>OrientationAdjective\n <text:s text:c="9"/>Direction "left"\n <text:s text:c="5"/>Noun "edge"\n'</text:p>
          </table:table-cell>
          <table:table-cell table:number-columns-repeated="3" office:value-type="string">
            <text:p><text:s/></text:p>
          </table:table-cell>
        </table:table-row>
        <table:table-row table:style-name="ro1">
          <table:table-cell office:value-type="string">
            <text:p>above the blue sphere, above and to the right of the orange cylinder, below and to the right of the pink rectangular prism and below the purple small rectangular prism</text:p>
          </table:table-cell>
          <table:table-cell office:value-type="string">
            <text:p>above the blue sphere, above and to the right of the orange cylinder, below and to the right of the pink rectangular prism and below the purple rectangular prism</text:p>
          </table:table-cell>
          <table:table-cell office:value-type="string">
            <text:p>'RelationLandmarkPhrase\n <text:s/>Relation "above"\n <text:s/>ReferringExpression\n <text:s text:c="3"/>Article "the"\n <text:s text:c="3"/>AdjectiveNounPhrase\n <text:s text:c="5"/>AdjectivePhrase\n <text:s text:c="7"/>Adjective "blue"\n <text:s text:c="5"/>Noun "sphere"\n'</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ylinder"\n'</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TwoAdjectivePhrase\n <text:s text:c="7"/>Adjective "pink"\n <text:s text:c="7"/>Adjective "rectangular"\n <text:s text:c="5"/>Noun "prism"\n'</text:p>
          </table:table-cell>
          <table:table-cell table:number-columns-repeated="2" office:value-type="string">
            <text:p><text:s/></text:p>
          </table:table-cell>
        </table:table-row>
        <table:table-row table:style-name="ro1">
          <table:table-cell table:number-columns-repeated="2" office:value-type="string">
            <text:p>near the right side of the table, towards the back, up right from the orange cylinder and blue sphere and down right from the pink rectangular prism</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lef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corner of the table</text:p>
          </table:table-cell>
          <table:table-cell office:value-type="string">
            <text:p>'RelationLandmarkPhrase\n <text:s/>Relation "near"\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wards the middle back, behind a red sphere</text:p>
          </table:table-cell>
          <table:table-cell office:value-type="string">
            <text:p>'RelationLandmarkPhrase\n <text:s/>Relation "behind"\n <text:s/>ReferringExpression\n <text:s text:c="3"/>Article "a"\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on the left side on the table, next to the red ball</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OnRelation "on"\n <text:s text:c="7"/>ReferringExpression\n <text:s text:c="9"/>Article "the"\n <text:s text:c="9"/>NounPhrase\n <text:s text:c="11"/>Noun "table"\n'</text:p>
          </table:table-cell>
          <table:table-cell office:value-type="string">
            <text:p>'RelationLandmarkPhrase\n <text:s/>Relation "next to"\n <text:s/>ReferringExpression\n <text:s text:c="3"/>Article "the"\n <text:s text:c="3"/>AdjectiveNounPhrase\n <text:s text:c="5"/>AdjectivePhrase\n <text:s text:c="7"/>Adjective "red"\n <text:s text:c="5"/>Noun "ball"\n'</text:p>
          </table:table-cell>
          <table:table-cell table:number-columns-repeated="3" office:value-type="string">
            <text:p><text:s/></text:p>
          </table:table-cell>
        </table:table-row>
        <table:table-row table:style-name="ro1">
          <table:table-cell table:number-columns-repeated="2" office:value-type="string">
            <text:p>near the middle of the table next to the blue cylinder</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the"\n <text:s text:c="15"/>AdjectiveNounPhrase\n <text:s text:c="17"/>AdjectivePhrase\n <text:s text:c="19"/>Adjective "blue"\n <text:s text:c="17"/>Noun "cylinder"\n'</text:p>
          </table:table-cell>
          <table:table-cell table:number-columns-repeated="4" office:value-type="string">
            <text:p><text:s/></text:p>
          </table:table-cell>
        </table:table-row>
        <table:table-row table:style-name="ro1">
          <table:table-cell table:number-columns-repeated="2" office:value-type="string">
            <text:p>next to the blue block</text:p>
          </table:table-cell>
          <table:table-cell office:value-type="string">
            <text:p>'RelationLandmarkPhrase\n <text:s/>Relation "next to"\n <text:s/>ReferringExpression\n <text:s text:c="3"/>Article "the"\n <text:s text:c="3"/>AdjectiveNounPhrase\n <text:s text:c="5"/>AdjectivePhrase\n <text:s text:c="7"/>Adjective "blue"\n <text:s text:c="5"/>Noun "block"\n'</text:p>
          </table:table-cell>
          <table:table-cell table:number-columns-repeated="4" office:value-type="string">
            <text:p><text:s/></text:p>
          </table:table-cell>
        </table:table-row>
        <table:table-row table:style-name="ro1">
          <table:table-cell table:number-columns-repeated="2" office:value-type="string">
            <text:p>next to the cylinder</text:p>
          </table:table-cell>
          <table:table-cell office:value-type="string">
            <text:p>'RelationLandmarkPhrase\n <text:s/>Relation "next to"\n <text:s/>ReferringExpression\n <text:s text:c="3"/>Article "the"\n <text:s text:c="3"/>NounPhrase\n <text:s text:c="5"/>Noun "cylinder"\n'</text:p>
          </table:table-cell>
          <table:table-cell table:number-columns-repeated="4" office:value-type="string">
            <text:p><text:s/></text:p>
          </table:table-cell>
        </table:table-row>
        <table:table-row table:style-name="ro1">
          <table:table-cell table:number-columns-repeated="2" office:value-type="string">
            <text:p>on the table close to a cylinder</text:p>
          </table:table-cell>
          <table:table-cell office:value-type="string">
            <text:p>'RelationLandmarkPhrase\n <text:s/>OnRelation "on"\n <text:s/>ExtrinsicReferringExpression\n <text:s text:c="3"/>Article "the"\n <text:s text:c="3"/>RelationNounPhrase\n <text:s text:c="5"/>NounPhrase\n <text:s text:c="7"/>Noun "table"\n <text:s text:c="5"/>RelationLandmarkPhrase\n <text:s text:c="7"/>Relation "close to"\n <text:s text:c="7"/>ReferringExpression\n <text:s text:c="9"/>Article "a"\n <text:s text:c="9"/>NounPhrase\n <text:s text:c="11"/>Noun "cylinder"\n'</text:p>
          </table:table-cell>
          <table:table-cell table:number-columns-repeated="4" office:value-type="string">
            <text:p><text:s/></text:p>
          </table:table-cell>
        </table:table-row>
        <table:table-row table:style-name="ro1">
          <table:table-cell table:number-columns-repeated="2" office:value-type="string">
            <text:p>at the far end of the table next to a blue cylinder</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a"\n <text:s text:c="15"/>AdjectiveNounPhrase\n <text:s text:c="17"/>AdjectivePhrase\n <text:s text:c="19"/>Adjective "blue"\n <text:s text:c="17"/>Noun "cylinder"\n'</text:p>
          </table:table-cell>
          <table:table-cell table:number-columns-repeated="4" office:value-type="string">
            <text:p><text:s/></text:p>
          </table:table-cell>
        </table:table-row>
        <table:table-row table:style-name="ro1">
          <table:table-cell office:value-type="string">
            <text:p>near the center of the table, next to a short cylinder, behind a horizontal rectangular prism</text:p>
          </table:table-cell>
          <table:table-cell office:value-type="string">
            <text:p>near the center of the table, next to a cylinder, behind a horizontal rectangular prism</text:p>
          </table:table-cell>
          <table:table-cell office:value-type="string">
            <text:p>'RelationLandmarkPhrase\n <text:s/>Relation "next to"\n <text:s/>ReferringExpression\n <text:s text:c="3"/>Article "a"\n <text:s text:c="3"/>NounPhrase\n <text:s text:c="5"/>Noun "cylinder"\n'</text:p>
          </table:table-cell>
          <table:table-cell table:number-columns-repeated="4" office:value-type="string">
            <text:p><text:s/></text:p>
          </table:table-cell>
        </table:table-row>
        <table:table-row table:style-name="ro1">
          <table:table-cell office:value-type="string">
            <text:p>at the end of the table near the small blue cylinder</text:p>
          </table:table-cell>
          <table:table-cell office:value-type="string">
            <text:p>at the end of the table near the blue cylinder</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ar"\n <text:s text:c="13"/>ReferringExpression\n <text:s text:c="15"/>Article "the"\n <text:s text:c="15"/>AdjectiveNounPhrase\n <text:s text:c="17"/>AdjectivePhrase\n <text:s text:c="19"/>Adjective "blue"\n <text:s text:c="17"/>Noun "cylinder"\n'</text:p>
          </table:table-cell>
          <table:table-cell table:number-columns-repeated="4" office:value-type="string">
            <text:p><text:s/></text:p>
          </table:table-cell>
        </table:table-row>
        <table:table-row table:style-name="ro1">
          <table:table-cell table:number-columns-repeated="2" office:value-type="string">
            <text:p>on the right side of the blue circular object</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AdjectiveNounPhrase\n <text:s text:c="11"/>TwoAdjectivePhrase\n <text:s text:c="13"/>Adjective "blue"\n <text:s text:c="13"/>Adjective "circular"\n <text:s text:c="11"/>Noun "object"\n'</text:p>
          </table:table-cell>
          <table:table-cell table:number-columns-repeated="4" office:value-type="string">
            <text:p><text:s/></text:p>
          </table:table-cell>
        </table:table-row>
        <table:table-row table:style-name="ro1">
          <table:table-cell table:number-columns-repeated="2" office:value-type="string">
            <text:p>towards the back and to the right of the tabl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in the back corner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back"\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pink object and towards the back left corner of the table</text:p>
          </table:table-cell>
          <table:table-cell office:value-type="string">
            <text:p>'RelationLandmarkPhrase\n <text:s/>Relation "next to"\n <text:s/>ReferringExpression\n <text:s text:c="3"/>Article "the"\n <text:s text:c="3"/>AdjectiveNounPhrase\n <text:s text:c="5"/>AdjectivePhrase\n <text:s text:c="7"/>Adjective "pink"\n <text:s text:c="5"/>Noun "object"\n'</text:p>
          </table:table-cell>
          <table:table-cell office:value-type="string">
            <text:p>'RelationLandmarkPhrase\n <text:s/>Relation "towards"\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office:value-type="string">
            <text:p>is in the middle of the table</text:p>
          </table:table-cell>
          <table:table-cell office:value-type="string">
            <text:p><text:s/>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front left corner</text:p>
          </table:table-cell>
          <table:table-cell office:value-type="string">
            <text:p>'RelationLandmarkPhrase\n <text:s/>OnRelation "in"\n <text:s/>ReferringExpression\n <text:s text:c="3"/>Article "the"\n <text:s text:c="3"/>AdjectiveNounPhrase\n <text:s text:c="5"/>TwoAdjectivePhrase\n <text:s text:c="7"/>OrientationAdjective\n <text:s text:c="9"/>Direction "front"\n <text:s text:c="7"/>OrientationAdjective\n <text:s text:c="9"/>Direction "left"\n <text:s text:c="5"/>Noun "corner"\n'</text:p>
          </table:table-cell>
          <table:table-cell table:number-columns-repeated="4" office:value-type="string">
            <text:p><text:s/></text:p>
          </table:table-cell>
        </table:table-row>
        <table:table-row table:style-name="ro1">
          <table:table-cell table:number-columns-repeated="2" office:value-type="string">
            <text:p>on the edge of the table</text:p>
          </table:table-cell>
          <table:table-cell office:value-type="string">
            <text:p>'RelationLandmarkPhrase\n <text:s/>OnRelation "on"\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ositioned near the back edge of the table, near the right hand corner</text:p>
          </table:table-cell>
          <table:table-cell office:value-type="string">
            <text:p><text:s/>near the back edge of the table, near the right hand corner</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back"\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and to the right side of the tab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between the rectangle objects and above the round object</text:p>
          </table:table-cell>
          <table:table-cell office:value-type="string">
            <text:p>'RelationLandmarkPhrase\n <text:s/>Relation "above"\n <text:s/>ReferringExpression\n <text:s text:c="3"/>Article "the"\n <text:s text:c="3"/>AdjectiveNounPhrase\n <text:s text:c="5"/>AdjectivePhrase\n <text:s text:c="7"/>Adjective "round"\n <text:s text:c="5"/>Noun "object"\n'</text:p>
          </table:table-cell>
          <table:table-cell table:number-columns-repeated="4" office:value-type="string">
            <text:p><text:s/></text:p>
          </table:table-cell>
        </table:table-row>
        <table:table-row table:style-name="ro1">
          <table:table-cell table:number-columns-repeated="2" office:value-type="string">
            <text:p>the furthest object away and sits on the right hand side of the table, near the edge</text:p>
          </table:table-cell>
          <table:table-cell office:value-type="string">
            <text:p>'RelationLandmarkPhrase\n <text:s/>Relation "near"\n <text:s/>ReferringExpression\n <text:s text:c="3"/>Article "the"\n <text:s text:c="3"/>NounPhrase\n <text:s text:c="5"/>Noun "edge"\n'</text:p>
          </table:table-cell>
          <table:table-cell table:number-columns-repeated="4" office:value-type="string">
            <text:p><text:s/></text:p>
          </table:table-cell>
        </table:table-row>
        <table:table-row table:style-name="ro1">
          <table:table-cell office:value-type="string">
            <text:p>on a table behind a yellow block and to the right of a orange cylendar</text:p>
          </table:table-cell>
          <table:table-cell office:value-type="string">
            <text:p>on a table behind a yellow block and to the right of a orange cylendar</text:p>
          </table:table-cell>
          <table:table-cell office:value-type="string">
            <text:p>'RelationLandmarkPhrase\n <text:s/>OnRelation "on"\n <text:s/>ExtrinsicReferringExpression\n <text:s text:c="3"/>Article "a"\n <text:s text:c="3"/>RelationNounPhrase\n <text:s text:c="5"/>NounPhrase\n <text:s text:c="7"/>Noun "table"\n <text:s text:c="5"/>RelationLandmarkPhrase\n <text:s text:c="7"/>Relation "behind"\n <text:s text:c="7"/>ReferringExpression\n <text:s text:c="9"/>Article "a"\n <text:s text:c="9"/>AdjectiveNounPhrase\n <text:s text:c="11"/>AdjectivePhrase\n <text:s text:c="13"/>Adjective "yellow"\n <text:s text:c="11"/>Noun "block"\n'</text:p>
          </table:table-cell>
          <table:table-cell table:number-columns-repeated="4" office:value-type="string">
            <text:p><text:s/></text:p>
          </table:table-cell>
        </table:table-row>
        <table:table-row table:style-name="ro1">
          <table:table-cell office:value-type="string">
            <text:p>at the very back edge of the table, behind the other four objects</text:p>
          </table:table-cell>
          <table:table-cell office:value-type="string">
            <text:p>at the back edge of the table, behind the other four objects</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back"\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green rectangle, near the center of the table</text:p>
          </table:table-cell>
          <table:table-cell office:value-type="string">
            <text:p>'RelationLandmarkPhrase\n <text:s/>Relation "next to"\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next to a green block</text:p>
          </table:table-cell>
          <table:table-cell office:value-type="string">
            <text:p>'RelationLandmarkPhrase\n <text:s/>Relation "next to"\n <text:s/>ReferringExpression\n <text:s text:c="3"/>Article "a"\n <text:s text:c="3"/>AdjectiveNounPhrase\n <text:s text:c="5"/>AdjectivePhrase\n <text:s text:c="7"/>Adjective "green"\n <text:s text:c="5"/>Noun "block"\n'</text:p>
          </table:table-cell>
          <table:table-cell table:number-columns-repeated="4" office:value-type="string">
            <text:p><text:s/></text:p>
          </table:table-cell>
        </table:table-row>
        <table:table-row table:style-name="ro1">
          <table:table-cell table:number-columns-repeated="2" office:value-type="string">
            <text:p>towards the back left corner</text:p>
          </table:table-cell>
          <table:table-cell office:value-type="string">
            <text:p>'RelationLandmarkPhrase\n <text:s/>Relation "towards"\n <text:s/>ReferringExpression\n <text:s text:c="3"/>Article "the"\n <text:s text:c="3"/>AdjectiveNounPhrase\n <text:s text:c="5"/>TwoAdjectivePhrase\n <text:s text:c="7"/>OrientationAdjective\n <text:s text:c="9"/>Direction "back"\n <text:s text:c="7"/>OrientationAdjective\n <text:s text:c="9"/>Direction "left"\n <text:s text:c="5"/>Noun "corner"\n'</text:p>
          </table:table-cell>
          <table:table-cell table:number-columns-repeated="4" office:value-type="string">
            <text:p><text:s/></text:p>
          </table:table-cell>
        </table:table-row>
        <table:table-row table:style-name="ro1">
          <table:table-cell office:value-type="string">
            <text:p>located towards the middle of the table, close to the midpoint between another purple cube and a green cube</text:p>
          </table:table-cell>
          <table:table-cell office:value-type="string">
            <text:p><text:s/>towards the middle of the table, close to the midpoint between another purple cube and a green cube</text:p>
          </table:table-cell>
          <table:table-cell office:value-type="string">
            <text:p>'RelationLandmarkPhrase\n <text:s/>Relation "towards"\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s in the middle of the table</text:p>
          </table:table-cell>
          <table:table-cell office:value-type="string">
            <text:p><text:s/>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close to the middle of the table</text:p>
          </table:table-cell>
          <table:table-cell office:value-type="string">
            <text:p>'RelationLandmarkPhrase\n <text:s/>Relation "close to"\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behind a red ball</text:p>
          </table:table-cell>
          <table:table-cell office:value-type="string">
            <text:p>'RelationLandmarkPhrase\n <text:s/>Relation "behind"\n <text:s/>ReferringExpression\n <text:s text:c="3"/>Article "a"\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office:value-type="string">
            <text:p>placed towards the top right corner of the table</text:p>
          </table:table-cell>
          <table:table-cell office:value-type="string">
            <text:p><text:s/>towards the top right corner of the table</text:p>
          </table:table-cell>
          <table:table-cell office:value-type="string">
            <text:p>'RelationLandmarkPhrase\n <text:s/>Relation "towards"\n <text:s/>ExtrinsicReferringExpression\n <text:s text:c="3"/>Article "the"\n <text:s text:c="3"/>RelationNounPhrase\n <text:s text:c="5"/>AdjectiveNounPhrase\n <text:s text:c="7"/>TwoAdjectivePhrase\n <text:s text:c="9"/>OrientationAdjective\n <text:s text:c="11"/>Direction "top"\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back side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back"\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blue cylinder</text:p>
          </table:table-cell>
          <table:table-cell office:value-type="string">
            <text:p>'RelationLandmarkPhrase\n <text:s/>Relation "next to"\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next to a green cube and int the middle of the table</text:p>
          </table:table-cell>
          <table:table-cell office:value-type="string">
            <text:p>'RelationLandmarkPhrase\n <text:s/>Relation "next to"\n <text:s/>ReferringExpression\n <text:s text:c="3"/>Article "a"\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office:value-type="string">
            <text:p>in front of the orange cylinder and just to the left of the green rectangle on the back half and left side of the table</text:p>
          </table:table-cell>
          <table:table-cell office:value-type="string">
            <text:p>in front of the orange cylinder and to the left of the green rectangle on the back half and left side of the table</text:p>
          </table:table-cell>
          <table:table-cell office:value-type="string">
            <text:p>'RelationLandmarkPhrase\n <text:s/>Relation "in front of"\n <text:s/>ReferringExpression\n <text:s text:c="3"/>Article "the"\n <text:s text:c="3"/>AdjectiveNounPhrase\n <text:s text:c="5"/>AdjectivePhrase\n <text:s text:c="7"/>Adjective "orange"\n <text:s text:c="5"/>Noun "cylinder"\n'</text:p>
          </table:table-cell>
          <table:table-cell office:value-type="string">
            <text:p>'RelationLandmarkPhrase\n <text:s/>OrientationRelation\n <text:s text:c="3"/>DestinationTag "to"\n <text:s text:c="3"/>Article "the"\n <text:s text:c="3"/>Direction "left"\n <text:s text:c="3"/>BelongingTag "of"\n <text:s/>ExtrinsicReferringExpression\n <text:s text:c="3"/>Article "the"\n <text:s text:c="3"/>RelationNounPhrase\n <text:s text:c="5"/>AdjectiveNounPhrase\n <text:s text:c="7"/>AdjectivePhrase\n <text:s text:c="9"/>Adjective "green"\n <text:s text:c="7"/>Noun "rectangle"\n <text:s text:c="5"/>RelationLandmarkPhrase\n <text:s text:c="7"/>OnRelation "on"\n <text:s text:c="7"/>ReferringExpression\n <text:s text:c="9"/>Article "the"\n <text:s text:c="9"/>AdjectiveNounPhrase\n <text:s text:c="11"/>AdjectivePhrase\n <text:s text:c="13"/>OrientationAdjective\n <text:s text:c="15"/>Direction "back"\n <text:s text:c="11"/>Noun "half"\n'</text:p>
          </table:table-cell>
          <table:table-cell table:number-columns-repeated="3" office:value-type="string">
            <text:p><text:s/></text:p>
          </table:table-cell>
        </table:table-row>
        <table:table-row table:style-name="ro1">
          <table:table-cell office:value-type="string">
            <text:p>near the middle, next to a small purple ball</text:p>
          </table:table-cell>
          <table:table-cell office:value-type="string">
            <text:p>near the middle, next to a purple ball</text:p>
          </table:table-cell>
          <table:table-cell office:value-type="string">
            <text:p>'RelationLandmarkPhrase\n <text:s/>Relation "near"\n <text:s/>ReferringExpression\n <text:s text:c="3"/>Article "the"\n <text:s text:c="3"/>NounPhrase\n <text:s text:c="5"/>Noun "middle"\n'</text:p>
          </table:table-cell>
          <table:table-cell office:value-type="string">
            <text:p>'RelationLandmarkPhrase\n <text:s/>Relation "next to"\n <text:s/>ReferringExpression\n <text:s text:c="3"/>Article "a"\n <text:s text:c="3"/>AdjectiveNounPhrase\n <text:s text:c="5"/>AdjectivePhrase\n <text:s text:c="7"/>Adjective "purple"\n <text:s text:c="5"/>Noun "ball"\n'</text:p>
          </table:table-cell>
          <table:table-cell table:number-columns-repeated="3" office:value-type="string">
            <text:p><text:s/></text:p>
          </table:table-cell>
        </table:table-row>
        <table:table-row table:style-name="ro1">
          <table:table-cell office:value-type="string">
            <text:p>directly in the middle of the table</text:p>
          </table:table-cell>
          <table:table-cell office:value-type="string">
            <text:p><text:s/>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closest to the end of the table and near the pink cube</text:p>
          </table:table-cell>
          <table:table-cell office:value-type="string">
            <text:p>'RelationLandmarkPhrase\n <text:s/>Relation "near"\n <text:s/>ReferringExpression\n <text:s text:c="3"/>Article "the"\n <text:s text:c="3"/>AdjectiveNounPhrase\n <text:s text:c="5"/>AdjectivePhrase\n <text:s text:c="7"/>Adjective "pink"\n <text:s text:c="5"/>Noun "cube"\n'</text:p>
          </table:table-cell>
          <table:table-cell table:number-columns-repeated="4" office:value-type="string">
            <text:p><text:s/></text:p>
          </table:table-cell>
        </table:table-row>
        <table:table-row table:style-name="ro1">
          <table:table-cell office:value-type="string">
            <text:p>next to the short blue cylinder</text:p>
          </table:table-cell>
          <table:table-cell office:value-type="string">
            <text:p>next to the blue cylinder</text:p>
          </table:table-cell>
          <table:table-cell office:value-type="string">
            <text:p>'RelationLandmarkPhrase\n <text:s/>Relation "next to"\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at the far end of the table, midway between the corners</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behind square number four and directly to the left of the red ball</text:p>
          </table:table-cell>
          <table:table-cell office:value-type="string">
            <text:p>behind square number four and to the left of the red ball</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office:value-type="string">
            <text:p>placed near the blue sphere</text:p>
          </table:table-cell>
          <table:table-cell office:value-type="string">
            <text:p><text:s/>near the blue sphere</text:p>
          </table:table-cell>
          <table:table-cell office:value-type="string">
            <text:p>'RelationLandmarkPhrase\n <text:s/>Relation "near"\n <text:s/>ReferringExpression\n <text:s text:c="3"/>Article "the"\n <text:s text:c="3"/>AdjectiveNounPhrase\n <text:s text:c="5"/>AdjectivePhrase\n <text:s text:c="7"/>Adjective "blue"\n <text:s text:c="5"/>Noun "sphere"\n'</text:p>
          </table:table-cell>
          <table:table-cell table:number-columns-repeated="4" office:value-type="string">
            <text:p><text:s/></text:p>
          </table:table-cell>
        </table:table-row>
        <table:table-row table:style-name="ro1">
          <table:table-cell office:value-type="string">
            <text:p>next to the tiny sphere</text:p>
          </table:table-cell>
          <table:table-cell office:value-type="string">
            <text:p>next to the sphere</text:p>
          </table:table-cell>
          <table:table-cell office:value-type="string">
            <text:p>'RelationLandmarkPhrase\n <text:s/>Relation "next to"\n <text:s/>ReferringExpression\n <text:s text:c="3"/>Article "the"\n <text:s text:c="3"/>NounPhrase\n <text:s text:c="5"/>Noun "sphere"\n'</text:p>
          </table:table-cell>
          <table:table-cell table:number-columns-repeated="4" office:value-type="string">
            <text:p><text:s/></text:p>
          </table:table-cell>
        </table:table-row>
        <table:table-row table:style-name="ro1">
          <table:table-cell office:value-type="string">
            <text:p>behind the orange cylander and red sphere and in front of the green cube</text:p>
          </table:table-cell>
          <table:table-cell office:value-type="string">
            <text:p>behind the orange cylander and red sphere and in front of the green cube</text:p>
          </table:table-cell>
          <table:table-cell office:value-type="string">
            <text:p>'RelationLandmarkPhrase\n <text:s/>Relation "in front of"\n <text:s/>ReferringExpression\n <text:s text:c="3"/>Article "the"\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table:number-columns-repeated="2" office:value-type="string">
            <text:p>to the left of the red sphere and behind the largest yellow rectangular block</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at the end of the table at the right sid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at"\n <text:s text:c="13"/>ReferringExpression\n <text:s text:c="15"/>Article "the"\n <text:s text:c="15"/>AdjectiveNounPhrase\n <text:s text:c="17"/>AdjectivePhrase\n <text:s text:c="19"/>OrientationAdjective\n <text:s text:c="21"/>Direction "right"\n <text:s text:c="17"/>Noun "side"\n'</text:p>
          </table:table-cell>
          <table:table-cell table:number-columns-repeated="4" office:value-type="string">
            <text:p><text:s/></text:p>
          </table:table-cell>
        </table:table-row>
        <table:table-row table:style-name="ro1">
          <table:table-cell office:value-type="string">
            <text:p>is next to the green square</text:p>
          </table:table-cell>
          <table:table-cell office:value-type="string">
            <text:p><text:s/>next to the green square</text:p>
          </table:table-cell>
          <table:table-cell office:value-type="string">
            <text:p>'RelationLandmarkPhrase\n <text:s/>Relation "next to"\n <text:s/>ReferringExpression\n <text:s text:c="3"/>Article "the"\n <text:s text:c="3"/>AdjectiveNounPhrase\n <text:s text:c="5"/>AdjectivePhrase\n <text:s text:c="7"/>Adjective "green"\n <text:s text:c="5"/>Noun "square"\n'</text:p>
          </table:table-cell>
          <table:table-cell table:number-columns-repeated="4" office:value-type="string">
            <text:p><text:s/></text:p>
          </table:table-cell>
        </table:table-row>
        <table:table-row table:style-name="ro1">
          <table:table-cell office:value-type="string">
            <text:p>located in the middle of the table, next to the orange object</text:p>
          </table:table-cell>
          <table:table-cell office:value-type="string">
            <text:p><text:s/>in the middle of the table, next to the orange object</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xt to"\n <text:s/>ReferringExpression\n <text:s text:c="3"/>Article "the"\n <text:s text:c="3"/>AdjectiveNounPhrase\n <text:s text:c="5"/>AdjectivePhrase\n <text:s text:c="7"/>Adjective "orange"\n <text:s text:c="5"/>Noun "object"\n'</text:p>
          </table:table-cell>
          <table:table-cell table:number-columns-repeated="3"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near the end of the table</text:p>
          </table:table-cell>
          <table:table-cell office:value-type="string">
            <text:p>'RelationLandmarkPhrase\n <text:s/>Relation "near"\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left corner on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OnRelation "on"\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next to the blue ball</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the"\n <text:s text:c="15"/>AdjectiveNounPhrase\n <text:s text:c="17"/>AdjectivePhrase\n <text:s text:c="19"/>Adjective "blue"\n <text:s text:c="17"/>Noun "ball"\n'</text:p>
          </table:table-cell>
          <table:table-cell table:number-columns-repeated="4" office:value-type="string">
            <text:p><text:s/></text:p>
          </table:table-cell>
        </table:table-row>
        <table:table-row table:style-name="ro1">
          <table:table-cell office:value-type="string">
            <text:p>directly to the left of the purple ball</text:p>
          </table:table-cell>
          <table:table-cell office:value-type="string">
            <text:p><text:s/>to the left of the purple ball</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table:number-columns-repeated="2" office:value-type="string">
            <text:p>towards the far end of the table</text:p>
          </table:table-cell>
          <table:table-cell office:value-type="string">
            <text:p>'RelationLandmarkPhrase\n <text:s/>Relation "towards"\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far end of the table and towards the left</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an orange cylinder on the table</text:p>
          </table:table-cell>
          <table:table-cell office:value-type="string">
            <text:p>'RelationLandmarkPhrase\n <text:s/>Relation "next to"\n <text:s/>ExtrinsicReferringExpression\n <text:s text:c="3"/>Article "an"\n <text:s text:c="3"/>RelationNounPhrase\n <text:s text:c="5"/>AdjectiveNounPhrase\n <text:s text:c="7"/>AdjectivePhrase\n <text:s text:c="9"/>Adjective "orange"\n <text:s text:c="7"/>Noun "cylinder"\n <text:s text:c="5"/>RelationLandmarkPhrase\n <text:s text:c="7"/>OnRelation "on"\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a green cube</text:p>
          </table:table-cell>
          <table:table-cell office:value-type="string">
            <text:p>'RelationLandmarkPhrase\n <text:s/>Relation "next to"\n <text:s/>ReferringExpression\n <text:s text:c="3"/>Article "a"\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table:number-columns-repeated="2" office:value-type="string">
            <text:p>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right of the orange circle and between the yellow rectangles</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ircle"\n'</text:p>
          </table:table-cell>
          <table:table-cell table:number-columns-repeated="4" office:value-type="string">
            <text:p><text:s/></text:p>
          </table:table-cell>
        </table:table-row>
        <table:table-row table:style-name="ro1">
          <table:table-cell office:value-type="string">
            <text:p>lying on the side</text:p>
          </table:table-cell>
          <table:table-cell office:value-type="string">
            <text:p><text:s/>on the side</text:p>
          </table:table-cell>
          <table:table-cell office:value-type="string">
            <text:p>'RelationLandmarkPhrase\n <text:s/>OnRelation "on"\n <text:s/>ReferringExpression\n <text:s text:c="3"/>Article "the"\n <text:s text:c="3"/>NounPhrase\n <text:s text:c="5"/>Noun "side"\n'</text:p>
          </table:table-cell>
          <table:table-cell table:number-columns-repeated="4" office:value-type="string">
            <text:p><text:s/></text:p>
          </table:table-cell>
        </table:table-row>
        <table:table-row table:style-name="ro1">
          <table:table-cell office:value-type="string">
            <text:p>it is next to the green box</text:p>
          </table:table-cell>
          <table:table-cell office:value-type="string">
            <text:p><text:s/>next to the green box</text:p>
          </table:table-cell>
          <table:table-cell office:value-type="string">
            <text:p>'RelationLandmarkPhrase\n <text:s/>Relation "next to"\n <text:s/>ReferringExpression\n <text:s text:c="3"/>Article "the"\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table:number-columns-repeated="2" office:value-type="string">
            <text:p>on the near side of the table next to an orange cylinder</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near"\n <text:s text:c="7"/>Noun "sid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an"\n <text:s text:c="15"/>AdjectiveNounPhrase\n <text:s text:c="17"/>AdjectivePhrase\n <text:s text:c="19"/>Adjective "orange"\n <text:s text:c="17"/>Noun "cylinder"\n'</text:p>
          </table:table-cell>
          <table:table-cell table:number-columns-repeated="4" office:value-type="string">
            <text:p><text:s/></text:p>
          </table:table-cell>
        </table:table-row>
        <table:table-row table:style-name="ro1">
          <table:table-cell office:value-type="string">
            <text:p>located at the back left of the table, behind a small blue cylinder and green cube</text:p>
          </table:table-cell>
          <table:table-cell office:value-type="string">
            <text:p><text:s/>at the back left of the table, behind a blue cylinder and green cube</text:p>
          </table:table-cell>
          <table:table-cell office:value-type="string">
            <text:p>'RelationLandmarkPhrase\n <text:s/>Relation "behind"\n <text:s/>ReferringExpression\n <text:s text:c="3"/>Article "a"\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office:value-type="string">
            <text:p>placed at the end of the table</text:p>
          </table:table-cell>
          <table:table-cell office:value-type="string">
            <text:p><text:s/>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in the left corner of the table</text:p>
          </table:table-cell>
          <table:table-cell office:value-type="string">
            <text:p><text:s/>in the left corner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back edg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back"\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above the red ball</text:p>
          </table:table-cell>
          <table:table-cell office:value-type="string">
            <text:p><text:s/>above the red ball</text:p>
          </table:table-cell>
          <table:table-cell office:value-type="string">
            <text:p>'RelationLandmarkPhrase\n <text:s/>Relation "above"\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table:number-columns-repeated="2" office:value-type="string">
            <text:p>in the middle but also on the upper part of the tab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next to a yellow sphere near the far edge of the table</text:p>
          </table:table-cell>
          <table:table-cell office:value-type="string">
            <text:p>'RelationLandmarkPhrase\n <text:s/>Relation "next to"\n <text:s/>ExtrinsicReferringExpression\n <text:s text:c="3"/>Article "a"\n <text:s text:c="3"/>RelationNounPhrase\n <text:s text:c="5"/>AdjectiveNounPhrase\n <text:s text:c="7"/>AdjectivePhrase\n <text:s text:c="9"/>Adjective "yellow"\n <text:s text:c="7"/>Noun "sphere"\n <text:s text:c="5"/>RelationLandmarkPhrase\n <text:s text:c="7"/>Relation "near"\n <text:s text:c="7"/>ExtrinsicReferringExpression\n <text:s text:c="9"/>Article "the"\n <text:s text:c="9"/>RelationNounPhrase\n <text:s text:c="11"/>AdjectiveNounPhrase\n <text:s text:c="13"/>AdjectivePhrase\n <text:s text:c="15"/>OrientationAdjective\n <text:s text:c="17"/>Direction "far"\n <text:s text:c="13"/>Noun "edg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near the front edge of the table, towards the center</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ront"\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ositioned in the top middle of the table and two squares are in the right <text:s/>top and bottom</text:p>
          </table:table-cell>
          <table:table-cell office:value-type="string">
            <text:p><text:s/>in the top middle of the table and two squares are in the right <text:s/>top and bottom</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top"\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far left corner of the table, behind the blue circle and to the left of the green circle</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far"\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behind"\n <text:s/>ReferringExpression\n <text:s text:c="3"/>Article "the"\n <text:s text:c="3"/>AdjectiveNounPhrase\n <text:s text:c="5"/>AdjectivePhrase\n <text:s text:c="7"/>Adjective "blue"\n <text:s text:c="5"/>Noun "circle"\n'</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circle"\n'</text:p>
          </table:table-cell>
          <table:table-cell table:number-columns-repeated="2" office:value-type="string">
            <text:p><text:s/></text:p>
          </table:table-cell>
        </table:table-row>
        <table:table-row table:style-name="ro1">
          <table:table-cell table:number-columns-repeated="2" office:value-type="string">
            <text:p>on the middle of the brown table</text:p>
          </table:table-cell>
          <table:table-cell office:value-type="string">
            <text:p>'RelationLandmarkPhrase\n <text:s/>OnRelation "o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AdjectiveNounPhrase\n <text:s text:c="11"/>AdjectivePhrase\n <text:s text:c="13"/>Adjective "brown"\n <text:s text:c="11"/>Noun "table"\n'</text:p>
          </table:table-cell>
          <table:table-cell table:number-columns-repeated="4" office:value-type="string">
            <text:p><text:s/></text:p>
          </table:table-cell>
        </table:table-row>
        <table:table-row table:style-name="ro1">
          <table:table-cell office:value-type="string">
            <text:p>placed horizontally on the table and in front of the green cube</text:p>
          </table:table-cell>
          <table:table-cell office:value-type="string">
            <text:p><text:s/>horizontally on the table and in front of the green cube</text:p>
          </table:table-cell>
          <table:table-cell office:value-type="string">
            <text:p>'RelationLandmarkPhrase\n <text:s/>Relation "in front of"\n <text:s/>ReferringExpression\n <text:s text:c="3"/>Article "the"\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office:value-type="string">
            <text:p>almost near the middle of the table</text:p>
          </table:table-cell>
          <table:table-cell office:value-type="string">
            <text:p><text:s/>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ar the middle of the table, just to the left of a small maroon ball</text:p>
          </table:table-cell>
          <table:table-cell office:value-type="string">
            <text:p>near the middle of the table, to the left of a maroon ball</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end of the table</text:p>
          </table:table-cell>
          <table:table-cell office:value-type="string">
            <text:p>'RelationLandmarkPhrase\n <text:s/>Relation "near"\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in the near end of the table</text:p>
          </table:table-cell>
          <table:table-cell office:value-type="string">
            <text:p><text:s/>in the near end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ne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o a sphere</text:p>
          </table:table-cell>
          <table:table-cell office:value-type="string">
            <text:p>'RelationLandmarkPhrase\n <text:s/>DistanceRelation\n <text:s text:c="3"/>MeasurePhrase\n <text:s text:c="5"/>DistanceMeasure "near to"\n <text:s/>ReferringExpression\n <text:s text:c="3"/>Article "a"\n <text:s text:c="3"/>NounPhrase\n <text:s text:c="5"/>Noun "sphere"\n'</text:p>
          </table:table-cell>
          <table:table-cell table:number-columns-repeated="4" office:value-type="string">
            <text:p><text:s/></text:p>
          </table:table-cell>
        </table:table-row>
        <table:table-row table:style-name="ro1">
          <table:table-cell table:number-columns-repeated="2" office:value-type="string">
            <text:p>on the left side of the purple spher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AdjectiveNounPhrase\n <text:s text:c="11"/>AdjectivePhrase\n <text:s text:c="13"/>Adjective "purple"\n <text:s text:c="11"/>Noun "sphere"\n'</text:p>
          </table:table-cell>
          <table:table-cell table:number-columns-repeated="4" office:value-type="string">
            <text:p><text:s/></text:p>
          </table:table-cell>
        </table:table-row>
        <table:table-row table:style-name="ro1">
          <table:table-cell table:number-columns-repeated="2" office:value-type="string">
            <text:p>next to the red ball on the table</text:p>
          </table:table-cell>
          <table:table-cell office:value-type="string">
            <text:p>'RelationLandmarkPhrase\n <text:s/>Relation "next to"\n <text:s/>ExtrinsicReferringExpression\n <text:s text:c="3"/>Article "the"\n <text:s text:c="3"/>RelationNounPhrase\n <text:s text:c="5"/>AdjectiveNounPhrase\n <text:s text:c="7"/>AdjectivePhrase\n <text:s text:c="9"/>Adjective "red"\n <text:s text:c="7"/>Noun "ball"\n <text:s text:c="5"/>RelationLandmarkPhrase\n <text:s text:c="7"/>OnRelation "on"\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n front and to the right of the center of the table, just in front of the orange cylinder</text:p>
          </table:table-cell>
          <table:table-cell office:value-type="string">
            <text:p>in front and to the right of the center of the table, in front of the orange cylinder</text:p>
          </table:table-cell>
          <table:table-cell office:value-type="string">
            <text:p>'RelationLandmarkPhrase\n <text:s/>Relation "in front of"\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in the left corner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front of all other objects, on the lef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a cube at the far edge of the table</text:p>
          </table:table-cell>
          <table:table-cell office:value-type="string">
            <text:p>'RelationLandmarkPhrase\n <text:s/>Relation "near"\n <text:s/>ExtrinsicReferringExpression\n <text:s text:c="3"/>Article "a"\n <text:s text:c="3"/>RelationNounPhrase\n <text:s text:c="5"/>NounPhrase\n <text:s text:c="7"/>Noun "cube"\n <text:s text:c="5"/>RelationLandmarkPhrase\n <text:s text:c="7"/>Relation "at"\n <text:s text:c="7"/>ExtrinsicReferringExpression\n <text:s text:c="9"/>Article "the"\n <text:s text:c="9"/>RelationNounPhrase\n <text:s text:c="11"/>AdjectiveNounPhrase\n <text:s text:c="13"/>AdjectivePhrase\n <text:s text:c="15"/>OrientationAdjective\n <text:s text:c="17"/>Direction "far"\n <text:s text:c="13"/>Noun "edg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on the right end of the table near the yellow object</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ar"\n <text:s text:c="13"/>ReferringExpression\n <text:s text:c="15"/>Article "the"\n <text:s text:c="15"/>AdjectiveNounPhrase\n <text:s text:c="17"/>AdjectivePhrase\n <text:s text:c="19"/>Adjective "yellow"\n <text:s text:c="17"/>Noun "object"\n'</text:p>
          </table:table-cell>
          <table:table-cell table:number-columns-repeated="4" office:value-type="string">
            <text:p><text:s/></text:p>
          </table:table-cell>
        </table:table-row>
        <table:table-row table:style-name="ro1">
          <table:table-cell office:value-type="string">
            <text:p>placed at the backside of the table</text:p>
          </table:table-cell>
          <table:table-cell office:value-type="string">
            <text:p><text:s/>at the backside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back"\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front and right of another objects far from them, 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ar to the edge of the table, which is placed in between three squared shaped objects.it is comparatively smaller to the other three squares which are placed surrounding it</text:p>
          </table:table-cell>
          <table:table-cell office:value-type="string">
            <text:p>near to the edge of the table, which in between three squared shaped objects. comparatively smaller to the other three squares which are surrounding </text:p>
          </table:table-cell>
          <table:table-cell office:value-type="string">
            <text:p>'RelationLandmarkPhrase\n <text:s/>DistanceRelation\n <text:s text:c="3"/>MeasurePhrase\n <text:s text:c="5"/>DistanceMeasure "near to"\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far edg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wards the right side of the table</text:p>
          </table:table-cell>
          <table:table-cell office:value-type="string">
            <text:p>'RelationLandmarkPhrase\n <text:s/>Relation "towards"\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blue <text:s/>cube</text:p>
          </table:table-cell>
          <table:table-cell office:value-type="string">
            <text:p>'RelationLandmarkPhrase\n <text:s/>Relation "next to"\n <text:s/>ReferringExpression\n <text:s text:c="3"/>Article "the"\n <text:s text:c="3"/>AdjectiveNounPhrase\n <text:s text:c="5"/>AdjectivePhrase\n <text:s text:c="7"/>Adjective "blue"\n <text:s text:c="5"/>Noun "cube"\n'</text:p>
          </table:table-cell>
          <table:table-cell table:number-columns-repeated="4" office:value-type="string">
            <text:p><text:s/></text:p>
          </table:table-cell>
        </table:table-row>
        <table:table-row table:style-name="ro1">
          <table:table-cell table:number-columns-repeated="2" office:value-type="string">
            <text:p>next to a green rectangle</text:p>
          </table:table-cell>
          <table:table-cell office:value-type="string">
            <text:p>'RelationLandmarkPhrase\n <text:s/>Relation "next to"\n <text:s/>ReferringExpression\n <text:s text:c="3"/>Article "a"\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office:value-type="string">
            <text:p>placed near the green box</text:p>
          </table:table-cell>
          <table:table-cell office:value-type="string">
            <text:p><text:s/>near the green box</text:p>
          </table:table-cell>
          <table:table-cell office:value-type="string">
            <text:p>'RelationLandmarkPhrase\n <text:s/>Relation "near"\n <text:s/>ReferringExpression\n <text:s text:c="3"/>Article "the"\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table:number-columns-repeated="2" office:value-type="string">
            <text:p>in front of the green block</text:p>
          </table:table-cell>
          <table:table-cell office:value-type="string">
            <text:p>'RelationLandmarkPhrase\n <text:s/>Relation "in front of"\n <text:s/>ReferringExpression\n <text:s text:c="3"/>Article "the"\n <text:s text:c="3"/>AdjectiveNounPhrase\n <text:s text:c="5"/>AdjectivePhrase\n <text:s text:c="7"/>Adjective "green"\n <text:s text:c="5"/>Noun "block"\n'</text:p>
          </table:table-cell>
          <table:table-cell table:number-columns-repeated="4" office:value-type="string">
            <text:p><text:s/></text:p>
          </table:table-cell>
        </table:table-row>
        <table:table-row table:style-name="ro1">
          <table:table-cell table:number-columns-repeated="2" office:value-type="string">
            <text:p>to the left of the orange cylinder</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in the back of the table, in front of a blue cube</text:p>
          </table:table-cell>
          <table:table-cell office:value-type="string">
            <text:p>'RelationLandmarkPhrase\n <text:s/>Relation "in front of"\n <text:s/>ReferringExpression\n <text:s text:c="3"/>Article "a"\n <text:s text:c="3"/>AdjectiveNounPhrase\n <text:s text:c="5"/>AdjectivePhrase\n <text:s text:c="7"/>Adjective "blue"\n <text:s text:c="5"/>Noun "cube"\n'</text:p>
          </table:table-cell>
          <table:table-cell table:number-columns-repeated="4" office:value-type="string">
            <text:p><text:s/></text:p>
          </table:table-cell>
        </table:table-row>
        <table:table-row table:style-name="ro1">
          <table:table-cell office:value-type="string">
            <text:p>placed at the back side of the table</text:p>
          </table:table-cell>
          <table:table-cell office:value-type="string">
            <text:p><text:s/>at the back side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back"\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a red ball</text:p>
          </table:table-cell>
          <table:table-cell office:value-type="string">
            <text:p>'RelationLandmarkPhrase\n <text:s/>Relation "next to"\n <text:s/>ReferringExpression\n <text:s text:c="3"/>Article "a"\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office:value-type="string">
            <text:p>very near to a sphere</text:p>
          </table:table-cell>
          <table:table-cell office:value-type="string">
            <text:p><text:s/>near to a sphere</text:p>
          </table:table-cell>
          <table:table-cell office:value-type="string">
            <text:p>'RelationLandmarkPhrase\n <text:s/>DistanceRelation\n <text:s text:c="3"/>MeasurePhrase\n <text:s text:c="5"/>DistanceMeasure "near to"\n <text:s/>ReferringExpression\n <text:s text:c="3"/>Article "a"\n <text:s text:c="3"/>NounPhrase\n <text:s text:c="5"/>Noun "sphere"\n'</text:p>
          </table:table-cell>
          <table:table-cell table:number-columns-repeated="4" office:value-type="string">
            <text:p><text:s/></text:p>
          </table:table-cell>
        </table:table-row>
        <table:table-row table:style-name="ro1">
          <table:table-cell table:number-columns-repeated="2" office:value-type="string">
            <text:p>at the corner of the table</text:p>
          </table:table-cell>
          <table:table-cell office:value-type="string">
            <text:p>'RelationLandmarkPhrase\n <text:s/>Relation "at"\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close to the orange cylinder</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close to"\n <text:s text:c="13"/>ReferringExpression\n <text:s text:c="15"/>Article "the"\n <text:s text:c="15"/>AdjectiveNounPhrase\n <text:s text:c="17"/>AdjectivePhrase\n <text:s text:c="19"/>Adjective "orange"\n <text:s text:c="17"/>Noun "cylinder"\n'</text:p>
          </table:table-cell>
          <table:table-cell table:number-columns-repeated="4" office:value-type="string">
            <text:p><text:s/></text:p>
          </table:table-cell>
        </table:table-row>
        <table:table-row table:style-name="ro1">
          <table:table-cell table:number-columns-repeated="2" office:value-type="string">
            <text:p>in the top right corner of the table</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top"\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xt to the small purple sphere</text:p>
          </table:table-cell>
          <table:table-cell office:value-type="string">
            <text:p>next to the purple sphere</text:p>
          </table:table-cell>
          <table:table-cell office:value-type="string">
            <text:p>'RelationLandmarkPhrase\n <text:s/>Relation "next to"\n <text:s/>ReferringExpression\n <text:s text:c="3"/>Article "the"\n <text:s text:c="3"/>AdjectiveNounPhrase\n <text:s text:c="5"/>AdjectivePhrase\n <text:s text:c="7"/>Adjective "purple"\n <text:s text:c="5"/>Noun "sphere"\n'</text:p>
          </table:table-cell>
          <table:table-cell table:number-columns-repeated="4" office:value-type="string">
            <text:p><text:s/></text:p>
          </table:table-cell>
        </table:table-row>
        <table:table-row table:style-name="ro1">
          <table:table-cell table:number-columns-repeated="2" office:value-type="string">
            <text:p>at the middle of the table</text:p>
          </table:table-cell>
          <table:table-cell office:value-type="string">
            <text:p>'RelationLandmarkPhrase\n <text:s/>Relation "at"\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at the far end of the table</text:p>
          </table:table-cell>
          <table:table-cell office:value-type="string">
            <text:p><text:s/>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mid table, behind the red sphere and orange cylinder</text:p>
          </table:table-cell>
          <table:table-cell office:value-type="string">
            <text:p>'RelationLandmarkPhrase\n <text:s/>Relation "behind"\n <text:s/>ReferringExpression\n <text:s text:c="3"/>Article "the"\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orange cylinder</text:p>
          </table:table-cell>
          <table:table-cell office:value-type="string">
            <text:p>'RelationLandmarkPhrase\n <text:s/>Relation "next to"\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office:value-type="string">
            <text:p>slightly off to the right of the center of the table, next to the cylinder</text:p>
          </table:table-cell>
          <table:table-cell office:value-type="string">
            <text:p><text:s/>off to the right of the center of the table, next to the cylinder</text:p>
          </table:table-cell>
          <table:table-cell office:value-type="string">
            <text:p>'RelationLandmarkPhrase\n <text:s/>Relation "next to"\n <text:s/>ReferringExpression\n <text:s text:c="3"/>Article "the"\n <text:s text:c="3"/>NounPhrase\n <text:s text:c="5"/>Noun "cylinder"\n'</text:p>
          </table:table-cell>
          <table:table-cell table:number-columns-repeated="4" office:value-type="string">
            <text:p><text:s/></text:p>
          </table:table-cell>
        </table:table-row>
        <table:table-row table:style-name="ro1">
          <table:table-cell table:number-columns-repeated="2" office:value-type="string">
            <text:p>near the middle of the table next to a red spher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a"\n <text:s text:c="15"/>AdjectiveNounPhrase\n <text:s text:c="17"/>AdjectivePhrase\n <text:s text:c="19"/>Adjective "red"\n <text:s text:c="17"/>Noun "spher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below the purple rectangular shape and above the blue circular shape</text:p>
          </table:table-cell>
          <table:table-cell office:value-type="string">
            <text:p><text:s/>below the purple rectangular shape and above the blue circular shape</text:p>
          </table:table-cell>
          <table:table-cell office:value-type="string">
            <text:p>'RelationLandmarkPhrase\n <text:s/>Relation "above"\n <text:s/>ReferringExpression\n <text:s text:c="3"/>Article "the"\n <text:s text:c="3"/>AdjectiveNounPhrase\n <text:s text:c="5"/>TwoAdjectivePhrase\n <text:s text:c="7"/>Adjective "blue"\n <text:s text:c="7"/>Adjective "circular"\n <text:s text:c="5"/>Noun "shape"\n'</text:p>
          </table:table-cell>
          <table:table-cell table:number-columns-repeated="4" office:value-type="string">
            <text:p><text:s/></text:p>
          </table:table-cell>
        </table:table-row>
        <table:table-row table:style-name="ro1">
          <table:table-cell table:number-columns-repeated="2" office:value-type="string">
            <text:p>in the middle of the table, to the left of a blue spher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AdjectivePhrase\n <text:s text:c="7"/>Adjective "blue"\n <text:s text:c="5"/>Noun "sphere"\n'</text:p>
          </table:table-cell>
          <table:table-cell table:number-columns-repeated="3" office:value-type="string">
            <text:p><text:s/></text:p>
          </table:table-cell>
        </table:table-row>
        <table:table-row table:style-name="ro1">
          <table:table-cell office:value-type="string">
            <text:p>next to a large brown cylinder</text:p>
          </table:table-cell>
          <table:table-cell office:value-type="string">
            <text:p>next to a brown cylinder</text:p>
          </table:table-cell>
          <table:table-cell office:value-type="string">
            <text:p>'RelationLandmarkPhrase\n <text:s/>Relation "next to"\n <text:s/>ReferringExpression\n <text:s text:c="3"/>Article "a"\n <text:s text:c="3"/>AdjectiveNounPhrase\n <text:s text:c="5"/>AdjectivePhrase\n <text:s text:c="7"/>Adjective "brown"\n <text:s text:c="5"/>Noun "cylinder"\n'</text:p>
          </table:table-cell>
          <table:table-cell table:number-columns-repeated="4" office:value-type="string">
            <text:p><text:s/></text:p>
          </table:table-cell>
        </table:table-row>
        <table:table-row table:style-name="ro1">
          <table:table-cell office:value-type="string">
            <text:p>foremost of all the objects, and directly in front of the red sphere. it is somewhat close to the front edge of the table and towards the center</text:p>
          </table:table-cell>
          <table:table-cell office:value-type="string">
            <text:p>foremost of all the objects, and in front of the red sphere. somewhat close to the front edge of the table and towards the center</text:p>
          </table:table-cell>
          <table:table-cell office:value-type="string">
            <text:p>'RelationLandmarkPhrase\n <text:s/>Relation "in front of"\n <text:s/>ReferringExpression\n <text:s text:c="3"/>Article "the"\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office:value-type="string">
            <text:p>very close to the sphere, blue in colour</text:p>
          </table:table-cell>
          <table:table-cell office:value-type="string">
            <text:p><text:s/>close to the sphere, blue in colour</text:p>
          </table:table-cell>
          <table:table-cell office:value-type="string">
            <text:p>'RelationLandmarkPhrase\n <text:s/>Relation "close to"\n <text:s/>ReferringExpression\n <text:s text:c="3"/>Article "the"\n <text:s text:c="3"/>NounPhrase\n <text:s text:c="5"/>Noun "sphere"\n'</text:p>
          </table:table-cell>
          <table:table-cell table:number-columns-repeated="4" office:value-type="string">
            <text:p><text:s/></text:p>
          </table:table-cell>
        </table:table-row>
        <table:table-row table:style-name="ro1">
          <table:table-cell table:number-columns-repeated="2" office:value-type="string">
            <text:p>close to the blue box near the far edge of the table</text:p>
          </table:table-cell>
          <table:table-cell office:value-type="string">
            <text:p>'RelationLandmarkPhrase\n <text:s/>Relation "close to"\n <text:s/>ExtrinsicReferringExpression\n <text:s text:c="3"/>Article "the"\n <text:s text:c="3"/>RelationNounPhrase\n <text:s text:c="5"/>AdjectiveNounPhrase\n <text:s text:c="7"/>AdjectivePhrase\n <text:s text:c="9"/>Adjective "blue"\n <text:s text:c="7"/>Noun "box"\n <text:s text:c="5"/>RelationLandmarkPhrase\n <text:s text:c="7"/>Relation "near"\n <text:s text:c="7"/>ExtrinsicReferringExpression\n <text:s text:c="9"/>Article "the"\n <text:s text:c="9"/>RelationNounPhrase\n <text:s text:c="11"/>AdjectiveNounPhrase\n <text:s text:c="13"/>AdjectivePhrase\n <text:s text:c="15"/>OrientationAdjective\n <text:s text:c="17"/>Direction "far"\n <text:s text:c="13"/>Noun "edg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back left corner of the table</text:p>
          </table:table-cell>
          <table:table-cell office:value-type="string">
            <text:p>'RelationLandmarkPhrase\n <text:s/>OnRelation "on"\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arly at the end of the table</text:p>
          </table:table-cell>
          <table:table-cell office:value-type="string">
            <text:p><text:s/>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on the far edge of the table and is the furthest object away. it is closer to the middle on the right side</text:p>
          </table:table-cell>
          <table:table-cell office:value-type="string">
            <text:p>on the far edge of the table and the furthest object away. closer to the middle on the right sid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far edg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blue rectangular prism</text:p>
          </table:table-cell>
          <table:table-cell office:value-type="string">
            <text:p>'RelationLandmarkPhrase\n <text:s/>Relation "next to"\n <text:s/>ReferringExpression\n <text:s text:c="3"/>Article "the"\n <text:s text:c="3"/>AdjectiveNounPhrase\n <text:s text:c="5"/>TwoAdjectivePhrase\n <text:s text:c="7"/>Adjective "blue"\n <text:s text:c="7"/>Adjective "rectangular"\n <text:s text:c="5"/>Noun "prism"\n'</text:p>
          </table:table-cell>
          <table:table-cell table:number-columns-repeated="4" office:value-type="string">
            <text:p><text:s/></text:p>
          </table:table-cell>
        </table:table-row>
        <table:table-row table:style-name="ro1">
          <table:table-cell table:number-columns-repeated="2" office:value-type="string">
            <text:p>on the right side</text:p>
          </table:table-cell>
          <table:table-cell office:value-type="string">
            <text:p>'RelationLandmarkPhrase\n <text:s/>OnRelation "on"\n <text:s/>ReferringExpression\n <text:s text:c="3"/>Article "the"\n <text:s text:c="3"/>AdjectiveNounPhrase\n <text:s text:c="5"/>AdjectivePhrase\n <text:s text:c="7"/>OrientationAdjective\n <text:s text:c="9"/>Direction "right"\n <text:s text:c="5"/>Noun "side"\n'</text:p>
          </table:table-cell>
          <table:table-cell table:number-columns-repeated="4" office:value-type="string">
            <text:p><text:s/></text:p>
          </table:table-cell>
        </table:table-row>
        <table:table-row table:style-name="ro1">
          <table:table-cell office:value-type="string">
            <text:p>far behind a large purple cube and next to a green cube</text:p>
          </table:table-cell>
          <table:table-cell office:value-type="string">
            <text:p>far behind a purple cube and next to a green cube</text:p>
          </table:table-cell>
          <table:table-cell office:value-type="string">
            <text:p>'RelationLandmarkPhrase\n <text:s/>Relation "next to"\n <text:s/>ReferringExpression\n <text:s text:c="3"/>Article "a"\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table:number-columns-repeated="2" office:value-type="string">
            <text:p>on the left back of the table, to the left of the green rectang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at the far edge of the table, behind a smaller blue disk and next to a smaller green disk</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t the far end of the table near the middle. half a table length above 4. <text:s/>to the right of 3,5,and 2. <text:s/>3 is slightly above</text:p>
          </table:table-cell>
          <table:table-cell office:value-type="string">
            <text:p>at the far end of the table near the middle. half a table length above 4. <text:s/>to the right of 3,5,and 2. <text:s/>3 abov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ar"\n <text:s text:c="13"/>ReferringExpression\n <text:s text:c="15"/>Article "the"\n <text:s text:c="15"/>NounPhrase\n <text:s text:c="17"/>Noun "middle"\n'</text:p>
          </table:table-cell>
          <table:table-cell table:number-columns-repeated="4" office:value-type="string">
            <text:p><text:s/></text:p>
          </table:table-cell>
        </table:table-row>
        <table:table-row table:style-name="ro1">
          <table:table-cell table:number-columns-repeated="2" office:value-type="string">
            <text:p>toward the rear of the table, to the left of a green rectangle and in front of a bigger brown cylinder</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office:value-type="string">
            <text:p>lying on the left edge of the table and very far from the orange colored cuboid</text:p>
          </table:table-cell>
          <table:table-cell office:value-type="string">
            <text:p><text:s/>on the left edge of the table and far from the orange colored cuboid</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edg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DistanceRelation\n <text:s text:c="3"/>MeasurePhrase\n <text:s text:c="5"/>DistanceMeasure "far from"\n <text:s/>ReferringExpression\n <text:s text:c="3"/>Article "the"\n <text:s text:c="3"/>AdjectiveNounPhrase\n <text:s text:c="5"/>TwoAdjectivePhrase\n <text:s text:c="7"/>Adjective "orange"\n <text:s text:c="7"/>Adjective "colored"\n <text:s text:c="5"/>Noun "cuboid"\n'</text:p>
          </table:table-cell>
          <table:table-cell table:number-columns-repeated="3" office:value-type="string">
            <text:p><text:s/></text:p>
          </table:table-cell>
        </table:table-row>
        <table:table-row table:style-name="ro1">
          <table:table-cell table:number-columns-repeated="2" office:value-type="string">
            <text:p>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at the back left corner of the table</text:p>
          </table:table-cell>
          <table:table-cell office:value-type="string">
            <text:p><text:s/>at the back left corner of the table</text:p>
          </table:table-cell>
          <table:table-cell office:value-type="string">
            <text:p>'RelationLandmarkPhrase\n <text:s/>Relation "at"\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second farthest from the front, just behind the red ball and center on the table</text:p>
          </table:table-cell>
          <table:table-cell office:value-type="string">
            <text:p>second farthest from the front, behind the red ball and center on the table</text:p>
          </table:table-cell>
          <table:table-cell office:value-type="string">
            <text:p>'RelationLandmarkPhrase\n <text:s/>Relation "behind"\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table:number-columns-repeated="2" office:value-type="string">
            <text:p>in the far right corner of the table</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far"\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in front of the red spher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in front of"\n <text:s/>ReferringExpression\n <text:s text:c="3"/>Article "the"\n <text:s text:c="3"/>AdjectiveNounPhrase\n <text:s text:c="5"/>AdjectivePhrase\n <text:s text:c="7"/>Adjective "red"\n <text:s text:c="5"/>Noun "sphere"\n'</text:p>
          </table:table-cell>
          <table:table-cell table:number-columns-repeated="3" office:value-type="string">
            <text:p><text:s/></text:p>
          </table:table-cell>
        </table:table-row>
        <table:table-row table:style-name="ro1">
          <table:table-cell table:number-columns-repeated="2" office:value-type="string">
            <text:p>in the left corner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at the end</text:p>
          </table:table-cell>
          <table:table-cell office:value-type="string">
            <text:p><text:s/>at the end</text:p>
          </table:table-cell>
          <table:table-cell office:value-type="string">
            <text:p>'RelationLandmarkPhrase\n <text:s/>Relation "at"\n <text:s/>ReferringExpression\n <text:s text:c="3"/>Article "the"\n <text:s text:c="3"/>NounPhrase\n <text:s text:c="5"/>Noun "end"\n'</text:p>
          </table:table-cell>
          <table:table-cell table:number-columns-repeated="4" office:value-type="string">
            <text:p><text:s/></text:p>
          </table:table-cell>
        </table:table-row>
        <table:table-row table:style-name="ro1">
          <table:table-cell office:value-type="string">
            <text:p>at the very far end of the table, past the pink rectangular prism</text:p>
          </table:table-cell>
          <table:table-cell office:value-type="string">
            <text:p>at the far end of the table, past the pink rectangular prism</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corner of the table</text:p>
          </table:table-cell>
          <table:table-cell office:value-type="string">
            <text:p>'RelationLandmarkPhrase\n <text:s/>OnRelation "in"\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bout halfway down the table, close to the left side</text:p>
          </table:table-cell>
          <table:table-cell office:value-type="string">
            <text:p><text:s/>halfway down the table, close to the left side</text:p>
          </table:table-cell>
          <table:table-cell office:value-type="string">
            <text:p>'RelationLandmarkPhrase\n <text:s/>Relation "close to"\n <text:s/>ReferringExpression\n <text:s text:c="3"/>Article "the"\n <text:s text:c="3"/>AdjectiveNounPhrase\n <text:s text:c="5"/>AdjectivePhrase\n <text:s text:c="7"/>OrientationAdjective\n <text:s text:c="9"/>Direction "left"\n <text:s text:c="5"/>Noun "side"\n'</text:p>
          </table:table-cell>
          <table:table-cell table:number-columns-repeated="4" office:value-type="string">
            <text:p><text:s/></text:p>
          </table:table-cell>
        </table:table-row>
        <table:table-row table:style-name="ro1">
          <table:table-cell table:number-columns-repeated="2" office:value-type="string">
            <text:p>next to a green cube in the middle of the table</text:p>
          </table:table-cell>
          <table:table-cell office:value-type="string">
            <text:p>'RelationLandmarkPhrase\n <text:s/>Relation "next to"\n <text:s/>ExtrinsicReferringExpression\n <text:s text:c="3"/>Article "a"\n <text:s text:c="3"/>RelationNounPhrase\n <text:s text:c="5"/>AdjectiveNounPhrase\n <text:s text:c="7"/>AdjectivePhrase\n <text:s text:c="9"/>Adjective "green"\n <text:s text:c="7"/>Noun "cube"\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office:value-type="string">
            <text:p>placed close to the green rectangle</text:p>
          </table:table-cell>
          <table:table-cell office:value-type="string">
            <text:p><text:s/>close to the green rectangle</text:p>
          </table:table-cell>
          <table:table-cell office:value-type="string">
            <text:p>'RelationLandmarkPhrase\n <text:s/>Relation "close to"\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towards the middle of the table on the left side, between the two yellow rectangles the red actual globe</text:p>
          </table:table-cell>
          <table:table-cell office:value-type="string">
            <text:p>'RelationLandmarkPhrase\n <text:s/>Relation "towards"\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nRelation "on"\n <text:s text:c="13"/>ReferringExpression\n <text:s text:c="15"/>Article "the"\n <text:s text:c="15"/>AdjectiveNounPhrase\n <text:s text:c="17"/>AdjectivePhrase\n <text:s text:c="19"/>OrientationAdjective\n <text:s text:c="21"/>Direction "left"\n <text:s text:c="17"/>Noun "side"\n'</text:p>
          </table:table-cell>
          <table:table-cell table:number-columns-repeated="4" office:value-type="string">
            <text:p><text:s/></text:p>
          </table:table-cell>
        </table:table-row>
        <table:table-row table:style-name="ro1">
          <table:table-cell table:number-columns-repeated="2" office:value-type="string">
            <text:p>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at the edge of the table</text:p>
          </table:table-cell>
          <table:table-cell office:value-type="string">
            <text:p>'RelationLandmarkPhrase\n <text:s/>Relation "at"\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top right corner</text:p>
          </table:table-cell>
          <table:table-cell office:value-type="string">
            <text:p>'RelationLandmarkPhrase\n <text:s/>Relation "near"\n <text:s/>ReferringExpression\n <text:s text:c="3"/>Article "the"\n <text:s text:c="3"/>AdjectiveNounPhrase\n <text:s text:c="5"/>TwoAdjectivePhrase\n <text:s text:c="7"/>OrientationAdjective\n <text:s text:c="9"/>Direction "top"\n <text:s text:c="7"/>OrientationAdjective\n <text:s text:c="9"/>Direction "right"\n <text:s text:c="5"/>Noun "corner"\n'</text:p>
          </table:table-cell>
          <table:table-cell table:number-columns-repeated="4" office:value-type="string">
            <text:p><text:s/></text:p>
          </table:table-cell>
        </table:table-row>
        <table:table-row table:style-name="ro1">
          <table:table-cell table:number-columns-repeated="2" office:value-type="string">
            <text:p>near the middle</text:p>
          </table:table-cell>
          <table:table-cell office:value-type="string">
            <text:p>'RelationLandmarkPhrase\n <text:s/>Relation "near"\n <text:s/>ReferringExpression\n <text:s text:c="3"/>Article "the"\n <text:s text:c="3"/>NounPhrase\n <text:s text:c="5"/>Noun "middle"\n'</text:p>
          </table:table-cell>
          <table:table-cell table:number-columns-repeated="4" office:value-type="string">
            <text:p><text:s/></text:p>
          </table:table-cell>
        </table:table-row>
        <table:table-row table:style-name="ro1">
          <table:table-cell office:value-type="string">
            <text:p>placed near the green box</text:p>
          </table:table-cell>
          <table:table-cell office:value-type="string">
            <text:p><text:s/>near the green box</text:p>
          </table:table-cell>
          <table:table-cell office:value-type="string">
            <text:p>'RelationLandmarkPhrase\n <text:s/>Relation "near"\n <text:s/>ReferringExpression\n <text:s text:c="3"/>Article "the"\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office:value-type="string">
            <text:p>located directly to the right of the blue rectangular prism, on the farthest end of the table, just to the right of the center of the table</text:p>
          </table:table-cell>
          <table:table-cell office:value-type="string">
            <text:p><text:s/>to the right of the blue rectangular prism, on the farthest end of the table, to the right of the center of the tabl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TwoAdjectivePhrase\n <text:s text:c="7"/>Adjective "blue"\n <text:s text:c="7"/>Adjective "rectangular"\n <text:s text:c="5"/>Noun "prism"\n'</text:p>
          </table:table-cell>
          <table:table-cell table:number-columns-repeated="4" office:value-type="string">
            <text:p><text:s/></text:p>
          </table:table-cell>
        </table:table-row>
        <table:table-row table:style-name="ro1">
          <table:table-cell office:value-type="string">
            <text:p>in the middle of the table, next to the orange, short cylinder</text:p>
          </table:table-cell>
          <table:table-cell office:value-type="string">
            <text:p>in the middle of the table, next to the orange, cylinder</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s positioned just to the right of a blue sphere and in front of three other objects on the table</text:p>
          </table:table-cell>
          <table:table-cell office:value-type="string">
            <text:p><text:s/>to the right of a blue sphere and in front of three other objects on the table</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AdjectivePhrase\n <text:s text:c="7"/>Adjective "blue"\n <text:s text:c="5"/>Noun "sphere"\n'</text:p>
          </table:table-cell>
          <table:table-cell table:number-columns-repeated="4" office:value-type="string">
            <text:p><text:s/></text:p>
          </table:table-cell>
        </table:table-row>
        <table:table-row table:style-name="ro1">
          <table:table-cell office:value-type="string">
            <text:p>behind the small blue cylinder</text:p>
          </table:table-cell>
          <table:table-cell office:value-type="string">
            <text:p>behind the blue cylinder</text:p>
          </table:table-cell>
          <table:table-cell office:value-type="string">
            <text:p>'RelationLandmarkPhrase\n <text:s/>Relation "behind"\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near the left corner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lmost in the center of the table, to the right of the green block</text:p>
          </table:table-cell>
          <table:table-cell office:value-type="string">
            <text:p><text:s/>in the center of the table, to the right of the green block</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green"\n <text:s text:c="5"/>Noun "block"\n'</text:p>
          </table:table-cell>
          <table:table-cell table:number-columns-repeated="4" office:value-type="string">
            <text:p><text:s/></text:p>
          </table:table-cell>
        </table:table-row>
        <table:table-row table:style-name="ro1">
          <table:table-cell office:value-type="string">
            <text:p>it is on the middle of the table</text:p>
          </table:table-cell>
          <table:table-cell office:value-type="string">
            <text:p><text:s/>on the middle of the table</text:p>
          </table:table-cell>
          <table:table-cell office:value-type="string">
            <text:p>'RelationLandmarkPhrase\n <text:s/>OnRelation "o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right of the blue rectangl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blue"\n <text:s text:c="5"/>Noun "rectangle"\n'</text:p>
          </table:table-cell>
          <table:table-cell table:number-columns-repeated="4" office:value-type="string">
            <text:p><text:s/></text:p>
          </table:table-cell>
        </table:table-row>
        <table:table-row table:style-name="ro1">
          <table:table-cell table:number-columns-repeated="2" office:value-type="string">
            <text:p>next to the green rectangle</text:p>
          </table:table-cell>
          <table:table-cell office:value-type="string">
            <text:p>'RelationLandmarkPhrase\n <text:s/>Relation "next to"\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towards the back right corner of the table, away from other objects</text:p>
          </table:table-cell>
          <table:table-cell office:value-type="string">
            <text:p><text:s/>towards the back right corner of the table, away from other objects</text:p>
          </table:table-cell>
          <table:table-cell office:value-type="string">
            <text:p>'RelationLandmarkPhrase\n <text:s/>Relation "towards"\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next to the blue sphere in the middle of the table, in front of the orange, pink, and maroon cubes</text:p>
          </table:table-cell>
          <table:table-cell office:value-type="string">
            <text:p>'RelationLandmarkPhrase\n <text:s/>Relation "next to"\n <text:s/>ExtrinsicReferringExpression\n <text:s text:c="3"/>Article "the"\n <text:s text:c="3"/>RelationNounPhrase\n <text:s text:c="5"/>AdjectiveNounPhrase\n <text:s text:c="7"/>AdjectivePhrase\n <text:s text:c="9"/>Adjective "blue"\n <text:s text:c="7"/>Noun "sphere"\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in front of the blue cube</text:p>
          </table:table-cell>
          <table:table-cell office:value-type="string">
            <text:p>'RelationLandmarkPhrase\n <text:s/>Relation "in front of"\n <text:s/>ReferringExpression\n <text:s text:c="3"/>Article "the"\n <text:s text:c="3"/>AdjectiveNounPhrase\n <text:s text:c="5"/>AdjectivePhrase\n <text:s text:c="7"/>Adjective "blue"\n <text:s text:c="5"/>Noun "cube"\n'</text:p>
          </table:table-cell>
          <table:table-cell table:number-columns-repeated="4" office:value-type="string">
            <text:p><text:s/></text:p>
          </table:table-cell>
        </table:table-row>
        <table:table-row table:style-name="ro1">
          <table:table-cell table:number-columns-repeated="2" office:value-type="string">
            <text:p>on the righ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n the top center of the table, above a red sphere and a larger yellow rectangular prism that is standing up</text:p>
          </table:table-cell>
          <table:table-cell office:value-type="string">
            <text:p>in the top center of the table, above a red sphere and a larger yellow rectangular prism that up</text:p>
          </table:table-cell>
          <table:table-cell office:value-type="string">
            <text:p>'RelationLandmarkPhrase\n <text:s/>Relation "above"\n <text:s/>ReferringExpression\n <text:s text:c="3"/>Article "a"\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office:value-type="string">
            <text:p>directly to the right of the green rectangle</text:p>
          </table:table-cell>
          <table:table-cell office:value-type="string">
            <text:p><text:s/>to the right of the green rectangl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near the far edge of the table and to the right of the center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very close to the purple ball</text:p>
          </table:table-cell>
          <table:table-cell office:value-type="string">
            <text:p><text:s/>close to the purple ball</text:p>
          </table:table-cell>
          <table:table-cell office:value-type="string">
            <text:p>'RelationLandmarkPhrase\n <text:s/>Relation "close to"\n <text:s/>ReferringExpression\n <text:s text:c="3"/>Article "the"\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office:value-type="string">
            <text:p>almost directly in the middle of the table, it is just to the left of the blue sphere</text:p>
          </table:table-cell>
          <table:table-cell office:value-type="string">
            <text:p><text:s/>in the middle of the table, to the left of the blue spher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blue"\n <text:s text:c="5"/>Noun "sphere"\n'</text:p>
          </table:table-cell>
          <table:table-cell table:number-columns-repeated="3" office:value-type="string">
            <text:p><text:s/></text:p>
          </table:table-cell>
        </table:table-row>
        <table:table-row table:style-name="ro1">
          <table:table-cell table:number-columns-repeated="2" office:value-type="string">
            <text:p>in the far left corner of the table</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far"\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towards the back right corner of the table</text:p>
          </table:table-cell>
          <table:table-cell office:value-type="string">
            <text:p><text:s/>towards the back right corner of the table</text:p>
          </table:table-cell>
          <table:table-cell office:value-type="string">
            <text:p>'RelationLandmarkPhrase\n <text:s/>Relation "towards"\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in the far end of the table</text:p>
          </table:table-cell>
          <table:table-cell office:value-type="string">
            <text:p><text:s/>in the far end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wards the end of the table next to the cylinder</text:p>
          </table:table-cell>
          <table:table-cell office:value-type="string">
            <text:p>'RelationLandmarkPhrase\n <text:s/>Relation "towards"\n <text:s/>ExtrinsicReferringExpression\n <text:s text:c="3"/>Article "the"\n <text:s text:c="3"/>RelationNounPhrase\n <text:s text:c="5"/>NounPhrase\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the"\n <text:s text:c="15"/>NounPhrase\n <text:s text:c="17"/>Noun "cylinder"\n'</text:p>
          </table:table-cell>
          <table:table-cell table:number-columns-repeated="4" office:value-type="string">
            <text:p><text:s/></text:p>
          </table:table-cell>
        </table:table-row>
        <table:table-row table:style-name="ro1">
          <table:table-cell office:value-type="string">
            <text:p>directly to the left of a red ball</text:p>
          </table:table-cell>
          <table:table-cell office:value-type="string">
            <text:p><text:s/>to the left of a red ball</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table:number-columns-repeated="2" office:value-type="string">
            <text:p>behind the ball</text:p>
          </table:table-cell>
          <table:table-cell office:value-type="string">
            <text:p>'RelationLandmarkPhrase\n <text:s/>Relation "behind"\n <text:s/>ReferringExpression\n <text:s text:c="3"/>Article "the"\n <text:s text:c="3"/>NounPhrase\n <text:s text:c="5"/>Noun "ball"\n'</text:p>
          </table:table-cell>
          <table:table-cell table:number-columns-repeated="4"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in the middle of the table, but closer to one sid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front center of the table, in front of the red ball</text:p>
          </table:table-cell>
          <table:table-cell office:value-type="string">
            <text:p>'RelationLandmarkPhrase\n <text:s/>Relation "in front of"\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table:number-columns-repeated="2" office:value-type="string">
            <text:p>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top right corner of the table</text:p>
          </table:table-cell>
          <table:table-cell office:value-type="string">
            <text:p>'RelationLandmarkPhrase\n <text:s/>OnRelation "on"\n <text:s/>ExtrinsicReferringExpression\n <text:s text:c="3"/>Article "the"\n <text:s text:c="3"/>RelationNounPhrase\n <text:s text:c="5"/>AdjectiveNounPhrase\n <text:s text:c="7"/>TwoAdjectivePhrase\n <text:s text:c="9"/>OrientationAdjective\n <text:s text:c="11"/>Direction "top"\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a blue sphere</text:p>
          </table:table-cell>
          <table:table-cell office:value-type="string">
            <text:p>'RelationLandmarkPhrase\n <text:s/>Relation "next to"\n <text:s/>ReferringExpression\n <text:s text:c="3"/>Article "a"\n <text:s text:c="3"/>AdjectiveNounPhrase\n <text:s text:c="5"/>AdjectivePhrase\n <text:s text:c="7"/>Adjective "blue"\n <text:s text:c="5"/>Noun "sphere"\n'</text:p>
          </table:table-cell>
          <table:table-cell table:number-columns-repeated="4" office:value-type="string">
            <text:p><text:s/></text:p>
          </table:table-cell>
        </table:table-row>
        <table:table-row table:style-name="ro1">
          <table:table-cell table:number-columns-repeated="2" office:value-type="string">
            <text:p>on the far right side of the table</text:p>
          </table:table-cell>
          <table:table-cell office:value-type="string">
            <text:p>'RelationLandmarkPhrase\n <text:s/>OnRelation "on"\n <text:s/>ExtrinsicReferringExpression\n <text:s text:c="3"/>Article "the"\n <text:s text:c="3"/>RelationNounPhrase\n <text:s text:c="5"/>AdjectiveNounPhrase\n <text:s text:c="7"/>TwoAdjectivePhrase\n <text:s text:c="9"/>OrientationAdjective\n <text:s text:c="11"/>Direction "far"\n <text:s text:c="9"/>OrientationAdjective\n <text:s text:c="11"/>Direction "righ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two thirds of the way down the table, slightly left of center, to the right of a blue cylinder</text:p>
          </table:table-cell>
          <table:table-cell office:value-type="string">
            <text:p>two thirds of the way down the table, left of center, to the right of a blu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at the top half</text:p>
          </table:table-cell>
          <table:table-cell office:value-type="string">
            <text:p>'RelationLandmarkPhrase\n <text:s/>Relation "at"\n <text:s/>ReferringExpression\n <text:s text:c="3"/>Article "the"\n <text:s text:c="3"/>AdjectiveNounPhrase\n <text:s text:c="5"/>AdjectivePhrase\n <text:s text:c="7"/>OrientationAdjective\n <text:s text:c="9"/>Direction "top"\n <text:s text:c="5"/>Noun "half"\n'</text:p>
          </table:table-cell>
          <table:table-cell table:number-columns-repeated="4" office:value-type="string">
            <text:p><text:s/></text:p>
          </table:table-cell>
        </table:table-row>
        <table:table-row table:style-name="ro1">
          <table:table-cell table:number-columns-repeated="2" office:value-type="string">
            <text:p>at the far end of the left side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ExtrinsicReferringExpression\n <text:s text:c="9"/>Article "the"\n <text:s text:c="9"/>RelationNounPhrase\n <text:s text:c="11"/>AdjectiveNounPhrase\n <text:s text:c="13"/>AdjectivePhrase\n <text:s text:c="15"/>OrientationAdjective\n <text:s text:c="17"/>Direction "left"\n <text:s text:c="13"/>Noun "sid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office:value-type="string">
            <text:p>next to the small purple ball</text:p>
          </table:table-cell>
          <table:table-cell office:value-type="string">
            <text:p>next to the purple ball</text:p>
          </table:table-cell>
          <table:table-cell office:value-type="string">
            <text:p>'RelationLandmarkPhrase\n <text:s/>Relation "next to"\n <text:s/>ReferringExpression\n <text:s text:c="3"/>Article "the"\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table:number-columns-repeated="2" office:value-type="string">
            <text:p>on the far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blue ball</text:p>
          </table:table-cell>
          <table:table-cell office:value-type="string">
            <text:p>'RelationLandmarkPhrase\n <text:s/>Relation "next to"\n <text:s/>ReferringExpression\n <text:s text:c="3"/>Article "the"\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table:number-columns-repeated="2" office:value-type="string">
            <text:p>close to the back left corner, behind the purple boxes but before the green box</text:p>
          </table:table-cell>
          <table:table-cell office:value-type="string">
            <text:p>'RelationLandmarkPhrase\n <text:s/>Relation "close to"\n <text:s/>ReferringExpression\n <text:s text:c="3"/>Article "the"\n <text:s text:c="3"/>AdjectiveNounPhrase\n <text:s text:c="5"/>TwoAdjectivePhrase\n <text:s text:c="7"/>OrientationAdjective\n <text:s text:c="9"/>Direction "back"\n <text:s text:c="7"/>OrientationAdjective\n <text:s text:c="9"/>Direction "left"\n <text:s text:c="5"/>Noun "corner"\n'</text:p>
          </table:table-cell>
          <table:table-cell table:number-columns-repeated="4" office:value-type="string">
            <text:p><text:s/></text:p>
          </table:table-cell>
        </table:table-row>
        <table:table-row table:style-name="ro1">
          <table:table-cell table:number-columns-repeated="2" office:value-type="string">
            <text:p>in the left corner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box</text:p>
          </table:table-cell>
          <table:table-cell office:value-type="string">
            <text:p>'RelationLandmarkPhrase\n <text:s/>Relation "next to"\n <text:s/>ReferringExpression\n <text:s text:c="3"/>Article "the"\n <text:s text:c="3"/>NounPhrase\n <text:s text:c="5"/>Noun "box"\n'</text:p>
          </table:table-cell>
          <table:table-cell table:number-columns-repeated="4" office:value-type="string">
            <text:p><text:s/></text:p>
          </table:table-cell>
        </table:table-row>
        <table:table-row table:style-name="ro1">
          <table:table-cell table:number-columns-repeated="2" office:value-type="string">
            <text:p>near the front left corner of the tabl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front"\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bove the yellow big cuboid</text:p>
          </table:table-cell>
          <table:table-cell office:value-type="string">
            <text:p>above the yellow cuboid</text:p>
          </table:table-cell>
          <table:table-cell office:value-type="string">
            <text:p>'RelationLandmarkPhrase\n <text:s/>Relation "above"\n <text:s/>ReferringExpression\n <text:s text:c="3"/>Article "the"\n <text:s text:c="3"/>AdjectiveNounPhrase\n <text:s text:c="5"/>AdjectivePhrase\n <text:s text:c="7"/>Adjective "yellow"\n <text:s text:c="5"/>Noun "cuboid"\n'</text:p>
          </table:table-cell>
          <table:table-cell table:number-columns-repeated="4" office:value-type="string">
            <text:p><text:s/></text:p>
          </table:table-cell>
        </table:table-row>
        <table:table-row table:style-name="ro1">
          <table:table-cell table:number-columns-repeated="2" office:value-type="string">
            <text:p>north of the rectangle and to the right of th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NounPhrase\n <text:s text:c="5"/>Noun "cylinder"\n'</text:p>
          </table:table-cell>
          <table:table-cell table:number-columns-repeated="4" office:value-type="string">
            <text:p><text:s/></text:p>
          </table:table-cell>
        </table:table-row>
        <table:table-row table:style-name="ro1">
          <table:table-cell office:value-type="string">
            <text:p>placed in the middle of the table</text:p>
          </table:table-cell>
          <table:table-cell office:value-type="string">
            <text:p><text:s/>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a blue cube at the end of the table</text:p>
          </table:table-cell>
          <table:table-cell office:value-type="string">
            <text:p>'RelationLandmarkPhrase\n <text:s/>Relation "next to"\n <text:s/>ExtrinsicReferringExpression\n <text:s text:c="3"/>Article "a"\n <text:s text:c="3"/>RelationNounPhrase\n <text:s text:c="5"/>AdjectiveNounPhrase\n <text:s text:c="7"/>AdjectivePhrase\n <text:s text:c="9"/>Adjective "blue"\n <text:s text:c="7"/>Noun "cube"\n <text:s text:c="5"/>RelationLandmarkPhrase\n <text:s text:c="7"/>Relation "at"\n <text:s text:c="7"/>ExtrinsicReferringExpression\n <text:s text:c="9"/>Article "the"\n <text:s text:c="9"/>RelationNounPhrase\n <text:s text:c="11"/>NounPhrase\n <text:s text:c="13"/>Noun "end"\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next to a sphere</text:p>
          </table:table-cell>
          <table:table-cell office:value-type="string">
            <text:p>'RelationLandmarkPhrase\n <text:s/>Relation "next to"\n <text:s/>ReferringExpression\n <text:s text:c="3"/>Article "a"\n <text:s text:c="3"/>NounPhrase\n <text:s text:c="5"/>Noun "sphere"\n'</text:p>
          </table:table-cell>
          <table:table-cell table:number-columns-repeated="4" office:value-type="string">
            <text:p><text:s/></text:p>
          </table:table-cell>
        </table:table-row>
        <table:table-row table:style-name="ro1">
          <table:table-cell table:number-columns-repeated="2" office:value-type="string">
            <text:p>near the center of the table and to the right of a green rectangle</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towards the middle of the table</text:p>
          </table:table-cell>
          <table:table-cell office:value-type="string">
            <text:p>'RelationLandmarkPhrase\n <text:s/>Relation "towards"\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somewhat in the middle and next to the tiny purple sphere</text:p>
          </table:table-cell>
          <table:table-cell office:value-type="string">
            <text:p>somewhat in the middle and next to the purple sphere</text:p>
          </table:table-cell>
          <table:table-cell office:value-type="string">
            <text:p>'RelationLandmarkPhrase\n <text:s/>Relation "next to"\n <text:s/>ReferringExpression\n <text:s text:c="3"/>Article "the"\n <text:s text:c="3"/>AdjectiveNounPhrase\n <text:s text:c="5"/>AdjectivePhrase\n <text:s text:c="7"/>Adjective "purple"\n <text:s text:c="5"/>Noun "sphere"\n'</text:p>
          </table:table-cell>
          <table:table-cell table:number-columns-repeated="4" office:value-type="string">
            <text:p><text:s/></text:p>
          </table:table-cell>
        </table:table-row>
        <table:table-row table:style-name="ro1">
          <table:table-cell table:number-columns-repeated="2" office:value-type="string">
            <text:p>towards the end of the table</text:p>
          </table:table-cell>
          <table:table-cell office:value-type="string">
            <text:p>'RelationLandmarkPhrase\n <text:s/>Relation "towards"\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a green rectangle on a table</text:p>
          </table:table-cell>
          <table:table-cell office:value-type="string">
            <text:p>'RelationLandmarkPhrase\n <text:s/>Relation "next to"\n <text:s/>ExtrinsicReferringExpression\n <text:s text:c="3"/>Article "a"\n <text:s text:c="3"/>RelationNounPhrase\n <text:s text:c="5"/>AdjectiveNounPhrase\n <text:s text:c="7"/>AdjectivePhrase\n <text:s text:c="9"/>Adjective "green"\n <text:s text:c="7"/>Noun "rectangle"\n <text:s text:c="5"/>RelationLandmarkPhrase\n <text:s text:c="7"/>OnRelation "on"\n <text:s text:c="7"/>ReferringExpression\n <text:s text:c="9"/>Article "a"\n <text:s text:c="9"/>NounPhrase\n <text:s text:c="11"/>Noun "table"\n'</text:p>
          </table:table-cell>
          <table:table-cell table:number-columns-repeated="4" office:value-type="string">
            <text:p><text:s/></text:p>
          </table:table-cell>
        </table:table-row>
        <table:table-row table:style-name="ro1">
          <table:table-cell office:value-type="string">
            <text:p>placed at the back side of the table</text:p>
          </table:table-cell>
          <table:table-cell office:value-type="string">
            <text:p><text:s/>at the back side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back"\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t is located behind the red ball</text:p>
          </table:table-cell>
          <table:table-cell office:value-type="string">
            <text:p><text:s/>behind the red ball</text:p>
          </table:table-cell>
          <table:table-cell office:value-type="string">
            <text:p>'RelationLandmarkPhrase\n <text:s/>Relation "behind"\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office:value-type="string">
            <text:p>it is placed just next to the red circular object</text:p>
          </table:table-cell>
          <table:table-cell office:value-type="string">
            <text:p><text:s/>next to the red circular object</text:p>
          </table:table-cell>
          <table:table-cell office:value-type="string">
            <text:p>'RelationLandmarkPhrase\n <text:s/>Relation "next to"\n <text:s/>ReferringExpression\n <text:s text:c="3"/>Article "the"\n <text:s text:c="3"/>AdjectiveNounPhrase\n <text:s text:c="5"/>TwoAdjectivePhrase\n <text:s text:c="7"/>Adjective "red"\n <text:s text:c="7"/>Adjective "circular"\n <text:s text:c="5"/>Noun "object"\n'</text:p>
          </table:table-cell>
          <table:table-cell table:number-columns-repeated="4" office:value-type="string">
            <text:p><text:s/></text:p>
          </table:table-cell>
        </table:table-row>
        <table:table-row table:style-name="ro1">
          <table:table-cell table:number-columns-repeated="2" office:value-type="string">
            <text:p>on a table</text:p>
          </table:table-cell>
          <table:table-cell office:value-type="string">
            <text:p>'RelationLandmarkPhrase\n <text:s/>OnRelation "on"\n <text:s/>ReferringExpression\n <text:s text:c="3"/>Article "a"\n <text:s text:c="3"/>NounPhrase\n <text:s text:c="5"/>Noun "table"\n'</text:p>
          </table:table-cell>
          <table:table-cell table:number-columns-repeated="4" office:value-type="string">
            <text:p><text:s/></text:p>
          </table:table-cell>
        </table:table-row>
        <table:table-row table:style-name="ro1">
          <table:table-cell office:value-type="string">
            <text:p>located at the right corner of the table</text:p>
          </table:table-cell>
          <table:table-cell office:value-type="string">
            <text:p><text:s/>at the right corner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close to the corner of a table</text:p>
          </table:table-cell>
          <table:table-cell office:value-type="string">
            <text:p>'RelationLandmarkPhrase\n <text:s/>Relation "close to"\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a"\n <text:s text:c="9"/>NounPhrase\n <text:s text:c="11"/>Noun "table"\n'</text:p>
          </table:table-cell>
          <table:table-cell table:number-columns-repeated="4" office:value-type="string">
            <text:p><text:s/></text:p>
          </table:table-cell>
        </table:table-row>
        <table:table-row table:style-name="ro1">
          <table:table-cell office:value-type="string">
            <text:p>directly next to the blue circle</text:p>
          </table:table-cell>
          <table:table-cell office:value-type="string">
            <text:p><text:s/>next to the blue circle</text:p>
          </table:table-cell>
          <table:table-cell office:value-type="string">
            <text:p>'RelationLandmarkPhrase\n <text:s/>Relation "next to"\n <text:s/>ReferringExpression\n <text:s text:c="3"/>Article "the"\n <text:s text:c="3"/>AdjectiveNounPhrase\n <text:s text:c="5"/>AdjectivePhrase\n <text:s text:c="7"/>Adjective "blue"\n <text:s text:c="5"/>Noun "circle"\n'</text:p>
          </table:table-cell>
          <table:table-cell table:number-columns-repeated="4" office:value-type="string">
            <text:p><text:s/></text:p>
          </table:table-cell>
        </table:table-row>
        <table:table-row table:style-name="ro1">
          <table:table-cell table:number-columns-repeated="2" office:value-type="string">
            <text:p>on the left side</text:p>
          </table:table-cell>
          <table:table-cell office:value-type="string">
            <text:p>'RelationLandmarkPhrase\n <text:s/>OnRelation "on"\n <text:s/>ReferringExpression\n <text:s text:c="3"/>Article "the"\n <text:s text:c="3"/>AdjectiveNounPhrase\n <text:s text:c="5"/>AdjectivePhrase\n <text:s text:c="7"/>OrientationAdjective\n <text:s text:c="9"/>Direction "left"\n <text:s text:c="5"/>Noun "side"\n'</text:p>
          </table:table-cell>
          <table:table-cell table:number-columns-repeated="4" office:value-type="string">
            <text:p><text:s/></text:p>
          </table:table-cell>
        </table:table-row>
        <table:table-row table:style-name="ro1">
          <table:table-cell table:number-columns-repeated="2" office:value-type="string">
            <text:p>near the end of the table</text:p>
          </table:table-cell>
          <table:table-cell office:value-type="string">
            <text:p>'RelationLandmarkPhrase\n <text:s/>Relation "near"\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on the left hand sid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to the left of the tab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right of a blue sphere</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AdjectivePhrase\n <text:s text:c="7"/>Adjective "blue"\n <text:s text:c="5"/>Noun "sphere"\n'</text:p>
          </table:table-cell>
          <table:table-cell table:number-columns-repeated="4" office:value-type="string">
            <text:p><text:s/></text:p>
          </table:table-cell>
        </table:table-row>
        <table:table-row table:style-name="ro1">
          <table:table-cell table:number-columns-repeated="2" office:value-type="string">
            <text:p>next to a blue cylinder</text:p>
          </table:table-cell>
          <table:table-cell office:value-type="string">
            <text:p>'RelationLandmarkPhrase\n <text:s/>Relation "next to"\n <text:s/>ReferringExpression\n <text:s text:c="3"/>Article "a"\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office:value-type="string">
            <text:p>and is located at the top left corner of the table</text:p>
          </table:table-cell>
          <table:table-cell office:value-type="string">
            <text:p>and at the top left corner of the table</text:p>
          </table:table-cell>
          <table:table-cell office:value-type="string">
            <text:p>'RelationLandmarkPhrase\n <text:s/>Relation "at"\n <text:s/>ExtrinsicReferringExpression\n <text:s text:c="3"/>Article "the"\n <text:s text:c="3"/>RelationNounPhrase\n <text:s text:c="5"/>AdjectiveNounPhrase\n <text:s text:c="7"/>TwoAdjectivePhrase\n <text:s text:c="9"/>OrientationAdjective\n <text:s text:c="11"/>Direction "top"\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t is behind the red sphere, slightly off to the left, in the center of the table</text:p>
          </table:table-cell>
          <table:table-cell office:value-type="string">
            <text:p><text:s/>behind the red sphere, off to the left, in the center of the table</text:p>
          </table:table-cell>
          <table:table-cell office:value-type="string">
            <text:p>'RelationLandmarkPhrase\n <text:s/>Relation "behind"\n <text:s/>ReferringExpression\n <text:s text:c="3"/>Article "the"\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office:value-type="string">
            <text:p>in the middle of the table, next to a large red sphere</text:p>
          </table:table-cell>
          <table:table-cell office:value-type="string">
            <text:p>in the middle of the table, next to a red spher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xt to"\n <text:s/>ReferringExpression\n <text:s text:c="3"/>Article "a"\n <text:s text:c="3"/>AdjectiveNounPhrase\n <text:s text:c="5"/>AdjectivePhrase\n <text:s text:c="7"/>Adjective "red"\n <text:s text:c="5"/>Noun "sphere"\n'</text:p>
          </table:table-cell>
          <table:table-cell table:number-columns-repeated="3" office:value-type="string">
            <text:p><text:s/></text:p>
          </table:table-cell>
        </table:table-row>
        <table:table-row table:style-name="ro1">
          <table:table-cell table:number-columns-repeated="2" office:value-type="string">
            <text:p>next to a ball, second closest to the viewer</text:p>
          </table:table-cell>
          <table:table-cell office:value-type="string">
            <text:p>'RelationLandmarkPhrase\n <text:s/>Relation "next to"\n <text:s/>ReferringExpression\n <text:s text:c="3"/>Article "a"\n <text:s text:c="3"/>NounPhrase\n <text:s text:c="5"/>Noun "ball"\n'</text:p>
          </table:table-cell>
          <table:table-cell table:number-columns-repeated="4" office:value-type="string">
            <text:p><text:s/></text:p>
          </table:table-cell>
        </table:table-row>
        <table:table-row table:style-name="ro1">
          <table:table-cell table:number-columns-repeated="2" office:value-type="string">
            <text:p>next to an orange cylinder, above a yellow object and below a yellow and green object</text:p>
          </table:table-cell>
          <table:table-cell office:value-type="string">
            <text:p>'RelationLandmarkPhrase\n <text:s/>Relation "next to"\n <text:s/>ReferringExpression\n <text:s text:c="3"/>Article "an"\n <text:s text:c="3"/>AdjectiveNounPhrase\n <text:s text:c="5"/>AdjectivePhrase\n <text:s text:c="7"/>Adjective "orange"\n <text:s text:c="5"/>Noun "cylinder"\n'</text:p>
          </table:table-cell>
          <table:table-cell office:value-type="string">
            <text:p>'RelationLandmarkPhrase\n <text:s/>Relation "above"\n <text:s/>ReferringExpression\n <text:s text:c="3"/>Article "a"\n <text:s text:c="3"/>AdjectiveNounPhrase\n <text:s text:c="5"/>AdjectivePhrase\n <text:s text:c="7"/>Adjective "yellow"\n <text:s text:c="5"/>Noun "object"\n'</text:p>
          </table:table-cell>
          <table:table-cell table:number-columns-repeated="3" office:value-type="string">
            <text:p><text:s/></text:p>
          </table:table-cell>
        </table:table-row>
        <table:table-row table:style-name="ro1">
          <table:table-cell table:number-columns-repeated="2" office:value-type="string">
            <text:p>close to the top left corner of the table</text:p>
          </table:table-cell>
          <table:table-cell office:value-type="string">
            <text:p>'RelationLandmarkPhrase\n <text:s/>Relation "close to"\n <text:s/>ExtrinsicReferringExpression\n <text:s text:c="3"/>Article "the"\n <text:s text:c="3"/>RelationNounPhrase\n <text:s text:c="5"/>AdjectiveNounPhrase\n <text:s text:c="7"/>TwoAdjectivePhrase\n <text:s text:c="9"/>OrientationAdjective\n <text:s text:c="11"/>Direction "top"\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to the left of the yellow cube</text:p>
          </table:table-cell>
          <table:table-cell office:value-type="string">
            <text:p><text:s/>to the left of the yellow cub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yellow"\n <text:s text:c="5"/>Noun "cube"\n'</text:p>
          </table:table-cell>
          <table:table-cell table:number-columns-repeated="4" office:value-type="string">
            <text:p><text:s/></text:p>
          </table:table-cell>
        </table:table-row>
        <table:table-row table:style-name="ro1">
          <table:table-cell table:number-columns-repeated="2" office:value-type="string">
            <text:p>in the middle of the table but closer to the left edg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green cube</text:p>
          </table:table-cell>
          <table:table-cell office:value-type="string">
            <text:p>'RelationLandmarkPhrase\n <text:s/>Relation "next to"\n <text:s/>ReferringExpression\n <text:s text:c="3"/>Article "the"\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table:number-columns-repeated="2" office:value-type="string">
            <text:p>near the red sphere</text:p>
          </table:table-cell>
          <table:table-cell office:value-type="string">
            <text:p>'RelationLandmarkPhrase\n <text:s/>Relation "near"\n <text:s/>ReferringExpression\n <text:s text:c="3"/>Article "the"\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office:value-type="string">
            <text:p>place somewhat in the center of the table and is placed next to a orange cylinder</text:p>
          </table:table-cell>
          <table:table-cell office:value-type="string">
            <text:p>place somewhat in the center of the table and next to a orange cylinder</text:p>
          </table:table-cell>
          <table:table-cell office:value-type="string">
            <text:p>'RelationLandmarkPhrase\n <text:s/>Relation "next to"\n <text:s/>ReferringExpression\n <text:s text:c="3"/>Article "a"\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near the left edg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left"\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left side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very far away on the table, it is at the end of the table</text:p>
          </table:table-cell>
          <table:table-cell office:value-type="string">
            <text:p><text:s/>far away on the table, 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eft of the small purple sphere, behind the large purple box, and in front of the blue rectangular prism and the yellow sphere</text:p>
          </table:table-cell>
          <table:table-cell office:value-type="string">
            <text:p>left of the purple sphere, behind the purple box, and in front of the blue rectangular prism and the yellow sphere</text:p>
          </table:table-cell>
          <table:table-cell office:value-type="string">
            <text:p>'RelationLandmarkPhrase\n <text:s/>Relation "behind"\n <text:s/>ReferringExpression\n <text:s text:c="3"/>Article "the"\n <text:s text:c="3"/>AdjectiveNounPhrase\n <text:s text:c="5"/>AdjectivePhrase\n <text:s text:c="7"/>Adjective "purple"\n <text:s text:c="5"/>Noun "box"\n'</text:p>
          </table:table-cell>
          <table:table-cell office:value-type="string">
            <text:p>'RelationLandmarkPhrase\n <text:s/>Relation "in front of"\n <text:s/>ReferringExpression\n <text:s text:c="3"/>Article "the"\n <text:s text:c="3"/>AdjectiveNounPhrase\n <text:s text:c="5"/>TwoAdjectivePhrase\n <text:s text:c="7"/>Adjective "blue"\n <text:s text:c="7"/>Adjective "rectangular"\n <text:s text:c="5"/>Noun "prism"\n'</text:p>
          </table:table-cell>
          <table:table-cell table:number-columns-repeated="3" office:value-type="string">
            <text:p><text:s/></text:p>
          </table:table-cell>
        </table:table-row>
        <table:table-row table:style-name="ro1">
          <table:table-cell office:value-type="string">
            <text:p>the third closest object and is on the far end of the table</text:p>
          </table:table-cell>
          <table:table-cell office:value-type="string">
            <text:p>the third closest object and on the far end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a black table, towards the back right corner</text:p>
          </table:table-cell>
          <table:table-cell office:value-type="string">
            <text:p>'RelationLandmarkPhrase\n <text:s/>Relation "towards"\n <text:s/>ReferringExpression\n <text:s text:c="3"/>Article "the"\n <text:s text:c="3"/>AdjectiveNounPhrase\n <text:s text:c="5"/>TwoAdjectivePhrase\n <text:s text:c="7"/>OrientationAdjective\n <text:s text:c="9"/>Direction "back"\n <text:s text:c="7"/>OrientationAdjective\n <text:s text:c="9"/>Direction "right"\n <text:s text:c="5"/>Noun "corner"\n'</text:p>
          </table:table-cell>
          <table:table-cell table:number-columns-repeated="4" office:value-type="string">
            <text:p><text:s/></text:p>
          </table:table-cell>
        </table:table-row>
        <table:table-row table:style-name="ro1">
          <table:table-cell office:value-type="string">
            <text:p>in the middle of the table just behind the yellow rectangular prism and to the right of the orange hockey puck</text:p>
          </table:table-cell>
          <table:table-cell office:value-type="string">
            <text:p>in the middle of the table behind the yellow rectangular prism and to the right of the orange hockey puck</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behind"\n <text:s text:c="13"/>ReferringExpression\n <text:s text:c="15"/>Article "the"\n <text:s text:c="15"/>AdjectiveNounPhrase\n <text:s text:c="17"/>TwoAdjectivePhrase\n <text:s text:c="19"/>Adjective "yellow"\n <text:s text:c="19"/>Adjective "rectangular"\n <text:s text:c="17"/>Noun "prism"\n'</text:p>
          </table:table-cell>
          <table:table-cell table:number-columns-repeated="4" office:value-type="string">
            <text:p><text:s/></text:p>
          </table:table-cell>
        </table:table-row>
        <table:table-row table:style-name="ro1">
          <table:table-cell office:value-type="string">
            <text:p>near the far edge of the table and very close to a yellow sphere</text:p>
          </table:table-cell>
          <table:table-cell office:value-type="string">
            <text:p>near the far edge of the table and close to a yellow spher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close to"\n <text:s/>ReferringExpression\n <text:s text:c="3"/>Article "a"\n <text:s text:c="3"/>AdjectiveNounPhrase\n <text:s text:c="5"/>AdjectivePhrase\n <text:s text:c="7"/>Adjective "yellow"\n <text:s text:c="5"/>Noun "sphere"\n'</text:p>
          </table:table-cell>
          <table:table-cell table:number-columns-repeated="3" office:value-type="string">
            <text:p><text:s/></text:p>
          </table:table-cell>
        </table:table-row>
        <table:table-row table:style-name="ro1">
          <table:table-cell office:value-type="string">
            <text:p>the object <text:s/>is positioned at far side of the table ,in the middle of the table</text:p>
          </table:table-cell>
          <table:table-cell office:value-type="string">
            <text:p>the object at far side of the table ,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an orange box</text:p>
          </table:table-cell>
          <table:table-cell office:value-type="string">
            <text:p>'RelationLandmarkPhrase\n <text:s/>OrientationRelation\n <text:s text:c="3"/>DestinationTag "to"\n <text:s text:c="3"/>Article "the"\n <text:s text:c="3"/>Direction "left"\n <text:s text:c="3"/>BelongingTag "of"\n <text:s/>ReferringExpression\n <text:s text:c="3"/>Article "an"\n <text:s text:c="3"/>AdjectiveNounPhrase\n <text:s text:c="5"/>AdjectivePhrase\n <text:s text:c="7"/>Adjective "orange"\n <text:s text:c="5"/>Noun "box"\n'</text:p>
          </table:table-cell>
          <table:table-cell table:number-columns-repeated="4" office:value-type="string">
            <text:p><text:s/></text:p>
          </table:table-cell>
        </table:table-row>
        <table:table-row table:style-name="ro1">
          <table:table-cell table:number-columns-repeated="2" office:value-type="string">
            <text:p>to the left of a red sphere and behind and to the left of a yellow rectangular prism</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AdjectivePhrase\n <text:s text:c="7"/>Adjective "red"\n <text:s text:c="5"/>Noun "sphere"\n'</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TwoAdjectivePhrase\n <text:s text:c="7"/>Adjective "yellow"\n <text:s text:c="7"/>Adjective "rectangular"\n <text:s text:c="5"/>Noun "prism"\n'</text:p>
          </table:table-cell>
          <table:table-cell table:number-columns-repeated="3"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next to a red ball</text:p>
          </table:table-cell>
          <table:table-cell office:value-type="string">
            <text:p>'RelationLandmarkPhrase\n <text:s/>Relation "next to"\n <text:s/>ReferringExpression\n <text:s text:c="3"/>Article "a"\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table:number-columns-repeated="2" office:value-type="string">
            <text:p>on the far left side of the table</text:p>
          </table:table-cell>
          <table:table-cell office:value-type="string">
            <text:p>'RelationLandmarkPhrase\n <text:s/>OnRelation "on"\n <text:s/>ExtrinsicReferringExpression\n <text:s text:c="3"/>Article "the"\n <text:s text:c="3"/>RelationNounPhrase\n <text:s text:c="5"/>AdjectiveNounPhrase\n <text:s text:c="7"/>TwoAdjectivePhrase\n <text:s text:c="9"/>OrientationAdjective\n <text:s text:c="11"/>Direction "far"\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on the back side of the table</text:p>
          </table:table-cell>
          <table:table-cell office:value-type="string">
            <text:p><text:s/>on the back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back"\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right of the blu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office:value-type="string">
            <text:p>sitting in the middle of the table, about two degrees right of the center</text:p>
          </table:table-cell>
          <table:table-cell office:value-type="string">
            <text:p><text:s/>in the middle of the table, two degrees right of the center</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an orange cylinder</text:p>
          </table:table-cell>
          <table:table-cell office:value-type="string">
            <text:p>'RelationLandmarkPhrase\n <text:s/>Relation "next to"\n <text:s/>ReferringExpression\n <text:s text:c="3"/>Article "an"\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next to the blue cylinder</text:p>
          </table:table-cell>
          <table:table-cell office:value-type="string">
            <text:p>'RelationLandmarkPhrase\n <text:s/>Relation "next to"\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office:value-type="string">
            <text:p>the object <text:s/>is positioned in the top left corner of the table.near the green rectangle and lower than object <text:s/>brown circle</text:p>
          </table:table-cell>
          <table:table-cell office:value-type="string">
            <text:p>the object in the top left corner of the table.near the green rectangle and lower than object <text:s/>brown circle</text:p>
          </table:table-cell>
          <table:table-cell office:value-type="string">
            <text:p>'RelationLandmarkPhrase\n <text:s/>Relation "near"\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above the blue cylinder</text:p>
          </table:table-cell>
          <table:table-cell office:value-type="string">
            <text:p>'RelationLandmarkPhrase\n <text:s/>Relation "above"\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behind a blue ball and orange cylinder</text:p>
          </table:table-cell>
          <table:table-cell office:value-type="string">
            <text:p>'RelationLandmarkPhrase\n <text:s/>Relation "behind"\n <text:s/>ReferringExpression\n <text:s text:c="3"/>Article "a"\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table:number-columns-repeated="2" office:value-type="string">
            <text:p>to the left of the red spher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office:value-type="string">
            <text:p>just to the right of the green box</text:p>
          </table:table-cell>
          <table:table-cell office:value-type="string">
            <text:p><text:s/>to the right of the green box</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office:value-type="string">
            <text:p>located in the almost near end of the table</text:p>
          </table:table-cell>
          <table:table-cell office:value-type="string">
            <text:p><text:s/>in the near end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ne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just slightly behind the blue ball and in the center of the table</text:p>
          </table:table-cell>
          <table:table-cell office:value-type="string">
            <text:p><text:s/>behind the blue ball and in the center of the table</text:p>
          </table:table-cell>
          <table:table-cell office:value-type="string">
            <text:p>'RelationLandmarkPhrase\n <text:s/>Relation "behind"\n <text:s/>ReferringExpression\n <text:s text:c="3"/>Article "the"\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table:number-columns-repeated="2" office:value-type="string">
            <text:p>above the sphere</text:p>
          </table:table-cell>
          <table:table-cell office:value-type="string">
            <text:p>'RelationLandmarkPhrase\n <text:s/>Relation "above"\n <text:s/>ReferringExpression\n <text:s text:c="3"/>Article "the"\n <text:s text:c="3"/>NounPhrase\n <text:s text:c="5"/>Noun "sphere"\n'</text:p>
          </table:table-cell>
          <table:table-cell table:number-columns-repeated="4" office:value-type="string">
            <text:p><text:s/></text:p>
          </table:table-cell>
        </table:table-row>
        <table:table-row table:style-name="ro1">
          <table:table-cell table:number-columns-repeated="2" office:value-type="string">
            <text:p>near the sphere</text:p>
          </table:table-cell>
          <table:table-cell office:value-type="string">
            <text:p>'RelationLandmarkPhrase\n <text:s/>Relation "near"\n <text:s/>ReferringExpression\n <text:s text:c="3"/>Article "the"\n <text:s text:c="3"/>NounPhrase\n <text:s text:c="5"/>Noun "sphere"\n'</text:p>
          </table:table-cell>
          <table:table-cell table:number-columns-repeated="4" office:value-type="string">
            <text:p><text:s/></text:p>
          </table:table-cell>
        </table:table-row>
        <table:table-row table:style-name="ro1">
          <table:table-cell office:value-type="string">
            <text:p>on the far side of the table, closest to the corner and a small yellow rectangular box</text:p>
          </table:table-cell>
          <table:table-cell office:value-type="string">
            <text:p>on the far side of the table, closest to the corner and a yellow rectangular box</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t the back of the table, to the right of and slightly behind a yellow cube</text:p>
          </table:table-cell>
          <table:table-cell office:value-type="string">
            <text:p>at the back of the table, to the right of and behind a yellow cube</text:p>
          </table:table-cell>
          <table:table-cell office:value-type="string">
            <text:p>'RelationLandmarkPhrase\n <text:s/>Relation "behind"\n <text:s/>ReferringExpression\n <text:s text:c="3"/>Article "a"\n <text:s text:c="3"/>AdjectiveNounPhrase\n <text:s text:c="5"/>AdjectivePhrase\n <text:s text:c="7"/>Adjective "yellow"\n <text:s text:c="5"/>Noun "cube"\n'</text:p>
          </table:table-cell>
          <table:table-cell table:number-columns-repeated="4" office:value-type="string">
            <text:p><text:s/></text:p>
          </table:table-cell>
        </table:table-row>
        <table:table-row table:style-name="ro1">
          <table:table-cell table:number-columns-repeated="2" office:value-type="string">
            <text:p>towards the middle of the table</text:p>
          </table:table-cell>
          <table:table-cell office:value-type="string">
            <text:p>'RelationLandmarkPhrase\n <text:s/>Relation "towards"\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middle of the circle</text:p>
          </table:table-cell>
          <table:table-cell office:value-type="string">
            <text:p>'RelationLandmarkPhrase\n <text:s/>OnRelation "o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circle"\n'</text:p>
          </table:table-cell>
          <table:table-cell table:number-columns-repeated="4" office:value-type="string">
            <text:p><text:s/></text:p>
          </table:table-cell>
        </table:table-row>
        <table:table-row table:style-name="ro1">
          <table:table-cell office:value-type="string">
            <text:p>almost in the middle of the table</text:p>
          </table:table-cell>
          <table:table-cell office:value-type="string">
            <text:p><text:s/>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left sid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front of the table</text:p>
          </table:table-cell>
          <table:table-cell office:value-type="string">
            <text:p>'RelationLandmarkPhrase\n <text:s/>Relation "in front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next to the green rectangle</text:p>
          </table:table-cell>
          <table:table-cell office:value-type="string">
            <text:p>'RelationLandmarkPhrase\n <text:s/>Relation "next to"\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near the back left corner of the tabl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close to the corner</text:p>
          </table:table-cell>
          <table:table-cell office:value-type="string">
            <text:p>'RelationLandmarkPhrase\n <text:s/>Relation "close to"\n <text:s/>ReferringExpression\n <text:s text:c="3"/>Article "the"\n <text:s text:c="3"/>NounPhrase\n <text:s text:c="5"/>Noun "corner"\n'</text:p>
          </table:table-cell>
          <table:table-cell table:number-columns-repeated="4" office:value-type="string">
            <text:p><text:s/></text:p>
          </table:table-cell>
        </table:table-row>
        <table:table-row table:style-name="ro1">
          <table:table-cell table:number-columns-repeated="2" office:value-type="string">
            <text:p>on the right corner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left edg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left"\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corner of the table</text:p>
          </table:table-cell>
          <table:table-cell office:value-type="string">
            <text:p>'RelationLandmarkPhrase\n <text:s/>OnRelation "in"\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xt to a small purple sphere</text:p>
          </table:table-cell>
          <table:table-cell office:value-type="string">
            <text:p>next to a purple sphere</text:p>
          </table:table-cell>
          <table:table-cell office:value-type="string">
            <text:p>'RelationLandmarkPhrase\n <text:s/>Relation "next to"\n <text:s/>ReferringExpression\n <text:s text:c="3"/>Article "a"\n <text:s text:c="3"/>AdjectiveNounPhrase\n <text:s text:c="5"/>AdjectivePhrase\n <text:s text:c="7"/>Adjective "purple"\n <text:s text:c="5"/>Noun "sphere"\n'</text:p>
          </table:table-cell>
          <table:table-cell table:number-columns-repeated="4" office:value-type="string">
            <text:p><text:s/></text:p>
          </table:table-cell>
        </table:table-row>
        <table:table-row table:style-name="ro1">
          <table:table-cell office:value-type="string">
            <text:p>next to a small purple ball</text:p>
          </table:table-cell>
          <table:table-cell office:value-type="string">
            <text:p>next to a purple ball</text:p>
          </table:table-cell>
          <table:table-cell office:value-type="string">
            <text:p>'RelationLandmarkPhrase\n <text:s/>Relation "next to"\n <text:s/>ReferringExpression\n <text:s text:c="3"/>Article "a"\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table:number-columns-repeated="2" office:value-type="string">
            <text:p>in the center of the table, to the left, next to a sphere</text:p>
          </table:table-cell>
          <table:table-cell office:value-type="string">
            <text:p>'RelationLandmarkPhrase\n <text:s/>Relation "next to"\n <text:s/>ReferringExpression\n <text:s text:c="3"/>Article "a"\n <text:s text:c="3"/>NounPhrase\n <text:s text:c="5"/>Noun "sphere"\n'</text:p>
          </table:table-cell>
          <table:table-cell table:number-columns-repeated="4" office:value-type="string">
            <text:p><text:s/></text:p>
          </table:table-cell>
        </table:table-row>
        <table:table-row table:style-name="ro1">
          <table:table-cell office:value-type="string">
            <text:p>it is almost in the middle of the table ,it is in front of a red ball</text:p>
          </table:table-cell>
          <table:table-cell office:value-type="string">
            <text:p><text:s/>in the middle of the table , in front of a red ball</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in front of"\n <text:s/>ReferringExpression\n <text:s text:c="3"/>Article "a"\n <text:s text:c="3"/>AdjectiveNounPhrase\n <text:s text:c="5"/>AdjectivePhrase\n <text:s text:c="7"/>Adjective "red"\n <text:s text:c="5"/>Noun "ball"\n'</text:p>
          </table:table-cell>
          <table:table-cell table:number-columns-repeated="3" office:value-type="string">
            <text:p><text:s/></text:p>
          </table:table-cell>
        </table:table-row>
        <table:table-row table:style-name="ro1">
          <table:table-cell office:value-type="string">
            <text:p>near the blue ball object. it is very close to that blue sphere like object and positioned in the middle of the table</text:p>
          </table:table-cell>
          <table:table-cell office:value-type="string">
            <text:p>near the blue ball object. close to that blue sphere like object and 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object</text:p>
          </table:table-cell>
          <table:table-cell office:value-type="string">
            <text:p>'RelationLandmarkPhrase\n <text:s/>Relation "near"\n <text:s/>ReferringExpression\n <text:s text:c="3"/>Article "the"\n <text:s text:c="3"/>NounPhrase\n <text:s text:c="5"/>Noun "object"\n'</text:p>
          </table:table-cell>
          <table:table-cell table:number-columns-repeated="4" office:value-type="string">
            <text:p><text:s/></text:p>
          </table:table-cell>
        </table:table-row>
        <table:table-row table:style-name="ro1">
          <table:table-cell office:value-type="string">
            <text:p>positioned directly to the left of a purple sphere</text:p>
          </table:table-cell>
          <table:table-cell office:value-type="string">
            <text:p><text:s/>to the left of a purple sphere</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AdjectivePhrase\n <text:s text:c="7"/>Adjective "purple"\n <text:s text:c="5"/>Noun "sphere"\n'</text:p>
          </table:table-cell>
          <table:table-cell table:number-columns-repeated="4" office:value-type="string">
            <text:p><text:s/></text:p>
          </table:table-cell>
        </table:table-row>
        <table:table-row table:style-name="ro1">
          <table:table-cell office:value-type="string">
            <text:p>close to the very middle of the table, in between two yellow rectangles and to the right of a fat orange cylinder</text:p>
          </table:table-cell>
          <table:table-cell office:value-type="string">
            <text:p>close to the middle of the table, in between two yellow rectangles and to the right of a fat orange cylinder</text:p>
          </table:table-cell>
          <table:table-cell office:value-type="string">
            <text:p>'RelationLandmarkPhrase\n <text:s/>Relation "close to"\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next to a red sphere, and in between two yellow three dimensional rectangles</text:p>
          </table:table-cell>
          <table:table-cell office:value-type="string">
            <text:p><text:s/>next to a red sphere, and in between two yellow three dimensional rectangles</text:p>
          </table:table-cell>
          <table:table-cell office:value-type="string">
            <text:p>'RelationLandmarkPhrase\n <text:s/>Relation "next to"\n <text:s/>ReferringExpression\n <text:s text:c="3"/>Article "a"\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to the left of a red sphere and towards the middle left portion of the table</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close to the end of the table</text:p>
          </table:table-cell>
          <table:table-cell office:value-type="string">
            <text:p>'RelationLandmarkPhrase\n <text:s/>Relation "close to"\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right corner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near end of the table, not near any of the other objects</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ne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front of the red ball</text:p>
          </table:table-cell>
          <table:table-cell office:value-type="string">
            <text:p>'RelationLandmarkPhrase\n <text:s/>Relation "in front of"\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office:value-type="string">
            <text:p>behind th ered ball, towards the back middle of the table</text:p>
          </table:table-cell>
          <table:table-cell office:value-type="string">
            <text:p>behind th ered ball, towards the back middle of the table</text:p>
          </table:table-cell>
          <table:table-cell office:value-type="string">
            <text:p>'RelationLandmarkPhrase\n <text:s/>Relation "towards"\n <text:s/>ExtrinsicReferringExpression\n <text:s text:c="3"/>Article "the"\n <text:s text:c="3"/>RelationNounPhrase\n <text:s text:c="5"/>AdjectiveNounPhrase\n <text:s text:c="7"/>AdjectivePhrase\n <text:s text:c="9"/>OrientationAdjective\n <text:s text:c="11"/>Direction "back"\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just to the right of a small blue cylinder</text:p>
          </table:table-cell>
          <table:table-cell office:value-type="string">
            <text:p><text:s/>to the right of a blu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towards the back left side of the table close to the green box and orange cylinder</text:p>
          </table:table-cell>
          <table:table-cell office:value-type="string">
            <text:p>'RelationLandmarkPhrase\n <text:s/>Relation "towards"\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sid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close to"\n <text:s text:c="13"/>ReferringExpression\n <text:s text:c="15"/>Article "the"\n <text:s text:c="15"/>AdjectiveNounPhrase\n <text:s text:c="17"/>AdjectivePhrase\n <text:s text:c="19"/>Adjective "green"\n <text:s text:c="17"/>Noun "box"\n'</text:p>
          </table:table-cell>
          <table:table-cell table:number-columns-repeated="4" office:value-type="string">
            <text:p><text:s/></text:p>
          </table:table-cell>
        </table:table-row>
        <table:table-row table:style-name="ro1">
          <table:table-cell table:number-columns-repeated="2" office:value-type="string">
            <text:p>in front of the red ball</text:p>
          </table:table-cell>
          <table:table-cell office:value-type="string">
            <text:p>'RelationLandmarkPhrase\n <text:s/>Relation "in front of"\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on the near side of the table</text:p>
          </table:table-cell>
          <table:table-cell office:value-type="string">
            <text:p><text:s/>on the near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ne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at the top right corner of the table and just after the pink rectangular box</text:p>
          </table:table-cell>
          <table:table-cell office:value-type="string">
            <text:p><text:s/>at the top right corner of the table and after the pink rectangular box</text:p>
          </table:table-cell>
          <table:table-cell office:value-type="string">
            <text:p>'RelationLandmarkPhrase\n <text:s/>Relation "at"\n <text:s/>ExtrinsicReferringExpression\n <text:s text:c="3"/>Article "the"\n <text:s text:c="3"/>RelationNounPhrase\n <text:s text:c="5"/>AdjectiveNounPhrase\n <text:s text:c="7"/>TwoAdjectivePhrase\n <text:s text:c="9"/>OrientationAdjective\n <text:s text:c="11"/>Direction "top"\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behind a yellow rectangle but still near the viewer</text:p>
          </table:table-cell>
          <table:table-cell office:value-type="string">
            <text:p>'RelationLandmarkPhrase\n <text:s/>Relation "behind"\n <text:s/>ReferringExpression\n <text:s text:c="3"/>Article "a"\n <text:s text:c="3"/>AdjectiveNounPhrase\n <text:s text:c="5"/>AdjectivePhrase\n <text:s text:c="7"/>Adjective "yellow"\n <text:s text:c="5"/>Noun "rectangle"\n'</text:p>
          </table:table-cell>
          <table:table-cell table:number-columns-repeated="4" office:value-type="string">
            <text:p><text:s/></text:p>
          </table:table-cell>
        </table:table-row>
        <table:table-row table:style-name="ro1">
          <table:table-cell table:number-columns-repeated="2" office:value-type="string">
            <text:p>farthest away from me, behind the yellow sphere</text:p>
          </table:table-cell>
          <table:table-cell office:value-type="string">
            <text:p>'RelationLandmarkPhrase\n <text:s/>Relation "behind"\n <text:s/>ReferringExpression\n <text:s text:c="3"/>Article "the"\n <text:s text:c="3"/>AdjectiveNounPhrase\n <text:s text:c="5"/>AdjectivePhrase\n <text:s text:c="7"/>Adjective "yellow"\n <text:s text:c="5"/>Noun "sphere"\n'</text:p>
          </table:table-cell>
          <table:table-cell table:number-columns-repeated="4" office:value-type="string">
            <text:p><text:s/></text:p>
          </table:table-cell>
        </table:table-row>
        <table:table-row table:style-name="ro1">
          <table:table-cell office:value-type="string">
            <text:p>located at the far end of the table</text:p>
          </table:table-cell>
          <table:table-cell office:value-type="string">
            <text:p><text:s/>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near a blue rectangular box</text:p>
          </table:table-cell>
          <table:table-cell office:value-type="string">
            <text:p><text:s/>near a blue rectangular box</text:p>
          </table:table-cell>
          <table:table-cell office:value-type="string">
            <text:p>'RelationLandmarkPhrase\n <text:s/>Relation "near"\n <text:s/>ReferringExpression\n <text:s text:c="3"/>Article "a"\n <text:s text:c="3"/>AdjectiveNounPhrase\n <text:s text:c="5"/>TwoAdjectivePhrase\n <text:s text:c="7"/>Adjective "blue"\n <text:s text:c="7"/>Adjective "rectangular"\n <text:s text:c="5"/>Noun "box"\n'</text:p>
          </table:table-cell>
          <table:table-cell table:number-columns-repeated="4" office:value-type="string">
            <text:p><text:s/></text:p>
          </table:table-cell>
        </table:table-row>
        <table:table-row table:style-name="ro1">
          <table:table-cell table:number-columns-repeated="2" office:value-type="string">
            <text:p>near the back right corner of the tabl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front left corner of the table and the farthest away from the green cube</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front"\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behind an orange cylinder, a red sphere, and another yellow rectangle. it is in front of a green rectangle and all of these objects are on a brown table</text:p>
          </table:table-cell>
          <table:table-cell office:value-type="string">
            <text:p>behind an orange cylinder, a red sphere, and another yellow rectangle. in front of a green rectangle and all of these objects are on a brown table</text:p>
          </table:table-cell>
          <table:table-cell office:value-type="string">
            <text:p>'RelationLandmarkPhrase\n <text:s/>Relation "behind"\n <text:s/>ReferringExpression\n <text:s text:c="3"/>Article "an"\n <text:s text:c="3"/>AdjectiveNounPhrase\n <text:s text:c="5"/>AdjectivePhrase\n <text:s text:c="7"/>Adjective "orange"\n <text:s text:c="5"/>Noun "cylinder"\n'</text:p>
          </table:table-cell>
          <table:table-cell office:value-type="string">
            <text:p>'RelationLandmarkPhrase\n <text:s/>Relation "in front of"\n <text:s/>ReferringExpression\n <text:s text:c="3"/>Article "a"\n <text:s text:c="3"/>AdjectiveNounPhrase\n <text:s text:c="5"/>AdjectivePhrase\n <text:s text:c="7"/>Adjective "green"\n <text:s text:c="5"/>Noun "rectangle"\n'</text:p>
          </table:table-cell>
          <table:table-cell table:number-columns-repeated="3" office:value-type="string">
            <text:p><text:s/></text:p>
          </table:table-cell>
        </table:table-row>
        <table:table-row table:style-name="ro1">
          <table:table-cell office:value-type="string">
            <text:p>next to the red ball. it is on the left side of the table</text:p>
          </table:table-cell>
          <table:table-cell office:value-type="string">
            <text:p>next to the red ball. on the left side of the table</text:p>
          </table:table-cell>
          <table:table-cell office:value-type="string">
            <text:p>'RelationLandmarkPhrase\n <text:s/>Relation "next to"\n <text:s/>ReferringExpression\n <text:s text:c="3"/>Article "the"\n <text:s text:c="3"/>AdjectiveNounPhrase\n <text:s text:c="5"/>AdjectivePhrase\n <text:s text:c="7"/>Adjective "red"\n <text:s text:c="5"/>Noun "ball"\n'</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office:value-type="string">
            <text:p>at the far end of the table, slightly right of centre</text:p>
          </table:table-cell>
          <table:table-cell office:value-type="string">
            <text:p>at the far end of the table, right of centr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right of a green rectangle</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to the right of the green rectangl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next to a green rectangle</text:p>
          </table:table-cell>
          <table:table-cell office:value-type="string">
            <text:p>'RelationLandmarkPhrase\n <text:s/>Relation "next to"\n <text:s/>ReferringExpression\n <text:s text:c="3"/>Article "a"\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to the left of a red sphere</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office:value-type="string">
            <text:p>located toward the far end of the table, just to the right of the center. <text:s/>it is below and to the left of the purple rectangular prism, to the left and slightly above the orange rectangular prism</text:p>
          </table:table-cell>
          <table:table-cell office:value-type="string">
            <text:p><text:s/>toward the far end of the table, to the right of the center. below and to the left of the purple rectangular prism, to the left and above the orange rectangular prism</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TwoAdjectivePhrase\n <text:s text:c="7"/>Adjective "purple"\n <text:s text:c="7"/>Adjective "rectangular"\n <text:s text:c="5"/>Noun "prism"\n'</text:p>
          </table:table-cell>
          <table:table-cell office:value-type="string">
            <text:p>'RelationLandmarkPhrase\n <text:s/>Relation "above"\n <text:s/>ReferringExpression\n <text:s text:c="3"/>Article "the"\n <text:s text:c="3"/>AdjectiveNounPhrase\n <text:s text:c="5"/>TwoAdjectivePhrase\n <text:s text:c="7"/>Adjective "orange"\n <text:s text:c="7"/>Adjective "rectangular"\n <text:s text:c="5"/>Noun "prism"\n'</text:p>
          </table:table-cell>
          <table:table-cell table:number-columns-repeated="3"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ront left side</text:p>
          </table:table-cell>
          <table:table-cell office:value-type="string">
            <text:p>'RelationLandmarkPhrase\n <text:s/>Relation "at"\n <text:s/>ReferringExpression\n <text:s text:c="3"/>Article "the"\n <text:s text:c="3"/>AdjectiveNounPhrase\n <text:s text:c="5"/>TwoAdjectivePhrase\n <text:s text:c="7"/>OrientationAdjective\n <text:s text:c="9"/>Direction "front"\n <text:s text:c="7"/>OrientationAdjective\n <text:s text:c="9"/>Direction "left"\n <text:s text:c="5"/>Noun "side"\n'</text:p>
          </table:table-cell>
          <table:table-cell table:number-columns-repeated="4" office:value-type="string">
            <text:p><text:s/></text:p>
          </table:table-cell>
        </table:table-row>
        <table:table-row table:style-name="ro1">
          <table:table-cell table:number-columns-repeated="2" office:value-type="string">
            <text:p>near the middle of the table behind the red spher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behind"\n <text:s text:c="13"/>ReferringExpression\n <text:s text:c="15"/>Article "the"\n <text:s text:c="15"/>AdjectiveNounPhrase\n <text:s text:c="17"/>AdjectivePhrase\n <text:s text:c="19"/>Adjective "red"\n <text:s text:c="17"/>Noun "sphere"\n'</text:p>
          </table:table-cell>
          <table:table-cell table:number-columns-repeated="4" office:value-type="string">
            <text:p><text:s/></text:p>
          </table:table-cell>
        </table:table-row>
        <table:table-row table:style-name="ro1">
          <table:table-cell table:number-columns-repeated="2" office:value-type="string">
            <text:p>below the red sphere, below and to the right of the orange cylinder, and below the shorter yellow rectangle, also below and to the left of the green cub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ylinder"\n'</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cube"\n'</text:p>
          </table:table-cell>
          <table:table-cell table:number-columns-repeated="3" office:value-type="string">
            <text:p><text:s/></text:p>
          </table:table-cell>
        </table:table-row>
        <table:table-row table:style-name="ro1">
          <table:table-cell office:value-type="string">
            <text:p>almost at the edge of the table</text:p>
          </table:table-cell>
          <table:table-cell office:value-type="string">
            <text:p><text:s/>at the edge of the table</text:p>
          </table:table-cell>
          <table:table-cell office:value-type="string">
            <text:p>'RelationLandmarkPhrase\n <text:s/>Relation "at"\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middle</text:p>
          </table:table-cell>
          <table:table-cell office:value-type="string">
            <text:p>'RelationLandmarkPhrase\n <text:s/>Relation "near"\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behind the red ball and orange cylinder</text:p>
          </table:table-cell>
          <table:table-cell office:value-type="string">
            <text:p>'RelationLandmarkPhrase\n <text:s/>Relation "behind"\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table:number-columns-repeated="2" office:value-type="string">
            <text:p>at the back edge towards the right corner</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back"\n <text:s text:c="7"/>Noun "edge"\n <text:s text:c="5"/>RelationLandmarkPhrase\n <text:s text:c="7"/>Relation "towards"\n <text:s text:c="7"/>ReferringExpression\n <text:s text:c="9"/>Article "the"\n <text:s text:c="9"/>AdjectiveNounPhrase\n <text:s text:c="11"/>AdjectivePhrase\n <text:s text:c="13"/>OrientationAdjective\n <text:s text:c="15"/>Direction "right"\n <text:s text:c="11"/>Noun "corner"\n'</text:p>
          </table:table-cell>
          <table:table-cell table:number-columns-repeated="4" office:value-type="string">
            <text:p><text:s/></text:p>
          </table:table-cell>
        </table:table-row>
        <table:table-row table:style-name="ro1">
          <table:table-cell office:value-type="string">
            <text:p>sitting on the far end of a table, very close to the edge and is about midway between the center and the right table edge</text:p>
          </table:table-cell>
          <table:table-cell office:value-type="string">
            <text:p><text:s/>on the far end of a table, close to the edge and midway between the center and the right table edg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a"\n <text:s text:c="9"/>NounPhrase\n <text:s text:c="11"/>Noun "table"\n'</text:p>
          </table:table-cell>
          <table:table-cell office:value-type="string">
            <text:p>'RelationLandmarkPhrase\n <text:s/>Relation "close to"\n <text:s/>ReferringExpression\n <text:s text:c="3"/>Article "the"\n <text:s text:c="3"/>NounPhrase\n <text:s text:c="5"/>Noun "edge"\n'</text:p>
          </table:table-cell>
          <table:table-cell table:number-columns-repeated="3" office:value-type="string">
            <text:p><text:s/></text:p>
          </table:table-cell>
        </table:table-row>
        <table:table-row table:style-name="ro1">
          <table:table-cell table:number-columns-repeated="2" office:value-type="string">
            <text:p>in the back left corner of the table</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a green rectangle near the middle of the table</text:p>
          </table:table-cell>
          <table:table-cell office:value-type="string">
            <text:p>'RelationLandmarkPhrase\n <text:s/>Relation "next to"\n <text:s/>ExtrinsicReferringExpression\n <text:s text:c="3"/>Article "a"\n <text:s text:c="3"/>RelationNounPhrase\n <text:s text:c="5"/>AdjectiveNounPhrase\n <text:s text:c="7"/>AdjectivePhrase\n <text:s text:c="9"/>Adjective "green"\n <text:s text:c="7"/>Noun "rectangle"\n <text:s text:c="5"/>RelationLandmarkPhrase\n <text:s text:c="7"/>Relation "near"\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near the back left corner of the table, next to a green cylinder and behind a blue on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xt to"\n <text:s/>ReferringExpression\n <text:s text:c="3"/>Article "a"\n <text:s text:c="3"/>AdjectiveNounPhrase\n <text:s text:c="5"/>AdjectivePhrase\n <text:s text:c="7"/>Adjective "green"\n <text:s text:c="5"/>Noun "cylinder"\n'</text:p>
          </table:table-cell>
          <table:table-cell table:number-columns-repeated="3" office:value-type="string">
            <text:p><text:s/></text:p>
          </table:table-cell>
        </table:table-row>
        <table:table-row table:style-name="ro1">
          <table:table-cell table:number-columns-repeated="2" office:value-type="string">
            <text:p>near the end of the table near a red ball</text:p>
          </table:table-cell>
          <table:table-cell office:value-type="string">
            <text:p>'RelationLandmarkPhrase\n <text:s/>Relation "near"\n <text:s/>ExtrinsicReferringExpression\n <text:s text:c="3"/>Article "the"\n <text:s text:c="3"/>RelationNounPhrase\n <text:s text:c="5"/>NounPhrase\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ar"\n <text:s text:c="13"/>ReferringExpression\n <text:s text:c="15"/>Article "a"\n <text:s text:c="15"/>AdjectiveNounPhrase\n <text:s text:c="17"/>AdjectivePhrase\n <text:s text:c="19"/>Adjective "red"\n <text:s text:c="17"/>Noun "ball"\n'</text:p>
          </table:table-cell>
          <table:table-cell table:number-columns-repeated="4" office:value-type="string">
            <text:p><text:s/></text:p>
          </table:table-cell>
        </table:table-row>
        <table:table-row table:style-name="ro1">
          <table:table-cell table:number-columns-repeated="2" office:value-type="string">
            <text:p>in the center left of the table, to the left of the red spher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in front of all of the cubes and to the left of the blue spher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blue"\n <text:s text:c="5"/>Noun "sphere"\n'</text:p>
          </table:table-cell>
          <table:table-cell table:number-columns-repeated="4" office:value-type="string">
            <text:p><text:s/></text:p>
          </table:table-cell>
        </table:table-row>
        <table:table-row table:style-name="ro1">
          <table:table-cell table:number-columns-repeated="2" office:value-type="string">
            <text:p>near the top center of the table, next to the blue box</text:p>
          </table:table-cell>
          <table:table-cell office:value-type="string">
            <text:p>'RelationLandmarkPhrase\n <text:s/>Relation "next to"\n <text:s/>ReferringExpression\n <text:s text:c="3"/>Article "the"\n <text:s text:c="3"/>AdjectiveNounPhrase\n <text:s text:c="5"/>AdjectivePhrase\n <text:s text:c="7"/>Adjective "blue"\n <text:s text:c="5"/>Noun "box"\n'</text:p>
          </table:table-cell>
          <table:table-cell table:number-columns-repeated="4" office:value-type="string">
            <text:p><text:s/></text:p>
          </table:table-cell>
        </table:table-row>
        <table:table-row table:style-name="ro1">
          <table:table-cell table:number-columns-repeated="2" office:value-type="string">
            <text:p>on the front left corner of the table, in front of several other similar shapes</text:p>
          </table:table-cell>
          <table:table-cell office:value-type="string">
            <text:p>'RelationLandmarkPhrase\n <text:s/>OnRelation "on"\n <text:s/>ExtrinsicReferringExpression\n <text:s text:c="3"/>Article "the"\n <text:s text:c="3"/>RelationNounPhrase\n <text:s text:c="5"/>AdjectiveNounPhrase\n <text:s text:c="7"/>TwoAdjectivePhrase\n <text:s text:c="9"/>OrientationAdjective\n <text:s text:c="11"/>Direction "front"\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back left corner of the table</text:p>
          </table:table-cell>
          <table:table-cell office:value-type="string">
            <text:p>'RelationLandmarkPhrase\n <text:s/>Relation "at"\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ar the middle of the table, right next to the red sphere, behind the red cube and in front of the blue cude and yellow sphere</text:p>
          </table:table-cell>
          <table:table-cell office:value-type="string">
            <text:p>near the middle of the table, right next to the red sphere, behind the red cube and in front of the blue cude and yellow spher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behind"\n <text:s/>ReferringExpression\n <text:s text:c="3"/>Article "the"\n <text:s text:c="3"/>AdjectiveNounPhrase\n <text:s text:c="5"/>AdjectivePhrase\n <text:s text:c="7"/>Adjective "red"\n <text:s text:c="5"/>Noun "cube"\n'</text:p>
          </table:table-cell>
          <table:table-cell table:number-columns-repeated="3" office:value-type="string">
            <text:p><text:s/></text:p>
          </table:table-cell>
        </table:table-row>
        <table:table-row table:style-name="ro1">
          <table:table-cell office:value-type="string">
            <text:p>located next to the green rectangular block</text:p>
          </table:table-cell>
          <table:table-cell office:value-type="string">
            <text:p><text:s/>next to the green rectangular block</text:p>
          </table:table-cell>
          <table:table-cell office:value-type="string">
            <text:p>'RelationLandmarkPhrase\n <text:s/>Relation "next to"\n <text:s/>ReferringExpression\n <text:s text:c="3"/>Article "the"\n <text:s text:c="3"/>AdjectiveNounPhrase\n <text:s text:c="5"/>TwoAdjectivePhrase\n <text:s text:c="7"/>Adjective "green"\n <text:s text:c="7"/>Adjective "rectangular"\n <text:s text:c="5"/>Noun "block"\n'</text:p>
          </table:table-cell>
          <table:table-cell table:number-columns-repeated="4"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near the back of the table, behind the blue cylinder and to the left of the green cylinder</text:p>
          </table:table-cell>
          <table:table-cell office:value-type="string">
            <text:p>'RelationLandmarkPhrase\n <text:s/>Relation "behind"\n <text:s/>ReferringExpression\n <text:s text:c="3"/>Article "the"\n <text:s text:c="3"/>AdjectiveNounPhrase\n <text:s text:c="5"/>AdjectivePhrase\n <text:s text:c="7"/>Adjective "blue"\n <text:s text:c="5"/>Noun "cylinder"\n'</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cylinder"\n'</text:p>
          </table:table-cell>
          <table:table-cell table:number-columns-repeated="3" office:value-type="string">
            <text:p><text:s/></text:p>
          </table:table-cell>
        </table:table-row>
        <table:table-row table:style-name="ro1">
          <table:table-cell table:number-columns-repeated="2" office:value-type="string">
            <text:p>at the left side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ar the back right corner of the table, in front of a small purple cube and behind a blue sphere</text:p>
          </table:table-cell>
          <table:table-cell office:value-type="string">
            <text:p>near the back right corner of the table, in front of a purple cube and behind a blue spher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in front of"\n <text:s/>ReferringExpression\n <text:s text:c="3"/>Article "a"\n <text:s text:c="3"/>AdjectiveNounPhrase\n <text:s text:c="5"/>AdjectivePhrase\n <text:s text:c="7"/>Adjective "purple"\n <text:s text:c="5"/>Noun "cube"\n'</text:p>
          </table:table-cell>
          <table:table-cell office:value-type="string">
            <text:p>'RelationLandmarkPhrase\n <text:s/>Relation "behind"\n <text:s/>ReferringExpression\n <text:s text:c="3"/>Article "a"\n <text:s text:c="3"/>AdjectiveNounPhrase\n <text:s text:c="5"/>AdjectivePhrase\n <text:s text:c="7"/>Adjective "blue"\n <text:s text:c="5"/>Noun "sphere"\n'</text:p>
          </table:table-cell>
          <table:table-cell table:number-columns-repeated="2"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ying on the table vertically or standing on the table</text:p>
          </table:table-cell>
          <table:table-cell office:value-type="string">
            <text:p><text:s/>on the table vertically or 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near a blue object</text:p>
          </table:table-cell>
          <table:table-cell office:value-type="string">
            <text:p>'RelationLandmarkPhrase\n <text:s/>Relation "near"\n <text:s/>ReferringExpression\n <text:s text:c="3"/>Article "a"\n <text:s text:c="3"/>AdjectiveNounPhrase\n <text:s text:c="5"/>AdjectivePhrase\n <text:s text:c="7"/>Adjective "blue"\n <text:s text:c="5"/>Noun "object"\n'</text:p>
          </table:table-cell>
          <table:table-cell table:number-columns-repeated="4" office:value-type="string">
            <text:p><text:s/></text:p>
          </table:table-cell>
        </table:table-row>
        <table:table-row table:style-name="ro1">
          <table:table-cell office:value-type="string">
            <text:p>behind the brown cylinder and blue sphere but in front of the slightly pink rectangular block</text:p>
          </table:table-cell>
          <table:table-cell office:value-type="string">
            <text:p>behind the brown cylinder and blue sphere but in front of the pink rectangular block</text:p>
          </table:table-cell>
          <table:table-cell office:value-type="string">
            <text:p>'RelationLandmarkPhrase\n <text:s/>Relation "behind"\n <text:s/>ReferringExpression\n <text:s text:c="3"/>Article "the"\n <text:s text:c="3"/>AdjectiveNounPhrase\n <text:s text:c="5"/>AdjectivePhrase\n <text:s text:c="7"/>Adjective "brown"\n <text:s text:c="5"/>Noun "cylinder"\n'</text:p>
          </table:table-cell>
          <table:table-cell office:value-type="string">
            <text:p>'RelationLandmarkPhrase\n <text:s/>Relation "in front of"\n <text:s/>ReferringExpression\n <text:s text:c="3"/>Article "the"\n <text:s text:c="3"/>AdjectiveNounPhrase\n <text:s text:c="5"/>TwoAdjectivePhrase\n <text:s text:c="7"/>Adjective "pink"\n <text:s text:c="7"/>Adjective "rectangular"\n <text:s text:c="5"/>Noun "block"\n'</text:p>
          </table:table-cell>
          <table:table-cell table:number-columns-repeated="3" office:value-type="string">
            <text:p><text:s/></text:p>
          </table:table-cell>
        </table:table-row>
        <table:table-row table:style-name="ro1">
          <table:table-cell table:number-columns-repeated="2" office:value-type="string">
            <text:p>behind the yellow circle</text:p>
          </table:table-cell>
          <table:table-cell office:value-type="string">
            <text:p>'RelationLandmarkPhrase\n <text:s/>Relation "behind"\n <text:s/>ReferringExpression\n <text:s text:c="3"/>Article "the"\n <text:s text:c="3"/>AdjectiveNounPhrase\n <text:s text:c="5"/>AdjectivePhrase\n <text:s text:c="7"/>Adjective "yellow"\n <text:s text:c="5"/>Noun "circle"\n'</text:p>
          </table:table-cell>
          <table:table-cell table:number-columns-repeated="4" office:value-type="string">
            <text:p><text:s/></text:p>
          </table:table-cell>
        </table:table-row>
        <table:table-row table:style-name="ro1">
          <table:table-cell table:number-columns-repeated="2" office:value-type="string">
            <text:p>in the middle of the table to the left of the red ball</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rientationRelation\n <text:s text:c="15"/>DestinationTag "to"\n <text:s text:c="15"/>Article "the"\n <text:s text:c="15"/>Direction "left"\n <text:s text:c="15"/>BelongingTag "of"\n <text:s text:c="13"/>ReferringExpression\n <text:s text:c="15"/>Article "the"\n <text:s text:c="15"/>AdjectiveNounPhrase\n <text:s text:c="17"/>AdjectivePhrase\n <text:s text:c="19"/>Adjective "red"\n <text:s text:c="17"/>Noun "ball"\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infront of the table and it is next to a green box</text:p>
          </table:table-cell>
          <table:table-cell office:value-type="string">
            <text:p><text:s/>infront of the table and next to a green box</text:p>
          </table:table-cell>
          <table:table-cell office:value-type="string">
            <text:p>'RelationLandmarkPhrase\n <text:s/>Relation "next to"\n <text:s/>ReferringExpression\n <text:s text:c="3"/>Article "a"\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table:number-columns-repeated="2" office:value-type="string">
            <text:p>next to the green rectangle</text:p>
          </table:table-cell>
          <table:table-cell office:value-type="string">
            <text:p>'RelationLandmarkPhrase\n <text:s/>Relation "next to"\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circular object</text:p>
          </table:table-cell>
          <table:table-cell office:value-type="string">
            <text:p>'RelationLandmarkPhrase\n <text:s/>Relation "near"\n <text:s/>ReferringExpression\n <text:s text:c="3"/>Article "the"\n <text:s text:c="3"/>AdjectiveNounPhrase\n <text:s text:c="5"/>AdjectivePhrase\n <text:s text:c="7"/>Adjective "circular"\n <text:s text:c="5"/>Noun "object"\n'</text:p>
          </table:table-cell>
          <table:table-cell table:number-columns-repeated="4" office:value-type="string">
            <text:p><text:s/></text:p>
          </table:table-cell>
        </table:table-row>
        <table:table-row table:style-name="ro1">
          <table:table-cell table:number-columns-repeated="2" office:value-type="string">
            <text:p>near the far right corner</text:p>
          </table:table-cell>
          <table:table-cell office:value-type="string">
            <text:p>'RelationLandmarkPhrase\n <text:s/>Relation "near"\n <text:s/>ReferringExpression\n <text:s text:c="3"/>Article "the"\n <text:s text:c="3"/>AdjectiveNounPhrase\n <text:s text:c="5"/>TwoAdjectivePhrase\n <text:s text:c="7"/>OrientationAdjective\n <text:s text:c="9"/>Direction "far"\n <text:s text:c="7"/>OrientationAdjective\n <text:s text:c="9"/>Direction "right"\n <text:s text:c="5"/>Noun "corner"\n'</text:p>
          </table:table-cell>
          <table:table-cell table:number-columns-repeated="4" office:value-type="string">
            <text:p><text:s/></text:p>
          </table:table-cell>
        </table:table-row>
        <table:table-row table:style-name="ro1">
          <table:table-cell table:number-columns-repeated="2" office:value-type="string">
            <text:p>on the lef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slightly to the left of the table</text:p>
          </table:table-cell>
          <table:table-cell office:value-type="string">
            <text:p><text:s/>to the left of the tab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office:value-type="string">
            <text:p>is to the left of a purple sphere, they are about halfway away along the length of the table</text:p>
          </table:table-cell>
          <table:table-cell office:value-type="string">
            <text:p><text:s/>to the left of a purple sphere, they are halfway away along the length of the table</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AdjectivePhrase\n <text:s text:c="7"/>Adjective "purple"\n <text:s text:c="5"/>Noun "sphere"\n'</text:p>
          </table:table-cell>
          <table:table-cell table:number-columns-repeated="4" office:value-type="string">
            <text:p><text:s/></text:p>
          </table:table-cell>
        </table:table-row>
        <table:table-row table:style-name="ro1">
          <table:table-cell table:number-columns-repeated="2" office:value-type="string">
            <text:p>in front of the table</text:p>
          </table:table-cell>
          <table:table-cell office:value-type="string">
            <text:p>'RelationLandmarkPhrase\n <text:s/>Relation "in front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next to the purple ball</text:p>
          </table:table-cell>
          <table:table-cell office:value-type="string">
            <text:p>'RelationLandmarkPhrase\n <text:s/>Relation "next to"\n <text:s/>ReferringExpression\n <text:s text:c="3"/>Article "the"\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office:value-type="string">
            <text:p>at the far end of the table, just before the blue rectangular prism</text:p>
          </table:table-cell>
          <table:table-cell office:value-type="string">
            <text:p>at the far end of the table, before the blue rectangular prism</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blue ball</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between two yellow blocks and next to a red ball</text:p>
          </table:table-cell>
          <table:table-cell office:value-type="string">
            <text:p>'RelationLandmarkPhrase\n <text:s/>Relation "next to"\n <text:s/>ReferringExpression\n <text:s text:c="3"/>Article "a"\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office:value-type="string">
            <text:p>near the far edge of the table and slightly right of center</text:p>
          </table:table-cell>
          <table:table-cell office:value-type="string">
            <text:p>near the far edge of the table and right of center</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n front of the rest of the objects, and sitting towards the middle of the table</text:p>
          </table:table-cell>
          <table:table-cell office:value-type="string">
            <text:p>in front of the rest of the objects, and towards the middle of the table</text:p>
          </table:table-cell>
          <table:table-cell office:value-type="string">
            <text:p>'RelationLandmarkPhrase\n <text:s/>Relation "towards"\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n the middle of the table directly next to a sphere</text:p>
          </table:table-cell>
          <table:table-cell office:value-type="string">
            <text:p>in the middle of the table next to a spher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a"\n <text:s text:c="15"/>NounPhrase\n <text:s text:c="17"/>Noun "spher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wards the back of the table and to the left of the purple ball</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table:number-columns-repeated="2" office:value-type="string">
            <text:p>next to the smaller cylinder thing, 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green box</text:p>
          </table:table-cell>
          <table:table-cell office:value-type="string">
            <text:p>'RelationLandmarkPhrase\n <text:s/>Relation "next to"\n <text:s/>ReferringExpression\n <text:s text:c="3"/>Article "the"\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table:number-columns-repeated="2" office:value-type="string">
            <text:p>near the back left corner of the table, between the orange cylinder and the green rectangular block</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red spher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top edg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top"\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green cube in the middle of the table</text:p>
          </table:table-cell>
          <table:table-cell office:value-type="string">
            <text:p>'RelationLandmarkPhrase\n <text:s/>Relation "next to"\n <text:s/>ExtrinsicReferringExpression\n <text:s text:c="3"/>Article "the"\n <text:s text:c="3"/>RelationNounPhrase\n <text:s text:c="5"/>AdjectiveNounPhrase\n <text:s text:c="7"/>AdjectivePhrase\n <text:s text:c="9"/>Adjective "green"\n <text:s text:c="7"/>Noun "cube"\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in the far left corner of the table, near the green rectangle and orange cylinder</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far"\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ar"\n <text:s/>ReferringExpression\n <text:s text:c="3"/>Article "the"\n <text:s text:c="3"/>AdjectiveNounPhrase\n <text:s text:c="5"/>AdjectivePhrase\n <text:s text:c="7"/>Adjective "green"\n <text:s text:c="5"/>Noun "rectangle"\n'</text:p>
          </table:table-cell>
          <table:table-cell table:number-columns-repeated="3" office:value-type="string">
            <text:p><text:s/></text:p>
          </table:table-cell>
        </table:table-row>
        <table:table-row table:style-name="ro1">
          <table:table-cell table:number-columns-repeated="2" office:value-type="string">
            <text:p>next to an orange circle</text:p>
          </table:table-cell>
          <table:table-cell office:value-type="string">
            <text:p>'RelationLandmarkPhrase\n <text:s/>Relation "next to"\n <text:s/>ReferringExpression\n <text:s text:c="3"/>Article "an"\n <text:s text:c="3"/>AdjectiveNounPhrase\n <text:s text:c="5"/>AdjectivePhrase\n <text:s text:c="7"/>Adjective "orange"\n <text:s text:c="5"/>Noun "circle"\n'</text:p>
          </table:table-cell>
          <table:table-cell table:number-columns-repeated="4" office:value-type="string">
            <text:p><text:s/></text:p>
          </table:table-cell>
        </table:table-row>
        <table:table-row table:style-name="ro1">
          <table:table-cell office:value-type="string">
            <text:p>slightly to the right and behind the blue sphere</text:p>
          </table:table-cell>
          <table:table-cell office:value-type="string">
            <text:p><text:s/>to the right and behind the blue sphere</text:p>
          </table:table-cell>
          <table:table-cell office:value-type="string">
            <text:p>'RelationLandmarkPhrase\n <text:s/>Relation "behind"\n <text:s/>ReferringExpression\n <text:s text:c="3"/>Article "the"\n <text:s text:c="3"/>AdjectiveNounPhrase\n <text:s text:c="5"/>AdjectivePhrase\n <text:s text:c="7"/>Adjective "blue"\n <text:s text:c="5"/>Noun "sphere"\n'</text:p>
          </table:table-cell>
          <table:table-cell table:number-columns-repeated="4" office:value-type="string">
            <text:p><text:s/></text:p>
          </table:table-cell>
        </table:table-row>
        <table:table-row table:style-name="ro1">
          <table:table-cell office:value-type="string">
            <text:p>laying next to a green rectangle in the middle of the table</text:p>
          </table:table-cell>
          <table:table-cell office:value-type="string">
            <text:p><text:s/>next to a green rectangle in the middle of the table</text:p>
          </table:table-cell>
          <table:table-cell office:value-type="string">
            <text:p>'RelationLandmarkPhrase\n <text:s/>Relation "next to"\n <text:s/>ExtrinsicReferringExpression\n <text:s text:c="3"/>Article "a"\n <text:s text:c="3"/>RelationNounPhrase\n <text:s text:c="5"/>AdjectiveNounPhrase\n <text:s text:c="7"/>AdjectivePhrase\n <text:s text:c="9"/>Adjective "green"\n <text:s text:c="7"/>Noun "rectangle"\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against the back edge of the table and close to the right corner</text:p>
          </table:table-cell>
          <table:table-cell office:value-type="string">
            <text:p>'RelationLandmarkPhrase\n <text:s/>Relation "close to"\n <text:s/>ReferringExpression\n <text:s text:c="3"/>Article "the"\n <text:s text:c="3"/>AdjectiveNounPhrase\n <text:s text:c="5"/>AdjectivePhrase\n <text:s text:c="7"/>OrientationAdjective\n <text:s text:c="9"/>Direction "right"\n <text:s text:c="5"/>Noun "corner"\n'</text:p>
          </table:table-cell>
          <table:table-cell table:number-columns-repeated="4" office:value-type="string">
            <text:p><text:s/></text:p>
          </table:table-cell>
        </table:table-row>
        <table:table-row table:style-name="ro1">
          <table:table-cell table:number-columns-repeated="2" office:value-type="string">
            <text:p>next to a purple sphere near the end of the table</text:p>
          </table:table-cell>
          <table:table-cell office:value-type="string">
            <text:p>'RelationLandmarkPhrase\n <text:s/>Relation "next to"\n <text:s/>ExtrinsicReferringExpression\n <text:s text:c="3"/>Article "a"\n <text:s text:c="3"/>RelationNounPhrase\n <text:s text:c="5"/>AdjectiveNounPhrase\n <text:s text:c="7"/>AdjectivePhrase\n <text:s text:c="9"/>Adjective "purple"\n <text:s text:c="7"/>Noun "sphere"\n <text:s text:c="5"/>RelationLandmarkPhrase\n <text:s text:c="7"/>Relation "near"\n <text:s text:c="7"/>ExtrinsicReferringExpression\n <text:s text:c="9"/>Article "the"\n <text:s text:c="9"/>RelationNounPhrase\n <text:s text:c="11"/>NounPhrase\n <text:s text:c="13"/>Noun "end"\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on the far back corner of the table</text:p>
          </table:table-cell>
          <table:table-cell office:value-type="string">
            <text:p>'RelationLandmarkPhrase\n <text:s/>OnRelation "on"\n <text:s/>ExtrinsicReferringExpression\n <text:s text:c="3"/>Article "the"\n <text:s text:c="3"/>RelationNounPhrase\n <text:s text:c="5"/>AdjectiveNounPhrase\n <text:s text:c="7"/>TwoAdjectivePhrase\n <text:s text:c="9"/>OrientationAdjective\n <text:s text:c="11"/>Direction "far"\n <text:s text:c="9"/>OrientationAdjective\n <text:s text:c="11"/>Direction "back"\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close to the middle of the table and near a red sphere and an orange cylinder</text:p>
          </table:table-cell>
          <table:table-cell office:value-type="string">
            <text:p>'RelationLandmarkPhrase\n <text:s/>Relation "close to"\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ar"\n <text:s/>ReferringExpression\n <text:s text:c="3"/>Article "a"\n <text:s text:c="3"/>AdjectiveNounPhrase\n <text:s text:c="5"/>AdjectivePhrase\n <text:s text:c="7"/>Adjective "red"\n <text:s text:c="5"/>Noun "sphere"\n'</text:p>
          </table:table-cell>
          <table:table-cell table:number-columns-repeated="3" office:value-type="string">
            <text:p><text:s/></text:p>
          </table:table-cell>
        </table:table-row>
        <table:table-row table:style-name="ro1">
          <table:table-cell table:number-columns-repeated="2" office:value-type="string">
            <text:p>near a red sphere</text:p>
          </table:table-cell>
          <table:table-cell office:value-type="string">
            <text:p>'RelationLandmarkPhrase\n <text:s/>Relation "near"\n <text:s/>ReferringExpression\n <text:s text:c="3"/>Article "a"\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close to the edge of the table</text:p>
          </table:table-cell>
          <table:table-cell office:value-type="string">
            <text:p>'RelationLandmarkPhrase\n <text:s/>Relation "close to"\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just to the right and slightly in front of the orange cylinder</text:p>
          </table:table-cell>
          <table:table-cell office:value-type="string">
            <text:p><text:s/>to the right and in front of the orange cylinder</text:p>
          </table:table-cell>
          <table:table-cell office:value-type="string">
            <text:p>'RelationLandmarkPhrase\n <text:s/>Relation "in front of"\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office:value-type="string">
            <text:p>behind the large yellow rectangular prism, to the left of the red sphere, and in front of the medium yellow rectangular prism and the green rectangular prism</text:p>
          </table:table-cell>
          <table:table-cell office:value-type="string">
            <text:p>behind the yellow rectangular prism, to the left of the red sphere, and in front of the yellow rectangular prism and the green rectangular prism</text:p>
          </table:table-cell>
          <table:table-cell office:value-type="string">
            <text:p>'RelationLandmarkPhrase\n <text:s/>Relation "behind"\n <text:s/>ReferringExpression\n <text:s text:c="3"/>Article "the"\n <text:s text:c="3"/>AdjectiveNounPhrase\n <text:s text:c="5"/>TwoAdjectivePhrase\n <text:s text:c="7"/>Adjective "yellow"\n <text:s text:c="7"/>Adjective "rectangular"\n <text:s text:c="5"/>Noun "prism"\n'</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sphere"\n'</text:p>
          </table:table-cell>
          <table:table-cell office:value-type="string">
            <text:p>'RelationLandmarkPhrase\n <text:s/>Relation "in front of"\n <text:s/>ReferringExpression\n <text:s text:c="3"/>Article "the"\n <text:s text:c="3"/>AdjectiveNounPhrase\n <text:s text:c="5"/>TwoAdjectivePhrase\n <text:s text:c="7"/>Adjective "yellow"\n <text:s text:c="7"/>Adjective "rectangular"\n <text:s text:c="5"/>Noun "prism"\n'</text:p>
          </table:table-cell>
          <table:table-cell table:number-columns-repeated="2" office:value-type="string">
            <text:p><text:s/></text:p>
          </table:table-cell>
        </table:table-row>
        <table:table-row table:style-name="ro1">
          <table:table-cell table:number-columns-repeated="2" office:value-type="string">
            <text:p>next to the blue ball</text:p>
          </table:table-cell>
          <table:table-cell office:value-type="string">
            <text:p>'RelationLandmarkPhrase\n <text:s/>Relation "next to"\n <text:s/>ReferringExpression\n <text:s text:c="3"/>Article "the"\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office:value-type="string">
            <text:p>the object is on the back side of the table, close to the back right corner</text:p>
          </table:table-cell>
          <table:table-cell office:value-type="string">
            <text:p>the object on the back side of the table, close to the back right corner</text:p>
          </table:table-cell>
          <table:table-cell office:value-type="string">
            <text:p>'RelationLandmarkPhrase\n <text:s/>Relation "close to"\n <text:s/>ReferringExpression\n <text:s text:c="3"/>Article "the"\n <text:s text:c="3"/>AdjectiveNounPhrase\n <text:s text:c="5"/>TwoAdjectivePhrase\n <text:s text:c="7"/>OrientationAdjective\n <text:s text:c="9"/>Direction "back"\n <text:s text:c="7"/>OrientationAdjective\n <text:s text:c="9"/>Direction "right"\n <text:s text:c="5"/>Noun "corner"\n'</text:p>
          </table:table-cell>
          <table:table-cell table:number-columns-repeated="4" office:value-type="string">
            <text:p><text:s/></text:p>
          </table:table-cell>
        </table:table-row>
        <table:table-row table:style-name="ro1">
          <table:table-cell table:number-columns-repeated="2" office:value-type="string">
            <text:p>toward the left and at the end</text:p>
          </table:table-cell>
          <table:table-cell office:value-type="string">
            <text:p>'RelationLandmarkPhrase\n <text:s/>Relation "at"\n <text:s/>ReferringExpression\n <text:s text:c="3"/>Article "the"\n <text:s text:c="3"/>NounPhrase\n <text:s text:c="5"/>Noun "end"\n'</text:p>
          </table:table-cell>
          <table:table-cell table:number-columns-repeated="4" office:value-type="string">
            <text:p><text:s/></text:p>
          </table:table-cell>
        </table:table-row>
        <table:table-row table:style-name="ro1">
          <table:table-cell table:number-columns-repeated="2" office:value-type="string">
            <text:p>two thirds of the way down the length of the table, one third of the way down the width, to the left of the green rectang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office:value-type="string">
            <text:p>on the far side of the table, very close to the edge, about half way between the center line and the right side of the table</text:p>
          </table:table-cell>
          <table:table-cell office:value-type="string">
            <text:p>on the far side of the table, close to the edge, half way between the center line and the righ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close to"\n <text:s/>ReferringExpression\n <text:s text:c="3"/>Article "the"\n <text:s text:c="3"/>NounPhrase\n <text:s text:c="5"/>Noun "edge"\n'</text:p>
          </table:table-cell>
          <table:table-cell table:number-columns-repeated="3" office:value-type="string">
            <text:p><text:s/></text:p>
          </table:table-cell>
        </table:table-row>
        <table:table-row table:style-name="ro1">
          <table:table-cell table:number-columns-repeated="2" office:value-type="string">
            <text:p>near the middle of the right sid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AdjectiveNounPhrase\n <text:s text:c="13"/>AdjectivePhrase\n <text:s text:c="15"/>OrientationAdjective\n <text:s text:c="17"/>Direction "right"\n <text:s text:c="13"/>Noun "sid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office:value-type="string">
            <text:p>at the far end of the table slightly to the right of the middle</text:p>
          </table:table-cell>
          <table:table-cell office:value-type="string">
            <text:p>at the far end of the table to the right of the midd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rientationRelation\n <text:s text:c="15"/>DestinationTag "to"\n <text:s text:c="15"/>Article "the"\n <text:s text:c="15"/>Direction "right"\n <text:s text:c="15"/>BelongingTag "of"\n <text:s text:c="13"/>ReferringExpression\n <text:s text:c="15"/>Article "the"\n <text:s text:c="15"/>NounPhrase\n <text:s text:c="17"/>Noun "middle"\n'</text:p>
          </table:table-cell>
          <table:table-cell table:number-columns-repeated="4" office:value-type="string">
            <text:p><text:s/></text:p>
          </table:table-cell>
        </table:table-row>
        <table:table-row table:style-name="ro1">
          <table:table-cell table:number-columns-repeated="2" office:value-type="string">
            <text:p>near a blue cube</text:p>
          </table:table-cell>
          <table:table-cell office:value-type="string">
            <text:p>'RelationLandmarkPhrase\n <text:s/>Relation "near"\n <text:s/>ReferringExpression\n <text:s text:c="3"/>Article "a"\n <text:s text:c="3"/>AdjectiveNounPhrase\n <text:s text:c="5"/>AdjectivePhrase\n <text:s text:c="7"/>Adjective "blue"\n <text:s text:c="5"/>Noun "cube"\n'</text:p>
          </table:table-cell>
          <table:table-cell table:number-columns-repeated="4" office:value-type="string">
            <text:p><text:s/></text:p>
          </table:table-cell>
        </table:table-row>
        <table:table-row table:style-name="ro1">
          <table:table-cell table:number-columns-repeated="2" office:value-type="string">
            <text:p>in the corner of the table</text:p>
          </table:table-cell>
          <table:table-cell office:value-type="string">
            <text:p>'RelationLandmarkPhrase\n <text:s/>OnRelation "in"\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next to a green rectangle and in front of a brown puck</text:p>
          </table:table-cell>
          <table:table-cell office:value-type="string">
            <text:p><text:s/>next to a green rectangle and in front of a brown puck</text:p>
          </table:table-cell>
          <table:table-cell office:value-type="string">
            <text:p>'RelationLandmarkPhrase\n <text:s/>Relation "next to"\n <text:s/>ReferringExpression\n <text:s text:c="3"/>Article "a"\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left corner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behind the upright yellow rectangle</text:p>
          </table:table-cell>
          <table:table-cell office:value-type="string">
            <text:p>behind the yellow rectangle</text:p>
          </table:table-cell>
          <table:table-cell office:value-type="string">
            <text:p>'RelationLandmarkPhrase\n <text:s/>Relation "behind"\n <text:s/>ReferringExpression\n <text:s text:c="3"/>Article "the"\n <text:s text:c="3"/>AdjectiveNounPhrase\n <text:s text:c="5"/>AdjectivePhrase\n <text:s text:c="7"/>Adjective "yellow"\n <text:s text:c="5"/>Noun "rectangle"\n'</text:p>
          </table:table-cell>
          <table:table-cell table:number-columns-repeated="4" office:value-type="string">
            <text:p><text:s/></text:p>
          </table:table-cell>
        </table:table-row>
        <table:table-row table:style-name="ro1">
          <table:table-cell table:number-columns-repeated="2" office:value-type="string">
            <text:p>in the corner of the table</text:p>
          </table:table-cell>
          <table:table-cell office:value-type="string">
            <text:p>'RelationLandmarkPhrase\n <text:s/>OnRelation "in"\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red circ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circle"\n'</text:p>
          </table:table-cell>
          <table:table-cell table:number-columns-repeated="4" office:value-type="string">
            <text:p><text:s/></text:p>
          </table:table-cell>
        </table:table-row>
        <table:table-row table:style-name="ro1">
          <table:table-cell table:number-columns-repeated="2" office:value-type="string">
            <text:p>on a table</text:p>
          </table:table-cell>
          <table:table-cell office:value-type="string">
            <text:p>'RelationLandmarkPhrase\n <text:s/>OnRelation "on"\n <text:s/>ReferringExpression\n <text:s text:c="3"/>Article "a"\n <text:s text:c="3"/>NounPhrase\n <text:s text:c="5"/>Noun "table"\n'</text:p>
          </table:table-cell>
          <table:table-cell table:number-columns-repeated="4" office:value-type="string">
            <text:p><text:s/></text:p>
          </table:table-cell>
        </table:table-row>
        <table:table-row table:style-name="ro1">
          <table:table-cell office:value-type="string">
            <text:p>it is on the left side, toward the farther end of the table, and close to the middle</text:p>
          </table:table-cell>
          <table:table-cell office:value-type="string">
            <text:p><text:s/>on the left side, toward the farther end of the table, and close to the middle</text:p>
          </table:table-cell>
          <table:table-cell office:value-type="string">
            <text:p>'RelationLandmarkPhrase\n <text:s/>OnRelation "on"\n <text:s/>ReferringExpression\n <text:s text:c="3"/>Article "the"\n <text:s text:c="3"/>AdjectiveNounPhrase\n <text:s text:c="5"/>AdjectivePhrase\n <text:s text:c="7"/>OrientationAdjective\n <text:s text:c="9"/>Direction "left"\n <text:s text:c="5"/>Noun "side"\n'</text:p>
          </table:table-cell>
          <table:table-cell office:value-type="string">
            <text:p>'RelationLandmarkPhrase\n <text:s/>Relation "close to"\n <text:s/>ReferringExpression\n <text:s text:c="3"/>Article "the"\n <text:s text:c="3"/>NounPhrase\n <text:s text:c="5"/>Noun "middle"\n'</text:p>
          </table:table-cell>
          <table:table-cell table:number-columns-repeated="3" office:value-type="string">
            <text:p><text:s/></text:p>
          </table:table-cell>
        </table:table-row>
        <table:table-row table:style-name="ro1">
          <table:table-cell office:value-type="string">
            <text:p>on the leftside, towards the back of the table</text:p>
          </table:table-cell>
          <table:table-cell office:value-type="string">
            <text:p>on the leftside, towards the back of the table</text:p>
          </table:table-cell>
          <table:table-cell office:value-type="string">
            <text:p>'RelationLandmarkPhrase\n <text:s/>OnRelation "on"\n <text:s/>ReferringExpression\n <text:s text:c="3"/>Article "the"\n <text:s text:c="3"/>AdjectiveNounPhrase\n <text:s text:c="5"/>AdjectivePhrase\n <text:s text:c="7"/>OrientationAdjective\n <text:s text:c="9"/>Direction "left"\n <text:s text:c="5"/>Noun "side"\n'</text:p>
          </table:table-cell>
          <table:table-cell table:number-columns-repeated="4" office:value-type="string">
            <text:p><text:s/></text:p>
          </table:table-cell>
        </table:table-row>
        <table:table-row table:style-name="ro1">
          <table:table-cell table:number-columns-repeated="2" office:value-type="string">
            <text:p>on the back edge of the table and on the left of the green cylinder</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back"\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front and to the left of the green rectang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office:value-type="string">
            <text:p>it is in front of a blue cuboid, in the center-back of the table</text:p>
          </table:table-cell>
          <table:table-cell office:value-type="string">
            <text:p><text:s/>in front of a blue cuboid, in the center-back of the table</text:p>
          </table:table-cell>
          <table:table-cell office:value-type="string">
            <text:p>'RelationLandmarkPhrase\n <text:s/>Relation "in front of"\n <text:s/>ReferringExpression\n <text:s text:c="3"/>Article "a"\n <text:s text:c="3"/>AdjectiveNounPhrase\n <text:s text:c="5"/>AdjectivePhrase\n <text:s text:c="7"/>Adjective "blue"\n <text:s text:c="5"/>Noun "cuboid"\n'</text:p>
          </table:table-cell>
          <table:table-cell table:number-columns-repeated="4" office:value-type="string">
            <text:p><text:s/></text:p>
          </table:table-cell>
        </table:table-row>
        <table:table-row table:style-name="ro1">
          <table:table-cell table:number-columns-repeated="2" office:value-type="string">
            <text:p>above the red ball</text:p>
          </table:table-cell>
          <table:table-cell office:value-type="string">
            <text:p>'RelationLandmarkPhrase\n <text:s/>Relation "above"\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table:number-columns-repeated="2" office:value-type="string">
            <text:p>near the corner</text:p>
          </table:table-cell>
          <table:table-cell office:value-type="string">
            <text:p>'RelationLandmarkPhrase\n <text:s/>Relation "near"\n <text:s/>ReferringExpression\n <text:s text:c="3"/>Article "the"\n <text:s text:c="3"/>NounPhrase\n <text:s text:c="5"/>Noun "corner"\n'</text:p>
          </table:table-cell>
          <table:table-cell table:number-columns-repeated="4" office:value-type="string">
            <text:p><text:s/></text:p>
          </table:table-cell>
        </table:table-row>
        <table:table-row table:style-name="ro1">
          <table:table-cell table:number-columns-repeated="2" office:value-type="string">
            <text:p>on the front corner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ron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close to the circle</text:p>
          </table:table-cell>
          <table:table-cell office:value-type="string">
            <text:p>'RelationLandmarkPhrase\n <text:s/>Relation "close to"\n <text:s/>ReferringExpression\n <text:s text:c="3"/>Article "the"\n <text:s text:c="3"/>NounPhrase\n <text:s text:c="5"/>Noun "circle"\n'</text:p>
          </table:table-cell>
          <table:table-cell table:number-columns-repeated="4" office:value-type="string">
            <text:p><text:s/></text:p>
          </table:table-cell>
        </table:table-row>
        <table:table-row table:style-name="ro1">
          <table:table-cell table:number-columns-repeated="2" office:value-type="string">
            <text:p>next to the blue block</text:p>
          </table:table-cell>
          <table:table-cell office:value-type="string">
            <text:p>'RelationLandmarkPhrase\n <text:s/>Relation "next to"\n <text:s/>ReferringExpression\n <text:s text:c="3"/>Article "the"\n <text:s text:c="3"/>AdjectiveNounPhrase\n <text:s text:c="5"/>AdjectivePhrase\n <text:s text:c="7"/>Adjective "blue"\n <text:s text:c="5"/>Noun "block"\n'</text:p>
          </table:table-cell>
          <table:table-cell table:number-columns-repeated="4" office:value-type="string">
            <text:p><text:s/></text:p>
          </table:table-cell>
        </table:table-row>
        <table:table-row table:style-name="ro1">
          <table:table-cell office:value-type="string">
            <text:p>in the middle of the table just to the right of the green rectangular prism</text:p>
          </table:table-cell>
          <table:table-cell office:value-type="string">
            <text:p>in the middle of the table to the right of the green rectangular prism</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rientationRelation\n <text:s text:c="15"/>DestinationTag "to"\n <text:s text:c="15"/>Article "the"\n <text:s text:c="15"/>Direction "right"\n <text:s text:c="15"/>BelongingTag "of"\n <text:s text:c="13"/>ReferringExpression\n <text:s text:c="15"/>Article "the"\n <text:s text:c="15"/>AdjectiveNounPhrase\n <text:s text:c="17"/>TwoAdjectivePhrase\n <text:s text:c="19"/>Adjective "green"\n <text:s text:c="19"/>Adjective "rectangular"\n <text:s text:c="17"/>Noun "prism"\n'</text:p>
          </table:table-cell>
          <table:table-cell table:number-columns-repeated="4" office:value-type="string">
            <text:p><text:s/></text:p>
          </table:table-cell>
        </table:table-row>
        <table:table-row table:style-name="ro1">
          <table:table-cell table:number-columns-repeated="2" office:value-type="string">
            <text:p>on the left side of the table in the midd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nRelation "in"\n <text:s text:c="13"/>ReferringExpression\n <text:s text:c="15"/>Article "the"\n <text:s text:c="15"/>NounPhrase\n <text:s text:c="17"/>Noun "middle"\n'</text:p>
          </table:table-cell>
          <table:table-cell table:number-columns-repeated="4" office:value-type="string">
            <text:p><text:s/></text:p>
          </table:table-cell>
        </table:table-row>
        <table:table-row table:style-name="ro1">
          <table:table-cell table:number-columns-repeated="2" office:value-type="string">
            <text:p>to the left of the green object</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object"\n'</text:p>
          </table:table-cell>
          <table:table-cell table:number-columns-repeated="4" office:value-type="string">
            <text:p><text:s/></text:p>
          </table:table-cell>
        </table:table-row>
        <table:table-row table:style-name="ro1">
          <table:table-cell table:number-columns-repeated="2" office:value-type="string">
            <text:p>near the yellow ball at the back edge</text:p>
          </table:table-cell>
          <table:table-cell office:value-type="string">
            <text:p>'RelationLandmarkPhrase\n <text:s/>Relation "near"\n <text:s/>ExtrinsicReferringExpression\n <text:s text:c="3"/>Article "the"\n <text:s text:c="3"/>RelationNounPhrase\n <text:s text:c="5"/>AdjectiveNounPhrase\n <text:s text:c="7"/>AdjectivePhrase\n <text:s text:c="9"/>Adjective "yellow"\n <text:s text:c="7"/>Noun "ball"\n <text:s text:c="5"/>RelationLandmarkPhrase\n <text:s text:c="7"/>Relation "at"\n <text:s text:c="7"/>ReferringExpression\n <text:s text:c="9"/>Article "the"\n <text:s text:c="9"/>AdjectiveNounPhrase\n <text:s text:c="11"/>AdjectivePhrase\n <text:s text:c="13"/>OrientationAdjective\n <text:s text:c="15"/>Direction "back"\n <text:s text:c="11"/>Noun "edge"\n'</text:p>
          </table:table-cell>
          <table:table-cell table:number-columns-repeated="4" office:value-type="string">
            <text:p><text:s/></text:p>
          </table:table-cell>
        </table:table-row>
        <table:table-row table:style-name="ro1">
          <table:table-cell table:number-columns-repeated="2" office:value-type="string">
            <text:p>in the back right corner of the table, behind all the other objects</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edge of a table behind a yellow ball</text:p>
          </table:table-cell>
          <table:table-cell office:value-type="string">
            <text:p>'RelationLandmarkPhrase\n <text:s/>Relation "near"\n <text:s/>ExtrinsicReferringExpression\n <text:s text:c="3"/>Article "the"\n <text:s text:c="3"/>RelationNounPhrase\n <text:s text:c="5"/>NounPhrase\n <text:s text:c="7"/>Noun "edge"\n <text:s text:c="5"/>RelationLandmarkPhrase\n <text:s text:c="7"/>PartOfRelation\n <text:s text:c="9"/>BelongingTag "of"\n <text:s text:c="7"/>ExtrinsicReferringExpression\n <text:s text:c="9"/>Article "a"\n <text:s text:c="9"/>RelationNounPhrase\n <text:s text:c="11"/>NounPhrase\n <text:s text:c="13"/>Noun "table"\n <text:s text:c="11"/>RelationLandmarkPhrase\n <text:s text:c="13"/>Relation "behind"\n <text:s text:c="13"/>ReferringExpression\n <text:s text:c="15"/>Article "a"\n <text:s text:c="15"/>AdjectiveNounPhrase\n <text:s text:c="17"/>AdjectivePhrase\n <text:s text:c="19"/>Adjective "yellow"\n <text:s text:c="17"/>Noun "ball"\n'</text:p>
          </table:table-cell>
          <table:table-cell table:number-columns-repeated="4" office:value-type="string">
            <text:p><text:s/></text:p>
          </table:table-cell>
        </table:table-row>
        <table:table-row table:style-name="ro1">
          <table:table-cell table:number-columns-repeated="2" office:value-type="string">
            <text:p>on the far edg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a red sphere</text:p>
          </table:table-cell>
          <table:table-cell office:value-type="string">
            <text:p>'RelationLandmarkPhrase\n <text:s/>Relation "near"\n <text:s/>ReferringExpression\n <text:s text:c="3"/>Article "a"\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on a table</text:p>
          </table:table-cell>
          <table:table-cell office:value-type="string">
            <text:p>'RelationLandmarkPhrase\n <text:s/>OnRelation "on"\n <text:s/>ReferringExpression\n <text:s text:c="3"/>Article "a"\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on the middle of the table close to a red ball</text:p>
          </table:table-cell>
          <table:table-cell office:value-type="string">
            <text:p>'RelationLandmarkPhrase\n <text:s/>OnRelation "o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close to"\n <text:s text:c="13"/>ReferringExpression\n <text:s text:c="15"/>Article "a"\n <text:s text:c="15"/>AdjectiveNounPhrase\n <text:s text:c="17"/>AdjectivePhrase\n <text:s text:c="19"/>Adjective "red"\n <text:s text:c="17"/>Noun "ball"\n'</text:p>
          </table:table-cell>
          <table:table-cell table:number-columns-repeated="4" office:value-type="string">
            <text:p><text:s/></text:p>
          </table:table-cell>
        </table:table-row>
        <table:table-row table:style-name="ro1">
          <table:table-cell table:number-columns-repeated="2" office:value-type="string">
            <text:p>on the lef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left corner</text:p>
          </table:table-cell>
          <table:table-cell office:value-type="string">
            <text:p>'RelationLandmarkPhrase\n <text:s/>Relation "at"\n <text:s/>ReferringExpression\n <text:s text:c="3"/>Article "the"\n <text:s text:c="3"/>AdjectiveNounPhrase\n <text:s text:c="5"/>TwoAdjectivePhrase\n <text:s text:c="7"/>OrientationAdjective\n <text:s text:c="9"/>Direction "far"\n <text:s text:c="7"/>OrientationAdjective\n <text:s text:c="9"/>Direction "left"\n <text:s text:c="5"/>Noun "corner"\n'</text:p>
          </table:table-cell>
          <table:table-cell table:number-columns-repeated="4" office:value-type="string">
            <text:p><text:s/></text:p>
          </table:table-cell>
        </table:table-row>
        <table:table-row table:style-name="ro1">
          <table:table-cell table:number-columns-repeated="2" office:value-type="string">
            <text:p>to the right of the blue circular block and behind and to the left of the orange rectangular block</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TwoAdjectivePhrase\n <text:s text:c="7"/>Adjective "blue"\n <text:s text:c="7"/>Adjective "circular"\n <text:s text:c="5"/>Noun "block"\n'</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TwoAdjectivePhrase\n <text:s text:c="7"/>Adjective "orange"\n <text:s text:c="7"/>Adjective "rectangular"\n <text:s text:c="5"/>Noun "block"\n'</text:p>
          </table:table-cell>
          <table:table-cell table:number-columns-repeated="3" office:value-type="string">
            <text:p><text:s/></text:p>
          </table:table-cell>
        </table:table-row>
        <table:table-row table:style-name="ro1">
          <table:table-cell table:number-columns-repeated="2" office:value-type="string">
            <text:p>on the end of the table to the left of the yellow ball</text:p>
          </table:table-cell>
          <table:table-cell office:value-type="string">
            <text:p>'RelationLandmarkPhrase\n <text:s/>OnRelation "on"\n <text:s/>ExtrinsicReferringExpression\n <text:s text:c="3"/>Article "the"\n <text:s text:c="3"/>RelationNounPhrase\n <text:s text:c="5"/>NounPhrase\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rientationRelation\n <text:s text:c="15"/>DestinationTag "to"\n <text:s text:c="15"/>Article "the"\n <text:s text:c="15"/>Direction "left"\n <text:s text:c="15"/>BelongingTag "of"\n <text:s text:c="13"/>ReferringExpression\n <text:s text:c="15"/>Article "the"\n <text:s text:c="15"/>AdjectiveNounPhrase\n <text:s text:c="17"/>AdjectivePhrase\n <text:s text:c="19"/>Adjective "yellow"\n <text:s text:c="17"/>Noun "ball"\n'</text:p>
          </table:table-cell>
          <table:table-cell table:number-columns-repeated="4" office:value-type="string">
            <text:p><text:s/></text:p>
          </table:table-cell>
        </table:table-row>
        <table:table-row table:style-name="ro1">
          <table:table-cell table:number-columns-repeated="2" office:value-type="string">
            <text:p>in the right side of the orange cylinder</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AdjectiveNounPhrase\n <text:s text:c="11"/>AdjectivePhrase\n <text:s text:c="13"/>Adjective "orange"\n <text:s text:c="11"/>Noun "cylinder"\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center of the table and next to the blue sphere</text:p>
          </table:table-cell>
          <table:table-cell office:value-type="string">
            <text:p>'RelationLandmarkPhrase\n <text:s/>Relation "next to"\n <text:s/>ReferringExpression\n <text:s text:c="3"/>Article "the"\n <text:s text:c="3"/>AdjectiveNounPhrase\n <text:s text:c="5"/>AdjectivePhrase\n <text:s text:c="7"/>Adjective "blue"\n <text:s text:c="5"/>Noun "sphere"\n'</text:p>
          </table:table-cell>
          <table:table-cell table:number-columns-repeated="4" office:value-type="string">
            <text:p><text:s/></text:p>
          </table:table-cell>
        </table:table-row>
        <table:table-row table:style-name="ro1">
          <table:table-cell table:number-columns-repeated="2" office:value-type="string">
            <text:p>to the right of the green rectangl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office:value-type="string">
            <text:p>directly to the right of the orange cylinder</text:p>
          </table:table-cell>
          <table:table-cell office:value-type="string">
            <text:p><text:s/>to the right of the orang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an orange cylinder and between two yellow prisms</text:p>
          </table:table-cell>
          <table:table-cell office:value-type="string">
            <text:p>'RelationLandmarkPhrase\n <text:s/>Relation "near"\n <text:s/>ReferringExpression\n <text:s text:c="3"/>Article "an"\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at the far end of the table near the right corner</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ar"\n <text:s text:c="13"/>ReferringExpression\n <text:s text:c="15"/>Article "the"\n <text:s text:c="15"/>AdjectiveNounPhrase\n <text:s text:c="17"/>AdjectivePhrase\n <text:s text:c="19"/>OrientationAdjective\n <text:s text:c="21"/>Direction "right"\n <text:s text:c="17"/>Noun "corner"\n'</text:p>
          </table:table-cell>
          <table:table-cell table:number-columns-repeated="4" office:value-type="string">
            <text:p><text:s/></text:p>
          </table:table-cell>
        </table:table-row>
        <table:table-row table:style-name="ro1">
          <table:table-cell table:number-columns-repeated="2" office:value-type="string">
            <text:p>in the front, next to the cylinder</text:p>
          </table:table-cell>
          <table:table-cell office:value-type="string">
            <text:p>'RelationLandmarkPhrase\n <text:s/>Relation "next to"\n <text:s/>ReferringExpression\n <text:s text:c="3"/>Article "the"\n <text:s text:c="3"/>NounPhrase\n <text:s text:c="5"/>Noun "cylinder"\n'</text:p>
          </table:table-cell>
          <table:table-cell table:number-columns-repeated="4" office:value-type="string">
            <text:p><text:s/></text:p>
          </table:table-cell>
        </table:table-row>
        <table:table-row table:style-name="ro1">
          <table:table-cell table:number-columns-repeated="2" office:value-type="string">
            <text:p>next to the blue cylinder</text:p>
          </table:table-cell>
          <table:table-cell office:value-type="string">
            <text:p>'RelationLandmarkPhrase\n <text:s/>Relation "next to"\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office:value-type="string">
            <text:p>is just right of the blue block, near the far end of the table</text:p>
          </table:table-cell>
          <table:table-cell office:value-type="string">
            <text:p><text:s/>right of the blue block, near the far end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xt to the purple sphere, almost in the middle of the table</text:p>
          </table:table-cell>
          <table:table-cell office:value-type="string">
            <text:p>next to the purple sphere, in the middle of the table</text:p>
          </table:table-cell>
          <table:table-cell office:value-type="string">
            <text:p>'RelationLandmarkPhrase\n <text:s/>Relation "next to"\n <text:s/>ReferringExpression\n <text:s text:c="3"/>Article "the"\n <text:s text:c="3"/>AdjectiveNounPhrase\n <text:s text:c="5"/>AdjectivePhrase\n <text:s text:c="7"/>Adjective "purple"\n <text:s text:c="5"/>Noun "sphere"\n'</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office:value-type="string">
            <text:p>placed just to the left of the red colored cylinder</text:p>
          </table:table-cell>
          <table:table-cell office:value-type="string">
            <text:p><text:s/>to the left of the red colored cylinder</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TwoAdjectivePhrase\n <text:s text:c="7"/>Adjective "red"\n <text:s text:c="7"/>Adjective "colored"\n <text:s text:c="5"/>Noun "cylinder"\n'</text:p>
          </table:table-cell>
          <table:table-cell table:number-columns-repeated="4" office:value-type="string">
            <text:p><text:s/></text:p>
          </table:table-cell>
        </table:table-row>
        <table:table-row table:style-name="ro1">
          <table:table-cell office:value-type="string">
            <text:p>on the far side of the table, close to the edge, a little bit left of center</text:p>
          </table:table-cell>
          <table:table-cell office:value-type="string">
            <text:p>on the far side of the table, close to the edge, a bit left of center</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close to"\n <text:s/>ReferringExpression\n <text:s text:c="3"/>Article "the"\n <text:s text:c="3"/>NounPhrase\n <text:s text:c="5"/>Noun "edge"\n'</text:p>
          </table:table-cell>
          <table:table-cell table:number-columns-repeated="3" office:value-type="string">
            <text:p><text:s/></text:p>
          </table:table-cell>
        </table:table-row>
        <table:table-row table:style-name="ro1">
          <table:table-cell office:value-type="string">
            <text:p>laying near the middle of the table, next to a small purple sphere</text:p>
          </table:table-cell>
          <table:table-cell office:value-type="string">
            <text:p><text:s/>near the middle of the table, next to a purple spher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xt to"\n <text:s/>ReferringExpression\n <text:s text:c="3"/>Article "a"\n <text:s text:c="3"/>AdjectiveNounPhrase\n <text:s text:c="5"/>AdjectivePhrase\n <text:s text:c="7"/>Adjective "purple"\n <text:s text:c="5"/>Noun "sphere"\n'</text:p>
          </table:table-cell>
          <table:table-cell table:number-columns-repeated="3" office:value-type="string">
            <text:p><text:s/></text:p>
          </table:table-cell>
        </table:table-row>
        <table:table-row table:style-name="ro1">
          <table:table-cell office:value-type="string">
            <text:p>about one fifth of the way back from the table's front edge, in the center, in front of a red sphere</text:p>
          </table:table-cell>
          <table:table-cell office:value-type="string">
            <text:p><text:s/>one fifth of the way back from the table's front edge, in the center, in front of a red sphere</text:p>
          </table:table-cell>
          <table:table-cell office:value-type="string">
            <text:p>'RelationLandmarkPhrase\n <text:s/>Relation "in front of"\n <text:s/>ReferringExpression\n <text:s text:c="3"/>Article "a"\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towards the back left corner</text:p>
          </table:table-cell>
          <table:table-cell office:value-type="string">
            <text:p>'RelationLandmarkPhrase\n <text:s/>Relation "towards"\n <text:s/>ReferringExpression\n <text:s text:c="3"/>Article "the"\n <text:s text:c="3"/>AdjectiveNounPhrase\n <text:s text:c="5"/>TwoAdjectivePhrase\n <text:s text:c="7"/>OrientationAdjective\n <text:s text:c="9"/>Direction "back"\n <text:s text:c="7"/>OrientationAdjective\n <text:s text:c="9"/>Direction "left"\n <text:s text:c="5"/>Noun "corner"\n'</text:p>
          </table:table-cell>
          <table:table-cell table:number-columns-repeated="4" office:value-type="string">
            <text:p><text:s/></text:p>
          </table:table-cell>
        </table:table-row>
        <table:table-row table:style-name="ro1">
          <table:table-cell office:value-type="string">
            <text:p>in the middle of the table , slightly geared toward the top left of the table</text:p>
          </table:table-cell>
          <table:table-cell office:value-type="string">
            <text:p>in the middle of the table , geared toward the top left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next to the cylinder</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xt to"\n <text:s/>ReferringExpression\n <text:s text:c="3"/>Article "the"\n <text:s text:c="3"/>NounPhrase\n <text:s text:c="5"/>Noun "cylinder"\n'</text:p>
          </table:table-cell>
          <table:table-cell table:number-columns-repeated="3" office:value-type="string">
            <text:p><text:s/></text:p>
          </table:table-cell>
        </table:table-row>
        <table:table-row table:style-name="ro1">
          <table:table-cell table:number-columns-repeated="2" office:value-type="string">
            <text:p>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middle of the table, right next to the blue ball</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middle of the table to the left of the red spher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rientationRelation\n <text:s text:c="15"/>DestinationTag "to"\n <text:s text:c="15"/>Article "the"\n <text:s text:c="15"/>Direction "left"\n <text:s text:c="15"/>BelongingTag "of"\n <text:s text:c="13"/>ReferringExpression\n <text:s text:c="15"/>Article "the"\n <text:s text:c="15"/>AdjectiveNounPhrase\n <text:s text:c="17"/>AdjectivePhrase\n <text:s text:c="19"/>Adjective "red"\n <text:s text:c="17"/>Noun "sphere"\n'</text:p>
          </table:table-cell>
          <table:table-cell table:number-columns-repeated="4" office:value-type="string">
            <text:p><text:s/></text:p>
          </table:table-cell>
        </table:table-row>
        <table:table-row table:style-name="ro1">
          <table:table-cell office:value-type="string">
            <text:p>slightly towards the edge in the middle of the table</text:p>
          </table:table-cell>
          <table:table-cell office:value-type="string">
            <text:p><text:s/>towards the edge in the middle of the table</text:p>
          </table:table-cell>
          <table:table-cell office:value-type="string">
            <text:p>'RelationLandmarkPhrase\n <text:s/>Relation "towards"\n <text:s/>ExtrinsicReferringExpression\n <text:s text:c="3"/>Article "the"\n <text:s text:c="3"/>RelationNounPhrase\n <text:s text:c="5"/>NounPhrase\n <text:s text:c="7"/>Noun "edge"\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office:value-type="string">
            <text:p>is near the middle of the table</text:p>
          </table:table-cell>
          <table:table-cell office:value-type="string">
            <text:p><text:s/>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in front of a green rectangle and blue puck, and even further in front of a brown puck and a green puck</text:p>
          </table:table-cell>
          <table:table-cell office:value-type="string">
            <text:p><text:s/>in front of a green rectangle and blue puck, and even further in front of a brown puck and a green puck</text:p>
          </table:table-cell>
          <table:table-cell office:value-type="string">
            <text:p>'RelationLandmarkPhrase\n <text:s/>Relation "in front of"\n <text:s/>ReferringExpression\n <text:s text:c="3"/>Article "a"\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to the left of the spher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NounPhrase\n <text:s text:c="5"/>Noun "spher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blue ball</text:p>
          </table:table-cell>
          <table:table-cell office:value-type="string">
            <text:p>'RelationLandmarkPhrase\n <text:s/>Relation "next to"\n <text:s/>ReferringExpression\n <text:s text:c="3"/>Article "the"\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office:value-type="string">
            <text:p>directly to the right of the brown cylinder; they are touching</text:p>
          </table:table-cell>
          <table:table-cell office:value-type="string">
            <text:p><text:s/>to the right of the brown cylinder; they are </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brown"\n <text:s text:c="5"/>Noun "cylinder"\n'</text:p>
          </table:table-cell>
          <table:table-cell table:number-columns-repeated="4" office:value-type="string">
            <text:p><text:s/></text:p>
          </table:table-cell>
        </table:table-row>
        <table:table-row table:style-name="ro1">
          <table:table-cell table:number-columns-repeated="2" office:value-type="string">
            <text:p>near the back right corner of the tabl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further from the viewer, behind all other objects on the table, very close to the far edge of the table</text:p>
          </table:table-cell>
          <table:table-cell office:value-type="string">
            <text:p>further from the viewer, behind all other objects on the table, close to the far edge of the table</text:p>
          </table:table-cell>
          <table:table-cell office:value-type="string">
            <text:p>'RelationLandmarkPhrase\n <text:s/>Relation "close to"\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close to the middle</text:p>
          </table:table-cell>
          <table:table-cell office:value-type="string">
            <text:p>'RelationLandmarkPhrase\n <text:s/>Relation "close to"\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near the back, next to the blue square</text:p>
          </table:table-cell>
          <table:table-cell office:value-type="string">
            <text:p>'RelationLandmarkPhrase\n <text:s/>Relation "next to"\n <text:s/>ReferringExpression\n <text:s text:c="3"/>Article "the"\n <text:s text:c="3"/>AdjectiveNounPhrase\n <text:s text:c="5"/>AdjectivePhrase\n <text:s text:c="7"/>Adjective "blue"\n <text:s text:c="5"/>Noun "square"\n'</text:p>
          </table:table-cell>
          <table:table-cell table:number-columns-repeated="4" office:value-type="string">
            <text:p><text:s/></text:p>
          </table:table-cell>
        </table:table-row>
        <table:table-row table:style-name="ro1">
          <table:table-cell table:number-columns-repeated="2" office:value-type="string">
            <text:p>close to the middle of the table, a bit near the right side</text:p>
          </table:table-cell>
          <table:table-cell office:value-type="string">
            <text:p>'RelationLandmarkPhrase\n <text:s/>Relation "close to"\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back left corner of the table</text:p>
          </table:table-cell>
          <table:table-cell office:value-type="string">
            <text:p>'RelationLandmarkPhrase\n <text:s/>Relation "at"\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near left corner of the table</text:p>
          </table:table-cell>
          <table:table-cell office:value-type="string">
            <text:p>'RelationLandmarkPhrase\n <text:s/>OnRelation "on"\n <text:s/>ExtrinsicReferringExpression\n <text:s text:c="3"/>Article "the"\n <text:s text:c="3"/>RelationNounPhrase\n <text:s text:c="5"/>AdjectiveNounPhrase\n <text:s text:c="7"/>TwoAdjectivePhrase\n <text:s text:c="9"/>OrientationAdjective\n <text:s text:c="11"/>Direction "near"\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t placed in front of the table</text:p>
          </table:table-cell>
          <table:table-cell office:value-type="string">
            <text:p><text:s/>in front of the table</text:p>
          </table:table-cell>
          <table:table-cell office:value-type="string">
            <text:p>'RelationLandmarkPhrase\n <text:s/>Relation "in front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and far from m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office:value-type="string">
            <text:p>in the middle, but farther back of the table. it is in the middle distance of two other rectangles</text:p>
          </table:table-cell>
          <table:table-cell office:value-type="string">
            <text:p>in the middle, but farther back of the table. in the middle distance of two other rectangles</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office:value-type="string">
            <text:p>it is at the far end of the table</text:p>
          </table:table-cell>
          <table:table-cell office:value-type="string">
            <text:p><text:s/>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near left corner of the table</text:p>
          </table:table-cell>
          <table:table-cell office:value-type="string">
            <text:p>'RelationLandmarkPhrase\n <text:s/>OnRelation "on"\n <text:s/>ExtrinsicReferringExpression\n <text:s text:c="3"/>Article "the"\n <text:s text:c="3"/>RelationNounPhrase\n <text:s text:c="5"/>AdjectiveNounPhrase\n <text:s text:c="7"/>TwoAdjectivePhrase\n <text:s text:c="9"/>OrientationAdjective\n <text:s text:c="11"/>Direction "near"\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back right corner of the table</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behind a yellow rectangle and next to a red sphere</text:p>
          </table:table-cell>
          <table:table-cell office:value-type="string">
            <text:p>'RelationLandmarkPhrase\n <text:s/>Relation "behind"\n <text:s/>ReferringExpression\n <text:s text:c="3"/>Article "a"\n <text:s text:c="3"/>AdjectiveNounPhrase\n <text:s text:c="5"/>AdjectivePhrase\n <text:s text:c="7"/>Adjective "yellow"\n <text:s text:c="5"/>Noun "rectangle"\n'</text:p>
          </table:table-cell>
          <table:table-cell office:value-type="string">
            <text:p>'RelationLandmarkPhrase\n <text:s/>Relation "next to"\n <text:s/>ReferringExpression\n <text:s text:c="3"/>Article "a"\n <text:s text:c="3"/>AdjectiveNounPhrase\n <text:s text:c="5"/>AdjectivePhrase\n <text:s text:c="7"/>Adjective "red"\n <text:s text:c="5"/>Noun "sphere"\n'</text:p>
          </table:table-cell>
          <table:table-cell table:number-columns-repeated="3" office:value-type="string">
            <text:p><text:s/></text:p>
          </table:table-cell>
        </table:table-row>
        <table:table-row table:style-name="ro1">
          <table:table-cell table:number-columns-repeated="2" office:value-type="string">
            <text:p>near the far sid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front left corner of the tabl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front"\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top middle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top"\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right of the tabl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office:value-type="string">
            <text:p>directly behind a yellow block</text:p>
          </table:table-cell>
          <table:table-cell office:value-type="string">
            <text:p><text:s/>behind a yellow block</text:p>
          </table:table-cell>
          <table:table-cell office:value-type="string">
            <text:p>'RelationLandmarkPhrase\n <text:s/>Relation "behind"\n <text:s/>ReferringExpression\n <text:s text:c="3"/>Article "a"\n <text:s text:c="3"/>AdjectiveNounPhrase\n <text:s text:c="5"/>AdjectivePhrase\n <text:s text:c="7"/>Adjective "yellow"\n <text:s text:c="5"/>Noun "block"\n'</text:p>
          </table:table-cell>
          <table:table-cell table:number-columns-repeated="4" office:value-type="string">
            <text:p><text:s/></text:p>
          </table:table-cell>
        </table:table-row>
        <table:table-row table:style-name="ro1">
          <table:table-cell office:value-type="string">
            <text:p>next to the small purple sphere</text:p>
          </table:table-cell>
          <table:table-cell office:value-type="string">
            <text:p>next to the purple sphere</text:p>
          </table:table-cell>
          <table:table-cell office:value-type="string">
            <text:p>'RelationLandmarkPhrase\n <text:s/>Relation "next to"\n <text:s/>ReferringExpression\n <text:s text:c="3"/>Article "the"\n <text:s text:c="3"/>AdjectiveNounPhrase\n <text:s text:c="5"/>AdjectivePhrase\n <text:s text:c="7"/>Adjective "purple"\n <text:s text:c="5"/>Noun "sphere"\n'</text:p>
          </table:table-cell>
          <table:table-cell table:number-columns-repeated="4" office:value-type="string">
            <text:p><text:s/></text:p>
          </table:table-cell>
        </table:table-row>
        <table:table-row table:style-name="ro1">
          <table:table-cell office:value-type="string">
            <text:p>located at the middle of the table</text:p>
          </table:table-cell>
          <table:table-cell office:value-type="string">
            <text:p><text:s/>at the middle of the table</text:p>
          </table:table-cell>
          <table:table-cell office:value-type="string">
            <text:p>'RelationLandmarkPhrase\n <text:s/>Relation "at"\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right corner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next to the green rectangle</text:p>
          </table:table-cell>
          <table:table-cell office:value-type="string">
            <text:p>'RelationLandmarkPhrase\n <text:s/>Relation "next to"\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office:value-type="string">
            <text:p>on the right side of the table, next to a similar shape and behind a sphere and a short cylinder</text:p>
          </table:table-cell>
          <table:table-cell office:value-type="string">
            <text:p>on the right side of the table, next to a similar shape and behind a sphere and a cylinder</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behind"\n <text:s/>ReferringExpression\n <text:s text:c="3"/>Article "a"\n <text:s text:c="3"/>NounPhrase\n <text:s text:c="5"/>Noun "sphere"\n'</text:p>
          </table:table-cell>
          <table:table-cell table:number-columns-repeated="3" office:value-type="string">
            <text:p><text:s/></text:p>
          </table:table-cell>
        </table:table-row>
        <table:table-row table:style-name="ro1">
          <table:table-cell office:value-type="string">
            <text:p>about a quarter of the way from the top side of the table and above the large orange cylinder</text:p>
          </table:table-cell>
          <table:table-cell office:value-type="string">
            <text:p><text:s/>a quarter of the way from the top side of the table and above the orange cylinder</text:p>
          </table:table-cell>
          <table:table-cell office:value-type="string">
            <text:p>'RelationLandmarkPhrase\n <text:s/>Relation "above"\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at the far end of the table, to the left of a green cylinder</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AdjectivePhrase\n <text:s text:c="7"/>Adjective "green"\n <text:s text:c="5"/>Noun "cylinder"\n'</text:p>
          </table:table-cell>
          <table:table-cell table:number-columns-repeated="3" office:value-type="string">
            <text:p><text:s/></text:p>
          </table:table-cell>
        </table:table-row>
        <table:table-row table:style-name="ro1">
          <table:table-cell office:value-type="string">
            <text:p>next to the small purple sphere in the middle of the table</text:p>
          </table:table-cell>
          <table:table-cell office:value-type="string">
            <text:p>next to the purple sphere in the middle of the table</text:p>
          </table:table-cell>
          <table:table-cell office:value-type="string">
            <text:p>'RelationLandmarkPhrase\n <text:s/>Relation "next to"\n <text:s/>ExtrinsicReferringExpression\n <text:s text:c="3"/>Article "the"\n <text:s text:c="3"/>RelationNounPhrase\n <text:s text:c="5"/>AdjectiveNounPhrase\n <text:s text:c="7"/>AdjectivePhrase\n <text:s text:c="9"/>Adjective "purple"\n <text:s text:c="7"/>Noun "sphere"\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t the back left of the table, behind a short blue cylinder and opposite a short green cylinder</text:p>
          </table:table-cell>
          <table:table-cell office:value-type="string">
            <text:p>at the back left of the table, behind a blue cylinder and opposite a green cylinder</text:p>
          </table:table-cell>
          <table:table-cell office:value-type="string">
            <text:p>'RelationLandmarkPhrase\n <text:s/>Relation "behind"\n <text:s/>ReferringExpression\n <text:s text:c="3"/>Article "a"\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to the left of the red spher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near the end of the table</text:p>
          </table:table-cell>
          <table:table-cell office:value-type="string">
            <text:p>'RelationLandmarkPhrase\n <text:s/>Relation "near"\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green block</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block"\n'</text:p>
          </table:table-cell>
          <table:table-cell table:number-columns-repeated="4" office:value-type="string">
            <text:p><text:s/></text:p>
          </table:table-cell>
        </table:table-row>
        <table:table-row table:style-name="ro1">
          <table:table-cell table:number-columns-repeated="2" office:value-type="string">
            <text:p>in the middle of the table, to the right of the green cub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green"\n <text:s text:c="5"/>Noun "cube"\n'</text:p>
          </table:table-cell>
          <table:table-cell table:number-columns-repeated="3"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office:value-type="string">
            <text:p>near the left side of the table, closer to the back. it is near a green rectangle</text:p>
          </table:table-cell>
          <table:table-cell office:value-type="string">
            <text:p>near the left side of the table, closer to the back. near a green rectang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ar"\n <text:s/>ReferringExpression\n <text:s text:c="3"/>Article "a"\n <text:s text:c="3"/>AdjectiveNounPhrase\n <text:s text:c="5"/>AdjectivePhrase\n <text:s text:c="7"/>Adjective "green"\n <text:s text:c="5"/>Noun "rectangle"\n'</text:p>
          </table:table-cell>
          <table:table-cell table:number-columns-repeated="3" office:value-type="string">
            <text:p><text:s/></text:p>
          </table:table-cell>
        </table:table-row>
        <table:table-row table:style-name="ro1">
          <table:table-cell table:number-columns-repeated="2" office:value-type="string">
            <text:p>towards the end of the table in the corner</text:p>
          </table:table-cell>
          <table:table-cell office:value-type="string">
            <text:p>'RelationLandmarkPhrase\n <text:s/>Relation "towards"\n <text:s/>ExtrinsicReferringExpression\n <text:s text:c="3"/>Article "the"\n <text:s text:c="3"/>RelationNounPhrase\n <text:s text:c="5"/>NounPhrase\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nRelation "in"\n <text:s text:c="13"/>ReferringExpression\n <text:s text:c="15"/>Article "the"\n <text:s text:c="15"/>NounPhrase\n <text:s text:c="17"/>Noun "corner"\n'</text:p>
          </table:table-cell>
          <table:table-cell table:number-columns-repeated="4" office:value-type="string">
            <text:p><text:s/></text:p>
          </table:table-cell>
        </table:table-row>
        <table:table-row table:style-name="ro1">
          <table:table-cell table:number-columns-repeated="2" office:value-type="string">
            <text:p>on the back left side of the table</text:p>
          </table:table-cell>
          <table:table-cell office:value-type="string">
            <text:p>'RelationLandmarkPhrase\n <text:s/>OnRelation "on"\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purple ball</text:p>
          </table:table-cell>
          <table:table-cell office:value-type="string">
            <text:p>'RelationLandmarkPhrase\n <text:s/>Relation "next to"\n <text:s/>ReferringExpression\n <text:s text:c="3"/>Article "the"\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office:value-type="string">
            <text:p>located above the red sphere and orange cylinder</text:p>
          </table:table-cell>
          <table:table-cell office:value-type="string">
            <text:p><text:s/>above the red sphere and orange cylinder</text:p>
          </table:table-cell>
          <table:table-cell office:value-type="string">
            <text:p>'RelationLandmarkPhrase\n <text:s/>Relation "above"\n <text:s/>ReferringExpression\n <text:s text:c="3"/>Article "the"\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office:value-type="string">
            <text:p>placed at the middle of the table at the backside</text:p>
          </table:table-cell>
          <table:table-cell office:value-type="string">
            <text:p><text:s/>at the middle of the table at the backside</text:p>
          </table:table-cell>
          <table:table-cell office:value-type="string">
            <text:p>'RelationLandmarkPhrase\n <text:s/>Relation "at"\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at"\n <text:s text:c="13"/>ReferringExpression\n <text:s text:c="15"/>Article "the"\n <text:s text:c="15"/>AdjectiveNounPhrase\n <text:s text:c="17"/>AdjectivePhrase\n <text:s text:c="19"/>OrientationAdjective\n <text:s text:c="21"/>Direction "back"\n <text:s text:c="17"/>Noun "side"\n'</text:p>
          </table:table-cell>
          <table:table-cell table:number-columns-repeated="4" office:value-type="string">
            <text:p><text:s/></text:p>
          </table:table-cell>
        </table:table-row>
        <table:table-row table:style-name="ro1">
          <table:table-cell office:value-type="string">
            <text:p>is almost in the middle of the table and closer to the left of the table, it is positioned right next to the red ball</text:p>
          </table:table-cell>
          <table:table-cell office:value-type="string">
            <text:p><text:s/>in the middle of the table and closer to the left of the table, right next to the red ball</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far side of the table, surrounded by other objects</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just behind the yellow sphere</text:p>
          </table:table-cell>
          <table:table-cell office:value-type="string">
            <text:p><text:s/>behind the yellow sphere</text:p>
          </table:table-cell>
          <table:table-cell office:value-type="string">
            <text:p>'RelationLandmarkPhrase\n <text:s/>Relation "behind"\n <text:s/>ReferringExpression\n <text:s text:c="3"/>Article "the"\n <text:s text:c="3"/>AdjectiveNounPhrase\n <text:s text:c="5"/>AdjectivePhrase\n <text:s text:c="7"/>Adjective "yellow"\n <text:s text:c="5"/>Noun "sphere"\n'</text:p>
          </table:table-cell>
          <table:table-cell table:number-columns-repeated="4" office:value-type="string">
            <text:p><text:s/></text:p>
          </table:table-cell>
        </table:table-row>
        <table:table-row table:style-name="ro1">
          <table:table-cell office:value-type="string">
            <text:p>placed near the right corner of the table, at a distance from the other objects</text:p>
          </table:table-cell>
          <table:table-cell office:value-type="string">
            <text:p><text:s/>near the right corner of the table, at a distance from the other objects</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nearly in the middle of the table</text:p>
          </table:table-cell>
          <table:table-cell office:value-type="string">
            <text:p><text:s/>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second from the end</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midway up the table and to the left of the large blue ball</text:p>
          </table:table-cell>
          <table:table-cell office:value-type="string">
            <text:p>midway up the table and to the left of the blue ball</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orange cylinder</text:p>
          </table:table-cell>
          <table:table-cell office:value-type="string">
            <text:p>'RelationLandmarkPhrase\n <text:s/>Relation "next to"\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at the far side of the table, left of center</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in front of a yellow cube and to the side of another purple cube</text:p>
          </table:table-cell>
          <table:table-cell office:value-type="string">
            <text:p><text:s/>in front of a yellow cube and to the side of another purple cube</text:p>
          </table:table-cell>
          <table:table-cell office:value-type="string">
            <text:p>'RelationLandmarkPhrase\n <text:s/>Relation "in front of"\n <text:s/>ReferringExpression\n <text:s text:c="3"/>Article "a"\n <text:s text:c="3"/>AdjectiveNounPhrase\n <text:s text:c="5"/>AdjectivePhrase\n <text:s text:c="7"/>Adjective "yellow"\n <text:s text:c="5"/>Noun "cube"\n'</text:p>
          </table:table-cell>
          <table:table-cell table:number-columns-repeated="4" office:value-type="string">
            <text:p><text:s/></text:p>
          </table:table-cell>
        </table:table-row>
        <table:table-row table:style-name="ro1">
          <table:table-cell office:value-type="string">
            <text:p>towards the back side of the table near the small blue cylinder</text:p>
          </table:table-cell>
          <table:table-cell office:value-type="string">
            <text:p>towards the back side of the table near the blue cylinder</text:p>
          </table:table-cell>
          <table:table-cell office:value-type="string">
            <text:p>'RelationLandmarkPhrase\n <text:s/>Relation "towards"\n <text:s/>ExtrinsicReferringExpression\n <text:s text:c="3"/>Article "the"\n <text:s text:c="3"/>RelationNounPhrase\n <text:s text:c="5"/>AdjectiveNounPhrase\n <text:s text:c="7"/>AdjectivePhrase\n <text:s text:c="9"/>OrientationAdjective\n <text:s text:c="11"/>Direction "back"\n <text:s text:c="7"/>Noun "sid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ar"\n <text:s text:c="13"/>ReferringExpression\n <text:s text:c="15"/>Article "the"\n <text:s text:c="15"/>AdjectiveNounPhrase\n <text:s text:c="17"/>AdjectivePhrase\n <text:s text:c="19"/>Adjective "blue"\n <text:s text:c="17"/>Noun "cylinder"\n'</text:p>
          </table:table-cell>
          <table:table-cell table:number-columns-repeated="4" office:value-type="string">
            <text:p><text:s/></text:p>
          </table:table-cell>
        </table:table-row>
        <table:table-row table:style-name="ro1">
          <table:table-cell office:value-type="string">
            <text:p>near the end of the table in the middle. it is by the blue rectangle, but not that close to the other objects</text:p>
          </table:table-cell>
          <table:table-cell office:value-type="string">
            <text:p>near the end of the table in the middle. by the blue rectangle, but not that close to the other objects</text:p>
          </table:table-cell>
          <table:table-cell office:value-type="string">
            <text:p>'RelationLandmarkPhrase\n <text:s/>Relation "near"\n <text:s/>ExtrinsicReferringExpression\n <text:s text:c="3"/>Article "the"\n <text:s text:c="3"/>RelationNounPhrase\n <text:s text:c="5"/>NounPhrase\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nRelation "in"\n <text:s text:c="13"/>ReferringExpression\n <text:s text:c="15"/>Article "the"\n <text:s text:c="15"/>NounPhrase\n <text:s text:c="17"/>Noun "middle"\n'</text:p>
          </table:table-cell>
          <table:table-cell table:number-columns-repeated="4" office:value-type="string">
            <text:p><text:s/></text:p>
          </table:table-cell>
        </table:table-row>
        <table:table-row table:style-name="ro1">
          <table:table-cell office:value-type="string">
            <text:p>almost perfect in the middle of the table, on the left side</text:p>
          </table:table-cell>
          <table:table-cell office:value-type="string">
            <text:p><text:s/>perfect in the middle of the table, on the left side</text:p>
          </table:table-cell>
          <table:table-cell office:value-type="string">
            <text:p>'RelationLandmarkPhrase\n <text:s/>OnRelation "on"\n <text:s/>ReferringExpression\n <text:s text:c="3"/>Article "the"\n <text:s text:c="3"/>AdjectiveNounPhrase\n <text:s text:c="5"/>AdjectivePhrase\n <text:s text:c="7"/>OrientationAdjective\n <text:s text:c="9"/>Direction "left"\n <text:s text:c="5"/>Noun "sid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blue sphere</text:p>
          </table:table-cell>
          <table:table-cell office:value-type="string">
            <text:p>'RelationLandmarkPhrase\n <text:s/>Relation "next to"\n <text:s/>ReferringExpression\n <text:s text:c="3"/>Article "the"\n <text:s text:c="3"/>AdjectiveNounPhrase\n <text:s text:c="5"/>AdjectivePhrase\n <text:s text:c="7"/>Adjective "blue"\n <text:s text:c="5"/>Noun "sphere"\n'</text:p>
          </table:table-cell>
          <table:table-cell table:number-columns-repeated="4" office:value-type="string">
            <text:p><text:s/></text:p>
          </table:table-cell>
        </table:table-row>
        <table:table-row table:style-name="ro1">
          <table:table-cell table:number-columns-repeated="2" office:value-type="string">
            <text:p>all the way on the back end of the table, towards the back right corner</text:p>
          </table:table-cell>
          <table:table-cell office:value-type="string">
            <text:p>'RelationLandmarkPhrase\n <text:s/>Relation "towards"\n <text:s/>ReferringExpression\n <text:s text:c="3"/>Article "the"\n <text:s text:c="3"/>AdjectiveNounPhrase\n <text:s text:c="5"/>TwoAdjectivePhrase\n <text:s text:c="7"/>OrientationAdjective\n <text:s text:c="9"/>Direction "back"\n <text:s text:c="7"/>OrientationAdjective\n <text:s text:c="9"/>Direction "right"\n <text:s text:c="5"/>Noun "corner"\n'</text:p>
          </table:table-cell>
          <table:table-cell table:number-columns-repeated="4" office:value-type="string">
            <text:p><text:s/></text:p>
          </table:table-cell>
        </table:table-row>
        <table:table-row table:style-name="ro1">
          <table:table-cell table:number-columns-repeated="2" office:value-type="string">
            <text:p>at the far left corner</text:p>
          </table:table-cell>
          <table:table-cell office:value-type="string">
            <text:p>'RelationLandmarkPhrase\n <text:s/>Relation "at"\n <text:s/>ReferringExpression\n <text:s text:c="3"/>Article "the"\n <text:s text:c="3"/>AdjectiveNounPhrase\n <text:s text:c="5"/>TwoAdjectivePhrase\n <text:s text:c="7"/>OrientationAdjective\n <text:s text:c="9"/>Direction "far"\n <text:s text:c="7"/>OrientationAdjective\n <text:s text:c="9"/>Direction "left"\n <text:s text:c="5"/>Noun "corner"\n'</text:p>
          </table:table-cell>
          <table:table-cell table:number-columns-repeated="4" office:value-type="string">
            <text:p><text:s/></text:p>
          </table:table-cell>
        </table:table-row>
        <table:table-row table:style-name="ro1">
          <table:table-cell office:value-type="string">
            <text:p>located near the top right corner of the table</text:p>
          </table:table-cell>
          <table:table-cell office:value-type="string">
            <text:p><text:s/>near the top right corner of the tabl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top"\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next to the purple spher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the"\n <text:s text:c="15"/>AdjectiveNounPhrase\n <text:s text:c="17"/>AdjectivePhrase\n <text:s text:c="19"/>Adjective "purple"\n <text:s text:c="17"/>Noun "sphere"\n'</text:p>
          </table:table-cell>
          <table:table-cell table:number-columns-repeated="4" office:value-type="string">
            <text:p><text:s/></text:p>
          </table:table-cell>
        </table:table-row>
        <table:table-row table:style-name="ro1">
          <table:table-cell table:number-columns-repeated="2" office:value-type="string">
            <text:p>the biggest in size, in front of the table</text:p>
          </table:table-cell>
          <table:table-cell office:value-type="string">
            <text:p>'RelationLandmarkPhrase\n <text:s/>Relation "in front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on the left side of the purple ball</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AdjectiveNounPhrase\n <text:s text:c="11"/>AdjectivePhrase\n <text:s text:c="13"/>Adjective "purple"\n <text:s text:c="11"/>Noun "ball"\n'</text:p>
          </table:table-cell>
          <table:table-cell table:number-columns-repeated="4" office:value-type="string">
            <text:p><text:s/></text:p>
          </table:table-cell>
        </table:table-row>
        <table:table-row table:style-name="ro1">
          <table:table-cell office:value-type="string">
            <text:p>just to the left of a blue ball</text:p>
          </table:table-cell>
          <table:table-cell office:value-type="string">
            <text:p><text:s/>to the left of a blue ball</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office:value-type="string">
            <text:p>located in the far right corner of the table</text:p>
          </table:table-cell>
          <table:table-cell office:value-type="string">
            <text:p><text:s/>in the far right corner of the table</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far"\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left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very near the orange sphere</text:p>
          </table:table-cell>
          <table:table-cell office:value-type="string">
            <text:p><text:s/>near the orange sphere</text:p>
          </table:table-cell>
          <table:table-cell office:value-type="string">
            <text:p>'RelationLandmarkPhrase\n <text:s/>Relation "near"\n <text:s/>ReferringExpression\n <text:s text:c="3"/>Article "the"\n <text:s text:c="3"/>AdjectiveNounPhrase\n <text:s text:c="5"/>AdjectivePhrase\n <text:s text:c="7"/>Adjective "orange"\n <text:s text:c="5"/>Noun "spher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behind a yellow ball</text:p>
          </table:table-cell>
          <table:table-cell office:value-type="string">
            <text:p>'RelationLandmarkPhrase\n <text:s/>Relation "behind"\n <text:s/>ReferringExpression\n <text:s text:c="3"/>Article "a"\n <text:s text:c="3"/>AdjectiveNounPhrase\n <text:s text:c="5"/>AdjectivePhrase\n <text:s text:c="7"/>Adjective "yellow"\n <text:s text:c="5"/>Noun "ball"\n'</text:p>
          </table:table-cell>
          <table:table-cell table:number-columns-repeated="4" office:value-type="string">
            <text:p><text:s/></text:p>
          </table:table-cell>
        </table:table-row>
        <table:table-row table:style-name="ro1">
          <table:table-cell office:value-type="string">
            <text:p>positioned on the top left corner</text:p>
          </table:table-cell>
          <table:table-cell office:value-type="string">
            <text:p><text:s/>on the top left corner</text:p>
          </table:table-cell>
          <table:table-cell office:value-type="string">
            <text:p>'RelationLandmarkPhrase\n <text:s/>OnRelation "on"\n <text:s/>ReferringExpression\n <text:s text:c="3"/>Article "the"\n <text:s text:c="3"/>AdjectiveNounPhrase\n <text:s text:c="5"/>TwoAdjectivePhrase\n <text:s text:c="7"/>OrientationAdjective\n <text:s text:c="9"/>Direction "top"\n <text:s text:c="7"/>OrientationAdjective\n <text:s text:c="9"/>Direction "left"\n <text:s text:c="5"/>Noun "corner"\n'</text:p>
          </table:table-cell>
          <table:table-cell table:number-columns-repeated="4" office:value-type="string">
            <text:p><text:s/></text:p>
          </table:table-cell>
        </table:table-row>
        <table:table-row table:style-name="ro1">
          <table:table-cell office:value-type="string">
            <text:p>to the left of the small purple sphere</text:p>
          </table:table-cell>
          <table:table-cell office:value-type="string">
            <text:p>to the left of the purple spher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purple"\n <text:s text:c="5"/>Noun "sphere"\n'</text:p>
          </table:table-cell>
          <table:table-cell table:number-columns-repeated="4" office:value-type="string">
            <text:p><text:s/></text:p>
          </table:table-cell>
        </table:table-row>
        <table:table-row table:style-name="ro1">
          <table:table-cell table:number-columns-repeated="2" office:value-type="string">
            <text:p>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green box</text:p>
          </table:table-cell>
          <table:table-cell office:value-type="string">
            <text:p>'RelationLandmarkPhrase\n <text:s/>Relation "next to"\n <text:s/>ReferringExpression\n <text:s text:c="3"/>Article "the"\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table:number-columns-repeated="2" office:value-type="string">
            <text:p>near to the green colored cuboid</text:p>
          </table:table-cell>
          <table:table-cell office:value-type="string">
            <text:p>'RelationLandmarkPhrase\n <text:s/>DistanceRelation\n <text:s text:c="3"/>MeasurePhrase\n <text:s text:c="5"/>DistanceMeasure "near to"\n <text:s/>ReferringExpression\n <text:s text:c="3"/>Article "the"\n <text:s text:c="3"/>AdjectiveNounPhrase\n <text:s text:c="5"/>TwoAdjectivePhrase\n <text:s text:c="7"/>Adjective "green"\n <text:s text:c="7"/>Adjective "colored"\n <text:s text:c="5"/>Noun "cuboid"\n'</text:p>
          </table:table-cell>
          <table:table-cell table:number-columns-repeated="4" office:value-type="string">
            <text:p><text:s/></text:p>
          </table:table-cell>
        </table:table-row>
        <table:table-row table:style-name="ro1">
          <table:table-cell table:number-columns-repeated="2" office:value-type="string">
            <text:p>near to the red ball</text:p>
          </table:table-cell>
          <table:table-cell office:value-type="string">
            <text:p>'RelationLandmarkPhrase\n <text:s/>DistanceRelation\n <text:s text:c="3"/>MeasurePhrase\n <text:s text:c="5"/>DistanceMeasure "near to"\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office:value-type="string">
            <text:p>it is near the center of the table, a bit further and on the left side. it is next to the violet ball on its right side</text:p>
          </table:table-cell>
          <table:table-cell office:value-type="string">
            <text:p><text:s/>near the center of the table, a bit further and on the left side. next to the violet ball on its right side</text:p>
          </table:table-cell>
          <table:table-cell office:value-type="string">
            <text:p>'RelationLandmarkPhrase\n <text:s/>OnRelation "on"\n <text:s/>ReferringExpression\n <text:s text:c="3"/>Article "the"\n <text:s text:c="3"/>AdjectiveNounPhrase\n <text:s text:c="5"/>AdjectivePhrase\n <text:s text:c="7"/>OrientationAdjective\n <text:s text:c="9"/>Direction "left"\n <text:s text:c="5"/>Noun "side"\n'</text:p>
          </table:table-cell>
          <table:table-cell table:number-columns-repeated="4" office:value-type="string">
            <text:p><text:s/></text:p>
          </table:table-cell>
        </table:table-row>
        <table:table-row table:style-name="ro1">
          <table:table-cell table:number-columns-repeated="2" office:value-type="string">
            <text:p>near the front of the group, 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and to the right of a green rectangular object</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TwoAdjectivePhrase\n <text:s text:c="7"/>Adjective "green"\n <text:s text:c="7"/>Adjective "rectangular"\n <text:s text:c="5"/>Noun "object"\n'</text:p>
          </table:table-cell>
          <table:table-cell table:number-columns-repeated="3" office:value-type="string">
            <text:p><text:s/></text:p>
          </table:table-cell>
        </table:table-row>
        <table:table-row table:style-name="ro1">
          <table:table-cell table:number-columns-repeated="2" office:value-type="string">
            <text:p>to the right of the orang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in the far side of the table, near a blue ball</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ar"\n <text:s/>ReferringExpression\n <text:s text:c="3"/>Article "a"\n <text:s text:c="3"/>AdjectiveNounPhrase\n <text:s text:c="5"/>AdjectivePhrase\n <text:s text:c="7"/>Adjective "blue"\n <text:s text:c="5"/>Noun "ball"\n'</text:p>
          </table:table-cell>
          <table:table-cell table:number-columns-repeated="3" office:value-type="string">
            <text:p><text:s/></text:p>
          </table:table-cell>
        </table:table-row>
        <table:table-row table:style-name="ro1">
          <table:table-cell table:number-columns-repeated="2" office:value-type="string">
            <text:p>close to the edge of the table, close to me</text:p>
          </table:table-cell>
          <table:table-cell office:value-type="string">
            <text:p>'RelationLandmarkPhrase\n <text:s/>Relation "close to"\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close to the center of the table, and near the green cube</text:p>
          </table:table-cell>
          <table:table-cell office:value-type="string">
            <text:p>'RelationLandmarkPhrase\n <text:s/>Relation "near"\n <text:s/>ReferringExpression\n <text:s text:c="3"/>Article "the"\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office:value-type="string">
            <text:p>in a corner of the table, almost surrounded by the other objects</text:p>
          </table:table-cell>
          <table:table-cell office:value-type="string">
            <text:p>in a corner of the table, surrounded by the other objects</text:p>
          </table:table-cell>
          <table:table-cell office:value-type="string">
            <text:p>'RelationLandmarkPhrase\n <text:s/>OnRelation "in"\n <text:s/>ExtrinsicReferringExpression\n <text:s text:c="3"/>Article "a"\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o the pink sphere</text:p>
          </table:table-cell>
          <table:table-cell office:value-type="string">
            <text:p>'RelationLandmarkPhrase\n <text:s/>DistanceRelation\n <text:s text:c="3"/>MeasurePhrase\n <text:s text:c="5"/>DistanceMeasure "near to"\n <text:s/>ReferringExpression\n <text:s text:c="3"/>Article "the"\n <text:s text:c="3"/>AdjectiveNounPhrase\n <text:s text:c="5"/>AdjectivePhrase\n <text:s text:c="7"/>Adjective "pink"\n <text:s text:c="5"/>Noun "sphere"\n'</text:p>
          </table:table-cell>
          <table:table-cell table:number-columns-repeated="4" office:value-type="string">
            <text:p><text:s/></text:p>
          </table:table-cell>
        </table:table-row>
        <table:table-row table:style-name="ro1">
          <table:table-cell office:value-type="string">
            <text:p>a little less than half way down the table, on the left side, but a little closer to the center line of the table than the left hand edge of the table</text:p>
          </table:table-cell>
          <table:table-cell office:value-type="string">
            <text:p>a less than half way down the table, on the left side, but a closer to the center line of the table than the left hand edge of the table</text:p>
          </table:table-cell>
          <table:table-cell office:value-type="string">
            <text:p>'RelationLandmarkPhrase\n <text:s/>OnRelation "on"\n <text:s/>ReferringExpression\n <text:s text:c="3"/>Article "the"\n <text:s text:c="3"/>AdjectiveNounPhrase\n <text:s text:c="5"/>AdjectivePhrase\n <text:s text:c="7"/>OrientationAdjective\n <text:s text:c="9"/>Direction "left"\n <text:s text:c="5"/>Noun "side"\n'</text:p>
          </table:table-cell>
          <table:table-cell table:number-columns-repeated="4" office:value-type="string">
            <text:p><text:s/></text:p>
          </table:table-cell>
        </table:table-row>
        <table:table-row table:style-name="ro1">
          <table:table-cell table:number-columns-repeated="2" office:value-type="string">
            <text:p>off center, 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green rectang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three quarters of the way down the table, slight to the left of the center, and next to a blue circle</text:p>
          </table:table-cell>
          <table:table-cell office:value-type="string">
            <text:p>'RelationLandmarkPhrase\n <text:s/>Relation "next to"\n <text:s/>ReferringExpression\n <text:s text:c="3"/>Article "a"\n <text:s text:c="3"/>AdjectiveNounPhrase\n <text:s text:c="5"/>AdjectivePhrase\n <text:s text:c="7"/>Adjective "blue"\n <text:s text:c="5"/>Noun "circle"\n'</text:p>
          </table:table-cell>
          <table:table-cell table:number-columns-repeated="4" office:value-type="string">
            <text:p><text:s/></text:p>
          </table:table-cell>
        </table:table-row>
        <table:table-row table:style-name="ro1">
          <table:table-cell office:value-type="string">
            <text:p>about in the middle of the table, next to the blue sphere</text:p>
          </table:table-cell>
          <table:table-cell office:value-type="string">
            <text:p><text:s/>in the middle of the table, next to the blue spher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xt to"\n <text:s/>ReferringExpression\n <text:s text:c="3"/>Article "the"\n <text:s text:c="3"/>AdjectiveNounPhrase\n <text:s text:c="5"/>AdjectivePhrase\n <text:s text:c="7"/>Adjective "blue"\n <text:s text:c="5"/>Noun "sphere"\n'</text:p>
          </table:table-cell>
          <table:table-cell table:number-columns-repeated="3" office:value-type="string">
            <text:p><text:s/></text:p>
          </table:table-cell>
        </table:table-row>
        <table:table-row table:style-name="ro1">
          <table:table-cell table:number-columns-repeated="2" office:value-type="string">
            <text:p>near the red ball</text:p>
          </table:table-cell>
          <table:table-cell office:value-type="string">
            <text:p>'RelationLandmarkPhrase\n <text:s/>Relation "near"\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table:number-columns-repeated="2" office:value-type="string">
            <text:p>near the edge of the table, closest object to the point of view</text:p>
          </table:table-cell>
          <table:table-cell office:value-type="string">
            <text:p>'RelationLandmarkPhrase\n <text:s/>Relation "near"\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end of the table</text:p>
          </table:table-cell>
          <table:table-cell office:value-type="string">
            <text:p>'RelationLandmarkPhrase\n <text:s/>Relation "near"\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yellow cube, in the middle of the tab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yellow"\n <text:s text:c="5"/>Noun "cube"\n'</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office:value-type="string">
            <text:p>behind a blue sphere and a flat brown cylinder, on the distal third of the table</text:p>
          </table:table-cell>
          <table:table-cell office:value-type="string">
            <text:p>behind a blue sphere and a brown cylinder, on the distal third of the table</text:p>
          </table:table-cell>
          <table:table-cell office:value-type="string">
            <text:p>'RelationLandmarkPhrase\n <text:s/>Relation "behind"\n <text:s/>ReferringExpression\n <text:s text:c="3"/>Article "a"\n <text:s text:c="3"/>AdjectiveNounPhrase\n <text:s text:c="5"/>AdjectivePhrase\n <text:s text:c="7"/>Adjective "blue"\n <text:s text:c="5"/>Noun "sphere"\n'</text:p>
          </table:table-cell>
          <table:table-cell table:number-columns-repeated="4" office:value-type="string">
            <text:p><text:s/></text:p>
          </table:table-cell>
        </table:table-row>
        <table:table-row table:style-name="ro1">
          <table:table-cell office:value-type="string">
            <text:p>next to the tall blue rectangular box on the far side of the table</text:p>
          </table:table-cell>
          <table:table-cell office:value-type="string">
            <text:p>next to the blue rectangular box on the far side of the table</text:p>
          </table:table-cell>
          <table:table-cell office:value-type="string">
            <text:p>'RelationLandmarkPhrase\n <text:s/>Relation "next to"\n <text:s/>ExtrinsicReferringExpression\n <text:s text:c="3"/>Article "the"\n <text:s text:c="3"/>RelationNounPhrase\n <text:s text:c="5"/>AdjectiveNounPhrase\n <text:s text:c="7"/>TwoAdjectivePhrase\n <text:s text:c="9"/>Adjective "blue"\n <text:s text:c="9"/>Adjective "rectangular"\n <text:s text:c="7"/>Noun "box"\n <text:s text:c="5"/>RelationLandmarkPhrase\n <text:s text:c="7"/>OnRelation "on"\n <text:s text:c="7"/>ExtrinsicReferringExpression\n <text:s text:c="9"/>Article "the"\n <text:s text:c="9"/>RelationNounPhrase\n <text:s text:c="11"/>AdjectiveNounPhrase\n <text:s text:c="13"/>AdjectivePhrase\n <text:s text:c="15"/>OrientationAdjective\n <text:s text:c="17"/>Direction "far"\n <text:s text:c="13"/>Noun "sid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office:value-type="string">
            <text:p>placed near the red colored ball</text:p>
          </table:table-cell>
          <table:table-cell office:value-type="string">
            <text:p><text:s/>near the red colored ball</text:p>
          </table:table-cell>
          <table:table-cell office:value-type="string">
            <text:p>'RelationLandmarkPhrase\n <text:s/>Relation "near"\n <text:s/>ReferringExpression\n <text:s text:c="3"/>Article "the"\n <text:s text:c="3"/>AdjectiveNounPhrase\n <text:s text:c="5"/>TwoAdjectivePhrase\n <text:s text:c="7"/>Adjective "red"\n <text:s text:c="7"/>Adjective "colored"\n <text:s text:c="5"/>Noun "ball"\n'</text:p>
          </table:table-cell>
          <table:table-cell table:number-columns-repeated="4" office:value-type="string">
            <text:p><text:s/></text:p>
          </table:table-cell>
        </table:table-row>
        <table:table-row table:style-name="ro1">
          <table:table-cell office:value-type="string">
            <text:p>behind the blue ball and orange cylander but in front of the pink rectangular prisim and the purple cube</text:p>
          </table:table-cell>
          <table:table-cell office:value-type="string">
            <text:p>behind the blue ball and orange cylander but in front of the pink rectangular prisim and the purple cube</text:p>
          </table:table-cell>
          <table:table-cell office:value-type="string">
            <text:p>'RelationLandmarkPhrase\n <text:s/>Relation "behind"\n <text:s/>ReferringExpression\n <text:s text:c="3"/>Article "the"\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table:number-columns-repeated="2" office:value-type="string">
            <text:p>in the right side of the orange cylinder</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AdjectiveNounPhrase\n <text:s text:c="11"/>AdjectivePhrase\n <text:s text:c="13"/>Adjective "orange"\n <text:s text:c="11"/>Noun "cylinder"\n'</text:p>
          </table:table-cell>
          <table:table-cell table:number-columns-repeated="4" office:value-type="string">
            <text:p><text:s/></text:p>
          </table:table-cell>
        </table:table-row>
        <table:table-row table:style-name="ro1">
          <table:table-cell table:number-columns-repeated="2" office:value-type="string">
            <text:p>on the left side of the middle of the table, third back, second from the left</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to the left of a red circle</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AdjectivePhrase\n <text:s text:c="7"/>Adjective "red"\n <text:s text:c="5"/>Noun "circle"\n'</text:p>
          </table:table-cell>
          <table:table-cell table:number-columns-repeated="4" office:value-type="string">
            <text:p><text:s/></text:p>
          </table:table-cell>
        </table:table-row>
        <table:table-row table:style-name="ro1">
          <table:table-cell table:number-columns-repeated="2" office:value-type="string">
            <text:p>to the left of the green cub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table:number-columns-repeated="2" office:value-type="string">
            <text:p>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towards the middle of the table, on the right hand side</text:p>
          </table:table-cell>
          <table:table-cell office:value-type="string">
            <text:p>'RelationLandmarkPhrase\n <text:s/>Relation "towards"\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behind the orange block but before the blue circle</text:p>
          </table:table-cell>
          <table:table-cell office:value-type="string">
            <text:p>'RelationLandmarkPhrase\n <text:s/>Relation "behind"\n <text:s/>ReferringExpression\n <text:s text:c="3"/>Article "the"\n <text:s text:c="3"/>AdjectiveNounPhrase\n <text:s text:c="5"/>AdjectivePhrase\n <text:s text:c="7"/>Adjective "orange"\n <text:s text:c="5"/>Noun "block"\n'</text:p>
          </table:table-cell>
          <table:table-cell table:number-columns-repeated="4" office:value-type="string">
            <text:p><text:s/></text:p>
          </table:table-cell>
        </table:table-row>
        <table:table-row table:style-name="ro1">
          <table:table-cell table:number-columns-repeated="2" office:value-type="string">
            <text:p>next to a purple sphere</text:p>
          </table:table-cell>
          <table:table-cell office:value-type="string">
            <text:p>'RelationLandmarkPhrase\n <text:s/>Relation "next to"\n <text:s/>ReferringExpression\n <text:s text:c="3"/>Article "a"\n <text:s text:c="3"/>AdjectiveNounPhrase\n <text:s text:c="5"/>AdjectivePhrase\n <text:s text:c="7"/>Adjective "purple"\n <text:s text:c="5"/>Noun "sphere"\n'</text:p>
          </table:table-cell>
          <table:table-cell table:number-columns-repeated="4" office:value-type="string">
            <text:p><text:s/></text:p>
          </table:table-cell>
        </table:table-row>
        <table:table-row table:style-name="ro1">
          <table:table-cell office:value-type="string">
            <text:p>farthest away, almost at the end of the table</text:p>
          </table:table-cell>
          <table:table-cell office:value-type="string">
            <text:p>farthest away, 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ar to the edge of the table.it is at the edge with <text:s/>rectangles &amp; a cylinder in front of it</text:p>
          </table:table-cell>
          <table:table-cell office:value-type="string">
            <text:p>near to the edge of the table. at the edge with <text:s/>rectangles &amp; a cylinder in front of </text:p>
          </table:table-cell>
          <table:table-cell office:value-type="string">
            <text:p>'RelationLandmarkPhrase\n <text:s/>DistanceRelation\n <text:s text:c="3"/>MeasurePhrase\n <text:s text:c="5"/>DistanceMeasure "near to"\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the frontmost object and is just a little in front of and to the right of a short orange cylinder</text:p>
          </table:table-cell>
          <table:table-cell office:value-type="string">
            <text:p>the frontmost object and a in front of and to the right of a orang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office:value-type="string">
            <text:p>it is on the far left and next to a small purple ball</text:p>
          </table:table-cell>
          <table:table-cell office:value-type="string">
            <text:p><text:s/>on the far left and next to a purple ball</text:p>
          </table:table-cell>
          <table:table-cell office:value-type="string">
            <text:p>'RelationLandmarkPhrase\n <text:s/>Relation "next to"\n <text:s/>ReferringExpression\n <text:s text:c="3"/>Article "a"\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table:number-columns-repeated="2" office:value-type="string">
            <text:p>at the far end of the table in front of a blue box</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in front of"\n <text:s text:c="13"/>ReferringExpression\n <text:s text:c="15"/>Article "a"\n <text:s text:c="15"/>AdjectiveNounPhrase\n <text:s text:c="17"/>AdjectivePhrase\n <text:s text:c="19"/>Adjective "blue"\n <text:s text:c="17"/>Noun "box"\n'</text:p>
          </table:table-cell>
          <table:table-cell table:number-columns-repeated="4" office:value-type="string">
            <text:p><text:s/></text:p>
          </table:table-cell>
        </table:table-row>
        <table:table-row table:style-name="ro1">
          <table:table-cell table:number-columns-repeated="2" office:value-type="string">
            <text:p>in the front left corner of the table</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front"\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a purple sphere</text:p>
          </table:table-cell>
          <table:table-cell office:value-type="string">
            <text:p>'RelationLandmarkPhrase\n <text:s/>Relation "next to"\n <text:s/>ReferringExpression\n <text:s text:c="3"/>Article "a"\n <text:s text:c="3"/>AdjectiveNounPhrase\n <text:s text:c="5"/>AdjectivePhrase\n <text:s text:c="7"/>Adjective "purple"\n <text:s text:c="5"/>Noun "sphere"\n'</text:p>
          </table:table-cell>
          <table:table-cell table:number-columns-repeated="4" office:value-type="string">
            <text:p><text:s/></text:p>
          </table:table-cell>
        </table:table-row>
        <table:table-row table:style-name="ro1">
          <table:table-cell table:number-columns-repeated="2" office:value-type="string">
            <text:p>at the far end of the table next to the yellow spher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the"\n <text:s text:c="15"/>AdjectiveNounPhrase\n <text:s text:c="17"/>AdjectivePhrase\n <text:s text:c="19"/>Adjective "yellow"\n <text:s text:c="17"/>Noun "sphere"\n'</text:p>
          </table:table-cell>
          <table:table-cell table:number-columns-repeated="4" office:value-type="string">
            <text:p><text:s/></text:p>
          </table:table-cell>
        </table:table-row>
        <table:table-row table:style-name="ro1">
          <table:table-cell table:number-columns-repeated="2" office:value-type="string">
            <text:p>behind a blue ball and an orange cylinder and somewhat before a purple and a pink block</text:p>
          </table:table-cell>
          <table:table-cell office:value-type="string">
            <text:p>'RelationLandmarkPhrase\n <text:s/>Relation "behind"\n <text:s/>ReferringExpression\n <text:s text:c="3"/>Article "a"\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office:value-type="string">
            <text:p>almost to the top of the table and the middle, it is above three other objects and below one other</text:p>
          </table:table-cell>
          <table:table-cell office:value-type="string">
            <text:p><text:s/>to the top of the table and the middle, above three other objects and below one other</text:p>
          </table:table-cell>
          <table:table-cell office:value-type="string">
            <text:p>'RelationLandmarkPhrase\n <text:s/>OrientationRelation\n <text:s text:c="3"/>DestinationTag "to"\n <text:s text:c="3"/>Article "the"\n <text:s text:c="3"/>Direction "top"\n <text:s text:c="3"/>BelongingTag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office:value-type="string">
            <text:p>near the end of the table opposite of me and next to the small purple ball</text:p>
          </table:table-cell>
          <table:table-cell office:value-type="string">
            <text:p>near the end of the table opposite of me and next to the purple ball</text:p>
          </table:table-cell>
          <table:table-cell office:value-type="string">
            <text:p>'RelationLandmarkPhrase\n <text:s/>Relation "next to"\n <text:s/>ReferringExpression\n <text:s text:c="3"/>Article "the"\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table:number-columns-repeated="2" office:value-type="string">
            <text:p>on the middle of the table</text:p>
          </table:table-cell>
          <table:table-cell office:value-type="string">
            <text:p>'RelationLandmarkPhrase\n <text:s/>OnRelation "o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to the left a bit</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the farthest obect away from me, at the far right corner of the table</text:p>
          </table:table-cell>
          <table:table-cell office:value-type="string">
            <text:p>the farthest obect away from me, at the far right corner of the table</text:p>
          </table:table-cell>
          <table:table-cell office:value-type="string">
            <text:p>'RelationLandmarkPhrase\n <text:s/>Relation "at"\n <text:s/>ExtrinsicReferringExpression\n <text:s text:c="3"/>Article "the"\n <text:s text:c="3"/>RelationNounPhrase\n <text:s text:c="5"/>AdjectiveNounPhrase\n <text:s text:c="7"/>TwoAdjectivePhrase\n <text:s text:c="9"/>OrientationAdjective\n <text:s text:c="11"/>Direction "far"\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directly next to the yellow ball</text:p>
          </table:table-cell>
          <table:table-cell office:value-type="string">
            <text:p><text:s/>next to the yellow ball</text:p>
          </table:table-cell>
          <table:table-cell office:value-type="string">
            <text:p>'RelationLandmarkPhrase\n <text:s/>Relation "next to"\n <text:s/>ReferringExpression\n <text:s text:c="3"/>Article "the"\n <text:s text:c="3"/>AdjectiveNounPhrase\n <text:s text:c="5"/>AdjectivePhrase\n <text:s text:c="7"/>Adjective "yellow"\n <text:s text:c="5"/>Noun "ball"\n'</text:p>
          </table:table-cell>
          <table:table-cell table:number-columns-repeated="4" office:value-type="string">
            <text:p><text:s/></text:p>
          </table:table-cell>
        </table:table-row>
        <table:table-row table:style-name="ro1">
          <table:table-cell table:number-columns-repeated="2" office:value-type="string">
            <text:p>at the end of the table, in front of the blue box</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in front of"\n <text:s/>ReferringExpression\n <text:s text:c="3"/>Article "the"\n <text:s text:c="3"/>AdjectiveNounPhrase\n <text:s text:c="5"/>AdjectivePhrase\n <text:s text:c="7"/>Adjective "blue"\n <text:s text:c="5"/>Noun "box"\n'</text:p>
          </table:table-cell>
          <table:table-cell table:number-columns-repeated="3" office:value-type="string">
            <text:p><text:s/></text:p>
          </table:table-cell>
        </table:table-row>
        <table:table-row table:style-name="ro1">
          <table:table-cell office:value-type="string">
            <text:p>located at the left side of the table</text:p>
          </table:table-cell>
          <table:table-cell office:value-type="string">
            <text:p><text:s/>at the left side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 next to a purple ball</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a"\n <text:s text:c="15"/>AdjectiveNounPhrase\n <text:s text:c="17"/>AdjectivePhrase\n <text:s text:c="19"/>Adjective "purple"\n <text:s text:c="17"/>Noun "ball"\n'</text:p>
          </table:table-cell>
          <table:table-cell table:number-columns-repeated="4" office:value-type="string">
            <text:p><text:s/></text:p>
          </table:table-cell>
        </table:table-row>
        <table:table-row table:style-name="ro1">
          <table:table-cell office:value-type="string">
            <text:p>it is just left of the center of the table vertically, almost directly behind the red ball</text:p>
          </table:table-cell>
          <table:table-cell office:value-type="string">
            <text:p><text:s/>left of the center of the table vertically, behind the red ball</text:p>
          </table:table-cell>
          <table:table-cell office:value-type="string">
            <text:p>'RelationLandmarkPhrase\n <text:s/>Relation "behind"\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table:number-columns-repeated="2" office:value-type="string">
            <text:p>behind the blue cylinder</text:p>
          </table:table-cell>
          <table:table-cell office:value-type="string">
            <text:p>'RelationLandmarkPhrase\n <text:s/>Relation "behind"\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to the right of the blu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office:value-type="string">
            <text:p>the nearest object to the center of the table and very close to the sphere</text:p>
          </table:table-cell>
          <table:table-cell office:value-type="string">
            <text:p>the nearest object to the center of the table and close to the sphere</text:p>
          </table:table-cell>
          <table:table-cell office:value-type="string">
            <text:p>'RelationLandmarkPhrase\n <text:s/>Relation "close to"\n <text:s/>ReferringExpression\n <text:s text:c="3"/>Article "the"\n <text:s text:c="3"/>NounPhrase\n <text:s text:c="5"/>Noun "sphere"\n'</text:p>
          </table:table-cell>
          <table:table-cell table:number-columns-repeated="4" office:value-type="string">
            <text:p><text:s/></text:p>
          </table:table-cell>
        </table:table-row>
        <table:table-row table:style-name="ro1">
          <table:table-cell table:number-columns-repeated="2" office:value-type="string">
            <text:p>near the <text:s/>left edg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left"\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far left corner</text:p>
          </table:table-cell>
          <table:table-cell office:value-type="string">
            <text:p>'RelationLandmarkPhrase\n <text:s/>Relation "near"\n <text:s/>ReferringExpression\n <text:s text:c="3"/>Article "the"\n <text:s text:c="3"/>AdjectiveNounPhrase\n <text:s text:c="5"/>TwoAdjectivePhrase\n <text:s text:c="7"/>OrientationAdjective\n <text:s text:c="9"/>Direction "far"\n <text:s text:c="7"/>OrientationAdjective\n <text:s text:c="9"/>Direction "left"\n <text:s text:c="5"/>Noun "corner"\n'</text:p>
          </table:table-cell>
          <table:table-cell table:number-columns-repeated="4" office:value-type="string">
            <text:p><text:s/></text:p>
          </table:table-cell>
        </table:table-row>
        <table:table-row table:style-name="ro1">
          <table:table-cell table:number-columns-repeated="2" office:value-type="string">
            <text:p>farthest from the viewer, close to a ball</text:p>
          </table:table-cell>
          <table:table-cell office:value-type="string">
            <text:p>'RelationLandmarkPhrase\n <text:s/>Relation "close to"\n <text:s/>ReferringExpression\n <text:s text:c="3"/>Article "a"\n <text:s text:c="3"/>NounPhrase\n <text:s text:c="5"/>Noun "ball"\n'</text:p>
          </table:table-cell>
          <table:table-cell table:number-columns-repeated="4" office:value-type="string">
            <text:p><text:s/></text:p>
          </table:table-cell>
        </table:table-row>
        <table:table-row table:style-name="ro1">
          <table:table-cell table:number-columns-repeated="2" office:value-type="string">
            <text:p>near the far end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tab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near a cylinder and a sphere</text:p>
          </table:table-cell>
          <table:table-cell office:value-type="string">
            <text:p>'RelationLandmarkPhrase\n <text:s/>Relation "near"\n <text:s/>ReferringExpression\n <text:s text:c="3"/>Article "a"\n <text:s text:c="3"/>NounPhrase\n <text:s text:c="5"/>Noun "cylinder"\n'</text:p>
          </table:table-cell>
          <table:table-cell table:number-columns-repeated="4" office:value-type="string">
            <text:p><text:s/></text:p>
          </table:table-cell>
        </table:table-row>
        <table:table-row table:style-name="ro1">
          <table:table-cell office:value-type="string">
            <text:p>near the corner of the table and is about to fall-off from the table</text:p>
          </table:table-cell>
          <table:table-cell office:value-type="string">
            <text:p>near the corner of the table and to fall-off from the table</text:p>
          </table:table-cell>
          <table:table-cell office:value-type="string">
            <text:p>'RelationLandmarkPhrase\n <text:s/>Relation "near"\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wards the back end of the table but in front and to the left of the green cube</text:p>
          </table:table-cell>
          <table:table-cell office:value-type="string">
            <text:p>'RelationLandmarkPhrase\n <text:s/>Relation "towards"\n <text:s/>ExtrinsicReferringExpression\n <text:s text:c="3"/>Article "the"\n <text:s text:c="3"/>RelationNounPhrase\n <text:s text:c="5"/>AdjectiveNounPhrase\n <text:s text:c="7"/>AdjectivePhrase\n <text:s text:c="9"/>OrientationAdjective\n <text:s text:c="11"/>Direction "back"\n <text:s text:c="7"/>Noun "end"\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cube"\n'</text:p>
          </table:table-cell>
          <table:table-cell table:number-columns-repeated="3" office:value-type="string">
            <text:p><text:s/></text:p>
          </table:table-cell>
        </table:table-row>
        <table:table-row table:style-name="ro1">
          <table:table-cell office:value-type="string">
            <text:p>in the back left corner of the table to the left of a tall green cylinder</text:p>
          </table:table-cell>
          <table:table-cell office:value-type="string">
            <text:p>in the back left corner of the table to the left of a green cylinder</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back"\n <text:s text:c="9"/>OrientationAdjective\n <text:s text:c="11"/>Direction "left"\n <text:s text:c="7"/>Noun "corner"\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rientationRelation\n <text:s text:c="15"/>DestinationTag "to"\n <text:s text:c="15"/>Article "the"\n <text:s text:c="15"/>Direction "left"\n <text:s text:c="15"/>BelongingTag "of"\n <text:s text:c="13"/>ReferringExpression\n <text:s text:c="15"/>Article "a"\n <text:s text:c="15"/>AdjectiveNounPhrase\n <text:s text:c="17"/>AdjectivePhrase\n <text:s text:c="19"/>Adjective "green"\n <text:s text:c="17"/>Noun "cylinder"\n'</text:p>
          </table:table-cell>
          <table:table-cell table:number-columns-repeated="4" office:value-type="string">
            <text:p><text:s/></text:p>
          </table:table-cell>
        </table:table-row>
        <table:table-row table:style-name="ro1">
          <table:table-cell office:value-type="string">
            <text:p>located in the middle of the table next to a red ball</text:p>
          </table:table-cell>
          <table:table-cell office:value-type="string">
            <text:p><text:s/>in the middle of the table next to a red ball</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a"\n <text:s text:c="15"/>AdjectiveNounPhrase\n <text:s text:c="17"/>AdjectivePhrase\n <text:s text:c="19"/>Adjective "red"\n <text:s text:c="17"/>Noun "ball"\n'</text:p>
          </table:table-cell>
          <table:table-cell table:number-columns-repeated="4" office:value-type="string">
            <text:p><text:s/></text:p>
          </table:table-cell>
        </table:table-row>
        <table:table-row table:style-name="ro1">
          <table:table-cell office:value-type="string">
            <text:p>placed on the left corner of the table</text:p>
          </table:table-cell>
          <table:table-cell office:value-type="string">
            <text:p><text:s/>on the left corner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green block</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block"\n'</text:p>
          </table:table-cell>
          <table:table-cell table:number-columns-repeated="4" office:value-type="string">
            <text:p><text:s/></text:p>
          </table:table-cell>
        </table:table-row>
        <table:table-row table:style-name="ro1">
          <table:table-cell table:number-columns-repeated="2" office:value-type="string">
            <text:p>near the left top side of the table,among other rectangular prisms of various sizes and colors</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left"\n <text:s text:c="9"/>OrientationAdjective\n <text:s text:c="11"/>Direction "top"\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o the right side of the table</text:p>
          </table:table-cell>
          <table:table-cell office:value-type="string">
            <text:p>'RelationLandmarkPhrase\n <text:s/>DistanceRelation\n <text:s text:c="3"/>MeasurePhrase\n <text:s text:c="5"/>DistanceMeasure "near to"\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n the middle of the table, below 4,5,3,and 2. <text:s/>it is right next to 2, to the right of 2</text:p>
          </table:table-cell>
          <table:table-cell office:value-type="string">
            <text:p>in the middle of the table, below 4,5,3,and 2. right next to 2, to the right of 2</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close to a square</text:p>
          </table:table-cell>
          <table:table-cell office:value-type="string">
            <text:p>'RelationLandmarkPhrase\n <text:s/>Relation "close to"\n <text:s/>ReferringExpression\n <text:s text:c="3"/>Article "a"\n <text:s text:c="3"/>NounPhrase\n <text:s text:c="5"/>Noun "squar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far left end of the table</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far"\n <text:s text:c="9"/>OrientationAdjective\n <text:s text:c="11"/>Direction "left"\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sitting on the left corner of the table, closest to me</text:p>
          </table:table-cell>
          <table:table-cell office:value-type="string">
            <text:p><text:s/>on the left corner of the table, closest to m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middle of the table above the red ball</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above"\n <text:s text:c="13"/>ReferringExpression\n <text:s text:c="15"/>Article "the"\n <text:s text:c="15"/>AdjectiveNounPhrase\n <text:s text:c="17"/>AdjectivePhrase\n <text:s text:c="19"/>Adjective "red"\n <text:s text:c="17"/>Noun "ball"\n'</text:p>
          </table:table-cell>
          <table:table-cell table:number-columns-repeated="4" office:value-type="string">
            <text:p><text:s/></text:p>
          </table:table-cell>
        </table:table-row>
        <table:table-row table:style-name="ro1">
          <table:table-cell table:number-columns-repeated="2" office:value-type="string">
            <text:p>to the left of the green rectangle, more on the left side of the tab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office:value-type="string">
            <text:p>located left of the green block and in front of the red circle</text:p>
          </table:table-cell>
          <table:table-cell office:value-type="string">
            <text:p><text:s/>left of the green block and in front of the red circle</text:p>
          </table:table-cell>
          <table:table-cell office:value-type="string">
            <text:p>'RelationLandmarkPhrase\n <text:s/>Relation "in front of"\n <text:s/>ReferringExpression\n <text:s text:c="3"/>Article "the"\n <text:s text:c="3"/>AdjectiveNounPhrase\n <text:s text:c="5"/>AdjectivePhrase\n <text:s text:c="7"/>Adjective "red"\n <text:s text:c="5"/>Noun "circle"\n'</text:p>
          </table:table-cell>
          <table:table-cell table:number-columns-repeated="4" office:value-type="string">
            <text:p><text:s/></text:p>
          </table:table-cell>
        </table:table-row>
        <table:table-row table:style-name="ro1">
          <table:table-cell office:value-type="string">
            <text:p>just to the left of the purple ball, near the middle of the table</text:p>
          </table:table-cell>
          <table:table-cell office:value-type="string">
            <text:p><text:s/>to the left of the purple ball, near the middle of the tab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purple"\n <text:s text:c="5"/>Noun "ball"\n'</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table:number-columns-repeated="2" office:value-type="string">
            <text:p>to the right of a blue square in the middle of the back side of the table</text:p>
          </table:table-cell>
          <table:table-cell office:value-type="string">
            <text:p>'RelationLandmarkPhrase\n <text:s/>OrientationRelation\n <text:s text:c="3"/>DestinationTag "to"\n <text:s text:c="3"/>Article "the"\n <text:s text:c="3"/>Direction "right"\n <text:s text:c="3"/>BelongingTag "of"\n <text:s/>ExtrinsicReferringExpression\n <text:s text:c="3"/>Article "a"\n <text:s text:c="3"/>RelationNounPhrase\n <text:s text:c="5"/>AdjectiveNounPhrase\n <text:s text:c="7"/>AdjectivePhrase\n <text:s text:c="9"/>Adjective "blue"\n <text:s text:c="7"/>Noun "square"\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ExtrinsicReferringExpression\n <text:s text:c="15"/>Article "the"\n <text:s text:c="15"/>RelationNounPhrase\n <text:s text:c="17"/>AdjectiveNounPhrase\n <text:s text:c="19"/>AdjectivePhrase\n <text:s text:c="21"/>OrientationAdjective\n <text:s text:c="23"/>Direction "back"\n <text:s text:c="19"/>Noun "side"\n <text:s text:c="17"/>RelationLandmarkPhrase\n <text:s text:c="19"/>PartOfRelation\n <text:s text:c="21"/>BelongingTag "of"\n <text:s text:c="19"/>ReferringExpression\n <text:s text:c="21"/>Article "the"\n <text:s text:c="21"/>NounPhrase\n <text:s text:c="23"/>Noun "table"\n'</text:p>
          </table:table-cell>
          <table:table-cell table:number-columns-repeated="4" office:value-type="string">
            <text:p><text:s/></text:p>
          </table:table-cell>
        </table:table-row>
        <table:table-row table:style-name="ro1">
          <table:table-cell table:number-columns-repeated="2" office:value-type="string">
            <text:p>at the left corner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ar the center of the table towards the back left, to the left of the small purple sphere</text:p>
          </table:table-cell>
          <table:table-cell office:value-type="string">
            <text:p>near the center of the table towards the back left, to the left of the purple spher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purple"\n <text:s text:c="5"/>Noun "sphere"\n'</text:p>
          </table:table-cell>
          <table:table-cell table:number-columns-repeated="4" office:value-type="string">
            <text:p><text:s/></text:p>
          </table:table-cell>
        </table:table-row>
        <table:table-row table:style-name="ro1">
          <table:table-cell table:number-columns-repeated="2" office:value-type="string">
            <text:p>in the middle and close to the edge of the table</text:p>
          </table:table-cell>
          <table:table-cell office:value-type="string">
            <text:p>'RelationLandmarkPhrase\n <text:s/>OnRelation "in"\n <text:s/>ReferringExpression\n <text:s text:c="3"/>Article "the"\n <text:s text:c="3"/>NounPhrase\n <text:s text:c="5"/>Noun "middle"\n'</text:p>
          </table:table-cell>
          <table:table-cell office:value-type="string">
            <text:p>'RelationLandmarkPhrase\n <text:s/>Relation "close to"\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office:value-type="string">
            <text:p>placed at the far end of the table</text:p>
          </table:table-cell>
          <table:table-cell office:value-type="string">
            <text:p><text:s/>at the far end of the table</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close to the end of the table</text:p>
          </table:table-cell>
          <table:table-cell office:value-type="string">
            <text:p>'RelationLandmarkPhrase\n <text:s/>Relation "close to"\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blue square</text:p>
          </table:table-cell>
          <table:table-cell office:value-type="string">
            <text:p>'RelationLandmarkPhrase\n <text:s/>Relation "next to"\n <text:s/>ReferringExpression\n <text:s text:c="3"/>Article "the"\n <text:s text:c="3"/>AdjectiveNounPhrase\n <text:s text:c="5"/>AdjectivePhrase\n <text:s text:c="7"/>Adjective "blue"\n <text:s text:c="5"/>Noun "square"\n'</text:p>
          </table:table-cell>
          <table:table-cell table:number-columns-repeated="4" office:value-type="string">
            <text:p><text:s/></text:p>
          </table:table-cell>
        </table:table-row>
        <table:table-row table:style-name="ro1">
          <table:table-cell table:number-columns-repeated="2" office:value-type="string">
            <text:p>on the far edge of the table, behind all the other objects</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behind the blue circle</text:p>
          </table:table-cell>
          <table:table-cell office:value-type="string">
            <text:p>'RelationLandmarkPhrase\n <text:s/>Relation "behind"\n <text:s/>ReferringExpression\n <text:s text:c="3"/>Article "the"\n <text:s text:c="3"/>AdjectiveNounPhrase\n <text:s text:c="5"/>AdjectivePhrase\n <text:s text:c="7"/>Adjective "blue"\n <text:s text:c="5"/>Noun "circle"\n'</text:p>
          </table:table-cell>
          <table:table-cell table:number-columns-repeated="4" office:value-type="string">
            <text:p><text:s/></text:p>
          </table:table-cell>
        </table:table-row>
        <table:table-row table:style-name="ro1">
          <table:table-cell table:number-columns-repeated="2" office:value-type="string">
            <text:p>on the left side of the table, in front of the yellow cub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in front of"\n <text:s/>ReferringExpression\n <text:s text:c="3"/>Article "the"\n <text:s text:c="3"/>AdjectiveNounPhrase\n <text:s text:c="5"/>AdjectivePhrase\n <text:s text:c="7"/>Adjective "yellow"\n <text:s text:c="5"/>Noun "cube"\n'</text:p>
          </table:table-cell>
          <table:table-cell table:number-columns-repeated="3" office:value-type="string">
            <text:p><text:s/></text:p>
          </table:table-cell>
        </table:table-row>
        <table:table-row table:style-name="ro1">
          <table:table-cell table:number-columns-repeated="2" office:value-type="string">
            <text:p>to the left of the middle of the table</text:p>
          </table:table-cell>
          <table:table-cell office:value-type="string">
            <text:p>'RelationLandmarkPhrase\n <text:s/>OrientationRelation\n <text:s text:c="3"/>DestinationTag "to"\n <text:s text:c="3"/>Article "the"\n <text:s text:c="3"/>Direction "left"\n <text:s text:c="3"/>BelongingTag "of"\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dark yellow rectangle and towards the back right corner of the table</text:p>
          </table:table-cell>
          <table:table-cell office:value-type="string">
            <text:p>'RelationLandmarkPhrase\n <text:s/>Relation "towards"\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side of the table</text:p>
          </table:table-cell>
          <table:table-cell office:value-type="string">
            <text:p>'RelationLandmarkPhrase\n <text:s/>Relation "at"\n <text:s/>ExtrinsicReferringExpression\n <text:s text:c="3"/>Article "the"\n <text:s text:c="3"/>RelationNounPhrase\n <text:s text:c="5"/>NounPhrase\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far left corner of the table</text:p>
          </table:table-cell>
          <table:table-cell office:value-type="string">
            <text:p>'RelationLandmarkPhrase\n <text:s/>Relation "at"\n <text:s/>ExtrinsicReferringExpression\n <text:s text:c="3"/>Article "the"\n <text:s text:c="3"/>RelationNounPhrase\n <text:s text:c="5"/>AdjectiveNounPhrase\n <text:s text:c="7"/>TwoAdjectivePhrase\n <text:s text:c="9"/>OrientationAdjective\n <text:s text:c="11"/>Direction "far"\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left corner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s on a table, next to two purple cubes and a small green cube</text:p>
          </table:table-cell>
          <table:table-cell office:value-type="string">
            <text:p><text:s/>on a table, next to two purple cubes and a green cube</text:p>
          </table:table-cell>
          <table:table-cell office:value-type="string">
            <text:p>'RelationLandmarkPhrase\n <text:s/>OnRelation "on"\n <text:s/>ReferringExpression\n <text:s text:c="3"/>Article "a"\n <text:s text:c="3"/>NounPhrase\n <text:s text:c="5"/>Noun "table"\n'</text:p>
          </table:table-cell>
          <table:table-cell table:number-columns-repeated="4" office:value-type="string">
            <text:p><text:s/></text:p>
          </table:table-cell>
        </table:table-row>
        <table:table-row table:style-name="ro1">
          <table:table-cell office:value-type="string">
            <text:p>close to the far end of the table, just to the right of a blue rectangle shaped object</text:p>
          </table:table-cell>
          <table:table-cell office:value-type="string">
            <text:p>close to the far end of the table, to the right of a blue rectangle shaped object</text:p>
          </table:table-cell>
          <table:table-cell office:value-type="string">
            <text:p>'RelationLandmarkPhrase\n <text:s/>Relation "close to"\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t is on the right side of a cylinder</text:p>
          </table:table-cell>
          <table:table-cell office:value-type="string">
            <text:p><text:s/>on the right side of a cylinder</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a"\n <text:s text:c="9"/>NounPhrase\n <text:s text:c="11"/>Noun "cylinder"\n'</text:p>
          </table:table-cell>
          <table:table-cell table:number-columns-repeated="4" office:value-type="string">
            <text:p><text:s/></text:p>
          </table:table-cell>
        </table:table-row>
        <table:table-row table:style-name="ro1">
          <table:table-cell table:number-columns-repeated="2" office:value-type="string">
            <text:p>on the right side of the table near the midd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ar"\n <text:s text:c="13"/>ReferringExpression\n <text:s text:c="15"/>Article "the"\n <text:s text:c="15"/>NounPhrase\n <text:s text:c="17"/>Noun "middle"\n'</text:p>
          </table:table-cell>
          <table:table-cell table:number-columns-repeated="4" office:value-type="string">
            <text:p><text:s/></text:p>
          </table:table-cell>
        </table:table-row>
        <table:table-row table:style-name="ro1">
          <table:table-cell table:number-columns-repeated="2" office:value-type="string">
            <text:p>near the top left corner, under the brown cylinder cap</text:p>
          </table:table-cell>
          <table:table-cell office:value-type="string">
            <text:p>'RelationLandmarkPhrase\n <text:s/>Relation "near"\n <text:s/>ReferringExpression\n <text:s text:c="3"/>Article "the"\n <text:s text:c="3"/>AdjectiveNounPhrase\n <text:s text:c="5"/>TwoAdjectivePhrase\n <text:s text:c="7"/>OrientationAdjective\n <text:s text:c="9"/>Direction "top"\n <text:s text:c="7"/>OrientationAdjective\n <text:s text:c="9"/>Direction "left"\n <text:s text:c="5"/>Noun "corner"\n'</text:p>
          </table:table-cell>
          <table:table-cell table:number-columns-repeated="4" office:value-type="string">
            <text:p><text:s/></text:p>
          </table:table-cell>
        </table:table-row>
        <table:table-row table:style-name="ro1">
          <table:table-cell table:number-columns-repeated="2" office:value-type="string">
            <text:p>in the middle-left of the table, close to the edge</text:p>
          </table:table-cell>
          <table:table-cell office:value-type="string">
            <text:p>'RelationLandmarkPhrase\n <text:s/>Relation "close to"\n <text:s/>ReferringExpression\n <text:s text:c="3"/>Article "the"\n <text:s text:c="3"/>NounPhrase\n <text:s text:c="5"/>Noun "edge"\n'</text:p>
          </table:table-cell>
          <table:table-cell table:number-columns-repeated="4" office:value-type="string">
            <text:p><text:s/></text:p>
          </table:table-cell>
        </table:table-row>
        <table:table-row table:style-name="ro1">
          <table:table-cell office:value-type="string">
            <text:p>almost in the middle of the table, slightly right of center vertically</text:p>
          </table:table-cell>
          <table:table-cell office:value-type="string">
            <text:p><text:s/>in the middle of the table, right of center vertically</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laced nearly in the middle of the table and in the left side of the red colored sphere which placed in the middle of the table</text:p>
          </table:table-cell>
          <table:table-cell office:value-type="string">
            <text:p><text:s/>in the middle of the table and in the left side of the red colored sphere which 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behind an orange cylinder and red sphere</text:p>
          </table:table-cell>
          <table:table-cell office:value-type="string">
            <text:p>'RelationLandmarkPhrase\n <text:s/>Relation "behind"\n <text:s/>ReferringExpression\n <text:s text:c="3"/>Article "an"\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in front of the purple block but behind the orange rectangular block</text:p>
          </table:table-cell>
          <table:table-cell office:value-type="string">
            <text:p>'RelationLandmarkPhrase\n <text:s/>Relation "in front of"\n <text:s/>ReferringExpression\n <text:s text:c="3"/>Article "the"\n <text:s text:c="3"/>AdjectiveNounPhrase\n <text:s text:c="5"/>AdjectivePhrase\n <text:s text:c="7"/>Adjective "purple"\n <text:s text:c="5"/>Noun "block"\n'</text:p>
          </table:table-cell>
          <table:table-cell office:value-type="string">
            <text:p>'RelationLandmarkPhrase\n <text:s/>Relation "behind"\n <text:s/>ReferringExpression\n <text:s text:c="3"/>Article "the"\n <text:s text:c="3"/>AdjectiveNounPhrase\n <text:s text:c="5"/>TwoAdjectivePhrase\n <text:s text:c="7"/>Adjective "orange"\n <text:s text:c="7"/>Adjective "rectangular"\n <text:s text:c="5"/>Noun "block"\n'</text:p>
          </table:table-cell>
          <table:table-cell table:number-columns-repeated="3" office:value-type="string">
            <text:p><text:s/></text:p>
          </table:table-cell>
        </table:table-row>
        <table:table-row table:style-name="ro1">
          <table:table-cell table:number-columns-repeated="2" office:value-type="string">
            <text:p>near the blue cuboid</text:p>
          </table:table-cell>
          <table:table-cell office:value-type="string">
            <text:p>'RelationLandmarkPhrase\n <text:s/>Relation "near"\n <text:s/>ReferringExpression\n <text:s text:c="3"/>Article "the"\n <text:s text:c="3"/>AdjectiveNounPhrase\n <text:s text:c="5"/>AdjectivePhrase\n <text:s text:c="7"/>Adjective "blue"\n <text:s text:c="5"/>Noun "cuboid"\n'</text:p>
          </table:table-cell>
          <table:table-cell table:number-columns-repeated="4" office:value-type="string">
            <text:p><text:s/></text:p>
          </table:table-cell>
        </table:table-row>
        <table:table-row table:style-name="ro1">
          <table:table-cell table:number-columns-repeated="2" office:value-type="string">
            <text:p>behind the red ball and in front of the green cube</text:p>
          </table:table-cell>
          <table:table-cell office:value-type="string">
            <text:p>'RelationLandmarkPhrase\n <text:s/>Relation "behind"\n <text:s/>ReferringExpression\n <text:s text:c="3"/>Article "the"\n <text:s text:c="3"/>AdjectiveNounPhrase\n <text:s text:c="5"/>AdjectivePhrase\n <text:s text:c="7"/>Adjective "red"\n <text:s text:c="5"/>Noun "ball"\n'</text:p>
          </table:table-cell>
          <table:table-cell office:value-type="string">
            <text:p>'RelationLandmarkPhrase\n <text:s/>Relation "in front of"\n <text:s/>ReferringExpression\n <text:s text:c="3"/>Article "the"\n <text:s text:c="3"/>AdjectiveNounPhrase\n <text:s text:c="5"/>AdjectivePhrase\n <text:s text:c="7"/>Adjective "green"\n <text:s text:c="5"/>Noun "cube"\n'</text:p>
          </table:table-cell>
          <table:table-cell table:number-columns-repeated="3" office:value-type="string">
            <text:p><text:s/></text:p>
          </table:table-cell>
        </table:table-row>
        <table:table-row table:style-name="ro1">
          <table:table-cell table:number-columns-repeated="2" office:value-type="string">
            <text:p>to the left of the blue circ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blue"\n <text:s text:c="5"/>Noun "circle"\n'</text:p>
          </table:table-cell>
          <table:table-cell table:number-columns-repeated="4" office:value-type="string">
            <text:p><text:s/></text:p>
          </table:table-cell>
        </table:table-row>
        <table:table-row table:style-name="ro1">
          <table:table-cell office:value-type="string">
            <text:p>located next to the blue rectangle</text:p>
          </table:table-cell>
          <table:table-cell office:value-type="string">
            <text:p><text:s/>next to the blue rectangle</text:p>
          </table:table-cell>
          <table:table-cell office:value-type="string">
            <text:p>'RelationLandmarkPhrase\n <text:s/>Relation "next to"\n <text:s/>ReferringExpression\n <text:s text:c="3"/>Article "the"\n <text:s text:c="3"/>AdjectiveNounPhrase\n <text:s text:c="5"/>AdjectivePhrase\n <text:s text:c="7"/>Adjective "blue"\n <text:s text:c="5"/>Noun "rectangle"\n'</text:p>
          </table:table-cell>
          <table:table-cell table:number-columns-repeated="4" office:value-type="string">
            <text:p><text:s/></text:p>
          </table:table-cell>
        </table:table-row>
        <table:table-row table:style-name="ro1">
          <table:table-cell table:number-columns-repeated="2" office:value-type="string">
            <text:p>to the left of the red ball, number</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office:value-type="string">
            <text:p>the object closest to the viewer on the table and is very close to the middle of the table, but most of it would be laying on the left side of the table</text:p>
          </table:table-cell>
          <table:table-cell office:value-type="string">
            <text:p>the object closest to the viewer on the table and close to the middle of the table, but most of would be on the left side of the table</text:p>
          </table:table-cell>
          <table:table-cell office:value-type="string">
            <text:p>'RelationLandmarkPhrase\n <text:s/>Relation "close to"\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front left corner</text:p>
          </table:table-cell>
          <table:table-cell office:value-type="string">
            <text:p>'RelationLandmarkPhrase\n <text:s/>OnRelation "in"\n <text:s/>ReferringExpression\n <text:s text:c="3"/>Article "the"\n <text:s text:c="3"/>AdjectiveNounPhrase\n <text:s text:c="5"/>TwoAdjectivePhrase\n <text:s text:c="7"/>OrientationAdjective\n <text:s text:c="9"/>Direction "front"\n <text:s text:c="7"/>OrientationAdjective\n <text:s text:c="9"/>Direction "left"\n <text:s text:c="5"/>Noun "corner"\n'</text:p>
          </table:table-cell>
          <table:table-cell table:number-columns-repeated="4" office:value-type="string">
            <text:p><text:s/></text:p>
          </table:table-cell>
        </table:table-row>
        <table:table-row table:style-name="ro1">
          <table:table-cell table:number-columns-repeated="2" office:value-type="string">
            <text:p>next to the cylinder</text:p>
          </table:table-cell>
          <table:table-cell office:value-type="string">
            <text:p>'RelationLandmarkPhrase\n <text:s/>Relation "next to"\n <text:s/>ReferringExpression\n <text:s text:c="3"/>Article "the"\n <text:s text:c="3"/>NounPhrase\n <text:s text:c="5"/>Noun "cylinder"\n'</text:p>
          </table:table-cell>
          <table:table-cell table:number-columns-repeated="4" office:value-type="string">
            <text:p><text:s/></text:p>
          </table:table-cell>
        </table:table-row>
        <table:table-row table:style-name="ro1">
          <table:table-cell table:number-columns-repeated="2" office:value-type="string">
            <text:p>behind the yellow sphere</text:p>
          </table:table-cell>
          <table:table-cell office:value-type="string">
            <text:p>'RelationLandmarkPhrase\n <text:s/>Relation "behind"\n <text:s/>ReferringExpression\n <text:s text:c="3"/>Article "the"\n <text:s text:c="3"/>AdjectiveNounPhrase\n <text:s text:c="5"/>AdjectivePhrase\n <text:s text:c="7"/>Adjective "yellow"\n <text:s text:c="5"/>Noun "sphere"\n'</text:p>
          </table:table-cell>
          <table:table-cell table:number-columns-repeated="4" office:value-type="string">
            <text:p><text:s/></text:p>
          </table:table-cell>
        </table:table-row>
        <table:table-row table:style-name="ro1">
          <table:table-cell table:number-columns-repeated="2" office:value-type="string">
            <text:p>in front of a purple cube</text:p>
          </table:table-cell>
          <table:table-cell office:value-type="string">
            <text:p>'RelationLandmarkPhrase\n <text:s/>Relation "in front of"\n <text:s/>ReferringExpression\n <text:s text:c="3"/>Article "a"\n <text:s text:c="3"/>AdjectiveNounPhrase\n <text:s text:c="5"/>AdjectivePhrase\n <text:s text:c="7"/>Adjective "purple"\n <text:s text:c="5"/>Noun "cube"\n'</text:p>
          </table:table-cell>
          <table:table-cell table:number-columns-repeated="4" office:value-type="string">
            <text:p><text:s/></text:p>
          </table:table-cell>
        </table:table-row>
        <table:table-row table:style-name="ro1">
          <table:table-cell table:number-columns-repeated="2" office:value-type="string">
            <text:p>at the corner of the table</text:p>
          </table:table-cell>
          <table:table-cell office:value-type="string">
            <text:p>'RelationLandmarkPhrase\n <text:s/>Relation "at"\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a blue cylinder</text:p>
          </table:table-cell>
          <table:table-cell office:value-type="string">
            <text:p>'RelationLandmarkPhrase\n <text:s/>Relation "near"\n <text:s/>ReferringExpression\n <text:s text:c="3"/>Article "a"\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the front-most object, near the orange cylinder</text:p>
          </table:table-cell>
          <table:table-cell office:value-type="string">
            <text:p>'RelationLandmarkPhrase\n <text:s/>Relation "near"\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office:value-type="string">
            <text:p>lying near the left front edge of the table</text:p>
          </table:table-cell>
          <table:table-cell office:value-type="string">
            <text:p><text:s/>near the left front edge of the tabl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left"\n <text:s text:c="9"/>OrientationAdjective\n <text:s text:c="11"/>Direction "front"\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edge of the table and right corner</text:p>
          </table:table-cell>
          <table:table-cell office:value-type="string">
            <text:p>'RelationLandmarkPhrase\n <text:s/>Relation "at"\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front of the yellow cube</text:p>
          </table:table-cell>
          <table:table-cell office:value-type="string">
            <text:p>'RelationLandmarkPhrase\n <text:s/>Relation "in front of"\n <text:s/>ReferringExpression\n <text:s text:c="3"/>Article "the"\n <text:s text:c="3"/>AdjectiveNounPhrase\n <text:s text:c="5"/>AdjectivePhrase\n <text:s text:c="7"/>Adjective "yellow"\n <text:s text:c="5"/>Noun "cube"\n'</text:p>
          </table:table-cell>
          <table:table-cell table:number-columns-repeated="4" office:value-type="string">
            <text:p><text:s/></text:p>
          </table:table-cell>
        </table:table-row>
        <table:table-row table:style-name="ro1">
          <table:table-cell table:number-columns-repeated="2" office:value-type="string">
            <text:p>near the blue cube</text:p>
          </table:table-cell>
          <table:table-cell office:value-type="string">
            <text:p>'RelationLandmarkPhrase\n <text:s/>Relation "near"\n <text:s/>ReferringExpression\n <text:s text:c="3"/>Article "the"\n <text:s text:c="3"/>AdjectiveNounPhrase\n <text:s text:c="5"/>AdjectivePhrase\n <text:s text:c="7"/>Adjective "blue"\n <text:s text:c="5"/>Noun "cube"\n'</text:p>
          </table:table-cell>
          <table:table-cell table:number-columns-repeated="4" office:value-type="string">
            <text:p><text:s/></text:p>
          </table:table-cell>
        </table:table-row>
        <table:table-row table:style-name="ro1">
          <table:table-cell office:value-type="string">
            <text:p>positioned near to the round object</text:p>
          </table:table-cell>
          <table:table-cell office:value-type="string">
            <text:p><text:s/>near to the round object</text:p>
          </table:table-cell>
          <table:table-cell office:value-type="string">
            <text:p>'RelationLandmarkPhrase\n <text:s/>DistanceRelation\n <text:s text:c="3"/>MeasurePhrase\n <text:s text:c="5"/>DistanceMeasure "near to"\n <text:s/>ReferringExpression\n <text:s text:c="3"/>Article "the"\n <text:s text:c="3"/>AdjectiveNounPhrase\n <text:s text:c="5"/>AdjectivePhrase\n <text:s text:c="7"/>Adjective "round"\n <text:s text:c="5"/>Noun "object"\n'</text:p>
          </table:table-cell>
          <table:table-cell table:number-columns-repeated="4" office:value-type="string">
            <text:p><text:s/></text:p>
          </table:table-cell>
        </table:table-row>
        <table:table-row table:style-name="ro1">
          <table:table-cell table:number-columns-repeated="2" office:value-type="string">
            <text:p>in front of the table</text:p>
          </table:table-cell>
          <table:table-cell office:value-type="string">
            <text:p>'RelationLandmarkPhrase\n <text:s/>Relation "in front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near the edge of the table</text:p>
          </table:table-cell>
          <table:table-cell office:value-type="string">
            <text:p>'RelationLandmarkPhrase\n <text:s/>Relation "near"\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front sid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ron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a table next to a red spher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a"\n <text:s text:c="9"/>RelationNounPhrase\n <text:s text:c="11"/>NounPhrase\n <text:s text:c="13"/>Noun "table"\n <text:s text:c="11"/>RelationLandmarkPhrase\n <text:s text:c="13"/>Relation "next to"\n <text:s text:c="13"/>ReferringExpression\n <text:s text:c="15"/>Article "a"\n <text:s text:c="15"/>AdjectiveNounPhrase\n <text:s text:c="17"/>AdjectivePhrase\n <text:s text:c="19"/>Adjective "red"\n <text:s text:c="17"/>Noun "sphere"\n'</text:p>
          </table:table-cell>
          <table:table-cell table:number-columns-repeated="4" office:value-type="string">
            <text:p><text:s/></text:p>
          </table:table-cell>
        </table:table-row>
        <table:table-row table:style-name="ro1">
          <table:table-cell table:number-columns-repeated="2" office:value-type="string">
            <text:p>to the right of th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NounPhrase\n <text:s text:c="5"/>Noun "cylinder"\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center of the table, next to the orange cylinder</text:p>
          </table:table-cell>
          <table:table-cell office:value-type="string">
            <text:p>'RelationLandmarkPhrase\n <text:s/>Relation "next to"\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office:value-type="string">
            <text:p>just near a big sphere</text:p>
          </table:table-cell>
          <table:table-cell office:value-type="string">
            <text:p><text:s/>near a sphere</text:p>
          </table:table-cell>
          <table:table-cell office:value-type="string">
            <text:p>'RelationLandmarkPhrase\n <text:s/>Relation "near"\n <text:s/>ReferringExpression\n <text:s text:c="3"/>Article "a"\n <text:s text:c="3"/>NounPhrase\n <text:s text:c="5"/>Noun "sphere"\n'</text:p>
          </table:table-cell>
          <table:table-cell table:number-columns-repeated="4" office:value-type="string">
            <text:p><text:s/></text:p>
          </table:table-cell>
        </table:table-row>
        <table:table-row table:style-name="ro1">
          <table:table-cell table:number-columns-repeated="2" office:value-type="string">
            <text:p>at the back right corner</text:p>
          </table:table-cell>
          <table:table-cell office:value-type="string">
            <text:p>'RelationLandmarkPhrase\n <text:s/>Relation "at"\n <text:s/>ReferringExpression\n <text:s text:c="3"/>Article "the"\n <text:s text:c="3"/>AdjectiveNounPhrase\n <text:s text:c="5"/>TwoAdjectivePhrase\n <text:s text:c="7"/>OrientationAdjective\n <text:s text:c="9"/>Direction "back"\n <text:s text:c="7"/>OrientationAdjective\n <text:s text:c="9"/>Direction "right"\n <text:s text:c="5"/>Noun "corner"\n'</text:p>
          </table:table-cell>
          <table:table-cell table:number-columns-repeated="4" office:value-type="string">
            <text:p><text:s/></text:p>
          </table:table-cell>
        </table:table-row>
        <table:table-row table:style-name="ro1">
          <table:table-cell table:number-columns-repeated="2" office:value-type="string">
            <text:p>on the right side of the table, on the right corner</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OnRelation "on"\n <text:s/>ReferringExpression\n <text:s text:c="3"/>Article "the"\n <text:s text:c="3"/>AdjectiveNounPhrase\n <text:s text:c="5"/>AdjectivePhrase\n <text:s text:c="7"/>OrientationAdjective\n <text:s text:c="9"/>Direction "right"\n <text:s text:c="5"/>Noun "corner"\n'</text:p>
          </table:table-cell>
          <table:table-cell table:number-columns-repeated="3" office:value-type="string">
            <text:p><text:s/></text:p>
          </table:table-cell>
        </table:table-row>
        <table:table-row table:style-name="ro1">
          <table:table-cell office:value-type="string">
            <text:p>farthest away, almost on the edge of the table</text:p>
          </table:table-cell>
          <table:table-cell office:value-type="string">
            <text:p>farthest away, on the edge of the table</text:p>
          </table:table-cell>
          <table:table-cell office:value-type="string">
            <text:p>'RelationLandmarkPhrase\n <text:s/>OnRelation "on"\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wards the left corner</text:p>
          </table:table-cell>
          <table:table-cell office:value-type="string">
            <text:p>'RelationLandmarkPhrase\n <text:s/>Relation "towards"\n <text:s/>ReferringExpression\n <text:s text:c="3"/>Article "the"\n <text:s text:c="3"/>AdjectiveNounPhrase\n <text:s text:c="5"/>AdjectivePhrase\n <text:s text:c="7"/>OrientationAdjective\n <text:s text:c="9"/>Direction "left"\n <text:s text:c="5"/>Noun "corner"\n'</text:p>
          </table:table-cell>
          <table:table-cell table:number-columns-repeated="4" office:value-type="string">
            <text:p><text:s/></text:p>
          </table:table-cell>
        </table:table-row>
        <table:table-row table:style-name="ro1">
          <table:table-cell table:number-columns-repeated="2" office:value-type="string">
            <text:p>close to the far left corner of the table</text:p>
          </table:table-cell>
          <table:table-cell office:value-type="string">
            <text:p>'RelationLandmarkPhrase\n <text:s/>Relation "close to"\n <text:s/>ExtrinsicReferringExpression\n <text:s text:c="3"/>Article "the"\n <text:s text:c="3"/>RelationNounPhrase\n <text:s text:c="5"/>AdjectiveNounPhrase\n <text:s text:c="7"/>TwoAdjectivePhrase\n <text:s text:c="9"/>OrientationAdjective\n <text:s text:c="11"/>Direction "far"\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towards the back of the table, in front of a short orange cylinder and next to a green rectangular cube</text:p>
          </table:table-cell>
          <table:table-cell office:value-type="string">
            <text:p>towards the back of the table, in front of a orange cylinder and next to a green rectangular cube</text:p>
          </table:table-cell>
          <table:table-cell office:value-type="string">
            <text:p>'RelationLandmarkPhrase\n <text:s/>Relation "in front of"\n <text:s/>ReferringExpression\n <text:s text:c="3"/>Article "a"\n <text:s text:c="3"/>AdjectiveNounPhrase\n <text:s text:c="5"/>AdjectivePhrase\n <text:s text:c="7"/>Adjective "orange"\n <text:s text:c="5"/>Noun "cylinder"\n'</text:p>
          </table:table-cell>
          <table:table-cell office:value-type="string">
            <text:p>'RelationLandmarkPhrase\n <text:s/>Relation "next to"\n <text:s/>ReferringExpression\n <text:s text:c="3"/>Article "a"\n <text:s text:c="3"/>AdjectiveNounPhrase\n <text:s text:c="5"/>TwoAdjectivePhrase\n <text:s text:c="7"/>Adjective "green"\n <text:s text:c="7"/>Adjective "rectangular"\n <text:s text:c="5"/>Noun "cube"\n'</text:p>
          </table:table-cell>
          <table:table-cell table:number-columns-repeated="3" office:value-type="string">
            <text:p><text:s/></text:p>
          </table:table-cell>
        </table:table-row>
        <table:table-row table:style-name="ro1">
          <table:table-cell office:value-type="string">
            <text:p>placed near to the green rectangular shape in the table</text:p>
          </table:table-cell>
          <table:table-cell office:value-type="string">
            <text:p><text:s/>near to the green rectangular shape in the table</text:p>
          </table:table-cell>
          <table:table-cell office:value-type="string">
            <text:p>'RelationLandmarkPhrase\n <text:s/>DistanceRelation\n <text:s text:c="3"/>MeasurePhrase\n <text:s text:c="5"/>DistanceMeasure "near to"\n <text:s/>ExtrinsicReferringExpression\n <text:s text:c="3"/>Article "the"\n <text:s text:c="3"/>RelationNounPhrase\n <text:s text:c="5"/>AdjectiveNounPhrase\n <text:s text:c="7"/>TwoAdjectivePhrase\n <text:s text:c="9"/>Adjective "green"\n <text:s text:c="9"/>Adjective "rectangular"\n <text:s text:c="7"/>Noun "shape"\n <text:s text:c="5"/>RelationLandmarkPhrase\n <text:s text:c="7"/>OnRelation "in"\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right side of the orange block</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AdjectiveNounPhrase\n <text:s text:c="11"/>AdjectivePhrase\n <text:s text:c="13"/>Adjective "orange"\n <text:s text:c="11"/>Noun "block"\n'</text:p>
          </table:table-cell>
          <table:table-cell table:number-columns-repeated="4" office:value-type="string">
            <text:p><text:s/></text:p>
          </table:table-cell>
        </table:table-row>
        <table:table-row table:style-name="ro1">
          <table:table-cell table:number-columns-repeated="2" office:value-type="string">
            <text:p>near the top edg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top"\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towards the back of the table, almost in line with the other yellow rectangular prism but slightly to the left and near the back edge of the table. the only object behind it is the green one</text:p>
          </table:table-cell>
          <table:table-cell office:value-type="string">
            <text:p>towards the back of the table, in line with the other yellow rectangular prism but to the left and near the back edge of the table. the object behind the green on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back"\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back right corner of the tabl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xt to the small ball</text:p>
          </table:table-cell>
          <table:table-cell office:value-type="string">
            <text:p>next to the ball</text:p>
          </table:table-cell>
          <table:table-cell office:value-type="string">
            <text:p>'RelationLandmarkPhrase\n <text:s/>Relation "next to"\n <text:s/>ReferringExpression\n <text:s text:c="3"/>Article "the"\n <text:s text:c="3"/>NounPhrase\n <text:s text:c="5"/>Noun "ball"\n'</text:p>
          </table:table-cell>
          <table:table-cell table:number-columns-repeated="4"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on the far end of the table, near the center</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front of a red ball and the orange object</text:p>
          </table:table-cell>
          <table:table-cell office:value-type="string">
            <text:p>'RelationLandmarkPhrase\n <text:s/>Relation "in front of"\n <text:s/>ReferringExpression\n <text:s text:c="3"/>Article "a"\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table:number-columns-repeated="2" office:value-type="string">
            <text:p>to the left of the spher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NounPhrase\n <text:s text:c="5"/>Noun "sphere"\n'</text:p>
          </table:table-cell>
          <table:table-cell table:number-columns-repeated="4" office:value-type="string">
            <text:p><text:s/></text:p>
          </table:table-cell>
        </table:table-row>
        <table:table-row table:style-name="ro1">
          <table:table-cell office:value-type="string">
            <text:p>located just above a blue ball</text:p>
          </table:table-cell>
          <table:table-cell office:value-type="string">
            <text:p><text:s/>above a blue ball</text:p>
          </table:table-cell>
          <table:table-cell office:value-type="string">
            <text:p>'RelationLandmarkPhrase\n <text:s/>Relation "above"\n <text:s/>ReferringExpression\n <text:s text:c="3"/>Article "a"\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at the corner of the table</text:p>
          </table:table-cell>
          <table:table-cell office:value-type="string">
            <text:p>'RelationLandmarkPhrase\n <text:s/>Relation "at"\n <text:s/>ExtrinsicReferringExpression\n <text:s text:c="3"/>Article "the"\n <text:s text:c="3"/>RelationNounPhrase\n <text:s text:c="5"/>NounPhrase\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red ball</text:p>
          </table:table-cell>
          <table:table-cell office:value-type="string">
            <text:p>'RelationLandmarkPhrase\n <text:s/>Relation "near"\n <text:s/>ReferringExpression\n <text:s text:c="3"/>Article "the"\n <text:s text:c="3"/>AdjectiveNounPhrase\n <text:s text:c="5"/>AdjectivePhrase\n <text:s text:c="7"/>Adjective "red"\n <text:s text:c="5"/>Noun "ball"\n'</text:p>
          </table:table-cell>
          <table:table-cell table:number-columns-repeated="4" office:value-type="string">
            <text:p><text:s/></text:p>
          </table:table-cell>
        </table:table-row>
        <table:table-row table:style-name="ro1">
          <table:table-cell table:number-columns-repeated="2" office:value-type="string">
            <text:p>mid table, close to the edge</text:p>
          </table:table-cell>
          <table:table-cell office:value-type="string">
            <text:p>'RelationLandmarkPhrase\n <text:s/>Relation "close to"\n <text:s/>ReferringExpression\n <text:s text:c="3"/>Article "the"\n <text:s text:c="3"/>NounPhrase\n <text:s text:c="5"/>Noun "edge"\n'</text:p>
          </table:table-cell>
          <table:table-cell table:number-columns-repeated="4" office:value-type="string">
            <text:p><text:s/></text:p>
          </table:table-cell>
        </table:table-row>
        <table:table-row table:style-name="ro1">
          <table:table-cell office:value-type="string">
            <text:p>sitting next to the blue ball</text:p>
          </table:table-cell>
          <table:table-cell office:value-type="string">
            <text:p><text:s/>next to the blue ball</text:p>
          </table:table-cell>
          <table:table-cell office:value-type="string">
            <text:p>'RelationLandmarkPhrase\n <text:s/>Relation "next to"\n <text:s/>ReferringExpression\n <text:s text:c="3"/>Article "the"\n <text:s text:c="3"/>AdjectiveNounPhrase\n <text:s text:c="5"/>AdjectivePhrase\n <text:s text:c="7"/>Adjective "blue"\n <text:s text:c="5"/>Noun "ball"\n'</text:p>
          </table:table-cell>
          <table:table-cell table:number-columns-repeated="4" office:value-type="string">
            <text:p><text:s/></text:p>
          </table:table-cell>
        </table:table-row>
        <table:table-row table:style-name="ro1">
          <table:table-cell table:number-columns-repeated="2" office:value-type="string">
            <text:p>behind everything, to the right of a yellow rectangle</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AdjectivePhrase\n <text:s text:c="7"/>Adjective "yellow"\n <text:s text:c="5"/>Noun "rectangle"\n'</text:p>
          </table:table-cell>
          <table:table-cell table:number-columns-repeated="4" office:value-type="string">
            <text:p><text:s/></text:p>
          </table:table-cell>
        </table:table-row>
        <table:table-row table:style-name="ro1">
          <table:table-cell office:value-type="string">
            <text:p>placed on the left side of the table towards the middle</text:p>
          </table:table-cell>
          <table:table-cell office:value-type="string">
            <text:p><text:s/>on the left side of the table towards the midd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towards"\n <text:s text:c="13"/>ReferringExpression\n <text:s text:c="15"/>Article "the"\n <text:s text:c="15"/>NounPhrase\n <text:s text:c="17"/>Noun "middle"\n'</text:p>
          </table:table-cell>
          <table:table-cell table:number-columns-repeated="4" office:value-type="string">
            <text:p><text:s/></text:p>
          </table:table-cell>
        </table:table-row>
        <table:table-row table:style-name="ro1">
          <table:table-cell table:number-columns-repeated="2" office:value-type="string">
            <text:p>next to the brown cylinder</text:p>
          </table:table-cell>
          <table:table-cell office:value-type="string">
            <text:p>'RelationLandmarkPhrase\n <text:s/>Relation "next to"\n <text:s/>ReferringExpression\n <text:s text:c="3"/>Article "the"\n <text:s text:c="3"/>AdjectiveNounPhrase\n <text:s text:c="5"/>AdjectivePhrase\n <text:s text:c="7"/>Adjective "brown"\n <text:s text:c="5"/>Noun "cylinder"\n'</text:p>
          </table:table-cell>
          <table:table-cell table:number-columns-repeated="4" office:value-type="string">
            <text:p><text:s/></text:p>
          </table:table-cell>
        </table:table-row>
        <table:table-row table:style-name="ro1">
          <table:table-cell table:number-columns-repeated="2" office:value-type="string">
            <text:p>to the right of the green rectangl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office:value-type="string">
            <text:p>is near the far edge of the table</text:p>
          </table:table-cell>
          <table:table-cell office:value-type="string">
            <text:p><text:s/>near the far edg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top edg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top"\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center of the arrangement of objects and near the right side of the table</text:p>
          </table:table-cell>
          <table:table-cell office:value-type="string">
            <text:p>'RelationLandmarkPhrase\n <text:s/>Relation "near"\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left side of the red circ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left"\n <text:s text:c="7"/>Noun "side"\n <text:s text:c="5"/>RelationLandmarkPhrase\n <text:s text:c="7"/>PartOfRelation\n <text:s text:c="9"/>BelongingTag "of"\n <text:s text:c="7"/>ReferringExpression\n <text:s text:c="9"/>Article "the"\n <text:s text:c="9"/>AdjectiveNounPhrase\n <text:s text:c="11"/>AdjectivePhrase\n <text:s text:c="13"/>Adjective "red"\n <text:s text:c="11"/>Noun "circle"\n'</text:p>
          </table:table-cell>
          <table:table-cell table:number-columns-repeated="4" office:value-type="string">
            <text:p><text:s/></text:p>
          </table:table-cell>
        </table:table-row>
        <table:table-row table:style-name="ro1">
          <table:table-cell table:number-columns-repeated="2" office:value-type="string">
            <text:p>in front of the table</text:p>
          </table:table-cell>
          <table:table-cell office:value-type="string">
            <text:p>'RelationLandmarkPhrase\n <text:s/>Relation "in front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to the right of a green rectangle</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office:value-type="string">
            <text:p>almost directly in the middle of the table</text:p>
          </table:table-cell>
          <table:table-cell office:value-type="string">
            <text:p><text:s/>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right of the blu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office:value-type="string">
            <text:p>at the end of the table, but closer than the blue square. the other objects on the table are closer than it</text:p>
          </table:table-cell>
          <table:table-cell office:value-type="string">
            <text:p>at the end of the table, but closer than the blue square. the other objects on the table are closer than </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lmost touching the yellow ball. it is slightly to the left and above the ball</text:p>
          </table:table-cell>
          <table:table-cell office:value-type="string">
            <text:p><text:s/>the yellow ball. to the left and above the ball</text:p>
          </table:table-cell>
          <table:table-cell office:value-type="string">
            <text:p>'RelationLandmarkPhrase\n <text:s/>Relation "above"\n <text:s/>ReferringExpression\n <text:s text:c="3"/>Article "the"\n <text:s text:c="3"/>NounPhrase\n <text:s text:c="5"/>Noun "ball"\n'</text:p>
          </table:table-cell>
          <table:table-cell table:number-columns-repeated="4" office:value-type="string">
            <text:p><text:s/></text:p>
          </table:table-cell>
        </table:table-row>
        <table:table-row table:style-name="ro1">
          <table:table-cell office:value-type="string">
            <text:p>located in the far corner of the table</text:p>
          </table:table-cell>
          <table:table-cell office:value-type="string">
            <text:p><text:s/>in the far corner of the table</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far"\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green square in the middle of the table</text:p>
          </table:table-cell>
          <table:table-cell office:value-type="string">
            <text:p>'RelationLandmarkPhrase\n <text:s/>Relation "next to"\n <text:s/>ExtrinsicReferringExpression\n <text:s text:c="3"/>Article "the"\n <text:s text:c="3"/>RelationNounPhrase\n <text:s text:c="5"/>AdjectiveNounPhrase\n <text:s text:c="7"/>AdjectivePhrase\n <text:s text:c="9"/>Adjective "green"\n <text:s text:c="7"/>Noun "square"\n <text:s text:c="5"/>RelationLandmarkPhrase\n <text:s text:c="7"/>OnRelation "in"\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office:value-type="string">
            <text:p>behind the first yellow square and directly to the right of the orange cylinder</text:p>
          </table:table-cell>
          <table:table-cell office:value-type="string">
            <text:p>behind the first yellow square and to the right of the orang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near the edge of the table</text:p>
          </table:table-cell>
          <table:table-cell office:value-type="string">
            <text:p>'RelationLandmarkPhrase\n <text:s/>Relation "near"\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positioned in the top right corner of the table</text:p>
          </table:table-cell>
          <table:table-cell office:value-type="string">
            <text:p><text:s/>in the top right corner of the table</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top"\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a green cube</text:p>
          </table:table-cell>
          <table:table-cell office:value-type="string">
            <text:p>'RelationLandmarkPhrase\n <text:s/>Relation "near"\n <text:s/>ReferringExpression\n <text:s text:c="3"/>Article "a"\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office:value-type="string">
            <text:p>placed just to the left of a red colored sphere</text:p>
          </table:table-cell>
          <table:table-cell office:value-type="string">
            <text:p><text:s/>to the left of a red colored sphere</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TwoAdjectivePhrase\n <text:s text:c="7"/>Adjective "red"\n <text:s text:c="7"/>Adjective "colored"\n <text:s text:c="5"/>Noun "sphere"\n'</text:p>
          </table:table-cell>
          <table:table-cell table:number-columns-repeated="4" office:value-type="string">
            <text:p><text:s/></text:p>
          </table:table-cell>
        </table:table-row>
        <table:table-row table:style-name="ro1">
          <table:table-cell table:number-columns-repeated="2" office:value-type="string">
            <text:p>near the edge of the table, next to a yellow sphere</text:p>
          </table:table-cell>
          <table:table-cell office:value-type="string">
            <text:p>'RelationLandmarkPhrase\n <text:s/>Relation "near"\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xt to"\n <text:s/>ReferringExpression\n <text:s text:c="3"/>Article "a"\n <text:s text:c="3"/>AdjectiveNounPhrase\n <text:s text:c="5"/>AdjectivePhrase\n <text:s text:c="7"/>Adjective "yellow"\n <text:s text:c="5"/>Noun "sphere"\n'</text:p>
          </table:table-cell>
          <table:table-cell table:number-columns-repeated="3" office:value-type="string">
            <text:p><text:s/></text:p>
          </table:table-cell>
        </table:table-row>
        <table:table-row table:style-name="ro1">
          <table:table-cell table:number-columns-repeated="2" office:value-type="string">
            <text:p>on the near end of the table near the edg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near"\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ar"\n <text:s text:c="13"/>ReferringExpression\n <text:s text:c="15"/>Article "the"\n <text:s text:c="15"/>NounPhrase\n <text:s text:c="17"/>Noun "edge"\n'</text:p>
          </table:table-cell>
          <table:table-cell table:number-columns-repeated="4" office:value-type="string">
            <text:p><text:s/></text:p>
          </table:table-cell>
        </table:table-row>
        <table:table-row table:style-name="ro1">
          <table:table-cell table:number-columns-repeated="2" office:value-type="string">
            <text:p>next to the purple ball</text:p>
          </table:table-cell>
          <table:table-cell office:value-type="string">
            <text:p>'RelationLandmarkPhrase\n <text:s/>Relation "next to"\n <text:s/>ReferringExpression\n <text:s text:c="3"/>Article "the"\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office:value-type="string">
            <text:p>located next to the round yellow object near the edge of the table</text:p>
          </table:table-cell>
          <table:table-cell office:value-type="string">
            <text:p><text:s/>next to the round yellow object near the edge of the table</text:p>
          </table:table-cell>
          <table:table-cell office:value-type="string">
            <text:p>'RelationLandmarkPhrase\n <text:s/>Relation "next to"\n <text:s/>ExtrinsicReferringExpression\n <text:s text:c="3"/>Article "the"\n <text:s text:c="3"/>RelationNounPhrase\n <text:s text:c="5"/>AdjectiveNounPhrase\n <text:s text:c="7"/>TwoAdjectivePhrase\n <text:s text:c="9"/>Adjective "round"\n <text:s text:c="9"/>Adjective "yellow"\n <text:s text:c="7"/>Noun "object"\n <text:s text:c="5"/>RelationLandmarkPhrase\n <text:s text:c="7"/>Relation "near"\n <text:s text:c="7"/>ExtrinsicReferringExpression\n <text:s text:c="9"/>Article "the"\n <text:s text:c="9"/>RelationNounPhrase\n <text:s text:c="11"/>NounPhrase\n <text:s text:c="13"/>Noun "edg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office:value-type="string">
            <text:p>next to a tiny green ball and it is the closest object to the right side of the table</text:p>
          </table:table-cell>
          <table:table-cell office:value-type="string">
            <text:p>next to a green ball and the closest object to the right side of the table</text:p>
          </table:table-cell>
          <table:table-cell office:value-type="string">
            <text:p>'RelationLandmarkPhrase\n <text:s/>Relation "next to"\n <text:s/>ReferringExpression\n <text:s text:c="3"/>Article "a"\n <text:s text:c="3"/>AdjectiveNounPhrase\n <text:s text:c="5"/>AdjectivePhrase\n <text:s text:c="7"/>Adjective "green"\n <text:s text:c="5"/>Noun "ball"\n'</text:p>
          </table:table-cell>
          <table:table-cell table:number-columns-repeated="4" office:value-type="string">
            <text:p><text:s/></text:p>
          </table:table-cell>
        </table:table-row>
        <table:table-row table:style-name="ro1">
          <table:table-cell table:number-columns-repeated="2" office:value-type="string">
            <text:p>in the middle</text:p>
          </table:table-cell>
          <table:table-cell office:value-type="string">
            <text:p>'RelationLandmarkPhrase\n <text:s/>OnRelation "in"\n <text:s/>ReferringExpression\n <text:s text:c="3"/>Article "the"\n <text:s text:c="3"/>NounPhrase\n <text:s text:c="5"/>Noun "middle"\n'</text:p>
          </table:table-cell>
          <table:table-cell table:number-columns-repeated="4" office:value-type="string">
            <text:p><text:s/></text:p>
          </table:table-cell>
        </table:table-row>
        <table:table-row table:style-name="ro1">
          <table:table-cell office:value-type="string">
            <text:p>located behind a brown puck and blue ball, almost beside a lavender rectangle, and in front of a purple rectangle</text:p>
          </table:table-cell>
          <table:table-cell office:value-type="string">
            <text:p><text:s/>behind a brown puck and blue ball, beside a lavender rectangle, and in front of a purple rectangle</text:p>
          </table:table-cell>
          <table:table-cell office:value-type="string">
            <text:p>'RelationLandmarkPhrase\n <text:s/>Relation "in front of"\n <text:s/>ReferringExpression\n <text:s text:c="3"/>Article "a"\n <text:s text:c="3"/>AdjectiveNounPhrase\n <text:s text:c="5"/>AdjectivePhrase\n <text:s text:c="7"/>Adjective "purple"\n <text:s text:c="5"/>Noun "rectangle"\n'</text:p>
          </table:table-cell>
          <table:table-cell table:number-columns-repeated="4" office:value-type="string">
            <text:p><text:s/></text:p>
          </table:table-cell>
        </table:table-row>
        <table:table-row table:style-name="ro1">
          <table:table-cell table:number-columns-repeated="2" office:value-type="string">
            <text:p>on the edge</text:p>
          </table:table-cell>
          <table:table-cell office:value-type="string">
            <text:p>'RelationLandmarkPhrase\n <text:s/>OnRelation "on"\n <text:s/>ReferringExpression\n <text:s text:c="3"/>Article "the"\n <text:s text:c="3"/>NounPhrase\n <text:s text:c="5"/>Noun "edge"\n'</text:p>
          </table:table-cell>
          <table:table-cell table:number-columns-repeated="4" office:value-type="string">
            <text:p><text:s/></text:p>
          </table:table-cell>
        </table:table-row>
        <table:table-row table:style-name="ro1">
          <table:table-cell table:number-columns-repeated="2" office:value-type="string">
            <text:p>in the middle of the table above a red spher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above"\n <text:s text:c="13"/>ReferringExpression\n <text:s text:c="15"/>Article "a"\n <text:s text:c="15"/>AdjectiveNounPhrase\n <text:s text:c="17"/>AdjectivePhrase\n <text:s text:c="19"/>Adjective "red"\n <text:s text:c="17"/>Noun "sphere"\n'</text:p>
          </table:table-cell>
          <table:table-cell table:number-columns-repeated="4" office:value-type="string">
            <text:p><text:s/></text:p>
          </table:table-cell>
        </table:table-row>
        <table:table-row table:style-name="ro1">
          <table:table-cell office:value-type="string">
            <text:p>placed at the edge of the table</text:p>
          </table:table-cell>
          <table:table-cell office:value-type="string">
            <text:p><text:s/>at the edge of the table</text:p>
          </table:table-cell>
          <table:table-cell office:value-type="string">
            <text:p>'RelationLandmarkPhrase\n <text:s/>Relation "at"\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an orange cylinder</text:p>
          </table:table-cell>
          <table:table-cell office:value-type="string">
            <text:p>'RelationLandmarkPhrase\n <text:s/>Relation "next to"\n <text:s/>ReferringExpression\n <text:s text:c="3"/>Article "an"\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near the center of the table, to the right of an orang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an"\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near the middle of the table</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tab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behind the purple cubes, but in front of the green cube</text:p>
          </table:table-cell>
          <table:table-cell office:value-type="string">
            <text:p>'RelationLandmarkPhrase\n <text:s/>Relation "in front of"\n <text:s/>ReferringExpression\n <text:s text:c="3"/>Article "the"\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office:value-type="string">
            <text:p>located towards the back right side of the table</text:p>
          </table:table-cell>
          <table:table-cell office:value-type="string">
            <text:p><text:s/>towards the back right side of the table</text:p>
          </table:table-cell>
          <table:table-cell office:value-type="string">
            <text:p>'RelationLandmarkPhrase\n <text:s/>Relation "towards"\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to the right of the short blue cylinder on the back half of the table</text:p>
          </table:table-cell>
          <table:table-cell office:value-type="string">
            <text:p>to the right of the blue cylinder on the back half of the table</text:p>
          </table:table-cell>
          <table:table-cell office:value-type="string">
            <text:p>'RelationLandmarkPhrase\n <text:s/>OrientationRelation\n <text:s text:c="3"/>DestinationTag "to"\n <text:s text:c="3"/>Article "the"\n <text:s text:c="3"/>Direction "right"\n <text:s text:c="3"/>BelongingTag "of"\n <text:s/>ExtrinsicReferringExpression\n <text:s text:c="3"/>Article "the"\n <text:s text:c="3"/>RelationNounPhrase\n <text:s text:c="5"/>AdjectiveNounPhrase\n <text:s text:c="7"/>AdjectivePhrase\n <text:s text:c="9"/>Adjective "blue"\n <text:s text:c="7"/>Noun "cylinder"\n <text:s text:c="5"/>RelationLandmarkPhrase\n <text:s text:c="7"/>OnRelation "on"\n <text:s text:c="7"/>ExtrinsicReferringExpression\n <text:s text:c="9"/>Article "the"\n <text:s text:c="9"/>RelationNounPhrase\n <text:s text:c="11"/>AdjectiveNounPhrase\n <text:s text:c="13"/>AdjectivePhrase\n <text:s text:c="15"/>OrientationAdjective\n <text:s text:c="17"/>Direction "back"\n <text:s text:c="13"/>Noun "half"\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table:number-columns-repeated="2" office:value-type="string">
            <text:p>to the right of an orang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an"\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in the far side of a table, to the right of a brown cylinder</text:p>
          </table:table-cell>
          <table:table-cell office:value-type="string">
            <text:p>'RelationLandmarkPhrase\n <text:s/>OnRelation "in"\n <text:s/>ExtrinsicReferringExpression\n <text:s text:c="3"/>Article "the"\n <text:s text:c="3"/>RelationNounPhrase\n <text:s text:c="5"/>AdjectiveNounPhrase\n <text:s text:c="7"/>AdjectivePhrase\n <text:s text:c="9"/>OrientationAdjective\n <text:s text:c="11"/>Direction "far"\n <text:s text:c="7"/>Noun "side"\n <text:s text:c="5"/>RelationLandmarkPhrase\n <text:s text:c="7"/>PartOfRelation\n <text:s text:c="9"/>BelongingTag "of"\n <text:s text:c="7"/>ReferringExpression\n <text:s text:c="9"/>Article "a"\n <text:s text:c="9"/>NounPhrase\n <text:s text:c="11"/>Noun "table"\n'</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AdjectivePhrase\n <text:s text:c="7"/>Adjective "brown"\n <text:s text:c="5"/>Noun "cylinder"\n'</text:p>
          </table:table-cell>
          <table:table-cell table:number-columns-repeated="3" office:value-type="string">
            <text:p><text:s/></text:p>
          </table:table-cell>
        </table:table-row>
        <table:table-row table:style-name="ro1">
          <table:table-cell table:number-columns-repeated="2" office:value-type="string">
            <text:p>at the far end of the table next to the blue box</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the"\n <text:s text:c="15"/>AdjectiveNounPhrase\n <text:s text:c="17"/>AdjectivePhrase\n <text:s text:c="19"/>Adjective "blue"\n <text:s text:c="17"/>Noun "box"\n'</text:p>
          </table:table-cell>
          <table:table-cell table:number-columns-repeated="4" office:value-type="string">
            <text:p><text:s/></text:p>
          </table:table-cell>
        </table:table-row>
        <table:table-row table:style-name="ro1">
          <table:table-cell table:number-columns-repeated="2" office:value-type="string">
            <text:p>to the left of the green rectang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table:number-columns-repeated="2" office:value-type="string">
            <text:p>near the center of the table, to the right of the orang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ylinder"\n'</text:p>
          </table:table-cell>
          <table:table-cell table:number-columns-repeated="4" office:value-type="string">
            <text:p><text:s/></text:p>
          </table:table-cell>
        </table:table-row>
        <table:table-row table:style-name="ro1">
          <table:table-cell table:number-columns-repeated="2" office:value-type="string">
            <text:p>near the green rectangular prism, towards the edge of the table</text:p>
          </table:table-cell>
          <table:table-cell office:value-type="string">
            <text:p>'RelationLandmarkPhrase\n <text:s/>Relation "near"\n <text:s/>ReferringExpression\n <text:s text:c="3"/>Article "the"\n <text:s text:c="3"/>AdjectiveNounPhrase\n <text:s text:c="5"/>TwoAdjectivePhrase\n <text:s text:c="7"/>Adjective "green"\n <text:s text:c="7"/>Adjective "rectangular"\n <text:s text:c="5"/>Noun "prism"\n'</text:p>
          </table:table-cell>
          <table:table-cell office:value-type="string">
            <text:p>'RelationLandmarkPhrase\n <text:s/>Relation "towards"\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office:value-type="string">
            <text:p>located next to the blue cube</text:p>
          </table:table-cell>
          <table:table-cell office:value-type="string">
            <text:p><text:s/>next to the blue cube</text:p>
          </table:table-cell>
          <table:table-cell office:value-type="string">
            <text:p>'RelationLandmarkPhrase\n <text:s/>Relation "next to"\n <text:s/>ReferringExpression\n <text:s text:c="3"/>Article "the"\n <text:s text:c="3"/>AdjectiveNounPhrase\n <text:s text:c="5"/>AdjectivePhrase\n <text:s text:c="7"/>Adjective "blue"\n <text:s text:c="5"/>Noun "cube"\n'</text:p>
          </table:table-cell>
          <table:table-cell table:number-columns-repeated="4" office:value-type="string">
            <text:p><text:s/></text:p>
          </table:table-cell>
        </table:table-row>
        <table:table-row table:style-name="ro1">
          <table:table-cell table:number-columns-repeated="2" office:value-type="string">
            <text:p>in the upper left-hand side of the table, to the left of a green box and below an orange cylinder</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AdjectivePhrase\n <text:s text:c="7"/>Adjective "green"\n <text:s text:c="5"/>Noun "box"\n'</text:p>
          </table:table-cell>
          <table:table-cell table:number-columns-repeated="4" office:value-type="string">
            <text:p><text:s/></text:p>
          </table:table-cell>
        </table:table-row>
        <table:table-row table:style-name="ro1">
          <table:table-cell table:number-columns-repeated="2" office:value-type="string">
            <text:p>next to a pink sphere and towards the middle of the table</text:p>
          </table:table-cell>
          <table:table-cell office:value-type="string">
            <text:p>'RelationLandmarkPhrase\n <text:s/>Relation "next to"\n <text:s/>ReferringExpression\n <text:s text:c="3"/>Article "a"\n <text:s text:c="3"/>AdjectiveNounPhrase\n <text:s text:c="5"/>AdjectivePhrase\n <text:s text:c="7"/>Adjective "pink"\n <text:s text:c="5"/>Noun "sphere"\n'</text:p>
          </table:table-cell>
          <table:table-cell office:value-type="string">
            <text:p>'RelationLandmarkPhrase\n <text:s/>Relation "towards"\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table:number-columns-repeated="2" office:value-type="string">
            <text:p>at the far edge of the table to the right of the blue box</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OrientationRelation\n <text:s text:c="15"/>DestinationTag "to"\n <text:s text:c="15"/>Article "the"\n <text:s text:c="15"/>Direction "right"\n <text:s text:c="15"/>BelongingTag "of"\n <text:s text:c="13"/>ReferringExpression\n <text:s text:c="15"/>Article "the"\n <text:s text:c="15"/>AdjectiveNounPhrase\n <text:s text:c="17"/>AdjectivePhrase\n <text:s text:c="19"/>Adjective "blue"\n <text:s text:c="17"/>Noun "box"\n'</text:p>
          </table:table-cell>
          <table:table-cell table:number-columns-repeated="4" office:value-type="string">
            <text:p><text:s/></text:p>
          </table:table-cell>
        </table:table-row>
        <table:table-row table:style-name="ro1">
          <table:table-cell table:number-columns-repeated="2" office:value-type="string">
            <text:p>close to the far end of the table, on the left hand side of the round green object</text:p>
          </table:table-cell>
          <table:table-cell office:value-type="string">
            <text:p>'RelationLandmarkPhrase\n <text:s/>Relation "close to"\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xt to the blue cube</text:p>
          </table:table-cell>
          <table:table-cell office:value-type="string">
            <text:p>'RelationLandmarkPhrase\n <text:s/>Relation "next to"\n <text:s/>ReferringExpression\n <text:s text:c="3"/>Article "the"\n <text:s text:c="3"/>AdjectiveNounPhrase\n <text:s text:c="5"/>AdjectivePhrase\n <text:s text:c="7"/>Adjective "blue"\n <text:s text:c="5"/>Noun "cube"\n'</text:p>
          </table:table-cell>
          <table:table-cell table:number-columns-repeated="4" office:value-type="string">
            <text:p><text:s/></text:p>
          </table:table-cell>
        </table:table-row>
        <table:table-row table:style-name="ro1">
          <table:table-cell office:value-type="string">
            <text:p>standing upright in the middle of the table</text:p>
          </table:table-cell>
          <table:table-cell office:value-type="string">
            <text:p><text:s/>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close to the middle of the table, just to the right of the round blue object,</text:p>
          </table:table-cell>
          <table:table-cell office:value-type="string">
            <text:p>close to the middle of the table, to the right of the round blue object,</text:p>
          </table:table-cell>
          <table:table-cell office:value-type="string">
            <text:p>'RelationLandmarkPhrase\n <text:s/>Relation "close to"\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TwoAdjectivePhrase\n <text:s text:c="7"/>Adjective "round"\n <text:s text:c="7"/>Adjective "blue"\n <text:s text:c="5"/>Noun "object"\n'</text:p>
          </table:table-cell>
          <table:table-cell table:number-columns-repeated="3" office:value-type="string">
            <text:p><text:s/></text:p>
          </table:table-cell>
        </table:table-row>
        <table:table-row table:style-name="ro1">
          <table:table-cell table:number-columns-repeated="2" office:value-type="string">
            <text:p>behind the yellow block, next to the orange disk</text:p>
          </table:table-cell>
          <table:table-cell office:value-type="string">
            <text:p>'RelationLandmarkPhrase\n <text:s/>Relation "behind"\n <text:s/>ReferringExpression\n <text:s text:c="3"/>Article "the"\n <text:s text:c="3"/>AdjectiveNounPhrase\n <text:s text:c="5"/>AdjectivePhrase\n <text:s text:c="7"/>Adjective "yellow"\n <text:s text:c="5"/>Noun "block"\n'</text:p>
          </table:table-cell>
          <table:table-cell table:number-columns-repeated="4" office:value-type="string">
            <text:p><text:s/></text:p>
          </table:table-cell>
        </table:table-row>
        <table:table-row table:style-name="ro1">
          <table:table-cell office:value-type="string">
            <text:p>close to the middle of the table, but slightly offset to the upper left</text:p>
          </table:table-cell>
          <table:table-cell office:value-type="string">
            <text:p>close to the middle of the table, but offset to the upper left</text:p>
          </table:table-cell>
          <table:table-cell office:value-type="string">
            <text:p>'RelationLandmarkPhrase\n <text:s/>Relation "close to"\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far end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slightly to the right of the middle of the table, and very close to the back right corner of the table</text:p>
          </table:table-cell>
          <table:table-cell office:value-type="string">
            <text:p><text:s/>to the right of the middle of the table, and close to the back right corner of the table</text:p>
          </table:table-cell>
          <table:table-cell office:value-type="string">
            <text:p>'RelationLandmarkPhrase\n <text:s/>OrientationRelation\n <text:s text:c="3"/>DestinationTag "to"\n <text:s text:c="3"/>Article "the"\n <text:s text:c="3"/>Direction "right"\n <text:s text:c="3"/>BelongingTag "of"\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close to"\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table:number-columns-repeated="2" office:value-type="string">
            <text:p>close to the middle</text:p>
          </table:table-cell>
          <table:table-cell office:value-type="string">
            <text:p>'RelationLandmarkPhrase\n <text:s/>Relation "close to"\n <text:s/>ReferringExpression\n <text:s text:c="3"/>Article "the"\n <text:s text:c="3"/>NounPhrase\n <text:s text:c="5"/>Noun "middle"\n'</text:p>
          </table:table-cell>
          <table:table-cell table:number-columns-repeated="4" office:value-type="string">
            <text:p><text:s/></text:p>
          </table:table-cell>
        </table:table-row>
        <table:table-row table:style-name="ro1">
          <table:table-cell table:number-columns-repeated="2" office:value-type="string">
            <text:p>near the back of the table, next to the blue cube</text:p>
          </table:table-cell>
          <table:table-cell office:value-type="string">
            <text:p>'RelationLandmarkPhrase\n <text:s/>Relation "next to"\n <text:s/>ReferringExpression\n <text:s text:c="3"/>Article "the"\n <text:s text:c="3"/>AdjectiveNounPhrase\n <text:s text:c="5"/>AdjectivePhrase\n <text:s text:c="7"/>Adjective "blue"\n <text:s text:c="5"/>Noun "cube"\n'</text:p>
          </table:table-cell>
          <table:table-cell table:number-columns-repeated="4" office:value-type="string">
            <text:p><text:s/></text:p>
          </table:table-cell>
        </table:table-row>
        <table:table-row table:style-name="ro1">
          <table:table-cell table:number-columns-repeated="2" office:value-type="string">
            <text:p>in the front left corner of the table, somewhat separated from the other objects</text:p>
          </table:table-cell>
          <table:table-cell office:value-type="string">
            <text:p>'RelationLandmarkPhrase\n <text:s/>OnRelation "in"\n <text:s/>ExtrinsicReferringExpression\n <text:s text:c="3"/>Article "the"\n <text:s text:c="3"/>RelationNounPhrase\n <text:s text:c="5"/>AdjectiveNounPhrase\n <text:s text:c="7"/>TwoAdjectivePhrase\n <text:s text:c="9"/>OrientationAdjective\n <text:s text:c="11"/>Direction "front"\n <text:s text:c="9"/>OrientationAdjective\n <text:s text:c="11"/>Direction "lef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back right corner of the table</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back"\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on the near sid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near"\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almost on the far edge of the table</text:p>
          </table:table-cell>
          <table:table-cell office:value-type="string">
            <text:p><text:s/>on the far edge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it is far at the end of the table, almost on the edge, on the right side of the table. it is near the right furthest corner</text:p>
          </table:table-cell>
          <table:table-cell office:value-type="string">
            <text:p><text:s/>far at the end of the table, on the edge, on the right side of the table. near the right furthest corner</text:p>
          </table:table-cell>
          <table:table-cell office:value-type="string">
            <text:p>'RelationLandmarkPhrase\n <text:s/>OnRelation "on"\n <text:s/>ReferringExpression\n <text:s text:c="3"/>Article "the"\n <text:s text:c="3"/>NounPhrase\n <text:s text:c="5"/>Noun "edge"\n'</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NounPhrase\n <text:s text:c="11"/>Noun "table"\n'</text:p>
          </table:table-cell>
          <table:table-cell table:number-columns-repeated="3" office:value-type="string">
            <text:p><text:s/></text:p>
          </table:table-cell>
        </table:table-row>
        <table:table-row table:style-name="ro1">
          <table:table-cell table:number-columns-repeated="2" office:value-type="string">
            <text:p>on the right corner of the table</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ar the middle of the table, next to the tiny purple ball</text:p>
          </table:table-cell>
          <table:table-cell office:value-type="string">
            <text:p>near the middle of the table, next to the purple ball</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next to"\n <text:s/>ReferringExpression\n <text:s text:c="3"/>Article "the"\n <text:s text:c="3"/>AdjectiveNounPhrase\n <text:s text:c="5"/>AdjectivePhrase\n <text:s text:c="7"/>Adjective "purple"\n <text:s text:c="5"/>Noun "ball"\n'</text:p>
          </table:table-cell>
          <table:table-cell table:number-columns-repeated="3" office:value-type="string">
            <text:p><text:s/></text:p>
          </table:table-cell>
        </table:table-row>
        <table:table-row table:style-name="ro1">
          <table:table-cell office:value-type="string">
            <text:p>on the far half of the table, slightly to the left. right of the blue cylinder</text:p>
          </table:table-cell>
          <table:table-cell office:value-type="string">
            <text:p>on the far half of the table, to the left. right of the blue cylinder</text:p>
          </table:table-cell>
          <table:table-cell office:value-type="string">
            <text:p>'RelationLandmarkPhrase\n <text:s/>OnRelation "on"\n <text:s/>ExtrinsicReferringExpression\n <text:s text:c="3"/>Article "the"\n <text:s text:c="3"/>RelationNounPhrase\n <text:s text:c="5"/>AdjectiveNounPhrase\n <text:s text:c="7"/>AdjectivePhrase\n <text:s text:c="9"/>OrientationAdjective\n <text:s text:c="11"/>Direction "far"\n <text:s text:c="7"/>Noun "half"\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sitting at the right side of the red ball</text:p>
          </table:table-cell>
          <table:table-cell office:value-type="string">
            <text:p><text:s/>at the right side of the red ball</text:p>
          </table:table-cell>
          <table:table-cell office:value-type="string">
            <text:p>'RelationLandmarkPhrase\n <text:s/>Relation "at"\n <text:s/>ExtrinsicReferringExpression\n <text:s text:c="3"/>Article "the"\n <text:s text:c="3"/>RelationNounPhrase\n <text:s text:c="5"/>AdjectiveNounPhrase\n <text:s text:c="7"/>AdjectivePhrase\n <text:s text:c="9"/>OrientationAdjective\n <text:s text:c="11"/>Direction "right"\n <text:s text:c="7"/>Noun "side"\n <text:s text:c="5"/>RelationLandmarkPhrase\n <text:s text:c="7"/>PartOfRelation\n <text:s text:c="9"/>BelongingTag "of"\n <text:s text:c="7"/>ReferringExpression\n <text:s text:c="9"/>Article "the"\n <text:s text:c="9"/>AdjectiveNounPhrase\n <text:s text:c="11"/>AdjectivePhrase\n <text:s text:c="13"/>Adjective "red"\n <text:s text:c="11"/>Noun "ball"\n'</text:p>
          </table:table-cell>
          <table:table-cell table:number-columns-repeated="4" office:value-type="string">
            <text:p><text:s/></text:p>
          </table:table-cell>
        </table:table-row>
        <table:table-row table:style-name="ro1">
          <table:table-cell table:number-columns-repeated="2" office:value-type="string">
            <text:p>far away from all the objects and at the edge of the table</text:p>
          </table:table-cell>
          <table:table-cell office:value-type="string">
            <text:p>'RelationLandmarkPhrase\n <text:s/>Relation "at"\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green rectangular prism above the middle of the table</text:p>
          </table:table-cell>
          <table:table-cell office:value-type="string">
            <text:p>'RelationLandmarkPhrase\n <text:s/>OrientationRelation\n <text:s text:c="3"/>DestinationTag "to"\n <text:s text:c="3"/>Article "the"\n <text:s text:c="3"/>Direction "left"\n <text:s text:c="3"/>BelongingTag "of"\n <text:s/>ExtrinsicReferringExpression\n <text:s text:c="3"/>Article "the"\n <text:s text:c="3"/>RelationNounPhrase\n <text:s text:c="5"/>AdjectiveNounPhrase\n <text:s text:c="7"/>TwoAdjectivePhrase\n <text:s text:c="9"/>Adjective "green"\n <text:s text:c="9"/>Adjective "rectangular"\n <text:s text:c="7"/>Noun "prism"\n <text:s text:c="5"/>RelationLandmarkPhrase\n <text:s text:c="7"/>Relation "above"\n <text:s text:c="7"/>ExtrinsicReferringExpression\n <text:s text:c="9"/>Article "the"\n <text:s text:c="9"/>RelationNounPhrase\n <text:s text:c="11"/>NounPhrase\n <text:s text:c="13"/>Noun "middle"\n <text:s text:c="11"/>RelationLandmarkPhrase\n <text:s text:c="13"/>PartOfRelation\n <text:s text:c="15"/>BelongingTag "of"\n <text:s text:c="13"/>ReferringExpression\n <text:s text:c="15"/>Article "the"\n <text:s text:c="15"/>NounPhrase\n <text:s text:c="17"/>Noun "table"\n'</text:p>
          </table:table-cell>
          <table:table-cell table:number-columns-repeated="4" office:value-type="string">
            <text:p><text:s/></text:p>
          </table:table-cell>
        </table:table-row>
        <table:table-row table:style-name="ro1">
          <table:table-cell office:value-type="string">
            <text:p>it is positioned near the violet ball</text:p>
          </table:table-cell>
          <table:table-cell office:value-type="string">
            <text:p><text:s/>near the violet ball</text:p>
          </table:table-cell>
          <table:table-cell office:value-type="string">
            <text:p>'RelationLandmarkPhrase\n <text:s/>Relation "near"\n <text:s/>ReferringExpression\n <text:s text:c="3"/>Article "the"\n <text:s text:c="3"/>AdjectiveNounPhrase\n <text:s text:c="5"/>AdjectivePhrase\n <text:s text:c="7"/>Adjective "violet"\n <text:s text:c="5"/>Noun "ball"\n'</text:p>
          </table:table-cell>
          <table:table-cell table:number-columns-repeated="4" office:value-type="string">
            <text:p><text:s/></text:p>
          </table:table-cell>
        </table:table-row>
        <table:table-row table:style-name="ro1">
          <table:table-cell table:number-columns-repeated="2" office:value-type="string">
            <text:p>towards the top right corner of the table</text:p>
          </table:table-cell>
          <table:table-cell office:value-type="string">
            <text:p>'RelationLandmarkPhrase\n <text:s/>Relation "towards"\n <text:s/>ExtrinsicReferringExpression\n <text:s text:c="3"/>Article "the"\n <text:s text:c="3"/>RelationNounPhrase\n <text:s text:c="5"/>AdjectiveNounPhrase\n <text:s text:c="7"/>TwoAdjectivePhrase\n <text:s text:c="9"/>OrientationAdjective\n <text:s text:c="11"/>Direction "top"\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located directly behind the yellow sphere</text:p>
          </table:table-cell>
          <table:table-cell office:value-type="string">
            <text:p><text:s/>behind the yellow sphere</text:p>
          </table:table-cell>
          <table:table-cell office:value-type="string">
            <text:p>'RelationLandmarkPhrase\n <text:s/>Relation "behind"\n <text:s/>ReferringExpression\n <text:s text:c="3"/>Article "the"\n <text:s text:c="3"/>AdjectiveNounPhrase\n <text:s text:c="5"/>AdjectivePhrase\n <text:s text:c="7"/>Adjective "yellow"\n <text:s text:c="5"/>Noun "sphere"\n'</text:p>
          </table:table-cell>
          <table:table-cell table:number-columns-repeated="4" office:value-type="string">
            <text:p><text:s/></text:p>
          </table:table-cell>
        </table:table-row>
        <table:table-row table:style-name="ro1">
          <table:table-cell table:number-columns-repeated="2" office:value-type="string">
            <text:p>on the top left corner</text:p>
          </table:table-cell>
          <table:table-cell office:value-type="string">
            <text:p>'RelationLandmarkPhrase\n <text:s/>OnRelation "on"\n <text:s/>ReferringExpression\n <text:s text:c="3"/>Article "the"\n <text:s text:c="3"/>AdjectiveNounPhrase\n <text:s text:c="5"/>TwoAdjectivePhrase\n <text:s text:c="7"/>OrientationAdjective\n <text:s text:c="9"/>Direction "top"\n <text:s text:c="7"/>OrientationAdjective\n <text:s text:c="9"/>Direction "left"\n <text:s text:c="5"/>Noun "corner"\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right of a green rectangular prism</text:p>
          </table:table-cell>
          <table:table-cell office:value-type="string">
            <text:p>'RelationLandmarkPhrase\n <text:s/>OrientationRelation\n <text:s text:c="3"/>DestinationTag "to"\n <text:s text:c="3"/>Article "the"\n <text:s text:c="3"/>Direction "right"\n <text:s text:c="3"/>BelongingTag "of"\n <text:s/>ReferringExpression\n <text:s text:c="3"/>Article "a"\n <text:s text:c="3"/>AdjectiveNounPhrase\n <text:s text:c="5"/>TwoAdjectivePhrase\n <text:s text:c="7"/>Adjective "green"\n <text:s text:c="7"/>Adjective "rectangular"\n <text:s text:c="5"/>Noun "prism"\n'</text:p>
          </table:table-cell>
          <table:table-cell table:number-columns-repeated="4" office:value-type="string">
            <text:p><text:s/></text:p>
          </table:table-cell>
        </table:table-row>
        <table:table-row table:style-name="ro1">
          <table:table-cell office:value-type="string">
            <text:p>placed on the table</text:p>
          </table:table-cell>
          <table:table-cell office:value-type="string">
            <text:p><text:s/>on the table</text:p>
          </table:table-cell>
          <table:table-cell office:value-type="string">
            <text:p>'RelationLandmarkPhrase\n <text:s/>OnRelation "on"\n <text:s/>ReferringExpression\n <text:s text:c="3"/>Article "the"\n <text:s text:c="3"/>NounPhrase\n <text:s text:c="5"/>Noun "table"\n'</text:p>
          </table:table-cell>
          <table:table-cell table:number-columns-repeated="4" office:value-type="string">
            <text:p><text:s/></text:p>
          </table:table-cell>
        </table:table-row>
        <table:table-row table:style-name="ro1">
          <table:table-cell table:number-columns-repeated="2" office:value-type="string">
            <text:p>to the right of the blue cylinder</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in the middle of the table next to the blue ball</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the"\n <text:s text:c="15"/>AdjectiveNounPhrase\n <text:s text:c="17"/>AdjectivePhrase\n <text:s text:c="19"/>Adjective "blue"\n <text:s text:c="17"/>Noun "ball"\n'</text:p>
          </table:table-cell>
          <table:table-cell table:number-columns-repeated="4" office:value-type="string">
            <text:p><text:s/></text:p>
          </table:table-cell>
        </table:table-row>
        <table:table-row table:style-name="ro1">
          <table:table-cell table:number-columns-repeated="2" office:value-type="string">
            <text:p>in the far left corner</text:p>
          </table:table-cell>
          <table:table-cell office:value-type="string">
            <text:p>'RelationLandmarkPhrase\n <text:s/>OnRelation "in"\n <text:s/>ReferringExpression\n <text:s text:c="3"/>Article "the"\n <text:s text:c="3"/>AdjectiveNounPhrase\n <text:s text:c="5"/>TwoAdjectivePhrase\n <text:s text:c="7"/>OrientationAdjective\n <text:s text:c="9"/>Direction "far"\n <text:s text:c="7"/>OrientationAdjective\n <text:s text:c="9"/>Direction "left"\n <text:s text:c="5"/>Noun "corner"\n'</text:p>
          </table:table-cell>
          <table:table-cell table:number-columns-repeated="4" office:value-type="string">
            <text:p><text:s/></text:p>
          </table:table-cell>
        </table:table-row>
        <table:table-row table:style-name="ro1">
          <table:table-cell table:number-columns-repeated="2" office:value-type="string">
            <text:p>at the end of the table</text:p>
          </table:table-cell>
          <table:table-cell office:value-type="string">
            <text:p>'RelationLandmarkPhrase\n <text:s/>Relation "at"\n <text:s/>ExtrinsicReferringExpression\n <text:s text:c="3"/>Article "the"\n <text:s text:c="3"/>RelationNounPhrase\n <text:s text:c="5"/>NounPhrase\n <text:s text:c="7"/>Noun "end"\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yellow ball</text:p>
          </table:table-cell>
          <table:table-cell office:value-type="string">
            <text:p>'RelationLandmarkPhrase\n <text:s/>Relation "near"\n <text:s/>ReferringExpression\n <text:s text:c="3"/>Article "the"\n <text:s text:c="3"/>AdjectiveNounPhrase\n <text:s text:c="5"/>AdjectivePhrase\n <text:s text:c="7"/>Adjective "yellow"\n <text:s text:c="5"/>Noun "ball"\n'</text:p>
          </table:table-cell>
          <table:table-cell table:number-columns-repeated="4" office:value-type="string">
            <text:p><text:s/></text:p>
          </table:table-cell>
        </table:table-row>
        <table:table-row table:style-name="ro1">
          <table:table-cell table:number-columns-repeated="2" office:value-type="string">
            <text:p>to the left of the red spher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towards the edge of the table</text:p>
          </table:table-cell>
          <table:table-cell office:value-type="string">
            <text:p>'RelationLandmarkPhrase\n <text:s/>Relation "towards"\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the middle of the table next to the green block</text:p>
          </table:table-cell>
          <table:table-cell office:value-type="string">
            <text:p>'RelationLandmarkPhrase\n <text:s/>Relation "near"\n <text:s/>ExtrinsicReferringExpression\n <text:s text:c="3"/>Article "the"\n <text:s text:c="3"/>RelationNounPhrase\n <text:s text:c="5"/>NounPhrase\n <text:s text:c="7"/>Noun "middle"\n <text:s text:c="5"/>RelationLandmarkPhrase\n <text:s text:c="7"/>PartOfRelation\n <text:s text:c="9"/>BelongingTag "of"\n <text:s text:c="7"/>ExtrinsicReferringExpression\n <text:s text:c="9"/>Article "the"\n <text:s text:c="9"/>RelationNounPhrase\n <text:s text:c="11"/>NounPhrase\n <text:s text:c="13"/>Noun "table"\n <text:s text:c="11"/>RelationLandmarkPhrase\n <text:s text:c="13"/>Relation "next to"\n <text:s text:c="13"/>ReferringExpression\n <text:s text:c="15"/>Article "the"\n <text:s text:c="15"/>AdjectiveNounPhrase\n <text:s text:c="17"/>AdjectivePhrase\n <text:s text:c="19"/>Adjective "green"\n <text:s text:c="17"/>Noun "block"\n'</text:p>
          </table:table-cell>
          <table:table-cell table:number-columns-repeated="4" office:value-type="string">
            <text:p><text:s/></text:p>
          </table:table-cell>
        </table:table-row>
        <table:table-row table:style-name="ro1">
          <table:table-cell office:value-type="string">
            <text:p>on the middle left of the table, next to a small purple ball</text:p>
          </table:table-cell>
          <table:table-cell office:value-type="string">
            <text:p>on the middle left of the table, next to a purple ball</text:p>
          </table:table-cell>
          <table:table-cell office:value-type="string">
            <text:p>'RelationLandmarkPhrase\n <text:s/>Relation "next to"\n <text:s/>ReferringExpression\n <text:s text:c="3"/>Article "a"\n <text:s text:c="3"/>AdjectiveNounPhrase\n <text:s text:c="5"/>AdjectivePhrase\n <text:s text:c="7"/>Adjective "purple"\n <text:s text:c="5"/>Noun "ball"\n'</text:p>
          </table:table-cell>
          <table:table-cell table:number-columns-repeated="4" office:value-type="string">
            <text:p><text:s/></text:p>
          </table:table-cell>
        </table:table-row>
        <table:table-row table:style-name="ro1">
          <table:table-cell table:number-columns-repeated="2" office:value-type="string">
            <text:p>to the right of the blue rectangl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blue"\n <text:s text:c="5"/>Noun "rectangle"\n'</text:p>
          </table:table-cell>
          <table:table-cell table:number-columns-repeated="4" office:value-type="string">
            <text:p><text:s/></text:p>
          </table:table-cell>
        </table:table-row>
        <table:table-row table:style-name="ro1">
          <table:table-cell table:number-columns-repeated="2" office:value-type="string">
            <text:p>next to the green cube</text:p>
          </table:table-cell>
          <table:table-cell office:value-type="string">
            <text:p>'RelationLandmarkPhrase\n <text:s/>Relation "next to"\n <text:s/>ReferringExpression\n <text:s text:c="3"/>Article "the"\n <text:s text:c="3"/>AdjectiveNounPhrase\n <text:s text:c="5"/>AdjectivePhrase\n <text:s text:c="7"/>Adjective "green"\n <text:s text:c="5"/>Noun "cube"\n'</text:p>
          </table:table-cell>
          <table:table-cell table:number-columns-repeated="4" office:value-type="string">
            <text:p><text:s/></text:p>
          </table:table-cell>
        </table:table-row>
        <table:table-row table:style-name="ro1">
          <table:table-cell table:number-columns-repeated="2" office:value-type="string">
            <text:p>near the top right corner of the table, behind the yellow box</text:p>
          </table:table-cell>
          <table:table-cell office:value-type="string">
            <text:p>'RelationLandmarkPhrase\n <text:s/>Relation "near"\n <text:s/>ExtrinsicReferringExpression\n <text:s text:c="3"/>Article "the"\n <text:s text:c="3"/>RelationNounPhrase\n <text:s text:c="5"/>AdjectiveNounPhrase\n <text:s text:c="7"/>TwoAdjectivePhrase\n <text:s text:c="9"/>OrientationAdjective\n <text:s text:c="11"/>Direction "top"\n <text:s text:c="9"/>OrientationAdjective\n <text:s text:c="11"/>Direction "right"\n <text:s text:c="7"/>Noun "corner"\n <text:s text:c="5"/>RelationLandmarkPhrase\n <text:s text:c="7"/>PartOfRelation\n <text:s text:c="9"/>BelongingTag "of"\n <text:s text:c="7"/>ReferringExpression\n <text:s text:c="9"/>Article "the"\n <text:s text:c="9"/>NounPhrase\n <text:s text:c="11"/>Noun "table"\n'</text:p>
          </table:table-cell>
          <table:table-cell office:value-type="string">
            <text:p>'RelationLandmarkPhrase\n <text:s/>Relation "behind"\n <text:s/>ReferringExpression\n <text:s text:c="3"/>Article "the"\n <text:s text:c="3"/>AdjectiveNounPhrase\n <text:s text:c="5"/>AdjectivePhrase\n <text:s text:c="7"/>Adjective "yellow"\n <text:s text:c="5"/>Noun "box"\n'</text:p>
          </table:table-cell>
          <table:table-cell table:number-columns-repeated="3" office:value-type="string">
            <text:p><text:s/></text:p>
          </table:table-cell>
        </table:table-row>
        <table:table-row table:style-name="ro1">
          <table:table-cell table:number-columns-repeated="2" office:value-type="string">
            <text:p>behind a red sphere and orange cylinder</text:p>
          </table:table-cell>
          <table:table-cell office:value-type="string">
            <text:p>'RelationLandmarkPhrase\n <text:s/>Relation "behind"\n <text:s/>ReferringExpression\n <text:s text:c="3"/>Article "a"\n <text:s text:c="3"/>AdjectiveNounPhrase\n <text:s text:c="5"/>AdjectivePhrase\n <text:s text:c="7"/>Adjective "red"\n <text:s text:c="5"/>Noun "sphere"\n'</text:p>
          </table:table-cell>
          <table:table-cell table:number-columns-repeated="4" office:value-type="string">
            <text:p><text:s/></text:p>
          </table:table-cell>
        </table:table-row>
        <table:table-row table:style-name="ro1">
          <table:table-cell table:number-columns-repeated="2" office:value-type="string">
            <text:p>to the right of the orange circle</text:p>
          </table:table-cell>
          <table:table-cell office:value-type="string">
            <text:p>'RelationLandmarkPhrase\n <text:s/>OrientationRelation\n <text:s text:c="3"/>DestinationTag "to"\n <text:s text:c="3"/>Article "the"\n <text:s text:c="3"/>Direction "right"\n <text:s text:c="3"/>BelongingTag "of"\n <text:s/>ReferringExpression\n <text:s text:c="3"/>Article "the"\n <text:s text:c="3"/>AdjectiveNounPhrase\n <text:s text:c="5"/>AdjectivePhrase\n <text:s text:c="7"/>Adjective "orange"\n <text:s text:c="5"/>Noun "circle"\n'</text:p>
          </table:table-cell>
          <table:table-cell table:number-columns-repeated="4" office:value-type="string">
            <text:p><text:s/></text:p>
          </table:table-cell>
        </table:table-row>
        <table:table-row table:style-name="ro1">
          <table:table-cell table:number-columns-repeated="2" office:value-type="string">
            <text:p>in the middle of the table</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to the left of the green rectangle</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office:value-type="string">
            <text:p>sitting midway between the far end of the table and the table's centre and is very close to a green rectangular block</text:p>
          </table:table-cell>
          <table:table-cell office:value-type="string">
            <text:p><text:s/>midway between the far end of the table and the table's centre and close to a green rectangular block</text:p>
          </table:table-cell>
          <table:table-cell office:value-type="string">
            <text:p>'RelationLandmarkPhrase\n <text:s/>Relation "close to"\n <text:s/>ReferringExpression\n <text:s text:c="3"/>Article "a"\n <text:s text:c="3"/>AdjectiveNounPhrase\n <text:s text:c="5"/>TwoAdjectivePhrase\n <text:s text:c="7"/>Adjective "green"\n <text:s text:c="7"/>Adjective "rectangular"\n <text:s text:c="5"/>Noun "block"\n'</text:p>
          </table:table-cell>
          <table:table-cell table:number-columns-repeated="4" office:value-type="string">
            <text:p><text:s/></text:p>
          </table:table-cell>
        </table:table-row>
        <table:table-row table:style-name="ro1">
          <table:table-cell table:number-columns-repeated="2" office:value-type="string">
            <text:p>in front of a green square box and behind three other objects</text:p>
          </table:table-cell>
          <table:table-cell office:value-type="string">
            <text:p>'RelationLandmarkPhrase\n <text:s/>Relation "in front of"\n <text:s/>ReferringExpression\n <text:s text:c="3"/>Article "a"\n <text:s text:c="3"/>AdjectiveNounPhrase\n <text:s text:c="5"/>TwoAdjectivePhrase\n <text:s text:c="7"/>Adjective "green"\n <text:s text:c="7"/>Adjective "square"\n <text:s text:c="5"/>Noun "box"\n'</text:p>
          </table:table-cell>
          <table:table-cell table:number-columns-repeated="4" office:value-type="string">
            <text:p><text:s/></text:p>
          </table:table-cell>
        </table:table-row>
        <table:table-row table:style-name="ro1">
          <table:table-cell office:value-type="string">
            <text:p>to the left of the small green cylinder, above the small blue cylinder, above and to the left of the green rectangular prism, and way above and to the left of the orange rectangular prism</text:p>
          </table:table-cell>
          <table:table-cell office:value-type="string">
            <text:p>to the left of the green cylinder, above the blue cylinder, above and to the left of the green rectangular prism, and way above and to the left of the orange rectangular prism</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AdjectivePhrase\n <text:s text:c="7"/>Adjective "green"\n <text:s text:c="5"/>Noun "cylinder"\n'</text:p>
          </table:table-cell>
          <table:table-cell office:value-type="string">
            <text:p>'RelationLandmarkPhrase\n <text:s/>Relation "above"\n <text:s/>ReferringExpression\n <text:s text:c="3"/>Article "the"\n <text:s text:c="3"/>AdjectiveNounPhrase\n <text:s text:c="5"/>AdjectivePhrase\n <text:s text:c="7"/>Adjective "blue"\n <text:s text:c="5"/>Noun "cylinder"\n'</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TwoAdjectivePhrase\n <text:s text:c="7"/>Adjective "green"\n <text:s text:c="7"/>Adjective "rectangular"\n <text:s text:c="5"/>Noun "prism"\n'</text:p>
          </table:table-cell>
          <table:table-cell office:value-type="string">
            <text:p>'RelationLandmarkPhrase\n <text:s/>OrientationRelation\n <text:s text:c="3"/>DestinationTag "to"\n <text:s text:c="3"/>Article "the"\n <text:s text:c="3"/>Direction "left"\n <text:s text:c="3"/>BelongingTag "of"\n <text:s/>ReferringExpression\n <text:s text:c="3"/>Article "the"\n <text:s text:c="3"/>AdjectiveNounPhrase\n <text:s text:c="5"/>TwoAdjectivePhrase\n <text:s text:c="7"/>Adjective "orange"\n <text:s text:c="7"/>Adjective "rectangular"\n <text:s text:c="5"/>Noun "prism"\n'</text:p>
          </table:table-cell>
          <table:table-cell office:value-type="string">
            <text:p><text:s/></text:p>
          </table:table-cell>
        </table:table-row>
        <table:table-row table:style-name="ro1">
          <table:table-cell office:value-type="string">
            <text:p>the object two in the above table is purple in colour and rectangular in shape and is at the edge of the table</text:p>
          </table:table-cell>
          <table:table-cell office:value-type="string">
            <text:p>the object two in the above table purple in colour and rectangular in shape and at the edge of the table</text:p>
          </table:table-cell>
          <table:table-cell office:value-type="string">
            <text:p>'RelationLandmarkPhrase\n <text:s/>Relation "at"\n <text:s/>ExtrinsicReferringExpression\n <text:s text:c="3"/>Article "the"\n <text:s text:c="3"/>RelationNounPhrase\n <text:s text:c="5"/>NounPhrase\n <text:s text:c="7"/>Noun "edg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office:value-type="string">
            <text:p>next to a small sphere</text:p>
          </table:table-cell>
          <table:table-cell office:value-type="string">
            <text:p>next to a sphere</text:p>
          </table:table-cell>
          <table:table-cell office:value-type="string">
            <text:p>'RelationLandmarkPhrase\n <text:s/>Relation "next to"\n <text:s/>ReferringExpression\n <text:s text:c="3"/>Article "a"\n <text:s text:c="3"/>NounPhrase\n <text:s text:c="5"/>Noun "sphere"\n'</text:p>
          </table:table-cell>
          <table:table-cell table:number-columns-repeated="4" office:value-type="string">
            <text:p><text:s/></text:p>
          </table:table-cell>
        </table:table-row>
        <table:table-row table:style-name="ro1">
          <table:table-cell office:value-type="string">
            <text:p>slightly to the right and in front of the short blue cylinder</text:p>
          </table:table-cell>
          <table:table-cell office:value-type="string">
            <text:p><text:s/>to the right and in front of the blue cylinder</text:p>
          </table:table-cell>
          <table:table-cell office:value-type="string">
            <text:p>'RelationLandmarkPhrase\n <text:s/>Relation "in front of"\n <text:s/>ReferringExpression\n <text:s text:c="3"/>Article "the"\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to the left of a green rectangle and below a brown cylinder</text:p>
          </table:table-cell>
          <table:table-cell office:value-type="string">
            <text:p>'RelationLandmarkPhrase\n <text:s/>OrientationRelation\n <text:s text:c="3"/>DestinationTag "to"\n <text:s text:c="3"/>Article "the"\n <text:s text:c="3"/>Direction "left"\n <text:s text:c="3"/>BelongingTag "of"\n <text:s/>ReferringExpression\n <text:s text:c="3"/>Article "a"\n <text:s text:c="3"/>AdjectiveNounPhrase\n <text:s text:c="5"/>AdjectivePhrase\n <text:s text:c="7"/>Adjective "green"\n <text:s text:c="5"/>Noun "rectangle"\n'</text:p>
          </table:table-cell>
          <table:table-cell table:number-columns-repeated="4" office:value-type="string">
            <text:p><text:s/></text:p>
          </table:table-cell>
        </table:table-row>
        <table:table-row table:style-name="ro1">
          <table:table-cell office:value-type="string">
            <text:p>located in the far right corner</text:p>
          </table:table-cell>
          <table:table-cell office:value-type="string">
            <text:p><text:s/>in the far right corner</text:p>
          </table:table-cell>
          <table:table-cell office:value-type="string">
            <text:p>'RelationLandmarkPhrase\n <text:s/>OnRelation "in"\n <text:s/>ReferringExpression\n <text:s text:c="3"/>Article "the"\n <text:s text:c="3"/>AdjectiveNounPhrase\n <text:s text:c="5"/>TwoAdjectivePhrase\n <text:s text:c="7"/>OrientationAdjective\n <text:s text:c="9"/>Direction "far"\n <text:s text:c="7"/>OrientationAdjective\n <text:s text:c="9"/>Direction "right"\n <text:s text:c="5"/>Noun "corner"\n'</text:p>
          </table:table-cell>
          <table:table-cell table:number-columns-repeated="4" office:value-type="string">
            <text:p><text:s/></text:p>
          </table:table-cell>
        </table:table-row>
        <table:table-row table:style-name="ro1">
          <table:table-cell office:value-type="string">
            <text:p>next to a blue cylinder, above and to the left of an orange towerlike object and below an orange cylinder and a green object</text:p>
          </table:table-cell>
          <table:table-cell office:value-type="string">
            <text:p>next to a blue cylinder, above and to the left of an orange towerlike object and below an orange cylinder and a green object</text:p>
          </table:table-cell>
          <table:table-cell office:value-type="string">
            <text:p>'RelationLandmarkPhrase\n <text:s/>Relation "next to"\n <text:s/>ReferringExpression\n <text:s text:c="3"/>Article "a"\n <text:s text:c="3"/>AdjectiveNounPhrase\n <text:s text:c="5"/>AdjectivePhrase\n <text:s text:c="7"/>Adjective "blue"\n <text:s text:c="5"/>Noun "cylinder"\n'</text:p>
          </table:table-cell>
          <table:table-cell table:number-columns-repeated="4" office:value-type="string">
            <text:p><text:s/></text:p>
          </table:table-cell>
        </table:table-row>
        <table:table-row table:style-name="ro1">
          <table:table-cell table:number-columns-repeated="2" office:value-type="string">
            <text:p>in the middle of the table, between two yellow rectangles</text:p>
          </table:table-cell>
          <table:table-cell office:value-type="string">
            <text:p>'RelationLandmarkPhrase\n <text:s/>OnRelation "in"\n <text:s/>ExtrinsicReferringExpression\n <text:s text:c="3"/>Article "the"\n <text:s text:c="3"/>RelationNounPhrase\n <text:s text:c="5"/>NounPhrase\n <text:s text:c="7"/>Noun "middle"\n <text:s text:c="5"/>RelationLandmarkPhrase\n <text:s text:c="7"/>PartOfRelation\n <text:s text:c="9"/>BelongingTag "of"\n <text:s text:c="7"/>ReferringExpression\n <text:s text:c="9"/>Article "the"\n <text:s text:c="9"/>NounPhrase\n <text:s text:c="11"/>Noun "table"\n'</text:p>
          </table:table-cell>
          <table:table-cell table:number-columns-repeated="4" office:value-type="string">
            <text:p><text:s/></text:p>
          </table:table-cell>
        </table:table-row>
        <table:table-row table:style-name="ro1">
          <table:table-cell table:number-columns-repeated="2" office:value-type="string">
            <text:p>near a yellow sphere</text:p>
          </table:table-cell>
          <table:table-cell office:value-type="string">
            <text:p>'RelationLandmarkPhrase\n <text:s/>Relation "near"\n <text:s/>ReferringExpression\n <text:s text:c="3"/>Article "a"\n <text:s text:c="3"/>AdjectiveNounPhrase\n <text:s text:c="5"/>AdjectivePhrase\n <text:s text:c="7"/>Adjective "yellow"\n <text:s text:c="5"/>Noun "sphere"\n'</text:p>
          </table:table-cell>
          <table:table-cell table:number-columns-repeated="4" office:value-type="string">
            <text:p><tex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10T18:05:28</dc:date>
    <dc:creator>Jeremy Wright</dc:creator>
    <meta:document-statistic meta:table-count="1" meta:cell-count="7790" meta:object-count="0"/>
    <meta:generator>LibreOffice/3.5$Linux_X86_64 LibreOffice_project/350m1$Build-2</meta:generator>
  </office:meta>
</office:document-meta>
</file>